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doacoes_entregue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ENDERECO</text:p>
          </table:table-cell>
          <table:table-cell office:value-type="string">
            <text:p>ID</text:p>
          </table:table-cell>
          <table:table-cell office:value-type="string">
            <text:p>INSTITUICA</text:p>
          </table:table-cell>
          <table:table-cell office:value-type="string">
            <text:p>NOME_AP</text:p>
          </table:table-cell>
        </table:table-row>
        <table:table-row>
          <table:table-cell office:value-type="string">
            <text:p>Rua Vercinio Pereira de Souza, 1202</text:p>
          </table:table-cell>
          <table:table-cell office:value-type="string">
            <text:p>30450</text:p>
          </table:table-cell>
          <table:table-cell office:value-type="string">
            <text:p>Entidade Site</text:p>
          </table:table-cell>
          <table:table-cell office:value-type="string">
            <text:p>A. A. Portuguesa do Jardim Vila Carrao</text:p>
          </table:table-cell>
        </table:table-row>
        <table:table-row>
          <table:table-cell office:value-type="string">
            <text:p>Rua Fonte da Saudade, 219, jardim Sao carlos, Sao paulo</text:p>
          </table:table-cell>
          <table:table-cell office:value-type="string">
            <text:p>24508</text:p>
          </table:table-cell>
          <table:table-cell office:value-type="string">
            <text:p>MTST</text:p>
          </table:table-cell>
          <table:table-cell office:value-type="string">
            <text:p>A. E. CARVALHO</text:p>
          </table:table-cell>
        </table:table-row>
        <table:table-row>
          <table:table-cell office:value-type="string">
            <text:p>Rua Pedro De Toledo, 1620</text:p>
          </table:table-cell>
          <table:table-cell office:value-type="string">
            <text:p>14110</text:p>
          </table:table-cell>
          <table:table-cell office:value-type="string">
            <text:p>Smped</text:p>
          </table:table-cell>
          <table:table-cell office:value-type="string">
            <text:p>Aac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Smped</text:p>
          </table:table-cell>
          <table:table-cell office:value-type="string">
            <text:p>AACD</text:p>
          </table:table-cell>
        </table:table-row>
        <table:table-row>
          <table:table-cell office:value-type="string">
            <text:p>avenida Morvan Dias de Figueiredo, 2801 - Vila Guilherme</text:p>
          </table:table-cell>
          <table:table-cell office:value-type="string">
            <text:p>14164</text:p>
          </table:table-cell>
          <table:table-cell office:value-type="string">
            <text:p>SMPED</text:p>
          </table:table-cell>
          <table:table-cell office:value-type="string">
            <text:p>ABADS</text:p>
          </table:table-cell>
        </table:table-row>
        <table:table-row>
          <table:table-cell office:value-type="string">
            <text:p>Rua Princesa Isabel, 548</text:p>
          </table:table-cell>
          <table:table-cell office:value-type="string">
            <text:p>14111</text:p>
          </table:table-cell>
          <table:table-cell office:value-type="string">
            <text:p>Smped</text:p>
          </table:table-cell>
          <table:table-cell office:value-type="string">
            <text:p>Abrace</text:p>
          </table:table-cell>
        </table:table-row>
        <table:table-row>
          <table:table-cell office:value-type="string">
            <text:p>Rua Princesa Isabel, 548 Brooklin</text:p>
          </table:table-cell>
          <table:table-cell office:value-type="string">
            <text:p>14111</text:p>
          </table:table-cell>
          <table:table-cell office:value-type="string">
            <text:p>Smped</text:p>
          </table:table-cell>
          <table:table-cell office:value-type="string">
            <text:p>ABRACE</text:p>
          </table:table-cell>
        </table:table-row>
        <table:table-row>
          <table:table-cell office:value-type="string">
            <text:p>Rua Conde de Iraja, 184 - Vila Mariana</text:p>
          </table:table-cell>
          <table:table-cell office:value-type="string">
            <text:p>14166</text:p>
          </table:table-cell>
          <table:table-cell office:value-type="string">
            <text:p>SMPED</text:p>
          </table:table-cell>
          <table:table-cell office:value-type="string">
            <text:p>ABSW - Associacao Brasileira de SÃƒÂ­ndrome de Williams</text:p>
          </table:table-cell>
        </table:table-row>
        <table:table-row>
          <table:table-cell office:value-type="string">
            <text:p>Academia Terreno A</text:p>
          </table:table-cell>
          <table:table-cell office:value-type="string">
            <text:p>11028</text:p>
          </table:table-cell>
          <table:table-cell office:value-type="string">
            <text:p>Sehab</text:p>
          </table:table-cell>
          <table:table-cell office:value-type="string">
            <text:p>Academia Terreno A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Entidade Site</text:p>
          </table:table-cell>
          <table:table-cell office:value-type="string">
            <text:p>ACDEM - Associação da Casa dos Deficientes de Ermelino Matarazzo</text:p>
          </table:table-cell>
        </table:table-row>
        <table:table-row>
          <table:table-cell/>
          <table:table-cell office:value-type="string">
            <text:p>12126</text:p>
          </table:table-cell>
          <table:table-cell office:value-type="string">
            <text:p>Smdhc</text:p>
          </table:table-cell>
          <table:table-cell office:value-type="string">
            <text:p>ACDEM - Associação da casa dos Deficientes de Ermelino Matarazzo</text:p>
          </table:table-cell>
        </table:table-row>
        <table:table-row>
          <table:table-cell office:value-type="string">
            <text:p>avenida Nordestina, 496 - Sao Miguel</text:p>
          </table:table-cell>
          <table:table-cell office:value-type="string">
            <text:p>12122</text:p>
          </table:table-cell>
          <table:table-cell office:value-type="string">
            <text:p>SMDHC</text:p>
          </table:table-cell>
          <table:table-cell office:value-type="string">
            <text:p>Acesd - Sao Miguel -                    2a Entrega</text:p>
          </table:table-cell>
        </table:table-row>
        <table:table-row>
          <table:table-cell office:value-type="string">
            <text:p>Praca Centenario, 43 - Casa Verde</text:p>
          </table:table-cell>
          <table:table-cell office:value-type="string">
            <text:p>12141</text:p>
          </table:table-cell>
          <table:table-cell office:value-type="string">
            <text:p>SMDHC</text:p>
          </table:table-cell>
          <table:table-cell office:value-type="string">
            <text:p>Acesd Casa Verde -              2a entega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SMDHC</text:p>
          </table:table-cell>
          <table:table-cell office:value-type="string">
            <text:p>ACILESP -               2a entrega</text:p>
          </table:table-cell>
        </table:table-row>
        <table:table-row>
          <table:table-cell office:value-type="string">
            <text:p>Av Carlos Benjamim dos Santos, 3025</text:p>
          </table:table-cell>
          <table:table-cell office:value-type="string">
            <text:p>30388</text:p>
          </table:table-cell>
          <table:table-cell office:value-type="string">
            <text:p>Entidade Site</text:p>
          </table:table-cell>
          <table:table-cell office:value-type="string">
            <text:p>ACRIA ASSOCIAÇÃO AMIGA DA CRIANÇA E ADOLESCENTE</text:p>
          </table:table-cell>
        </table:table-row>
        <table:table-row>
          <table:table-cell office:value-type="string">
            <text:p>Avenida Carlos Barbosa dos Santos, 549/551</text:p>
          </table:table-cell>
          <table:table-cell office:value-type="string">
            <text:p>30391</text:p>
          </table:table-cell>
          <table:table-cell office:value-type="string">
            <text:p>Entidade Site</text:p>
          </table:table-cell>
          <table:table-cell office:value-type="string">
            <text:p>ACRIA Associação Amiga Da Criança e Adolescente</text:p>
          </table:table-cell>
        </table:table-row>
        <table:table-row>
          <table:table-cell office:value-type="string">
            <text:p>Rua Clemente Pereira 286</text:p>
          </table:table-cell>
          <table:table-cell office:value-type="string">
            <text:p>14158</text:p>
          </table:table-cell>
          <table:table-cell office:value-type="string">
            <text:p>SMPED</text:p>
          </table:table-cell>
          <table:table-cell office:value-type="string">
            <text:p>ADEFAV- Centro de Referencia nas Areas da Surdocegueira, Deficiencia Multipla e Deficiencia Visual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SMPED/ CMPD</text:p>
          </table:table-cell>
          <table:table-cell office:value-type="string">
            <text:p>ADID - Associacao para o Desenvolvimento integral do Down</text:p>
          </table:table-cell>
        </table:table-row>
        <table:table-row>
          <table:table-cell office:value-type="string">
            <text:p>Rua Itaqui , 513  Caninde</text:p>
          </table:table-cell>
          <table:table-cell office:value-type="string">
            <text:p>12104</text:p>
          </table:table-cell>
          <table:table-cell office:value-type="string">
            <text:p>SMDHC</text:p>
          </table:table-cell>
          <table:table-cell office:value-type="string">
            <text:p>ADRB - 2 enterga</text:p>
          </table:table-cell>
        </table:table-row>
        <table:table-row>
          <table:table-cell office:value-type="string">
            <text:p>Rua Bresser, 601</text:p>
          </table:table-cell>
          <table:table-cell office:value-type="string">
            <text:p>12101</text:p>
          </table:table-cell>
          <table:table-cell office:value-type="string">
            <text:p>Smdhc</text:p>
          </table:table-cell>
          <table:table-cell office:value-type="string">
            <text:p>África Do Coração</text:p>
          </table:table-cell>
        </table:table-row>
        <table:table-row>
          <table:table-cell office:value-type="string">
            <text:p>Rua Bresser 601</text:p>
          </table:table-cell>
          <table:table-cell office:value-type="string">
            <text:p>12127</text:p>
          </table:table-cell>
          <table:table-cell office:value-type="string">
            <text:p>Smdhc</text:p>
          </table:table-cell>
          <table:table-cell office:value-type="string">
            <text:p>África do Coração</text:p>
          </table:table-cell>
        </table:table-row>
        <table:table-row>
          <table:table-cell office:value-type="string">
            <text:p>Rua Bresser 601, conjunto 28, Bras</text:p>
          </table:table-cell>
          <table:table-cell office:value-type="string">
            <text:p>12101</text:p>
          </table:table-cell>
          <table:table-cell office:value-type="string">
            <text:p>SMDHC</text:p>
          </table:table-cell>
          <table:table-cell office:value-type="string">
            <text:p>Africa do Coracao  - 2 entrega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SMDHC</text:p>
          </table:table-cell>
          <table:table-cell office:value-type="string">
            <text:p>AGO LONA ASSOCIACAO   2 entrega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SMDHC</text:p>
          </table:table-cell>
          <table:table-cell office:value-type="string">
            <text:p>AGO LONA ASSOCIACAO                     1a entrega</text:p>
          </table:table-cell>
        </table:table-row>
        <table:table-row>
          <table:table-cell office:value-type="string">
            <text:p>Rua Capitao Teixeira Nogueira, 383 Vila Leopoldina</text:p>
          </table:table-cell>
          <table:table-cell office:value-type="string">
            <text:p>11099</text:p>
          </table:table-cell>
          <table:table-cell office:value-type="string">
            <text:p>SEHAB</text:p>
          </table:table-cell>
          <table:table-cell office:value-type="string">
            <text:p>Ãgua Branca - Prover</text:p>
          </table:table-cell>
        </table:table-row>
        <table:table-row>
          <table:table-cell office:value-type="string">
            <text:p>Agua Podre</text:p>
          </table:table-cell>
          <table:table-cell office:value-type="string">
            <text:p>11102</text:p>
          </table:table-cell>
          <table:table-cell office:value-type="string">
            <text:p>Sehab</text:p>
          </table:table-cell>
          <table:table-cell office:value-type="string">
            <text:p>Agua Podre</text:p>
          </table:table-cell>
        </table:table-row>
        <table:table-row>
          <table:table-cell office:value-type="string">
            <text:p>Alba</text:p>
          </table:table-cell>
          <table:table-cell office:value-type="string">
            <text:p>11045</text:p>
          </table:table-cell>
          <table:table-cell office:value-type="string">
            <text:p>Sehab</text:p>
          </table:table-cell>
          <table:table-cell office:value-type="string">
            <text:p>Alba</text:p>
          </table:table-cell>
        </table:table-row>
        <table:table-row>
          <table:table-cell office:value-type="string">
            <text:p>Rua Pelagia Starbulov,320- Pq Grajau</text:p>
          </table:table-cell>
          <table:table-cell office:value-type="string">
            <text:p>11082</text:p>
          </table:table-cell>
          <table:table-cell office:value-type="string">
            <text:p>SEHAB</text:p>
          </table:table-cell>
          <table:table-cell office:value-type="string">
            <text:p>Alto da Alegria</text:p>
          </table:table-cell>
        </table:table-row>
        <table:table-row>
          <table:table-cell office:value-type="string">
            <text:p>Alto Da Alegria</text:p>
          </table:table-cell>
          <table:table-cell office:value-type="string">
            <text:p>11082</text:p>
          </table:table-cell>
          <table:table-cell office:value-type="string">
            <text:p>Sehab</text:p>
          </table:table-cell>
          <table:table-cell office:value-type="string">
            <text:p>Alto Da Alegria</text:p>
          </table:table-cell>
        </table:table-row>
        <table:table-row>
          <table:table-cell office:value-type="string">
            <text:p>avenida Guarapiranga, 3658,  04911-005</text:p>
          </table:table-cell>
          <table:table-cell office:value-type="string">
            <text:p>28557</text:p>
          </table:table-cell>
          <table:table-cell office:value-type="string">
            <text:p>FACESP</text:p>
          </table:table-cell>
          <table:table-cell office:value-type="string">
            <text:p>Alto do Riviera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497</text:p>
          </table:table-cell>
          <table:table-cell office:value-type="string">
            <text:p>MTST</text:p>
          </table:table-cell>
          <table:table-cell office:value-type="string">
            <text:p>Alto Riviera</text:p>
          </table:table-cell>
        </table:table-row>
        <table:table-row>
          <table:table-cell office:value-type="string">
            <text:p>Alvarenga Ii</text:p>
          </table:table-cell>
          <table:table-cell office:value-type="string">
            <text:p>11090</text:p>
          </table:table-cell>
          <table:table-cell office:value-type="string">
            <text:p>Sehab</text:p>
          </table:table-cell>
          <table:table-cell office:value-type="string">
            <text:p>Alvarenga Ii</text:p>
          </table:table-cell>
        </table:table-row>
        <table:table-row>
          <table:table-cell office:value-type="string">
            <text:p>Travenida cachoeira de Paulo Afonso, 25, Cidade Tiradentes, 08473 240</text:p>
          </table:table-cell>
          <table:table-cell office:value-type="string">
            <text:p>29507</text:p>
          </table:table-cell>
          <table:table-cell office:value-type="string">
            <text:p>MUHAB</text:p>
          </table:table-cell>
          <table:table-cell office:value-type="string">
            <text:p>Amazonas</text:p>
          </table:table-cell>
        </table:table-row>
        <table:table-row>
          <table:table-cell office:value-type="string">
            <text:p>Rua Maxiné, 284 - Vila Ré</text:p>
          </table:table-cell>
          <table:table-cell office:value-type="string">
            <text:p>14112</text:p>
          </table:table-cell>
          <table:table-cell office:value-type="string">
            <text:p>Smped</text:p>
          </table:table-cell>
          <table:table-cell office:value-type="string">
            <text:p>AME - ASSOCIA?O AMIGOS EXCEPCIONAIS</text:p>
          </table:table-cell>
        </table:table-row>
        <table:table-row>
          <table:table-cell office:value-type="string">
            <text:p>Rua Maxiné, 284</text:p>
          </table:table-cell>
          <table:table-cell office:value-type="string">
            <text:p>14112</text:p>
          </table:table-cell>
          <table:table-cell office:value-type="string">
            <text:p>Smped</text:p>
          </table:table-cell>
          <table:table-cell office:value-type="string">
            <text:p>Ame - Associação Amigos Excepcionais</text:p>
          </table:table-cell>
        </table:table-row>
        <table:table-row>
          <table:table-cell office:value-type="string">
            <text:p>Americanopolis</text:p>
          </table:table-cell>
          <table:table-cell office:value-type="string">
            <text:p>11046</text:p>
          </table:table-cell>
          <table:table-cell office:value-type="string">
            <text:p>Sehab</text:p>
          </table:table-cell>
          <table:table-cell office:value-type="string">
            <text:p>Americanopolis</text:p>
          </table:table-cell>
        </table:table-row>
        <table:table-row>
          <table:table-cell office:value-type="string">
            <text:p>R, Flor de Lis, 1652 ( Morro do Piolho da Vila Brasilandia)</text:p>
          </table:table-cell>
          <table:table-cell office:value-type="string">
            <text:p>30621</text:p>
          </table:table-cell>
          <table:table-cell office:value-type="string">
            <text:p>Entidade Site</text:p>
          </table:table-cell>
          <table:table-cell office:value-type="string">
            <text:p>AMOFRAN- Associação de Moradores Francisco Nunes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SMPED</text:p>
          </table:table-cell>
          <table:table-cell office:value-type="string">
            <text:p>ANDDDES</text:p>
          </table:table-cell>
        </table:table-row>
        <table:table-row>
          <table:table-cell office:value-type="string">
            <text:p>Rua Abigail Maia, 27</text:p>
          </table:table-cell>
          <table:table-cell office:value-type="string">
            <text:p>14113</text:p>
          </table:table-cell>
          <table:table-cell office:value-type="string">
            <text:p>Smped</text:p>
          </table:table-cell>
          <table:table-cell office:value-type="string">
            <text:p>Andddes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Smped</text:p>
          </table:table-cell>
          <table:table-cell office:value-type="string">
            <text:p>ANDDDES</text:p>
          </table:table-cell>
        </table:table-row>
        <table:table-row>
          <table:table-cell office:value-type="string">
            <text:p>Rua Jose Gaspar, 52 - Americanopolis</text:p>
          </table:table-cell>
          <table:table-cell office:value-type="string">
            <text:p>28554</text:p>
          </table:table-cell>
          <table:table-cell office:value-type="string">
            <text:p>FACESP</text:p>
          </table:table-cell>
          <table:table-cell office:value-type="string">
            <text:p>Antonio Agostin</text:p>
          </table:table-cell>
        </table:table-row>
        <table:table-row>
          <table:table-cell office:value-type="string">
            <text:p>Rua Líbero Badaró, 318</text:p>
          </table:table-cell>
          <table:table-cell office:value-type="string">
            <text:p>14114</text:p>
          </table:table-cell>
          <table:table-cell office:value-type="string">
            <text:p>Smped</text:p>
          </table:table-cell>
          <table:table-cell office:value-type="string">
            <text:p>Apabb</text:p>
          </table:table-cell>
        </table:table-row>
        <table:table-row>
          <table:table-cell office:value-type="string">
            <text:p>Rua Líbero Badaró  318 - 7°andar - Centro</text:p>
          </table:table-cell>
          <table:table-cell office:value-type="string">
            <text:p>14114</text:p>
          </table:table-cell>
          <table:table-cell office:value-type="string">
            <text:p>Smped</text:p>
          </table:table-cell>
          <table:table-cell office:value-type="string">
            <text:p>APABB</text:p>
          </table:table-cell>
        </table:table-row>
        <table:table-row>
          <table:table-cell office:value-type="string">
            <text:p>Rua Ricardo Butarelo, n° 499,     CEP 03813-010</text:p>
          </table:table-cell>
          <table:table-cell office:value-type="string">
            <text:p>30378</text:p>
          </table:table-cell>
          <table:table-cell office:value-type="string">
            <text:p>Entidade Site</text:p>
          </table:table-cell>
          <table:table-cell office:value-type="string">
            <text:p>APABE - ASSOCIAÇÃO PAULISTA BENEFICIENTE -</text:p>
          </table:table-cell>
        </table:table-row>
        <table:table-row>
          <table:table-cell office:value-type="string">
            <text:p>Rua Estevao Montebello, 556 - Freguesia do Ã“</text:p>
          </table:table-cell>
          <table:table-cell office:value-type="string">
            <text:p>14170</text:p>
          </table:table-cell>
          <table:table-cell office:value-type="string">
            <text:p>SMPED</text:p>
          </table:table-cell>
          <table:table-cell office:value-type="string">
            <text:p>APAJE - Associacao de Pais Diretos e Indiretos do Tribunal de Justica do Estado de Sao Paulo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4</text:p>
          </table:table-cell>
          <table:table-cell office:value-type="string">
            <text:p>Entidade</text:p>
          </table:table-cell>
          <table:table-cell office:value-type="string">
            <text:p>Arabia/ Conjunto Habitacional Palmares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3</text:p>
          </table:table-cell>
          <table:table-cell office:value-type="string">
            <text:p>MTST</text:p>
          </table:table-cell>
          <table:table-cell office:value-type="string">
            <text:p>Aracati</text:p>
          </table:table-cell>
        </table:table-row>
        <table:table-row>
          <table:table-cell office:value-type="string">
            <text:p>Rua Tomé Afonso de Moura, 345 - Vila Amélia</text:p>
          </table:table-cell>
          <table:table-cell office:value-type="string">
            <text:p>14101</text:p>
          </table:table-cell>
          <table:table-cell office:value-type="string">
            <text:p>Smped</text:p>
          </table:table-cell>
          <table:table-cell office:value-type="string">
            <text:p>ARCA DO BRASIL</text:p>
          </table:table-cell>
        </table:table-row>
        <table:table-row>
          <table:table-cell office:value-type="string">
            <text:p>Arco Verde</text:p>
          </table:table-cell>
          <table:table-cell office:value-type="string">
            <text:p>11047</text:p>
          </table:table-cell>
          <table:table-cell office:value-type="string">
            <text:p>Sehab</text:p>
          </table:table-cell>
          <table:table-cell office:value-type="string">
            <text:p>Arco Verde</text:p>
          </table:table-cell>
        </table:table-row>
        <table:table-row>
          <table:table-cell/>
          <table:table-cell office:value-type="string">
            <text:p>11002</text:p>
          </table:table-cell>
          <table:table-cell office:value-type="string">
            <text:p>Sehab</text:p>
          </table:table-cell>
          <table:table-cell office:value-type="string">
            <text:p>Asdrubal do Nascimento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Cmp Sp</text:p>
          </table:table-cell>
          <table:table-cell office:value-type="string">
            <text:p>Ass.mor. Vila Da Paz</text:p>
          </table:table-cell>
        </table:table-row>
        <table:table-row>
          <table:table-cell office:value-type="string">
            <text:p>Rua Rio Madeira, 167 - Vila da Paz  Intelargos</text:p>
          </table:table-cell>
          <table:table-cell office:value-type="string">
            <text:p>26489</text:p>
          </table:table-cell>
          <table:table-cell office:value-type="string">
            <text:p>Entidade</text:p>
          </table:table-cell>
          <table:table-cell office:value-type="string">
            <text:p>ASS.MOR. VILA DA PAZ</text:p>
          </table:table-cell>
        </table:table-row>
        <table:table-row>
          <table:table-cell office:value-type="string">
            <text:p>Rua José Ramiro Sobrinho, 11 - Jardim Imperador</text:p>
          </table:table-cell>
          <table:table-cell office:value-type="string">
            <text:p>23415</text:p>
          </table:table-cell>
          <table:table-cell office:value-type="string">
            <text:p>Entidade</text:p>
          </table:table-cell>
          <table:table-cell office:value-type="string">
            <text:p>Assoc.Estado do Amazonas Inhumas</text:p>
          </table:table-cell>
        </table:table-row>
        <table:table-row>
          <table:table-cell office:value-type="string">
            <text:p>Alameda dos Tupinás, 611</text:p>
          </table:table-cell>
          <table:table-cell office:value-type="string">
            <text:p>14115</text:p>
          </table:table-cell>
          <table:table-cell office:value-type="string">
            <text:p>Smped</text:p>
          </table:table-cell>
          <table:table-cell office:value-type="string">
            <text:p>ASSOCIACAO LUMEN</text:p>
          </table:table-cell>
        </table:table-row>
        <table:table-row>
          <table:table-cell office:value-type="string">
            <text:p>Rua Prof. Hassegawa, 1198</text:p>
          </table:table-cell>
          <table:table-cell office:value-type="string">
            <text:p>14116</text:p>
          </table:table-cell>
          <table:table-cell office:value-type="string">
            <text:p>Smped</text:p>
          </table:table-cell>
          <table:table-cell office:value-type="string">
            <text:p>ASSOCIACAO PRO-EXCEPCIONAIS KODOMO NO SONO</text:p>
          </table:table-cell>
        </table:table-row>
        <table:table-row>
          <table:table-cell office:value-type="string">
            <text:p>Rua Joao Tobias, 271, Belenzinho Cep 03163-060</text:p>
          </table:table-cell>
          <table:table-cell office:value-type="string">
            <text:p>12129</text:p>
          </table:table-cell>
          <table:table-cell office:value-type="string">
            <text:p>SMDHC</text:p>
          </table:table-cell>
          <table:table-cell office:value-type="string">
            <text:p>Associacao Beneficente e Promocional Belem</text:p>
          </table:table-cell>
        </table:table-row>
        <table:table-row>
          <table:table-cell office:value-type="string">
            <text:p>Travessa Cambaratiba, 05 (ref. De fretne Ã  Estacao da CPTM) Perus</text:p>
          </table:table-cell>
          <table:table-cell office:value-type="string">
            <text:p>21104</text:p>
          </table:table-cell>
          <table:table-cell office:value-type="string">
            <text:p>ACAO EDUCATIVA</text:p>
          </table:table-cell>
          <table:table-cell office:value-type="string">
            <text:p>Associacao Cultural Quilombaque /  Cursinho Uneafro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SMPED</text:p>
          </table:table-cell>
          <table:table-cell office:value-type="string">
            <text:p>Associacao de amigos dos Excepcionais do Brooklin</text:p>
          </table:table-cell>
        </table:table-row>
        <table:table-row>
          <table:table-cell office:value-type="string">
            <text:p>Rua Bilac, 471</text:p>
          </table:table-cell>
          <table:table-cell office:value-type="string">
            <text:p>27164</text:p>
          </table:table-cell>
          <table:table-cell office:value-type="string">
            <text:p>UMM</text:p>
          </table:table-cell>
          <table:table-cell office:value-type="string">
            <text:p>Associacao de Moradores Anchieta Grajau</text:p>
          </table:table-cell>
        </table:table-row>
        <table:table-row>
          <table:table-cell office:value-type="string">
            <text:p>Rua Barra da Areia 60 - Jardim Brasil</text:p>
          </table:table-cell>
          <table:table-cell office:value-type="string">
            <text:p>21111</text:p>
          </table:table-cell>
          <table:table-cell office:value-type="string">
            <text:p>ACAO EDUCATIVA</text:p>
          </table:table-cell>
          <table:table-cell office:value-type="string">
            <text:p>Associacao Estrela da Manha</text:p>
          </table:table-cell>
        </table:table-row>
        <table:table-row>
          <table:table-cell office:value-type="string">
            <text:p>Rua Batista Crespo 105, Vila Pirajussara</text:p>
          </table:table-cell>
          <table:table-cell office:value-type="string">
            <text:p>30313</text:p>
          </table:table-cell>
          <table:table-cell office:value-type="string">
            <text:p>Entidade Site</text:p>
          </table:table-cell>
          <table:table-cell office:value-type="string">
            <text:p>Associação Agência Solano Trindade</text:p>
          </table:table-cell>
        </table:table-row>
        <table:table-row>
          <table:table-cell office:value-type="string">
            <text:p>Rua Lopes de Medeiros,85</text:p>
          </table:table-cell>
          <table:table-cell office:value-type="string">
            <text:p>301425</text:p>
          </table:table-cell>
          <table:table-cell office:value-type="string">
            <text:p>Entidade Site</text:p>
          </table:table-cell>
          <table:table-cell office:value-type="string">
            <text:p>Associação Amigos do Jardim Nossa Senhora do Carmo</text:p>
          </table:table-cell>
        </table:table-row>
        <table:table-row>
          <table:table-cell office:value-type="string">
            <text:p>R, planalto, dos acantilados, 110 ,cep 03981/110</text:p>
          </table:table-cell>
          <table:table-cell office:value-type="string">
            <text:p>30368</text:p>
          </table:table-cell>
          <table:table-cell office:value-type="string">
            <text:p>Entidade Site</text:p>
          </table:table-cell>
          <table:table-cell office:value-type="string">
            <text:p>Associação assistencial Planura</text:p>
          </table:table-cell>
        </table:table-row>
        <table:table-row>
          <table:table-cell office:value-type="string">
            <text:p>rua Capela da Lagoa, 518</text:p>
          </table:table-cell>
          <table:table-cell office:value-type="string">
            <text:p>30563</text:p>
          </table:table-cell>
          <table:table-cell office:value-type="string">
            <text:p>Entidade Site</text:p>
          </table:table-cell>
          <table:table-cell office:value-type="string">
            <text:p>Associação Atlética SUB 20 Futebol Clube</text:p>
          </table:table-cell>
        </table:table-row>
        <table:table-row>
          <table:table-cell office:value-type="string">
            <text:p>avenida Gabriela Mistral, 635  Penha, Sao Paulo  SP  03701-010</text:p>
          </table:table-cell>
          <table:table-cell office:value-type="string">
            <text:p>14173</text:p>
          </table:table-cell>
          <table:table-cell office:value-type="string">
            <text:p>SMPED/ CMPD</text:p>
          </table:table-cell>
          <table:table-cell office:value-type="string">
            <text:p>Associacao Batista da Penha</text:p>
          </table:table-cell>
        </table:table-row>
        <table:table-row>
          <table:table-cell office:value-type="string">
            <text:p>Rua Maria Tereza de Andrade, 2a travessa a direita, no.14, Sitio Represa</text:p>
          </table:table-cell>
          <table:table-cell office:value-type="string">
            <text:p>12136</text:p>
          </table:table-cell>
          <table:table-cell office:value-type="string">
            <text:p>SMDHC</text:p>
          </table:table-cell>
          <table:table-cell office:value-type="string">
            <text:p>Associacao Beneficente Cantinho da Terceira Idade  - 1a entrega</text:p>
          </table:table-cell>
        </table:table-row>
        <table:table-row>
          <table:table-cell office:value-type="string">
            <text:p>Rua Sebastião Dias Fragoso, 33 A, Pq, Figueira Grande</text:p>
          </table:table-cell>
          <table:table-cell office:value-type="string">
            <text:p>30045</text:p>
          </table:table-cell>
          <table:table-cell office:value-type="string">
            <text:p>Entidade Site</text:p>
          </table:table-cell>
          <table:table-cell office:value-type="string">
            <text:p>Associação Beneficente Criança Esperança</text:p>
          </table:table-cell>
        </table:table-row>
        <table:table-row>
          <table:table-cell office:value-type="string">
            <text:p>Estrada Dom João Nery, 4117 - Jardim Lourdes</text:p>
          </table:table-cell>
          <table:table-cell office:value-type="string">
            <text:p>30060</text:p>
          </table:table-cell>
          <table:table-cell office:value-type="string">
            <text:p>Entidade Site</text:p>
          </table:table-cell>
          <table:table-cell office:value-type="string">
            <text:p>Associação beneficente cultural educativa das associações</text:p>
          </table:table-cell>
        </table:table-row>
        <table:table-row>
          <table:table-cell office:value-type="string">
            <text:p>rua Joao Tobias, 271, Belenzinho 03163-060</text:p>
          </table:table-cell>
          <table:table-cell office:value-type="string">
            <text:p>12129</text:p>
          </table:table-cell>
          <table:table-cell office:value-type="string">
            <text:p>Entidade Site</text:p>
          </table:table-cell>
          <table:table-cell office:value-type="string">
            <text:p>Associacao Beneficente e Promocional Belem -                    1a entrega</text:p>
          </table:table-cell>
        </table:table-row>
        <table:table-row>
          <table:table-cell office:value-type="string">
            <text:p>Rua Terra Brasileira, 265 - Cidade Antonio Estevao de Carvalho</text:p>
          </table:table-cell>
          <table:table-cell office:value-type="string">
            <text:p>12105</text:p>
          </table:table-cell>
          <table:table-cell office:value-type="string">
            <text:p>SMDHC</text:p>
          </table:table-cell>
          <table:table-cell office:value-type="string">
            <text:p>Associacao Beneficente Esporte, Cultura e Lazer Nosso Sonho - 2a entrega</text:p>
          </table:table-cell>
        </table:table-row>
        <table:table-row>
          <table:table-cell office:value-type="string">
            <text:p>Rua Diego Sande n° 321 - Jardim Camargo Novo - Cep 08121-540</text:p>
          </table:table-cell>
          <table:table-cell office:value-type="string">
            <text:p>30014</text:p>
          </table:table-cell>
          <table:table-cell office:value-type="string">
            <text:p>Entidade Site</text:p>
          </table:table-cell>
          <table:table-cell office:value-type="string">
            <text:p>Associação Beneficente Esportiva e Cultural Jardim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21</text:p>
          </table:table-cell>
          <table:table-cell office:value-type="string">
            <text:p>Entidade Site</text:p>
          </table:table-cell>
          <table:table-cell office:value-type="string">
            <text:p>ASSOCIAÇÃO BENEFICENTE FAZENDA ITAIM - 1ª ENTREGA</text:p>
          </table:table-cell>
        </table:table-row>
        <table:table-row>
          <table:table-cell office:value-type="string">
            <text:p>avenida Paulo Guilguer Reimberg, 7003, Chacara Santo Amaro, 04858-570</text:p>
          </table:table-cell>
          <table:table-cell office:value-type="string">
            <text:p>12138</text:p>
          </table:table-cell>
          <table:table-cell office:value-type="string">
            <text:p>SMDHC</text:p>
          </table:table-cell>
          <table:table-cell office:value-type="string">
            <text:p>Associacao Beneficente Guilhermina Maria de Jesus - 1a entrega</text:p>
          </table:table-cell>
        </table:table-row>
        <table:table-row>
          <table:table-cell office:value-type="string">
            <text:p>Rua Padre Francisco Veloso, 300 - Itaim Paulista</text:p>
          </table:table-cell>
          <table:table-cell office:value-type="string">
            <text:p>30652</text:p>
          </table:table-cell>
          <table:table-cell office:value-type="string">
            <text:p>Entidade Site</text:p>
          </table:table-cell>
          <table:table-cell office:value-type="string">
            <text:p>Associação Beneficente Mulheres Voluntariosas de s
2A ENTREGA</text:p>
          </table:table-cell>
        </table:table-row>
        <table:table-row>
          <table:table-cell office:value-type="string">
            <text:p>Rua Asas Partidas, nº 35, Cidade A, E, Carvalho, CEP: 08223-410</text:p>
          </table:table-cell>
          <table:table-cell office:value-type="string">
            <text:p>30171</text:p>
          </table:table-cell>
          <table:table-cell office:value-type="string">
            <text:p>Entidade Site</text:p>
          </table:table-cell>
          <table:table-cell office:value-type="string">
            <text:p>Associação Beneficente Por Um Mundo Melhor e Solid</text:p>
          </table:table-cell>
        </table:table-row>
        <table:table-row>
          <table:table-cell office:value-type="string">
            <text:p>Rua Abner Ribeiro Borges 463, Jardim Roseli</text:p>
          </table:table-cell>
          <table:table-cell office:value-type="string">
            <text:p>30013</text:p>
          </table:table-cell>
          <table:table-cell office:value-type="string">
            <text:p>Entidade Site</text:p>
          </table:table-cell>
          <table:table-cell office:value-type="string">
            <text:p>Associação Beneficente Porto Iluminado</text:p>
          </table:table-cell>
        </table:table-row>
        <table:table-row>
          <table:table-cell office:value-type="string">
            <text:p>R:Duas Barras 154, vl, california</text:p>
          </table:table-cell>
          <table:table-cell office:value-type="string">
            <text:p>302346</text:p>
          </table:table-cell>
          <table:table-cell office:value-type="string">
            <text:p>Entidade Site</text:p>
          </table:table-cell>
          <table:table-cell office:value-type="string">
            <text:p>ASSOCIAÇÃO BENEFICENTE SOCIAL DESPORTIVA CULTURAL Flor de Maio</text:p>
          </table:table-cell>
        </table:table-row>
        <table:table-row>
          <table:table-cell office:value-type="string">
            <text:p>Av, Carioca, 85 – Ipiranga – Cep 04225-000 – São Paulo – SP</text:p>
          </table:table-cell>
          <table:table-cell office:value-type="string">
            <text:p>302282</text:p>
          </table:table-cell>
          <table:table-cell office:value-type="string">
            <text:p>Entidade Site</text:p>
          </table:table-cell>
          <table:table-cell office:value-type="string">
            <text:p>ASSOCIAÇÃO BENEFICENTE, SOCIAL, CULTURAL E DESPORTIVA UNIDOS DA VILA CARIOCA</text:p>
          </table:table-cell>
        </table:table-row>
        <table:table-row>
          <table:table-cell office:value-type="string">
            <text:p>Rua João Barroso, 211, Pedreira</text:p>
          </table:table-cell>
          <table:table-cell office:value-type="string">
            <text:p>30278</text:p>
          </table:table-cell>
          <table:table-cell office:value-type="string">
            <text:p>Entidade Site</text:p>
          </table:table-cell>
          <table:table-cell office:value-type="string">
            <text:p>ASSOCIAÇÃO BENEFICIENTE , JUVENTUDE EVANGELICA UNIDOS POR SÃO PAULO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SMPED</text:p>
          </table:table-cell>
          <table:table-cell office:value-type="string">
            <text:p>Associacao Brasileira de Epilepsia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SMPED/ CMPD</text:p>
          </table:table-cell>
          <table:table-cell office:value-type="string">
            <text:p>Associacao Brasileira de Epilepsia</text:p>
          </table:table-cell>
        </table:table-row>
        <table:table-row>
          <table:table-cell office:value-type="string">
            <text:p>Rua Manuel Dias n:22 B</text:p>
          </table:table-cell>
          <table:table-cell office:value-type="string">
            <text:p>30017</text:p>
          </table:table-cell>
          <table:table-cell office:value-type="string">
            <text:p>Entidade Site</text:p>
          </table:table-cell>
          <table:table-cell office:value-type="string">
            <text:p>Associação Caminho de Braços Abertos</text:p>
          </table:table-cell>
        </table:table-row>
        <table:table-row>
          <table:table-cell office:value-type="string">
            <text:p>Rua Canários número 17 antigo 216</text:p>
          </table:table-cell>
          <table:table-cell office:value-type="string">
            <text:p>30600</text:p>
          </table:table-cell>
          <table:table-cell office:value-type="string">
            <text:p>Entidade Site</text:p>
          </table:table-cell>
          <table:table-cell office:value-type="string">
            <text:p>Associação cantinho do Céu</text:p>
          </table:table-cell>
        </table:table-row>
        <table:table-row>
          <table:table-cell office:value-type="string">
            <text:p>Rua Raimundo de Paula Freitas, 461</text:p>
          </table:table-cell>
          <table:table-cell office:value-type="string">
            <text:p>30155</text:p>
          </table:table-cell>
          <table:table-cell office:value-type="string">
            <text:p>Entidade Site</text:p>
          </table:table-cell>
          <table:table-cell office:value-type="string">
            <text:p>Associação Clube de Maes Alieta Adj, Do Parque Paulistano</text:p>
          </table:table-cell>
        </table:table-row>
        <table:table-row>
          <table:table-cell office:value-type="string">
            <text:p>Rua Damásio Pinto, 2101, Parada XV de Novembro</text:p>
          </table:table-cell>
          <table:table-cell office:value-type="string">
            <text:p>30157</text:p>
          </table:table-cell>
          <table:table-cell office:value-type="string">
            <text:p>Entidade Site</text:p>
          </table:table-cell>
          <table:table-cell office:value-type="string">
            <text:p>ASSOCIAÇÃO COMUNIDADE VIVER</text:p>
          </table:table-cell>
        </table:table-row>
        <table:table-row>
          <table:table-cell office:value-type="string">
            <text:p>Rua Socialista,26, Jd, Prainha</text:p>
          </table:table-cell>
          <table:table-cell office:value-type="string">
            <text:p>30397</text:p>
          </table:table-cell>
          <table:table-cell office:value-type="string">
            <text:p>Entidade Site</text:p>
          </table:table-cell>
          <table:table-cell office:value-type="string">
            <text:p>Associação Comunit, de Desenvolvimento Social - 1ª entrega</text:p>
          </table:table-cell>
        </table:table-row>
        <table:table-row>
          <table:table-cell office:value-type="string">
            <text:p>Estrada do Barragem, 100. VIELA 2 - Colonia, CEP 04895-020</text:p>
          </table:table-cell>
          <table:table-cell office:value-type="string">
            <text:p>12139</text:p>
          </table:table-cell>
          <table:table-cell office:value-type="string">
            <text:p>SMDHC</text:p>
          </table:table-cell>
          <table:table-cell office:value-type="string">
            <text:p>Associacao Comunitaria Marlene Moreira de Orientacao -       1a entrega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1212</text:p>
          </table:table-cell>
          <table:table-cell office:value-type="string">
            <text:p>Entidade Site</text:p>
          </table:table-cell>
          <table:table-cell office:value-type="string">
            <text:p>Associação Comunitária Auri Verde - 1º entrega</text:p>
          </table:table-cell>
        </table:table-row>
        <table:table-row>
          <table:table-cell office:value-type="string">
            <text:p>Rua Crusalia, 80 - Jardim Recor</text:p>
          </table:table-cell>
          <table:table-cell office:value-type="string">
            <text:p>30639</text:p>
          </table:table-cell>
          <table:table-cell office:value-type="string">
            <text:p>Entidade Site</text:p>
          </table:table-cell>
          <table:table-cell office:value-type="string">
            <text:p>ASSOCIAÇÃO COMUNITÁRIA DAS FAMÍLIAS DO BAIRRO JARDIM</text:p>
          </table:table-cell>
        </table:table-row>
        <table:table-row>
          <table:table-cell office:value-type="string">
            <text:p>Rua Professor Carlos Decort, 220</text:p>
          </table:table-cell>
          <table:table-cell office:value-type="string">
            <text:p>12126</text:p>
          </table:table-cell>
          <table:table-cell office:value-type="string">
            <text:p>Smdhc</text:p>
          </table:table-cell>
          <table:table-cell office:value-type="string">
            <text:p>Associação Comunitária Do Jardim São Jorge</text:p>
          </table:table-cell>
        </table:table-row>
        <table:table-row>
          <table:table-cell office:value-type="string">
            <text:p>Rua Desembargador Pedro Augusto Do Amaral, 103 Cidade Kemel CEP 08130 380</text:p>
          </table:table-cell>
          <table:table-cell office:value-type="string">
            <text:p>14156</text:p>
          </table:table-cell>
          <table:table-cell office:value-type="string">
            <text:p>SMPED</text:p>
          </table:table-cell>
          <table:table-cell office:value-type="string">
            <text:p>ASSOCIACAO COMUNITARIA DOS MORADORES DA CIDADE KEMEL ITAIM PAULISTA E ADJACENCIAS</text:p>
          </table:table-cell>
        </table:table-row>
        <table:table-row>
          <table:table-cell office:value-type="string">
            <text:p>Rua ilha da vitoria 88, Perus</text:p>
          </table:table-cell>
          <table:table-cell office:value-type="string">
            <text:p>24419</text:p>
          </table:table-cell>
          <table:table-cell office:value-type="string">
            <text:p>Entidade</text:p>
          </table:table-cell>
          <table:table-cell office:value-type="string">
            <text:p>Associação comunitária habitacional guerreiros da vila da paz</text:p>
          </table:table-cell>
        </table:table-row>
        <table:table-row>
          <table:table-cell office:value-type="string">
            <text:p>Rua Antônio Lopes de Medeiros, 274 - Jardim Eliana</text:p>
          </table:table-cell>
          <table:table-cell office:value-type="string">
            <text:p>30641</text:p>
          </table:table-cell>
          <table:table-cell office:value-type="string">
            <text:p>Entidade Site</text:p>
          </table:table-cell>
          <table:table-cell office:value-type="string">
            <text:p>Associação Comunitária Jardim Eliana</text:p>
          </table:table-cell>
        </table:table-row>
        <table:table-row>
          <table:table-cell office:value-type="string">
            <text:p>Rua terezine, 113 Jardim Ideal</text:p>
          </table:table-cell>
          <table:table-cell office:value-type="string">
            <text:p>30207</text:p>
          </table:table-cell>
          <table:table-cell office:value-type="string">
            <text:p>Entidade Site</text:p>
          </table:table-cell>
          <table:table-cell office:value-type="string">
            <text:p>Associação Comunitária JardiM Ideal</text:p>
          </table:table-cell>
        </table:table-row>
        <table:table-row>
          <table:table-cell office:value-type="string">
            <text:p>Rua Maria Amália Lopes de Azevedo, 4,180, Jd, Filhos da Terra - CEP 02318-000 SP</text:p>
          </table:table-cell>
          <table:table-cell office:value-type="string">
            <text:p>30699</text:p>
          </table:table-cell>
          <table:table-cell office:value-type="string">
            <text:p>Entidade Site</text:p>
          </table:table-cell>
          <table:table-cell office:value-type="string">
            <text:p>Associação Comunitária Raio de Cristal</text:p>
          </table:table-cell>
        </table:table-row>
        <table:table-row>
          <table:table-cell office:value-type="string">
            <text:p>Rua Moises Alves dos Santos,906</text:p>
          </table:table-cell>
          <table:table-cell office:value-type="string">
            <text:p>30057</text:p>
          </table:table-cell>
          <table:table-cell office:value-type="string">
            <text:p>Entidade Site</text:p>
          </table:table-cell>
          <table:table-cell office:value-type="string">
            <text:p>Associacao comunitária Santos do jardim das oliveira</text:p>
          </table:table-cell>
        </table:table-row>
        <table:table-row>
          <table:table-cell office:value-type="string">
            <text:p>Rua dos Pedreiros, 74 - Cidade Tiradentes</text:p>
          </table:table-cell>
          <table:table-cell office:value-type="string">
            <text:p>301866</text:p>
          </table:table-cell>
          <table:table-cell office:value-type="string">
            <text:p>Entidade Site</text:p>
          </table:table-cell>
          <table:table-cell office:value-type="string">
            <text:p>Associacao Comunitaria, Cultural, Esportiva Elite</text:p>
          </table:table-cell>
        </table:table-row>
        <table:table-row>
          <table:table-cell office:value-type="string">
            <text:p>Rua CoreolanoÂ Durant, 30Â (proximo a Rua Cidade de Bagda)</text:p>
          </table:table-cell>
          <table:table-cell office:value-type="string">
            <text:p>12103</text:p>
          </table:table-cell>
          <table:table-cell office:value-type="string">
            <text:p>SMDHC</text:p>
          </table:table-cell>
          <table:table-cell office:value-type="string">
            <text:p>Associacao Conquistando Um Espaco  - 2a entrega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622</text:p>
          </table:table-cell>
          <table:table-cell office:value-type="string">
            <text:p>Entidade Site</text:p>
          </table:table-cell>
          <table:table-cell office:value-type="string">
            <text:p>Associação Corinthinha de Vila Nova Cachoeirinha Salve Periferico</text:p>
          </table:table-cell>
        </table:table-row>
        <table:table-row>
          <table:table-cell office:value-type="string">
            <text:p>Av Mariana Caligiori Ronchetti</text:p>
          </table:table-cell>
          <table:table-cell office:value-type="string">
            <text:p>30556</text:p>
          </table:table-cell>
          <table:table-cell office:value-type="string">
            <text:p>Entidade Site</text:p>
          </table:table-cell>
          <table:table-cell office:value-type="string">
            <text:p>Associacao crianca equipe norte tuning do Jardim P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509</text:p>
          </table:table-cell>
          <table:table-cell office:value-type="string">
            <text:p>Entidade Site</text:p>
          </table:table-cell>
          <table:table-cell office:value-type="string">
            <text:p>Associação Cultural bloco carnavalesco INAJAR de  salve periferico</text:p>
          </table:table-cell>
        </table:table-row>
        <table:table-row>
          <table:table-cell office:value-type="string">
            <text:p>Rua Joana Avancini Prado, 101 - Jardim Lalo</text:p>
          </table:table-cell>
          <table:table-cell office:value-type="string">
            <text:p>30262</text:p>
          </table:table-cell>
          <table:table-cell office:value-type="string">
            <text:p>Entidade Site</text:p>
          </table:table-cell>
          <table:table-cell office:value-type="string">
            <text:p>Associação cultural Unidos do Orion</text:p>
          </table:table-cell>
        </table:table-row>
        <table:table-row>
          <table:table-cell office:value-type="string">
            <text:p>Rua Manoel da Silveira, 16 - Jardim Vila Carrão</text:p>
          </table:table-cell>
          <table:table-cell office:value-type="string">
            <text:p>30148</text:p>
          </table:table-cell>
          <table:table-cell office:value-type="string">
            <text:p>Entidade Site</text:p>
          </table:table-cell>
          <table:table-cell office:value-type="string">
            <text:p>Associação da Comunidade Mulheres de Luta</text:p>
          </table:table-cell>
        </table:table-row>
        <table:table-row>
          <table:table-cell office:value-type="string">
            <text:p>Rua 24 de Maio esquina com R, Dom José de Barros</text:p>
          </table:table-cell>
          <table:table-cell office:value-type="string">
            <text:p>30895</text:p>
          </table:table-cell>
          <table:table-cell office:value-type="string">
            <text:p>Entidade Site</text:p>
          </table:table-cell>
          <table:table-cell office:value-type="string">
            <text:p>Associação da Parada do Orgulho LGBT de São Paulo</text:p>
          </table:table-cell>
        </table:table-row>
        <table:table-row>
          <table:table-cell office:value-type="string">
            <text:p>Av, Estrada da Barreira Grande , 3355</text:p>
          </table:table-cell>
          <table:table-cell office:value-type="string">
            <text:p>30672</text:p>
          </table:table-cell>
          <table:table-cell office:value-type="string">
            <text:p>Entidade Site</text:p>
          </table:table-cell>
          <table:table-cell office:value-type="string">
            <text:p>Associação de Amigos de Bairro Estado do Amazonas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3</text:p>
          </table:table-cell>
          <table:table-cell office:value-type="string">
            <text:p>Entidade Site</text:p>
          </table:table-cell>
          <table:table-cell office:value-type="string">
            <text:p>Associação de amigos do projeto lutando pelo futuro salve perferico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SMPED / CMPD</text:p>
          </table:table-cell>
          <table:table-cell office:value-type="string">
            <text:p>Associacao de Amigos dos Excepcionais do Brooklin</text:p>
          </table:table-cell>
        </table:table-row>
        <table:table-row>
          <table:table-cell office:value-type="string">
            <text:p>Rua Atica, 577 - Jd, Brasil</text:p>
          </table:table-cell>
          <table:table-cell office:value-type="string">
            <text:p>30842</text:p>
          </table:table-cell>
          <table:table-cell office:value-type="string">
            <text:p>Entidade Site</text:p>
          </table:table-cell>
          <table:table-cell office:value-type="string">
            <text:p>Associacao de Conselheiros e   Ex-Conselheiros do Comércio</text:p>
          </table:table-cell>
        </table:table-row>
        <table:table-row>
          <table:table-cell office:value-type="string">
            <text:p>Rua Padre José de Anchieta, 235 - Santo Amaro</text:p>
          </table:table-cell>
          <table:table-cell office:value-type="string">
            <text:p>30468</text:p>
          </table:table-cell>
          <table:table-cell office:value-type="string">
            <text:p>Entidade Site</text:p>
          </table:table-cell>
          <table:table-cell office:value-type="string">
            <text:p>ASSOCIAÇÃO DE GESTÃO EM HABITAÇÃO DE INTERESSE SOC</text:p>
          </table:table-cell>
        </table:table-row>
        <table:table-row>
          <table:table-cell office:value-type="string">
            <text:p>Rua Domingos Rinaldelli, 1709 - Jardim Castro Alves</text:p>
          </table:table-cell>
          <table:table-cell office:value-type="string">
            <text:p>30125</text:p>
          </table:table-cell>
          <table:table-cell office:value-type="string">
            <text:p>Entidade Site</text:p>
          </table:table-cell>
          <table:table-cell office:value-type="string">
            <text:p>Associação de jovens do Jd Castro Alves</text:p>
          </table:table-cell>
        </table:table-row>
        <table:table-row>
          <table:table-cell office:value-type="string">
            <text:p>Rua 73 s/n, Parque Boa Esperança (Ref, continuação da Rua Diogo Munhoz - ref, Associação)</text:p>
          </table:table-cell>
          <table:table-cell office:value-type="string">
            <text:p>30251</text:p>
          </table:table-cell>
          <table:table-cell office:value-type="string">
            <text:p>Entidade Site</text:p>
          </table:table-cell>
          <table:table-cell office:value-type="string">
            <text:p>Associação de Moradores da Comunidade Cícero Ibiapina</text:p>
          </table:table-cell>
        </table:table-row>
        <table:table-row>
          <table:table-cell office:value-type="string">
            <text:p>Rua Gitirana,200 bairro Colônia Itaquera ZL,</text:p>
          </table:table-cell>
          <table:table-cell office:value-type="string">
            <text:p>30012</text:p>
          </table:table-cell>
          <table:table-cell office:value-type="string">
            <text:p>Entidade Site</text:p>
          </table:table-cell>
          <table:table-cell office:value-type="string">
            <text:p>Associação de moradores e comerciantes da Fazenda do Carmo</text:p>
          </table:table-cell>
        </table:table-row>
        <table:table-row>
          <table:table-cell office:value-type="string">
            <text:p>Rua Morro das Pedras, 154, Final da rua, Jd São Francisco</text:p>
          </table:table-cell>
          <table:table-cell office:value-type="string">
            <text:p>30167</text:p>
          </table:table-cell>
          <table:table-cell office:value-type="string">
            <text:p>Entidade Site</text:p>
          </table:table-cell>
          <table:table-cell office:value-type="string">
            <text:p>Associação de Moradores Fenix</text:p>
          </table:table-cell>
        </table:table-row>
        <table:table-row>
          <table:table-cell office:value-type="string">
            <text:p>Travessa Sene do Reino 151 - capao redondo</text:p>
          </table:table-cell>
          <table:table-cell office:value-type="string">
            <text:p>30322</text:p>
          </table:table-cell>
          <table:table-cell office:value-type="string">
            <text:p>Entidade Site</text:p>
          </table:table-cell>
          <table:table-cell office:value-type="string">
            <text:p>Associacao de Moradores Quintal de Casa</text:p>
          </table:table-cell>
        </table:table-row>
        <table:table-row>
          <table:table-cell office:value-type="string">
            <text:p>Rua Laurindo Rabelo, 142 - Jardim da Glória</text:p>
          </table:table-cell>
          <table:table-cell office:value-type="string">
            <text:p>302364</text:p>
          </table:table-cell>
          <table:table-cell office:value-type="string">
            <text:p>Entidade Site</text:p>
          </table:table-cell>
          <table:table-cell office:value-type="string">
            <text:p>Associação de Preservação do Cambuci e de Vila Deodoro</text:p>
          </table:table-cell>
        </table:table-row>
        <table:table-row>
          <table:table-cell office:value-type="string">
            <text:p>Rua General Bagnuolo 533, Vila Prudente</text:p>
          </table:table-cell>
          <table:table-cell office:value-type="string">
            <text:p>30393</text:p>
          </table:table-cell>
          <table:table-cell office:value-type="string">
            <text:p>Entidade Site</text:p>
          </table:table-cell>
          <table:table-cell office:value-type="string">
            <text:p>ASSOCIAÇÃO DOS AMIGOS DO CENTRO DE MEMÓRIA DO CIRCO</text:p>
          </table:table-cell>
        </table:table-row>
        <table:table-row>
          <table:table-cell office:value-type="string">
            <text:p>Rua Barao de Itapetininga, 255 - Republica</text:p>
          </table:table-cell>
          <table:table-cell office:value-type="string">
            <text:p>12133</text:p>
          </table:table-cell>
          <table:table-cell office:value-type="string">
            <text:p>SMDHC</text:p>
          </table:table-cell>
          <table:table-cell office:value-type="string">
            <text:p>Associacao dos Angolanos em Sao Paulo Palanca Negra                          1a  Entrega</text:p>
          </table:table-cell>
        </table:table-row>
        <table:table-row>
          <table:table-cell office:value-type="string">
            <text:p>Rua Alfredo Moreira Pinto, 56 - Vila Curuçá Velha</text:p>
          </table:table-cell>
          <table:table-cell office:value-type="string">
            <text:p>30299</text:p>
          </table:table-cell>
          <table:table-cell office:value-type="string">
            <text:p>Entidade Site</text:p>
          </table:table-cell>
          <table:table-cell office:value-type="string">
            <text:p>Associação dos Empresários do Itaim Paulista AEIP 1º Entrega</text:p>
          </table:table-cell>
        </table:table-row>
        <table:table-row>
          <table:table-cell office:value-type="string">
            <text:p>Rua Jose de Queiroz Matos, 216 - Jd. Grimaldi</text:p>
          </table:table-cell>
          <table:table-cell office:value-type="string">
            <text:p>12134</text:p>
          </table:table-cell>
          <table:table-cell office:value-type="string">
            <text:p>SMDHC</text:p>
          </table:table-cell>
          <table:table-cell office:value-type="string">
            <text:p>Associacao dos Idosos de Sapopemba  - 1a entrega</text:p>
          </table:table-cell>
        </table:table-row>
        <table:table-row>
          <table:table-cell office:value-type="string">
            <text:p>Av, Lins de Vasconcelos, 804, Cambuci,</text:p>
          </table:table-cell>
          <table:table-cell office:value-type="string">
            <text:p>302310</text:p>
          </table:table-cell>
          <table:table-cell office:value-type="string">
            <text:p>Entidade Site</text:p>
          </table:table-cell>
          <table:table-cell office:value-type="string">
            <text:p>Associação dos Moradores das Ruas Silveira da Mota, Vicente De Carvalho, Ana Neri, Barão de Jaguara, Otto de Alencar, Stefano e Adj, Defesa da Moradia,</text:p>
          </table:table-cell>
        </table:table-row>
        <table:table-row>
          <table:table-cell office:value-type="string">
            <text:p>Rua Adamus de Dore 102</text:p>
          </table:table-cell>
          <table:table-cell office:value-type="string">
            <text:p>30309</text:p>
          </table:table-cell>
          <table:table-cell office:value-type="string">
            <text:p>Entidade Site</text:p>
          </table:table-cell>
          <table:table-cell office:value-type="string">
            <text:p>Associação dos Moradores do Jardim Virginia Itajui</text:p>
          </table:table-cell>
        </table:table-row>
        <table:table-row>
          <table:table-cell office:value-type="string">
            <text:p>Rua Inácio Monteiro, 1863 - Jardim São Paulo (ZL)</text:p>
          </table:table-cell>
          <table:table-cell office:value-type="string">
            <text:p>302273</text:p>
          </table:table-cell>
          <table:table-cell office:value-type="string">
            <text:p>Entidade Site</text:p>
          </table:table-cell>
          <table:table-cell office:value-type="string">
            <text:p>Associação Dos Sem Terra da Cohab Juscelino</text:p>
          </table:table-cell>
        </table:table-row>
        <table:table-row>
          <table:table-cell office:value-type="string">
            <text:p>Rua Argentina, 41, Perus</text:p>
          </table:table-cell>
          <table:table-cell office:value-type="string">
            <text:p>30671</text:p>
          </table:table-cell>
          <table:table-cell office:value-type="string">
            <text:p>Entidade Site</text:p>
          </table:table-cell>
          <table:table-cell office:value-type="string">
            <text:p>Associação dos trabalhadores unidos de Perus</text:p>
          </table:table-cell>
        </table:table-row>
        <table:table-row>
          <table:table-cell office:value-type="string">
            <text:p>Av, Dr,Guilherme de Abreu Sodre N" 1050</text:p>
          </table:table-cell>
          <table:table-cell office:value-type="string">
            <text:p>30449</text:p>
          </table:table-cell>
          <table:table-cell office:value-type="string">
            <text:p>Entidade Site</text:p>
          </table:table-cell>
          <table:table-cell office:value-type="string">
            <text:p>Associacao E Missoes Gideoes do Carcere</text:p>
          </table:table-cell>
        </table:table-row>
        <table:table-row>
          <table:table-cell office:value-type="string">
            <text:p>Avenida do Progresso, 562, Jd, do Palanque</text:p>
          </table:table-cell>
          <table:table-cell office:value-type="string">
            <text:p>30447</text:p>
          </table:table-cell>
          <table:table-cell office:value-type="string">
            <text:p>Entidade Site</text:p>
          </table:table-cell>
          <table:table-cell office:value-type="string">
            <text:p>Associação Esporte Lazer, Saúde e Cultura Premiano</text:p>
          </table:table-cell>
        </table:table-row>
        <table:table-row>
          <table:table-cell office:value-type="string">
            <text:p>Rua Bartolomeo Belland, 2 - Burgo Paulista</text:p>
          </table:table-cell>
          <table:table-cell office:value-type="string">
            <text:p>30803</text:p>
          </table:table-cell>
          <table:table-cell office:value-type="string">
            <text:p>Entidade Site</text:p>
          </table:table-cell>
          <table:table-cell office:value-type="string">
            <text:p>Associação Esportiva Arsenal de Ponte Rasa</text:p>
          </table:table-cell>
        </table:table-row>
        <table:table-row>
          <table:table-cell office:value-type="string">
            <text:p>Travessa Talisma 38 - Jardim da Conquista</text:p>
          </table:table-cell>
          <table:table-cell office:value-type="string">
            <text:p>30335</text:p>
          </table:table-cell>
          <table:table-cell office:value-type="string">
            <text:p>Entidade Site</text:p>
          </table:table-cell>
          <table:table-cell office:value-type="string">
            <text:p>Associacao Esportiva Cachaca</text:p>
          </table:table-cell>
        </table:table-row>
        <table:table-row>
          <table:table-cell office:value-type="string">
            <text:p>Rua Domingos Afonso Sertão, 671 - Parque Figueira Grande</text:p>
          </table:table-cell>
          <table:table-cell office:value-type="string">
            <text:p>30474</text:p>
          </table:table-cell>
          <table:table-cell office:value-type="string">
            <text:p>Entidade Site</text:p>
          </table:table-cell>
          <table:table-cell office:value-type="string">
            <text:p>Associação Esportiva Figueira Futebol Clube</text:p>
          </table:table-cell>
        </table:table-row>
        <table:table-row>
          <table:table-cell office:value-type="string">
            <text:p>Rua Taimir, 01 Jd Universal</text:p>
          </table:table-cell>
          <table:table-cell office:value-type="string">
            <text:p>30768</text:p>
          </table:table-cell>
          <table:table-cell office:value-type="string">
            <text:p>Entidade Site</text:p>
          </table:table-cell>
          <table:table-cell office:value-type="string">
            <text:p>Associação esportiva Grande Familia Futebol Clube</text:p>
          </table:table-cell>
        </table:table-row>
        <table:table-row>
          <table:table-cell office:value-type="string">
            <text:p>Rua Campos do Jordão, 38, Recanto Alegre</text:p>
          </table:table-cell>
          <table:table-cell office:value-type="string">
            <text:p>30487</text:p>
          </table:table-cell>
          <table:table-cell office:value-type="string">
            <text:p>Entidade Site</text:p>
          </table:table-cell>
          <table:table-cell office:value-type="string">
            <text:p>Associação Família em Foco - Integração Social e E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SMDHC</text:p>
          </table:table-cell>
          <table:table-cell office:value-type="string">
            <text:p>Associacao Feira Kantuta                          1a  Entrega</text:p>
          </table:table-cell>
        </table:table-row>
        <table:table-row>
          <table:table-cell office:value-type="string">
            <text:p>R, Domingos de Martins Pacheco, 51</text:p>
          </table:table-cell>
          <table:table-cell office:value-type="string">
            <text:p>30775</text:p>
          </table:table-cell>
          <table:table-cell office:value-type="string">
            <text:p>Entidade Site</text:p>
          </table:table-cell>
          <table:table-cell office:value-type="string">
            <text:p>Associação G, Vital</text:p>
          </table:table-cell>
        </table:table-row>
        <table:table-row>
          <table:table-cell office:value-type="string">
            <text:p>RUA JOSÉ CARDOSO PIMENTEL Nº 734 VILA ALABAMA CEP 08110-490</text:p>
          </table:table-cell>
          <table:table-cell office:value-type="string">
            <text:p>30123</text:p>
          </table:table-cell>
          <table:table-cell office:value-type="string">
            <text:p>Entidade Site</text:p>
          </table:table-cell>
          <table:table-cell office:value-type="string">
            <text:p>ASSOCIAÇÃO GRUPO DE MÃES DEUS É AMOR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3</text:p>
          </table:table-cell>
          <table:table-cell office:value-type="string">
            <text:p>Entidade Site</text:p>
          </table:table-cell>
          <table:table-cell office:value-type="string">
            <text:p>Associação Heliopolis Esporte e Lazer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SMPED /CMPD</text:p>
          </table:table-cell>
          <table:table-cell office:value-type="string">
            <text:p>Associacao Lider Sao Sebastiao</text:p>
          </table:table-cell>
        </table:table-row>
        <table:table-row>
          <table:table-cell office:value-type="string">
            <text:p>Alameda Dos Tupinás, 611</text:p>
          </table:table-cell>
          <table:table-cell office:value-type="string">
            <text:p>14115</text:p>
          </table:table-cell>
          <table:table-cell office:value-type="string">
            <text:p>Smped</text:p>
          </table:table-cell>
          <table:table-cell office:value-type="string">
            <text:p>Associação Lumen</text:p>
          </table:table-cell>
        </table:table-row>
        <table:table-row>
          <table:table-cell office:value-type="string">
            <text:p>Rua Alberto Evaristo Ginasterio, 36</text:p>
          </table:table-cell>
          <table:table-cell office:value-type="string">
            <text:p>30168</text:p>
          </table:table-cell>
          <table:table-cell office:value-type="string">
            <text:p>Entidade Site</text:p>
          </table:table-cell>
          <table:table-cell office:value-type="string">
            <text:p>Associação Mayla Luiza dos Moradores do condomínio</text:p>
          </table:table-cell>
        </table:table-row>
        <table:table-row>
          <table:table-cell office:value-type="string">
            <text:p>Rua Afonso Porto 42 - Artur Alvim - CEP 03567-030</text:p>
          </table:table-cell>
          <table:table-cell office:value-type="string">
            <text:p>14176</text:p>
          </table:table-cell>
          <table:table-cell office:value-type="string">
            <text:p>SMPED</text:p>
          </table:table-cell>
          <table:table-cell office:value-type="string">
            <text:p>Associacao Messagesoul</text:p>
          </table:table-cell>
        </table:table-row>
        <table:table-row>
          <table:table-cell office:value-type="string">
            <text:p>Rua Aracanguira, N 386 Jd, Vista Alegre, São Paulo</text:p>
          </table:table-cell>
          <table:table-cell office:value-type="string">
            <text:p>30836</text:p>
          </table:table-cell>
          <table:table-cell office:value-type="string">
            <text:p>Entidade Site</text:p>
          </table:table-cell>
          <table:table-cell office:value-type="string">
            <text:p>Associação morada feliz do Jd, Vista Alegre</text:p>
          </table:table-cell>
        </table:table-row>
        <table:table-row>
          <table:table-cell office:value-type="string">
            <text:p>Rua: Comendador José Alves Dias, n, 62 - Vila Industrial - CEP 03250-000</text:p>
          </table:table-cell>
          <table:table-cell office:value-type="string">
            <text:p>301287</text:p>
          </table:table-cell>
          <table:table-cell office:value-type="string">
            <text:p>Entidade Site</text:p>
          </table:table-cell>
          <table:table-cell office:value-type="string">
            <text:p>ASSOCIAÇÃO MULHERES DE FÉ</text:p>
          </table:table-cell>
        </table:table-row>
        <table:table-row>
          <table:table-cell office:value-type="string">
            <text:p>Rua Antonio Araujo, 112 - Cidade Tiradentes -  08471-680</text:p>
          </table:table-cell>
          <table:table-cell office:value-type="string">
            <text:p>302269</text:p>
          </table:table-cell>
          <table:table-cell office:value-type="string">
            <text:p>Entidade Site</text:p>
          </table:table-cell>
          <table:table-cell office:value-type="string">
            <text:p>Associacao Nacional em Defesa Civil - ANADECA</text:p>
          </table:table-cell>
        </table:table-row>
        <table:table-row>
          <table:table-cell office:value-type="string">
            <text:p>Rua Euge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SMPED/ CMPD</text:p>
          </table:table-cell>
          <table:table-cell office:value-type="string">
            <text:p>Associacao Nego Nago</text:p>
          </table:table-cell>
        </table:table-row>
        <table:table-row>
          <table:table-cell office:value-type="string">
            <text:p>Rua Dr, Humberto Serrutti, 151, Jd, Mabel</text:p>
          </table:table-cell>
          <table:table-cell office:value-type="string">
            <text:p>30041</text:p>
          </table:table-cell>
          <table:table-cell office:value-type="string">
            <text:p>Entidade Site</text:p>
          </table:table-cell>
          <table:table-cell office:value-type="string">
            <text:p>Associação Nélia Mabel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SMPED</text:p>
          </table:table-cell>
          <table:table-cell office:value-type="string">
            <text:p>Associacao Nova Projeto Educacao e Trabalho para Pessoa Especial</text:p>
          </table:table-cell>
        </table:table-row>
        <table:table-row>
          <table:table-cell office:value-type="string">
            <text:p>Rua Manoel Da Silveira, 26, Jardim Vila Carrãozinho CEP 08340 270</text:p>
          </table:table-cell>
          <table:table-cell office:value-type="string">
            <text:p>30411</text:p>
          </table:table-cell>
          <table:table-cell office:value-type="string">
            <text:p>Entidade Site</text:p>
          </table:table-cell>
          <table:table-cell office:value-type="string">
            <text:p>Associaçao O MUNDO E UMA BOLA</text:p>
          </table:table-cell>
        </table:table-row>
        <table:table-row>
          <table:table-cell office:value-type="string">
            <text:p>Avenida Fagundes Filho, 596 apto 113 -Vila Monte Alegre  04304-000</text:p>
          </table:table-cell>
          <table:table-cell office:value-type="string">
            <text:p>14183</text:p>
          </table:table-cell>
          <table:table-cell office:value-type="string">
            <text:p>SMPED</text:p>
          </table:table-cell>
          <table:table-cell office:value-type="string">
            <text:p>Associacao Paradesportiva JR-SP</text:p>
          </table:table-cell>
        </table:table-row>
        <table:table-row>
          <table:table-cell office:value-type="string">
            <text:p>avenida Gabriela Mistral, 635  Penha, Sao Paulo  SP  03701-010</text:p>
          </table:table-cell>
          <table:table-cell office:value-type="string">
            <text:p>14173</text:p>
          </table:table-cell>
          <table:table-cell office:value-type="string">
            <text:p>SMPED</text:p>
          </table:table-cell>
          <table:table-cell office:value-type="string">
            <text:p>Associacao Paulista de Autismo</text:p>
          </table:table-cell>
        </table:table-row>
        <table:table-row>
          <table:table-cell office:value-type="string">
            <text:p>Rua Clara Nunes, 01 - CEP 05282-040 - Bairro Residencial Sol Nascente (km 24 Anhanguera)</text:p>
          </table:table-cell>
          <table:table-cell office:value-type="string">
            <text:p>30406</text:p>
          </table:table-cell>
          <table:table-cell office:value-type="string">
            <text:p>Entidade Site</text:p>
          </table:table-cell>
          <table:table-cell office:value-type="string">
            <text:p>Associação Paulistanos de Habitação e Associados</text:p>
          </table:table-cell>
        </table:table-row>
        <table:table-row>
          <table:table-cell office:value-type="string">
            <text:p>Rua Silvio Esteves, 93 - Cidade Ademar</text:p>
          </table:table-cell>
          <table:table-cell office:value-type="string">
            <text:p>302280</text:p>
          </table:table-cell>
          <table:table-cell office:value-type="string">
            <text:p>Entidade Site</text:p>
          </table:table-cell>
          <table:table-cell office:value-type="string">
            <text:p>Associação Paulistinha da Vila</text:p>
          </table:table-cell>
        </table:table-row>
        <table:table-row>
          <table:table-cell office:value-type="string">
            <text:p>Rua Tajal, 1010, COHAB jardim são bento</text:p>
          </table:table-cell>
          <table:table-cell office:value-type="string">
            <text:p>30352</text:p>
          </table:table-cell>
          <table:table-cell office:value-type="string">
            <text:p>Entidade Site</text:p>
          </table:table-cell>
          <table:table-cell office:value-type="string">
            <text:p>Associação Povo em Ação Vida Sustentável</text:p>
          </table:table-cell>
        </table:table-row>
        <table:table-row>
          <table:table-cell office:value-type="string">
            <text:p>Rua Professor Hassegawa, 1198</text:p>
          </table:table-cell>
          <table:table-cell office:value-type="string">
            <text:p>14116</text:p>
          </table:table-cell>
          <table:table-cell office:value-type="string">
            <text:p>Smped</text:p>
          </table:table-cell>
          <table:table-cell office:value-type="string">
            <text:p>Associação Pró-excepcionais Kodomo No Sono</text:p>
          </table:table-cell>
        </table:table-row>
        <table:table-row>
          <table:table-cell office:value-type="string">
            <text:p>Rua Augusto Conradi, 28 - Vera Cruz</text:p>
          </table:table-cell>
          <table:table-cell office:value-type="string">
            <text:p>14181</text:p>
          </table:table-cell>
          <table:table-cell office:value-type="string">
            <text:p>SMPED</text:p>
          </table:table-cell>
          <table:table-cell office:value-type="string">
            <text:p>Associacao Projeto Batutinhas e Adjacencias</text:p>
          </table:table-cell>
        </table:table-row>
        <table:table-row>
          <table:table-cell office:value-type="string">
            <text:p>Rua Brigadeiro Hardman, 117, Lajeado</text:p>
          </table:table-cell>
          <table:table-cell office:value-type="string">
            <text:p>301715</text:p>
          </table:table-cell>
          <table:table-cell office:value-type="string">
            <text:p>Entidade Site</text:p>
          </table:table-cell>
          <table:table-cell office:value-type="string">
            <text:p>Associação Resplandecer a Ordem e o direito de nascer a esperança de igualdade</text:p>
          </table:table-cell>
        </table:table-row>
        <table:table-row>
          <table:table-cell office:value-type="string">
            <text:p>Rua Julia Mameia, próximo ao n, 45 / referencia escola Estadual Dr Chrstiano</text:p>
          </table:table-cell>
          <table:table-cell office:value-type="string">
            <text:p>30161</text:p>
          </table:table-cell>
          <table:table-cell office:value-type="string">
            <text:p>Entidade Site</text:p>
          </table:table-cell>
          <table:table-cell office:value-type="string">
            <text:p>Associação SANTA Fé Hunters</text:p>
          </table:table-cell>
        </table:table-row>
        <table:table-row>
          <table:table-cell office:value-type="string">
            <text:p>Rua Francisco de Almeida Leite, 76 Jd. Jaragua</text:p>
          </table:table-cell>
          <table:table-cell office:value-type="string">
            <text:p>301600</text:p>
          </table:table-cell>
          <table:table-cell office:value-type="string">
            <text:p>Entidade Site</text:p>
          </table:table-cell>
          <table:table-cell office:value-type="string">
            <text:p>ASSOCIACAO SAO MARCOS FUTEBOL CLUBE</text:p>
          </table:table-cell>
        </table:table-row>
        <table:table-row>
          <table:table-cell office:value-type="string">
            <text:p>Rua Dona Matilde, 455 - Vila Matilde 03,589-001</text:p>
          </table:table-cell>
          <table:table-cell office:value-type="string">
            <text:p>301257</text:p>
          </table:table-cell>
          <table:table-cell office:value-type="string">
            <text:p>Entidade Site</text:p>
          </table:table-cell>
          <table:table-cell office:value-type="string">
            <text:p>ASSOCIAÇÃO SÃO PAULO DIFERENCIADO - ASPD</text:p>
          </table:table-cell>
        </table:table-row>
        <table:table-row>
          <table:table-cell office:value-type="string">
            <text:p>Rua Bela Vista de Minas, 6B - Igreja São Geraldo</text:p>
          </table:table-cell>
          <table:table-cell office:value-type="string">
            <text:p>30022</text:p>
          </table:table-cell>
          <table:table-cell office:value-type="string">
            <text:p>Entidade Site</text:p>
          </table:table-cell>
          <table:table-cell office:value-type="string">
            <text:p>Associação Semente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SMDHC</text:p>
          </table:table-cell>
          <table:table-cell office:value-type="string">
            <text:p>Associacao Senegalesa Sao Paulo                                             2a Entrega</text:p>
          </table:table-cell>
        </table:table-row>
        <table:table-row>
          <table:table-cell office:value-type="string">
            <text:p>Rua Severino de Freitas Prestes 331, jD, Rodolfo Pirani</text:p>
          </table:table-cell>
          <table:table-cell office:value-type="string">
            <text:p>30143</text:p>
          </table:table-cell>
          <table:table-cell office:value-type="string">
            <text:p>Entidade Site</text:p>
          </table:table-cell>
          <table:table-cell office:value-type="string">
            <text:p>Associação Social Casa das Déboras</text:p>
          </table:table-cell>
        </table:table-row>
        <table:table-row>
          <table:table-cell office:value-type="string">
            <text:p>Rua Fajardo de Barros, 61 - Jd Campos - Itaim Paulista</text:p>
          </table:table-cell>
          <table:table-cell office:value-type="string">
            <text:p>30020</text:p>
          </table:table-cell>
          <table:table-cell office:value-type="string">
            <text:p>Entidade Site</text:p>
          </table:table-cell>
          <table:table-cell office:value-type="string">
            <text:p>Associação Social e Assistêncial Filantrópica do Itaim</text:p>
          </table:table-cell>
        </table:table-row>
        <table:table-row>
          <table:table-cell office:value-type="string">
            <text:p>Rua Aurélio de Campos 204 CEP 03977570</text:p>
          </table:table-cell>
          <table:table-cell office:value-type="string">
            <text:p>30280</text:p>
          </table:table-cell>
          <table:table-cell office:value-type="string">
            <text:p>Entidade Site</text:p>
          </table:table-cell>
          <table:table-cell office:value-type="string">
            <text:p>Associação Social Lírios do Vale</text:p>
          </table:table-cell>
        </table:table-row>
        <table:table-row>
          <table:table-cell office:value-type="string">
            <text:p>Avenida General Olimpio da Silveira, 427 - Santa Cecilia</text:p>
          </table:table-cell>
          <table:table-cell office:value-type="string">
            <text:p>12107</text:p>
          </table:table-cell>
          <table:table-cell office:value-type="string">
            <text:p>SMDHC</text:p>
          </table:table-cell>
          <table:table-cell office:value-type="string">
            <text:p>Associacao Social, Educacional e Cultural Novos Rumos 2 Entrega</text:p>
          </table:table-cell>
        </table:table-row>
        <table:table-row>
          <table:table-cell office:value-type="string">
            <text:p>Avenida Sapopemba, 11,558, loja 1 e 2</text:p>
          </table:table-cell>
          <table:table-cell office:value-type="string">
            <text:p>30091</text:p>
          </table:table-cell>
          <table:table-cell office:value-type="string">
            <text:p>Entidade Site</text:p>
          </table:table-cell>
          <table:table-cell office:value-type="string">
            <text:p>Associação Teotonio Vilela - 1ª entrega</text:p>
          </table:table-cell>
        </table:table-row>
        <table:table-row>
          <table:table-cell office:value-type="string">
            <text:p>Rua Cachoeira Utupiru 197 Vila Nova Itaim</text:p>
          </table:table-cell>
          <table:table-cell office:value-type="string">
            <text:p>30216</text:p>
          </table:table-cell>
          <table:table-cell office:value-type="string">
            <text:p>Entidade Site</text:p>
          </table:table-cell>
          <table:table-cell office:value-type="string">
            <text:p>Associação trabalho comunitário de vila Itaim</text:p>
          </table:table-cell>
        </table:table-row>
        <table:table-row>
          <table:table-cell office:value-type="string">
            <text:p>Rua Francisco Alarico Bergamo 765</text:p>
          </table:table-cell>
          <table:table-cell office:value-type="string">
            <text:p>30465</text:p>
          </table:table-cell>
          <table:table-cell office:value-type="string">
            <text:p>Entidade Site</text:p>
          </table:table-cell>
          <table:table-cell office:value-type="string">
            <text:p>Associação União dos Moradores de Vila Regina</text:p>
          </table:table-cell>
        </table:table-row>
        <table:table-row>
          <table:table-cell office:value-type="string">
            <text:p>Rua Serra Escalvada, 249</text:p>
          </table:table-cell>
          <table:table-cell office:value-type="string">
            <text:p>30042</text:p>
          </table:table-cell>
          <table:table-cell office:value-type="string">
            <text:p>Entidade Site</text:p>
          </table:table-cell>
          <table:table-cell office:value-type="string">
            <text:p>associação uniao dos moradores do jardim sao carlos - 1ª entrega</text:p>
          </table:table-cell>
        </table:table-row>
        <table:table-row>
          <table:table-cell office:value-type="string">
            <text:p>Rua Fernao mendes Pinto,35 Ermelino matarazzo SP</text:p>
          </table:table-cell>
          <table:table-cell office:value-type="string">
            <text:p>30342</text:p>
          </table:table-cell>
          <table:table-cell office:value-type="string">
            <text:p>Entidade Site</text:p>
          </table:table-cell>
          <table:table-cell office:value-type="string">
            <text:p>Associação Unida de Educação e Assistência</text:p>
          </table:table-cell>
        </table:table-row>
        <table:table-row>
          <table:table-cell office:value-type="string">
            <text:p>Rua Araguaia, 207, Canindé</text:p>
          </table:table-cell>
          <table:table-cell office:value-type="string">
            <text:p>301340</text:p>
          </table:table-cell>
          <table:table-cell office:value-type="string">
            <text:p>Entidade Site</text:p>
          </table:table-cell>
          <table:table-cell office:value-type="string">
            <text:p>Associação Vila Nova Cachoeirinha Centro</text:p>
          </table:table-cell>
        </table:table-row>
        <table:table-row>
          <table:table-cell office:value-type="string">
            <text:p>Rua Dr, Gustavo da Veiga,38</text:p>
          </table:table-cell>
          <table:table-cell office:value-type="string">
            <text:p>302389</text:p>
          </table:table-cell>
          <table:table-cell office:value-type="string">
            <text:p>Entidade Site</text:p>
          </table:table-cell>
          <table:table-cell office:value-type="string">
            <text:p>ASSOCIAÇÃO VISÃO DO FUTURO</text:p>
          </table:table-cell>
        </table:table-row>
        <table:table-row>
          <table:table-cell office:value-type="string">
            <text:p>avenida Leonardo da Vinci, 2650 Vila Guarani - CEP 4313-002</text:p>
          </table:table-cell>
          <table:table-cell office:value-type="string">
            <text:p>14138</text:p>
          </table:table-cell>
          <table:table-cell office:value-type="string">
            <text:p>SMPED</text:p>
          </table:table-cell>
          <table:table-cell office:value-type="string">
            <text:p>ASSOCIACAO DE SURDOS DO ESTADO DE SP - VEM SONHAR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9</text:p>
          </table:table-cell>
          <table:table-cell office:value-type="string">
            <text:p>Umm</text:p>
          </table:table-cell>
          <table:table-cell office:value-type="string">
            <text:p>Av Celso Garcia 1510</text:p>
          </table:table-cell>
        </table:table-row>
        <table:table-row>
          <table:table-cell office:value-type="string">
            <text:p>AV celso Garcia 1510</text:p>
          </table:table-cell>
          <table:table-cell office:value-type="string">
            <text:p>27527</text:p>
          </table:table-cell>
          <table:table-cell office:value-type="string">
            <text:p>Entidade</text:p>
          </table:table-cell>
          <table:table-cell office:value-type="string">
            <text:p>AV celso Garcia 1510</text:p>
          </table:table-cell>
        </table:table-row>
        <table:table-row>
          <table:table-cell office:value-type="string">
            <text:p>Avenida Nove de Julho, 398 - Bela Vista</text:p>
          </table:table-cell>
          <table:table-cell office:value-type="string">
            <text:p>22371</text:p>
          </table:table-cell>
          <table:table-cell office:value-type="string">
            <text:p>MSTC</text:p>
          </table:table-cell>
          <table:table-cell office:value-type="string">
            <text:p>Av Nove de Julho,396</text:p>
          </table:table-cell>
        </table:table-row>
        <table:table-row>
          <table:table-cell office:value-type="string">
            <text:p>Avenida Celso  Garcia  1558</text:p>
          </table:table-cell>
          <table:table-cell office:value-type="string">
            <text:p>27604</text:p>
          </table:table-cell>
          <table:table-cell office:value-type="string">
            <text:p>UMM</text:p>
          </table:table-cell>
          <table:table-cell office:value-type="string">
            <text:p>Avenida Celso  Garcia  1558</text:p>
          </table:table-cell>
        </table:table-row>
        <table:table-row>
          <table:table-cell office:value-type="string">
            <text:p>avenida celso garcia 1015</text:p>
          </table:table-cell>
          <table:table-cell office:value-type="string">
            <text:p>27611</text:p>
          </table:table-cell>
          <table:table-cell office:value-type="string">
            <text:p>UMM</text:p>
          </table:table-cell>
          <table:table-cell office:value-type="string">
            <text:p>avenida celso garcia 1015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6</text:p>
          </table:table-cell>
          <table:table-cell office:value-type="string">
            <text:p>Umm</text:p>
          </table:table-cell>
          <table:table-cell office:value-type="string">
            <text:p>Avenida Celso Garcia 1113</text:p>
          </table:table-cell>
        </table:table-row>
        <table:table-row>
          <table:table-cell office:value-type="string">
            <text:p>Avenida Celso Garcia 1113</text:p>
          </table:table-cell>
          <table:table-cell office:value-type="string">
            <text:p>27523</text:p>
          </table:table-cell>
          <table:table-cell office:value-type="string">
            <text:p>Entidade</text:p>
          </table:table-cell>
          <table:table-cell office:value-type="string">
            <text:p>Avenida Celso Garcia 1113</text:p>
          </table:table-cell>
        </table:table-row>
        <table:table-row>
          <table:table-cell office:value-type="string">
            <text:p>avenida celso garcia 1348</text:p>
          </table:table-cell>
          <table:table-cell office:value-type="string">
            <text:p>27602</text:p>
          </table:table-cell>
          <table:table-cell office:value-type="string">
            <text:p>UMM</text:p>
          </table:table-cell>
          <table:table-cell office:value-type="string">
            <text:p>avenida celso garcia 1348</text:p>
          </table:table-cell>
        </table:table-row>
        <table:table-row>
          <table:table-cell office:value-type="string">
            <text:p>avenida celso garcia 404</text:p>
          </table:table-cell>
          <table:table-cell office:value-type="string">
            <text:p>27603</text:p>
          </table:table-cell>
          <table:table-cell office:value-type="string">
            <text:p>UMM</text:p>
          </table:table-cell>
          <table:table-cell office:value-type="string">
            <text:p>avenida celso garcia 404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6</text:p>
          </table:table-cell>
          <table:table-cell office:value-type="string">
            <text:p>Umm</text:p>
          </table:table-cell>
          <table:table-cell office:value-type="string">
            <text:p>Avenida Lins De Vasconcelos N• 269.</text:p>
          </table:table-cell>
        </table:table-row>
        <table:table-row>
          <table:table-cell office:value-type="string">
            <text:p>Avenida Lins de Vasconcelos n269.</text:p>
          </table:table-cell>
          <table:table-cell office:value-type="string">
            <text:p>27514</text:p>
          </table:table-cell>
          <table:table-cell office:value-type="string">
            <text:p>Entidade</text:p>
          </table:table-cell>
          <table:table-cell office:value-type="string">
            <text:p>Avenida Lins de Vasconcelos n269.</text:p>
          </table:table-cell>
        </table:table-row>
        <table:table-row>
          <table:table-cell office:value-type="string">
            <text:p>Rua Salvador Dali, 55</text:p>
          </table:table-cell>
          <table:table-cell office:value-type="string">
            <text:p>11120</text:p>
          </table:table-cell>
          <table:table-cell office:value-type="string">
            <text:p>Sehab</text:p>
          </table:table-cell>
          <table:table-cell office:value-type="string">
            <text:p>Avila</text:p>
          </table:table-cell>
        </table:table-row>
        <table:table-row>
          <table:table-cell office:value-type="string">
            <text:p>Babilonia</text:p>
          </table:table-cell>
          <table:table-cell office:value-type="string">
            <text:p>11048</text:p>
          </table:table-cell>
          <table:table-cell office:value-type="string">
            <text:p>Sehab</text:p>
          </table:table-cell>
          <table:table-cell office:value-type="string">
            <text:p>Babilonia</text:p>
          </table:table-cell>
        </table:table-row>
        <table:table-row>
          <table:table-cell office:value-type="string">
            <text:p>RUA MANOEL DA MAIA 131</text:p>
          </table:table-cell>
          <table:table-cell office:value-type="string">
            <text:p>300249</text:p>
          </table:table-cell>
          <table:table-cell office:value-type="string">
            <text:p>Entidade</text:p>
          </table:table-cell>
          <table:table-cell office:value-type="string">
            <text:p>Bairros do distrito do Graja?: Jardim Castro Alves</text:p>
          </table:table-cell>
        </table:table-row>
        <table:table-row>
          <table:table-cell office:value-type="string">
            <text:p>Rua Tenente Sotomano, 1209 - Jardim Brasil</text:p>
          </table:table-cell>
          <table:table-cell office:value-type="string">
            <text:p>30763</text:p>
          </table:table-cell>
          <table:table-cell office:value-type="string">
            <text:p>Entidade Site</text:p>
          </table:table-cell>
          <table:table-cell office:value-type="string">
            <text:p>Bakissi Aueto Mona Cafung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4</text:p>
          </table:table-cell>
          <table:table-cell office:value-type="string">
            <text:p>Entidade</text:p>
          </table:table-cell>
          <table:table-cell office:value-type="string">
            <text:p>Balneário Novo São José</text:p>
          </table:table-cell>
        </table:table-row>
        <table:table-row>
          <table:table-cell office:value-type="string">
            <text:p>Rua Por do Sol, 20 - Viela M. Jd. Bandeirantes</text:p>
          </table:table-cell>
          <table:table-cell office:value-type="string">
            <text:p>27167</text:p>
          </table:table-cell>
          <table:table-cell office:value-type="string">
            <text:p>UMM</text:p>
          </table:table-cell>
          <table:table-cell office:value-type="string">
            <text:p>Bandeirantes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Sehab</text:p>
          </table:table-cell>
          <table:table-cell office:value-type="string">
            <text:p>Barcelona</text:p>
          </table:table-cell>
        </table:table-row>
        <table:table-row>
          <table:table-cell office:value-type="string">
            <text:p>Travessa pascoal Rossi, 5</text:p>
          </table:table-cell>
          <table:table-cell office:value-type="string">
            <text:p>24515</text:p>
          </table:table-cell>
          <table:table-cell office:value-type="string">
            <text:p>MTST</text:p>
          </table:table-cell>
          <table:table-cell office:value-type="string">
            <text:p>Barro Branco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Sehab</text:p>
          </table:table-cell>
          <table:table-cell office:value-type="string">
            <text:p>Beira Rio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Sehab</text:p>
          </table:table-cell>
          <table:table-cell office:value-type="string">
            <text:p>Beira Rio</text:p>
          </table:table-cell>
        </table:table-row>
        <table:table-row>
          <table:table-cell office:value-type="string">
            <text:p>Rua Ivinhema, 152, Belenzinho, 03020-010</text:p>
          </table:table-cell>
          <table:table-cell office:value-type="string">
            <text:p>29511</text:p>
          </table:table-cell>
          <table:table-cell office:value-type="string">
            <text:p>MUHAB</text:p>
          </table:table-cell>
          <table:table-cell office:value-type="string">
            <text:p>Belenzinho</text:p>
          </table:table-cell>
        </table:table-row>
        <table:table-row>
          <table:table-cell office:value-type="string">
            <text:p>Rua Pedro De Medeiros, 521</text:p>
          </table:table-cell>
          <table:table-cell office:value-type="string">
            <text:p>26483</text:p>
          </table:table-cell>
          <table:table-cell office:value-type="string">
            <text:p>Cmp</text:p>
          </table:table-cell>
          <table:table-cell office:value-type="string">
            <text:p>Bila Bela</text:p>
          </table:table-cell>
        </table:table-row>
        <table:table-row>
          <table:table-cell office:value-type="string">
            <text:p>Rua Pedro Medeiros</text:p>
          </table:table-cell>
          <table:table-cell office:value-type="string">
            <text:p>26482</text:p>
          </table:table-cell>
          <table:table-cell office:value-type="string">
            <text:p>Entidade</text:p>
          </table:table-cell>
          <table:table-cell office:value-type="string">
            <text:p>Bila Bela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6</text:p>
          </table:table-cell>
          <table:table-cell office:value-type="string">
            <text:p>Entidade</text:p>
          </table:table-cell>
          <table:table-cell office:value-type="string">
            <text:p>Bom retiro</text:p>
          </table:table-cell>
        </table:table-row>
        <table:table-row>
          <table:table-cell/>
          <table:table-cell office:value-type="string">
            <text:p>11129</text:p>
          </table:table-cell>
          <table:table-cell office:value-type="string">
            <text:p>Sehab</text:p>
          </table:table-cell>
          <table:table-cell office:value-type="string">
            <text:p>Boqueirão</text:p>
          </table:table-cell>
        </table:table-row>
        <table:table-row>
          <table:table-cell office:value-type="string">
            <text:p>Rua barra da areia 60, Jd Brasil</text:p>
          </table:table-cell>
          <table:table-cell office:value-type="string">
            <text:p>28541</text:p>
          </table:table-cell>
          <table:table-cell office:value-type="string">
            <text:p>Entidade</text:p>
          </table:table-cell>
          <table:table-cell office:value-type="string">
            <text:p>Boraceia</text:p>
          </table:table-cell>
        </table:table-row>
        <table:table-row>
          <table:table-cell office:value-type="string">
            <text:p>Boulevard Da Paz</text:p>
          </table:table-cell>
          <table:table-cell office:value-type="string">
            <text:p>11084</text:p>
          </table:table-cell>
          <table:table-cell office:value-type="string">
            <text:p>Sehab</text:p>
          </table:table-cell>
          <table:table-cell office:value-type="string">
            <text:p>Boulevard Da Paz</text:p>
          </table:table-cell>
        </table:table-row>
        <table:table-row>
          <table:table-cell office:value-type="string">
            <text:p>Rua Doutor Armando Da Silva Prado, 191</text:p>
          </table:table-cell>
          <table:table-cell office:value-type="string">
            <text:p>14117</text:p>
          </table:table-cell>
          <table:table-cell office:value-type="string">
            <text:p>Smped</text:p>
          </table:table-cell>
          <table:table-cell office:value-type="string">
            <text:p>Brascri</text:p>
          </table:table-cell>
        </table:table-row>
        <table:table-row>
          <table:table-cell office:value-type="string">
            <text:p>Rua Dr. Armando da Silva Prado, 191</text:p>
          </table:table-cell>
          <table:table-cell office:value-type="string">
            <text:p>14117</text:p>
          </table:table-cell>
          <table:table-cell office:value-type="string">
            <text:p>Smped</text:p>
          </table:table-cell>
          <table:table-cell office:value-type="string">
            <text:p>BRASCRI</text:p>
          </table:table-cell>
        </table:table-row>
        <table:table-row>
          <table:table-cell office:value-type="string">
            <text:p>Rua Padre Virgilio Campelo, 150</text:p>
          </table:table-cell>
          <table:table-cell office:value-type="string">
            <text:p>30062</text:p>
          </table:table-cell>
          <table:table-cell office:value-type="string">
            <text:p>Entidade Site</text:p>
          </table:table-cell>
          <table:table-cell office:value-type="string">
            <text:p>BRASIL SEM DIFERENCAS</text:p>
          </table:table-cell>
        </table:table-row>
        <table:table-row>
          <table:table-cell office:value-type="string">
            <text:p>Rua Santos Dias, 12</text:p>
          </table:table-cell>
          <table:table-cell office:value-type="string">
            <text:p>23392</text:p>
          </table:table-cell>
          <table:table-cell office:value-type="string">
            <text:p>Entidade</text:p>
          </table:table-cell>
          <table:table-cell office:value-type="string">
            <text:p>Brasilândia B7 e B8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3</text:p>
          </table:table-cell>
          <table:table-cell office:value-type="string">
            <text:p>SEHAB</text:p>
          </table:table-cell>
          <table:table-cell office:value-type="string">
            <text:p>Buraco do Sapo</text:p>
          </table:table-cell>
        </table:table-row>
        <table:table-row>
          <table:table-cell office:value-type="string">
            <text:p>Rua Carlos Farias 390, Jd. Raposo Tavares.SP</text:p>
          </table:table-cell>
          <table:table-cell office:value-type="string">
            <text:p>26539</text:p>
          </table:table-cell>
          <table:table-cell office:value-type="string">
            <text:p>Entidade</text:p>
          </table:table-cell>
          <table:table-cell office:value-type="string">
            <text:p>Butantã ll. Jd Raposo Tavares.</text:p>
          </table:table-cell>
        </table:table-row>
        <table:table-row>
          <table:table-cell office:value-type="string">
            <text:p>Rua bruno zabala 67</text:p>
          </table:table-cell>
          <table:table-cell office:value-type="string">
            <text:p>27158</text:p>
          </table:table-cell>
          <table:table-cell office:value-type="string">
            <text:p>Entidade</text:p>
          </table:table-cell>
          <table:table-cell office:value-type="string">
            <text:p>Cabore</text:p>
          </table:table-cell>
        </table:table-row>
        <table:table-row>
          <table:table-cell office:value-type="string">
            <text:p>Rua dos Heliotropios, 338 - Mirandopolis</text:p>
          </table:table-cell>
          <table:table-cell office:value-type="string">
            <text:p>14140</text:p>
          </table:table-cell>
          <table:table-cell office:value-type="string">
            <text:p>SMPED</text:p>
          </table:table-cell>
          <table:table-cell office:value-type="string">
            <text:p>CADEVI - CLUBE DE APOIO AO DEFICIENTE VISUAL</text:p>
          </table:table-cell>
        </table:table-row>
        <table:table-row>
          <table:table-cell office:value-type="string">
            <text:p>Rua Desiderio Ferreira, 1531</text:p>
          </table:table-cell>
          <table:table-cell office:value-type="string">
            <text:p>11171</text:p>
          </table:table-cell>
          <table:table-cell office:value-type="string">
            <text:p>SEHAB</text:p>
          </table:table-cell>
          <table:table-cell office:value-type="string">
            <text:p>Corrego Itarare</text:p>
          </table:table-cell>
        </table:table-row>
        <table:table-row>
          <table:table-cell/>
          <table:table-cell office:value-type="string">
            <text:p>11132</text:p>
          </table:table-cell>
          <table:table-cell office:value-type="string">
            <text:p>Sehab</text:p>
          </table:table-cell>
          <table:table-cell office:value-type="string">
            <text:p>Camarazal I</text:p>
          </table:table-cell>
        </table:table-row>
        <table:table-row>
          <table:table-cell office:value-type="string">
            <text:p>Alameda Nothmann, 485 - Campos Eliseos</text:p>
          </table:table-cell>
          <table:table-cell office:value-type="string">
            <text:p>12108</text:p>
          </table:table-cell>
          <table:table-cell office:value-type="string">
            <text:p>SMDHC</text:p>
          </table:table-cell>
          <table:table-cell office:value-type="string">
            <text:p>CAMI 2a Entrega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MTST</text:p>
          </table:table-cell>
          <table:table-cell office:value-type="string">
            <text:p>Caninde</text:p>
          </table:table-cell>
        </table:table-row>
        <table:table-row>
          <table:table-cell office:value-type="string">
            <text:p>avenida Primavera de Caiena, 338 - Parque Santa Madalena - Sapopemba</text:p>
          </table:table-cell>
          <table:table-cell office:value-type="string">
            <text:p>14175</text:p>
          </table:table-cell>
          <table:table-cell office:value-type="string">
            <text:p>SMPED</text:p>
          </table:table-cell>
          <table:table-cell office:value-type="string">
            <text:p>Cantinho da Esperanca</text:p>
          </table:table-cell>
        </table:table-row>
        <table:table-row>
          <table:table-cell office:value-type="string">
            <text:p>Rua Manoel Fialho, 83</text:p>
          </table:table-cell>
          <table:table-cell office:value-type="string">
            <text:p>11110</text:p>
          </table:table-cell>
          <table:table-cell office:value-type="string">
            <text:p>Sehab</text:p>
          </table:table-cell>
          <table:table-cell office:value-type="string">
            <text:p>Capao Redondo</text:p>
          </table:table-cell>
        </table:table-row>
        <table:table-row>
          <table:table-cell office:value-type="string">
            <text:p>avenida Cantidio Sampaio, 4547 (referencia: atras da consiga</text:p>
          </table:table-cell>
          <table:table-cell office:value-type="string">
            <text:p>11192</text:p>
          </table:table-cell>
          <table:table-cell office:value-type="string">
            <text:p>SEHAB</text:p>
          </table:table-cell>
          <table:table-cell office:value-type="string">
            <text:p>Capadocia</text:p>
          </table:table-cell>
        </table:table-row>
        <table:table-row>
          <table:table-cell office:value-type="string">
            <text:p>Rua Francisco Prisco, 100, Bloco 08, Apto. 03</text:p>
          </table:table-cell>
          <table:table-cell office:value-type="string">
            <text:p>29508</text:p>
          </table:table-cell>
          <table:table-cell office:value-type="string">
            <text:p>MUHAB</text:p>
          </table:table-cell>
          <table:table-cell office:value-type="string">
            <text:p>Capao Redondo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95</text:p>
          </table:table-cell>
          <table:table-cell office:value-type="string">
            <text:p>Mtst</text:p>
          </table:table-cell>
          <table:table-cell office:value-type="string">
            <text:p>Capão Redondo</text:p>
          </table:table-cell>
        </table:table-row>
        <table:table-row>
          <table:table-cell office:value-type="string">
            <text:p>Rua Capitão Salomão, 55 - Paissandú</text:p>
          </table:table-cell>
          <table:table-cell office:value-type="string">
            <text:p>26538</text:p>
          </table:table-cell>
          <table:table-cell office:value-type="string">
            <text:p>Entidade</text:p>
          </table:table-cell>
          <table:table-cell office:value-type="string">
            <text:p>Capitao salomão</text:p>
          </table:table-cell>
        </table:table-row>
        <table:table-row>
          <table:table-cell office:value-type="string">
            <text:p>Avenida Maria Amalia Lopes de Azevedo, 4180</text:p>
          </table:table-cell>
          <table:table-cell office:value-type="string">
            <text:p>21113</text:p>
          </table:table-cell>
          <table:table-cell office:value-type="string">
            <text:p>ACAO EDUCATIVA</text:p>
          </table:table-cell>
          <table:table-cell office:value-type="string">
            <text:p>Casa Cultural Hip Hop Jacana</text:p>
          </table:table-cell>
        </table:table-row>
        <table:table-row>
          <table:table-cell office:value-type="string">
            <text:p>R. Vacanga, 300 - Vila Carrao, São Paulo - SP, 03433-020</text:p>
          </table:table-cell>
          <table:table-cell office:value-type="string">
            <text:p>14118</text:p>
          </table:table-cell>
          <table:table-cell office:value-type="string">
            <text:p>Smped</text:p>
          </table:table-cell>
          <table:table-cell office:value-type="string">
            <text:p>CASA DA CRIANCA BETINHO</text:p>
          </table:table-cell>
        </table:table-row>
        <table:table-row>
          <table:table-cell office:value-type="string">
            <text:p>Rua Vacanga, 300</text:p>
          </table:table-cell>
          <table:table-cell office:value-type="string">
            <text:p>14118</text:p>
          </table:table-cell>
          <table:table-cell office:value-type="string">
            <text:p>Smped</text:p>
          </table:table-cell>
          <table:table-cell office:value-type="string">
            <text:p>Casa Da Criança Betinho</text:p>
          </table:table-cell>
        </table:table-row>
        <table:table-row>
          <table:table-cell office:value-type="string">
            <text:p>Rodovia Fernão Dias, Km 82</text:p>
          </table:table-cell>
          <table:table-cell office:value-type="string">
            <text:p>14102</text:p>
          </table:table-cell>
          <table:table-cell office:value-type="string">
            <text:p>Smped</text:p>
          </table:table-cell>
          <table:table-cell office:value-type="string">
            <text:p>CASA DE DAVID  GUARULHOS</text:p>
          </table:table-cell>
        </table:table-row>
        <table:table-row>
          <table:table-cell office:value-type="string">
            <text:p>Rua Mendes da Rocha, 1742</text:p>
          </table:table-cell>
          <table:table-cell office:value-type="string">
            <text:p>21112</text:p>
          </table:table-cell>
          <table:table-cell office:value-type="string">
            <text:p>ACAO EDUCATIVA</text:p>
          </table:table-cell>
          <table:table-cell office:value-type="string">
            <text:p>Casa do Meio do Mundo</text:p>
          </table:table-cell>
        </table:table-row>
        <table:table-row>
          <table:table-cell office:value-type="string">
            <text:p>Rua Conselheiro Belizario, 412- Loja reactor - Bras</text:p>
          </table:table-cell>
          <table:table-cell office:value-type="string">
            <text:p>14149</text:p>
          </table:table-cell>
          <table:table-cell office:value-type="string">
            <text:p>SMPED</text:p>
          </table:table-cell>
          <table:table-cell office:value-type="string">
            <text:p>Casa Hunter</text:p>
          </table:table-cell>
        </table:table-row>
        <table:table-row>
          <table:table-cell office:value-type="string">
            <text:p>Rua Miguel Rachid, 611 - Vila Paranagua</text:p>
          </table:table-cell>
          <table:table-cell office:value-type="string">
            <text:p>21120</text:p>
          </table:table-cell>
          <table:table-cell office:value-type="string">
            <text:p>ACAO</text:p>
          </table:table-cell>
          <table:table-cell office:value-type="string">
            <text:p>CASA POÃ?TICA</text:p>
          </table:table-cell>
        </table:table-row>
        <table:table-row>
          <table:table-cell office:value-type="string">
            <text:p>Rua Serra De Jairé, 1433</text:p>
          </table:table-cell>
          <table:table-cell office:value-type="string">
            <text:p>14119</text:p>
          </table:table-cell>
          <table:table-cell office:value-type="string">
            <text:p>Smped</text:p>
          </table:table-cell>
          <table:table-cell office:value-type="string">
            <text:p>Casa Vida I - Centro Social Nossa Senhora Do Bom Parto</text:p>
          </table:table-cell>
        </table:table-row>
        <table:table-row>
          <table:table-cell office:value-type="string">
            <text:p>Rua Serra de Jairé, 1433</text:p>
          </table:table-cell>
          <table:table-cell office:value-type="string">
            <text:p>14119</text:p>
          </table:table-cell>
          <table:table-cell office:value-type="string">
            <text:p>Smped</text:p>
          </table:table-cell>
          <table:table-cell office:value-type="string">
            <text:p>CASA VIDA I - Centro Social Nossa Senhora do bom Parto</text:p>
          </table:table-cell>
        </table:table-row>
        <table:table-row>
          <table:table-cell office:value-type="string">
            <text:p>Rua Narcisa Amalia, 73, Limao, Cep 02558-020</text:p>
          </table:table-cell>
          <table:table-cell office:value-type="string">
            <text:p>12109</text:p>
          </table:table-cell>
          <table:table-cell office:value-type="string">
            <text:p>SMDHC</text:p>
          </table:table-cell>
          <table:table-cell office:value-type="string">
            <text:p>Casarao Brasil Ã¢â‚¬â€œAssociacao LGBTI  -          2a entrega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9</text:p>
          </table:table-cell>
          <table:table-cell office:value-type="string">
            <text:p>SEHAB</text:p>
          </table:table-cell>
          <table:table-cell office:value-type="string">
            <text:p>Casas da Cohab</text:p>
          </table:table-cell>
        </table:table-row>
        <table:table-row>
          <table:table-cell office:value-type="string">
            <text:p>Rua Augusto Avancini, 248 - Jd. S. Jorge Cep 05568-050</text:p>
          </table:table-cell>
          <table:table-cell/>
          <table:table-cell office:value-type="string">
            <text:p>Smads</text:p>
          </table:table-cell>
          <table:table-cell office:value-type="string">
            <text:p>Cca Nosso Lar</text:p>
          </table:table-cell>
        </table:table-row>
        <table:table-row>
          <table:table-cell office:value-type="string">
            <text:p>Rua Benedito Brandao, 06 C Uniao De Vila Nova</text:p>
          </table:table-cell>
          <table:table-cell/>
          <table:table-cell office:value-type="string">
            <text:p>Smads</text:p>
          </table:table-cell>
          <table:table-cell office:value-type="string">
            <text:p>Cca Nova Uniao</text:p>
          </table:table-cell>
        </table:table-row>
        <table:table-row>
          <table:table-cell office:value-type="string">
            <text:p>Rua Salinas De Mossoro, 197 Vila Itaim</text:p>
          </table:table-cell>
          <table:table-cell/>
          <table:table-cell office:value-type="string">
            <text:p>Smads</text:p>
          </table:table-cell>
          <table:table-cell office:value-type="string">
            <text:p>Cca Vila Itaim</text:p>
          </table:table-cell>
        </table:table-row>
        <table:table-row>
          <table:table-cell office:value-type="string">
            <text:p>Rua Ardisia, 01 - Vila Progresso</text:p>
          </table:table-cell>
          <table:table-cell/>
          <table:table-cell office:value-type="string">
            <text:p>Smads</text:p>
          </table:table-cell>
          <table:table-cell office:value-type="string">
            <text:p>Cca Vila Progresso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90</text:p>
          </table:table-cell>
          <table:table-cell office:value-type="string">
            <text:p>Entidade Site</text:p>
          </table:table-cell>
          <table:table-cell office:value-type="string">
            <text:p>CDC Cidade São Mateus 2A ENTREGA</text:p>
          </table:table-cell>
        </table:table-row>
        <table:table-row>
          <table:table-cell office:value-type="string">
            <text:p>Rua Professor Sylas Baltazar de Araujo, 220, Vila Arapua</text:p>
          </table:table-cell>
          <table:table-cell office:value-type="string">
            <text:p>21123</text:p>
          </table:table-cell>
          <table:table-cell office:value-type="string">
            <text:p>Acao Educativa</text:p>
          </table:table-cell>
          <table:table-cell office:value-type="string">
            <text:p>CDC Parque Fongaro</text:p>
          </table:table-cell>
        </table:table-row>
        <table:table-row>
          <table:table-cell office:value-type="string">
            <text:p>Rua vieira martins  2  Bresser</text:p>
          </table:table-cell>
          <table:table-cell office:value-type="string">
            <text:p>27179</text:p>
          </table:table-cell>
          <table:table-cell office:value-type="string">
            <text:p>Entidade</text:p>
          </table:table-cell>
          <table:table-cell office:value-type="string">
            <text:p>Celso garcia</text:p>
          </table:table-cell>
        </table:table-row>
        <table:table-row>
          <table:table-cell office:value-type="string">
            <text:p>Rua Conde de Sao Joaquim, 179 - Liberdade
 Sao Paulo</text:p>
          </table:table-cell>
          <table:table-cell office:value-type="string">
            <text:p>12113</text:p>
          </table:table-cell>
          <table:table-cell office:value-type="string">
            <text:p>SMDHC</text:p>
          </table:table-cell>
          <table:table-cell office:value-type="string">
            <text:p>CEMIR 2 Entrega</text:p>
          </table:table-cell>
        </table:table-row>
        <table:table-row>
          <table:table-cell office:value-type="string">
            <text:p>Rua Francisco Bueno, 384</text:p>
          </table:table-cell>
          <table:table-cell office:value-type="string">
            <text:p>14177</text:p>
          </table:table-cell>
          <table:table-cell office:value-type="string">
            <text:p>SMPED</text:p>
          </table:table-cell>
          <table:table-cell office:value-type="string">
            <text:p>CENHA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SMDHC</text:p>
          </table:table-cell>
          <table:table-cell office:value-type="string">
            <text:p>Centro Comunitario e Social do Jardim Lourdes - 2a entrega</text:p>
          </table:table-cell>
        </table:table-row>
        <table:table-row>
          <table:table-cell office:value-type="string">
            <text:p>Rua Arumarana, 26 - Jd, Eliane</text:p>
          </table:table-cell>
          <table:table-cell office:value-type="string">
            <text:p>30233</text:p>
          </table:table-cell>
          <table:table-cell office:value-type="string">
            <text:p>Entidade Site</text:p>
          </table:table-cell>
          <table:table-cell office:value-type="string">
            <text:p>Centro de Ação Social Espaço Livre</text:p>
          </table:table-cell>
        </table:table-row>
        <table:table-row>
          <table:table-cell office:value-type="string">
            <text:p>Rua Cinturão Verde, 156 - Vila Santa Inês</text:p>
          </table:table-cell>
          <table:table-cell office:value-type="string">
            <text:p>30321</text:p>
          </table:table-cell>
          <table:table-cell office:value-type="string">
            <text:p>Entidade Site</text:p>
          </table:table-cell>
          <table:table-cell office:value-type="string">
            <text:p>Centro de Educação Popular da Comunidade Nossa Senhora da Aparecida</text:p>
          </table:table-cell>
        </table:table-row>
        <table:table-row>
          <table:table-cell office:value-type="string">
            <text:p>Rua Ovídio Lopes, 253</text:p>
          </table:table-cell>
          <table:table-cell office:value-type="string">
            <text:p>30459</text:p>
          </table:table-cell>
          <table:table-cell office:value-type="string">
            <text:p>Gabi</text:p>
          </table:table-cell>
          <table:table-cell office:value-type="string">
            <text:p>Centro De Promoção Humana Lar Vicentino Ermelino Matarazzo</text:p>
          </table:table-cell>
        </table:table-row>
        <table:table-row>
          <table:table-cell office:value-type="string">
            <text:p>Rua Banco Das Palmas, 361</text:p>
          </table:table-cell>
          <table:table-cell/>
          <table:table-cell office:value-type="string">
            <text:p>Smads</text:p>
          </table:table-cell>
          <table:table-cell office:value-type="string">
            <text:p>Centro Pop Santana/tucuruvi</text:p>
          </table:table-cell>
        </table:table-row>
        <table:table-row>
          <table:table-cell office:value-type="string">
            <text:p>Rua Promotor Gabriel Nettuzzi Peres, 81</text:p>
          </table:table-cell>
          <table:table-cell/>
          <table:table-cell office:value-type="string">
            <text:p>Smads</text:p>
          </table:table-cell>
          <table:table-cell office:value-type="string">
            <text:p>Centro Pop Santo Amaro</text:p>
          </table:table-cell>
        </table:table-row>
        <table:table-row>
          <table:table-cell office:value-type="string">
            <text:p>Rua Baltasar Abadal, 33 - Vila Santista,</text:p>
          </table:table-cell>
          <table:table-cell office:value-type="string">
            <text:p>28542</text:p>
          </table:table-cell>
          <table:table-cell office:value-type="string">
            <text:p>Entidade</text:p>
          </table:table-cell>
          <table:table-cell office:value-type="string">
            <text:p>Ceu Paz</text:p>
          </table:table-cell>
        </table:table-row>
        <table:table-row>
          <table:table-cell office:value-type="string">
            <text:p>Rua Analia Irma de Oliveira, 60  CEP 04890-500</text:p>
          </table:table-cell>
          <table:table-cell office:value-type="string">
            <text:p>24505</text:p>
          </table:table-cell>
          <table:table-cell office:value-type="string">
            <text:p>MTST</text:p>
          </table:table-cell>
          <table:table-cell office:value-type="string">
            <text:p>Chacara Eldorado</text:p>
          </table:table-cell>
        </table:table-row>
        <table:table-row>
          <table:table-cell office:value-type="string">
            <text:p>Estrada Nezilio Banqueri, 15 - Chac. Sta. Maria</text:p>
          </table:table-cell>
          <table:table-cell office:value-type="string">
            <text:p>28556</text:p>
          </table:table-cell>
          <table:table-cell office:value-type="string">
            <text:p>FACESP</text:p>
          </table:table-cell>
          <table:table-cell office:value-type="string">
            <text:p>Chac Sta. Maria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5</text:p>
          </table:table-cell>
          <table:table-cell office:value-type="string">
            <text:p>SEHAB</text:p>
          </table:table-cell>
          <table:table-cell office:value-type="string">
            <text:p>Chacara Bandeirantes</text:p>
          </table:table-cell>
        </table:table-row>
        <table:table-row>
          <table:table-cell/>
          <table:table-cell office:value-type="string">
            <text:p>11086</text:p>
          </table:table-cell>
          <table:table-cell office:value-type="string">
            <text:p>Sehab</text:p>
          </table:table-cell>
          <table:table-cell office:value-type="string">
            <text:p>CHÃCARA DO CONDE GLEBA 01</text:p>
          </table:table-cell>
        </table:table-row>
        <table:table-row>
          <table:table-cell office:value-type="string">
            <text:p>Trav. Cardomomo da Terra, 208</text:p>
          </table:table-cell>
          <table:table-cell office:value-type="string">
            <text:p>11191</text:p>
          </table:table-cell>
          <table:table-cell office:value-type="string">
            <text:p>SEHAB</text:p>
          </table:table-cell>
          <table:table-cell office:value-type="string">
            <text:p>Chacara do Meio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5</text:p>
          </table:table-cell>
          <table:table-cell office:value-type="string">
            <text:p>Entidade</text:p>
          </table:table-cell>
          <table:table-cell office:value-type="string">
            <text:p>CIDADE A. E. CARVALHO - GLEBAS 1,2,3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2</text:p>
          </table:table-cell>
          <table:table-cell office:value-type="string">
            <text:p>Entidade</text:p>
          </table:table-cell>
          <table:table-cell office:value-type="string">
            <text:p>Cidade de Abril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6</text:p>
          </table:table-cell>
          <table:table-cell office:value-type="string">
            <text:p>Entidade</text:p>
          </table:table-cell>
          <table:table-cell office:value-type="string">
            <text:p>CIDADE SATELITE SANTA BARBARA</text:p>
          </table:table-cell>
        </table:table-row>
        <table:table-row>
          <table:table-cell office:value-type="string">
            <text:p>City Jaragua</text:p>
          </table:table-cell>
          <table:table-cell office:value-type="string">
            <text:p>11011</text:p>
          </table:table-cell>
          <table:table-cell office:value-type="string">
            <text:p>Sehab</text:p>
          </table:table-cell>
          <table:table-cell office:value-type="string">
            <text:p>City Jaragua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579</text:p>
          </table:table-cell>
          <table:table-cell office:value-type="string">
            <text:p>UMM</text:p>
          </table:table-cell>
          <table:table-cell office:value-type="string">
            <text:p>City Jaragua - Nucleo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5</text:p>
          </table:table-cell>
          <table:table-cell office:value-type="string">
            <text:p>Entidade Site</text:p>
          </table:table-cell>
          <table:table-cell office:value-type="string">
            <text:p>Clube Atlético Arapuá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1</text:p>
          </table:table-cell>
          <table:table-cell office:value-type="string">
            <text:p>Entidade Site</text:p>
          </table:table-cell>
          <table:table-cell office:value-type="string">
            <text:p>Clube da comunidade Jardim cachoeira salve periferico</text:p>
          </table:table-cell>
        </table:table-row>
        <table:table-row>
          <table:table-cell office:value-type="string">
            <text:p>Rua São Felix, 200, Jardim Nova Tereza</text:p>
          </table:table-cell>
          <table:table-cell office:value-type="string">
            <text:p>30473</text:p>
          </table:table-cell>
          <table:table-cell office:value-type="string">
            <text:p>Entidade Site</text:p>
          </table:table-cell>
          <table:table-cell office:value-type="string">
            <text:p>Clube das senhoras unidas</text:p>
          </table:table-cell>
        </table:table-row>
        <table:table-row>
          <table:table-cell office:value-type="string">
            <text:p>TV DOM BOSCO, N, 32 A - BAIRRO JARDIM MATARAZZO - CEP,: 03,810-045</text:p>
          </table:table-cell>
          <table:table-cell office:value-type="string">
            <text:p>30956</text:p>
          </table:table-cell>
          <table:table-cell office:value-type="string">
            <text:p>Entidade Site</text:p>
          </table:table-cell>
          <table:table-cell office:value-type="string">
            <text:p>CLUBER DA COMUNIDADE DA DANUBIO JD MATARAZZO</text:p>
          </table:table-cell>
        </table:table-row>
        <table:table-row>
          <table:table-cell office:value-type="string">
            <text:p>Rua Modelar, Cohab Adventista</text:p>
          </table:table-cell>
          <table:table-cell office:value-type="string">
            <text:p>29501</text:p>
          </table:table-cell>
          <table:table-cell office:value-type="string">
            <text:p>Entidade</text:p>
          </table:table-cell>
          <table:table-cell office:value-type="string">
            <text:p>Cohab Adventista</text:p>
          </table:table-cell>
        </table:table-row>
        <table:table-row>
          <table:table-cell office:value-type="string">
            <text:p>Rua Arturo Vital, 78</text:p>
          </table:table-cell>
          <table:table-cell office:value-type="string">
            <text:p>26535</text:p>
          </table:table-cell>
          <table:table-cell office:value-type="string">
            <text:p>Entidade</text:p>
          </table:table-cell>
          <table:table-cell office:value-type="string">
            <text:p>Cohab II</text:p>
          </table:table-cell>
        </table:table-row>
        <table:table-row>
          <table:table-cell office:value-type="string">
            <text:p>Praca Augusto Rademaker Grunewald, 37</text:p>
          </table:table-cell>
          <table:table-cell office:value-type="string">
            <text:p>11073</text:p>
          </table:table-cell>
          <table:table-cell office:value-type="string">
            <text:p>SEHAB</text:p>
          </table:table-cell>
          <table:table-cell office:value-type="string">
            <text:p>Coliseu</text:p>
          </table:table-cell>
        </table:table-row>
        <table:table-row>
          <table:table-cell office:value-type="string">
            <text:p>Rua Sarah Kubitschek, 165-A</text:p>
          </table:table-cell>
          <table:table-cell office:value-type="string">
            <text:p>21119</text:p>
          </table:table-cell>
          <table:table-cell office:value-type="string">
            <text:p>ACAO EDUCATIVA</text:p>
          </table:table-cell>
          <table:table-cell office:value-type="string">
            <text:p>Colmeia Tiradentes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MTST</text:p>
          </table:table-cell>
          <table:table-cell office:value-type="string">
            <text:p>Colonial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MTST</text:p>
          </table:table-cell>
          <table:table-cell office:value-type="string">
            <text:p>Colonial 3a ENTREGA</text:p>
          </table:table-cell>
        </table:table-row>
        <table:table-row>
          <table:table-cell office:value-type="string">
            <text:p>Rua Algard, Jd. São Bento</text:p>
          </table:table-cell>
          <table:table-cell office:value-type="string">
            <text:p>29502</text:p>
          </table:table-cell>
          <table:table-cell office:value-type="string">
            <text:p>Entidade</text:p>
          </table:table-cell>
          <table:table-cell office:value-type="string">
            <text:p>Comercial</text:p>
          </table:table-cell>
        </table:table-row>
        <table:table-row>
          <table:table-cell office:value-type="string">
            <text:p>RUA JOAQUIM GOVEIA FRANCO 388</text:p>
          </table:table-cell>
          <table:table-cell office:value-type="string">
            <text:p>300198</text:p>
          </table:table-cell>
          <table:table-cell office:value-type="string">
            <text:p>Entidade</text:p>
          </table:table-cell>
          <table:table-cell office:value-type="string">
            <text:p>Comunidade   jardim Tiet?</text:p>
          </table:table-cell>
        </table:table-row>
        <table:table-row>
          <table:table-cell office:value-type="string">
            <text:p>Rua Diogo Garcia 254 - Parque Boa Esperanca</text:p>
          </table:table-cell>
          <table:table-cell office:value-type="string">
            <text:p>14143</text:p>
          </table:table-cell>
          <table:table-cell office:value-type="string">
            <text:p>SMPED / CMPD</text:p>
          </table:table-cell>
          <table:table-cell office:value-type="string">
            <text:p>Comunidade Cantinho da Paz II</text:p>
          </table:table-cell>
        </table:table-row>
        <table:table-row>
          <table:table-cell office:value-type="string">
            <text:p>Rua Julio Cesar Moreira, 274 - Jd. Rodolfo Pirani</text:p>
          </table:table-cell>
          <table:table-cell office:value-type="string">
            <text:p>14154</text:p>
          </table:table-cell>
          <table:table-cell office:value-type="string">
            <text:p>SMPED</text:p>
          </table:table-cell>
          <table:table-cell office:value-type="string">
            <text:p>Comunidade Cantinho da Paz III</text:p>
          </table:table-cell>
        </table:table-row>
        <table:table-row>
          <table:table-cell office:value-type="string">
            <text:p>Rua Joao dos Reis 19 - Vila Princesa Isabel</text:p>
          </table:table-cell>
          <table:table-cell office:value-type="string">
            <text:p>14155</text:p>
          </table:table-cell>
          <table:table-cell office:value-type="string">
            <text:p>SMPED</text:p>
          </table:table-cell>
          <table:table-cell office:value-type="string">
            <text:p>Comunidade Cantinho da Paz IV</text:p>
          </table:table-cell>
        </table:table-row>
        <table:table-row>
          <table:table-cell office:value-type="string">
            <text:p>RUA JEAN NOVERRE 82 PARQUE DOS BANCARIOS</text:p>
          </table:table-cell>
          <table:table-cell office:value-type="string">
            <text:p>300225</text:p>
          </table:table-cell>
          <table:table-cell office:value-type="string">
            <text:p>Entidade</text:p>
          </table:table-cell>
          <table:table-cell office:value-type="string">
            <text:p>Comunidade do Parque Banc?rio  e Jardim Sinh?</text:p>
          </table:table-cell>
        </table:table-row>
        <table:table-row>
          <table:table-cell office:value-type="string">
            <text:p>Rua Chubei Takahashi 650</text:p>
          </table:table-cell>
          <table:table-cell office:value-type="string">
            <text:p>23419</text:p>
          </table:table-cell>
          <table:table-cell office:value-type="string">
            <text:p>Entidade</text:p>
          </table:table-cell>
          <table:table-cell office:value-type="string">
            <text:p>COMUNIDADE ITAQUERA</text:p>
          </table:table-cell>
        </table:table-row>
        <table:table-row>
          <table:table-cell office:value-type="string">
            <text:p>RUA GREGORIO DE TORRES 540 SALA 1</text:p>
          </table:table-cell>
          <table:table-cell office:value-type="string">
            <text:p>300292</text:p>
          </table:table-cell>
          <table:table-cell office:value-type="string">
            <text:p>Entidade</text:p>
          </table:table-cell>
          <table:table-cell office:value-type="string">
            <text:p>Comunidade Jdm Iporanga...e arredores</text:p>
          </table:table-cell>
        </table:table-row>
        <table:table-row>
          <table:table-cell office:value-type="string">
            <text:p>Rua Giovani Nasco, 500</text:p>
          </table:table-cell>
          <table:table-cell office:value-type="string">
            <text:p>23422</text:p>
          </table:table-cell>
          <table:table-cell office:value-type="string">
            <text:p>FLM</text:p>
          </table:table-cell>
          <table:table-cell office:value-type="string">
            <text:p>COMUNIDADE SANTO ROSÃRIO</text:p>
          </table:table-cell>
        </table:table-row>
        <table:table-row>
          <table:table-cell office:value-type="string">
            <text:p>Conego Jose Maria Fernandes, 356</text:p>
          </table:table-cell>
          <table:table-cell office:value-type="string">
            <text:p>23425</text:p>
          </table:table-cell>
          <table:table-cell office:value-type="string">
            <text:p>FLM</text:p>
          </table:table-cell>
          <table:table-cell office:value-type="string">
            <text:p>comunidade Vila Flavia</text:p>
          </table:table-cell>
        </table:table-row>
        <table:table-row>
          <table:table-cell office:value-type="string">
            <text:p>Avenida Antonio Carlos Benjamin, 2764</text:p>
          </table:table-cell>
          <table:table-cell office:value-type="string">
            <text:p>24501</text:p>
          </table:table-cell>
          <table:table-cell office:value-type="string">
            <text:p>MTST</text:p>
          </table:table-cell>
          <table:table-cell office:value-type="string">
            <text:p>Comunidade Vila Uniao</text:p>
          </table:table-cell>
        </table:table-row>
        <table:table-row>
          <table:table-cell office:value-type="string">
            <text:p>RUA MAJOR DANTAS CORTEZ 1510 VILA GUSTAVO CEP 02206 000</text:p>
          </table:table-cell>
          <table:table-cell office:value-type="string">
            <text:p>300435</text:p>
          </table:table-cell>
          <table:table-cell office:value-type="string">
            <text:p>Entidade</text:p>
          </table:table-cell>
          <table:table-cell office:value-type="string">
            <text:p>Comunidades da Vila Gustavo, Vila Guilherme, Jardi</text:p>
          </table:table-cell>
        </table:table-row>
        <table:table-row>
          <table:table-cell office:value-type="string">
            <text:p>RUA TAPIRAI 236 VILA ISOLINA MAZZEI SAO PAULO SP 02083 070</text:p>
          </table:table-cell>
          <table:table-cell office:value-type="string">
            <text:p>300418</text:p>
          </table:table-cell>
          <table:table-cell office:value-type="string">
            <text:p>Entidade</text:p>
          </table:table-cell>
          <table:table-cell office:value-type="string">
            <text:p>Comunidades do Jardim Brasil, Vila medeiros, Vila</text:p>
          </table:table-cell>
        </table:table-row>
        <table:table-row>
          <table:table-cell office:value-type="string">
            <text:p>RUA ABILIO CESAR 570</text:p>
          </table:table-cell>
          <table:table-cell office:value-type="string">
            <text:p>300479</text:p>
          </table:table-cell>
          <table:table-cell office:value-type="string">
            <text:p>Entidade</text:p>
          </table:table-cell>
          <table:table-cell office:value-type="string">
            <text:p>Comunidades do Jardim Jangadeiro, Jardim Paranapan</text:p>
          </table:table-cell>
        </table:table-row>
        <table:table-row>
          <table:table-cell office:value-type="string">
            <text:p>RUA SAO POMPEU 57 BAIRRO JARDIM JAPAO CEP 02 135 020</text:p>
          </table:table-cell>
          <table:table-cell office:value-type="string">
            <text:p>300423</text:p>
          </table:table-cell>
          <table:table-cell office:value-type="string">
            <text:p>Entidade</text:p>
          </table:table-cell>
          <table:table-cell office:value-type="string">
            <text:p>Comunidades do Parque Vila Maria, Parque Novo Mund</text:p>
          </table:table-cell>
        </table:table-row>
        <table:table-row>
          <table:table-cell office:value-type="string">
            <text:p>Rua Doutor Alcides De Campos, 115</text:p>
          </table:table-cell>
          <table:table-cell office:value-type="string">
            <text:p>11126</text:p>
          </table:table-cell>
          <table:table-cell office:value-type="string">
            <text:p>Sehab</text:p>
          </table:table-cell>
          <table:table-cell office:value-type="string">
            <text:p>Cond. Pérola Byington</text:p>
          </table:table-cell>
        </table:table-row>
        <table:table-row>
          <table:table-cell office:value-type="string">
            <text:p>Conde de Sao Joaquim , 318</text:p>
          </table:table-cell>
          <table:table-cell office:value-type="string">
            <text:p>27581</text:p>
          </table:table-cell>
          <table:table-cell office:value-type="string">
            <text:p>UMM</text:p>
          </table:table-cell>
          <table:table-cell office:value-type="string">
            <text:p>Conde de Sao Joaquim , 318</text:p>
          </table:table-cell>
        </table:table-row>
        <table:table-row>
          <table:table-cell office:value-type="string">
            <text:p>Conde de Sao Joaquim , 326</text:p>
          </table:table-cell>
          <table:table-cell office:value-type="string">
            <text:p>27582</text:p>
          </table:table-cell>
          <table:table-cell office:value-type="string">
            <text:p>UMM</text:p>
          </table:table-cell>
          <table:table-cell office:value-type="string">
            <text:p>Conde de Sao Joaquim , 326</text:p>
          </table:table-cell>
        </table:table-row>
        <table:table-row>
          <table:table-cell office:value-type="string">
            <text:p>Conde de Sao Joaquim, 100</text:p>
          </table:table-cell>
          <table:table-cell office:value-type="string">
            <text:p>27583</text:p>
          </table:table-cell>
          <table:table-cell office:value-type="string">
            <text:p>UMM</text:p>
          </table:table-cell>
          <table:table-cell office:value-type="string">
            <text:p>Conde de Sao Joaquim, 100</text:p>
          </table:table-cell>
        </table:table-row>
        <table:table-row>
          <table:table-cell office:value-type="string">
            <text:p>Conde de Sao Joaquim, 118</text:p>
          </table:table-cell>
          <table:table-cell office:value-type="string">
            <text:p>27584</text:p>
          </table:table-cell>
          <table:table-cell office:value-type="string">
            <text:p>UMM</text:p>
          </table:table-cell>
          <table:table-cell office:value-type="string">
            <text:p>Conde de Sao Joaquim, 118</text:p>
          </table:table-cell>
        </table:table-row>
        <table:table-row>
          <table:table-cell office:value-type="string">
            <text:p>Conde de Sao Joaquim, 139</text:p>
          </table:table-cell>
          <table:table-cell office:value-type="string">
            <text:p>27585</text:p>
          </table:table-cell>
          <table:table-cell office:value-type="string">
            <text:p>UMM</text:p>
          </table:table-cell>
          <table:table-cell office:value-type="string">
            <text:p>Conde de Sao Joaquim, 139</text:p>
          </table:table-cell>
        </table:table-row>
        <table:table-row>
          <table:table-cell office:value-type="string">
            <text:p>Conde de Sao Joaquim, 196</text:p>
          </table:table-cell>
          <table:table-cell office:value-type="string">
            <text:p>27586</text:p>
          </table:table-cell>
          <table:table-cell office:value-type="string">
            <text:p>UMM</text:p>
          </table:table-cell>
          <table:table-cell office:value-type="string">
            <text:p>Conde de Sao Joaquim, 196</text:p>
          </table:table-cell>
        </table:table-row>
        <table:table-row>
          <table:table-cell office:value-type="string">
            <text:p>Conde de Sao Joaquim, 315</text:p>
          </table:table-cell>
          <table:table-cell office:value-type="string">
            <text:p>27587</text:p>
          </table:table-cell>
          <table:table-cell office:value-type="string">
            <text:p>UMM</text:p>
          </table:table-cell>
          <table:table-cell office:value-type="string">
            <text:p>Conde de Sao Joaquim, 315</text:p>
          </table:table-cell>
        </table:table-row>
        <table:table-row>
          <table:table-cell office:value-type="string">
            <text:p>Conde de Sao Joaquim, 317</text:p>
          </table:table-cell>
          <table:table-cell office:value-type="string">
            <text:p>27588</text:p>
          </table:table-cell>
          <table:table-cell office:value-type="string">
            <text:p>UMM</text:p>
          </table:table-cell>
          <table:table-cell office:value-type="string">
            <text:p>Conde de Sao Joaquim, 317</text:p>
          </table:table-cell>
        </table:table-row>
        <table:table-row>
          <table:table-cell office:value-type="string">
            <text:p>Conde de Sao Joaquim, 210</text:p>
          </table:table-cell>
          <table:table-cell office:value-type="string">
            <text:p>27589</text:p>
          </table:table-cell>
          <table:table-cell office:value-type="string">
            <text:p>UMM</text:p>
          </table:table-cell>
          <table:table-cell office:value-type="string">
            <text:p>Conde de Sao Joaquim,210</text:p>
          </table:table-cell>
        </table:table-row>
        <table:table-row>
          <table:table-cell office:value-type="string">
            <text:p>Rua Dr. Alcides de Campos, 115</text:p>
          </table:table-cell>
          <table:table-cell office:value-type="string">
            <text:p>11126</text:p>
          </table:table-cell>
          <table:table-cell office:value-type="string">
            <text:p>Sehab</text:p>
          </table:table-cell>
          <table:table-cell office:value-type="string">
            <text:p>CONDOMÍNIO P??ROLA BYINGTON</text:p>
          </table:table-cell>
        </table:table-row>
        <table:table-row>
          <table:table-cell office:value-type="string">
            <text:p>Estrada do M Boi Mirim, 120/130</text:p>
          </table:table-cell>
          <table:table-cell office:value-type="string">
            <text:p>11079</text:p>
          </table:table-cell>
          <table:table-cell office:value-type="string">
            <text:p>SEHAB</text:p>
          </table:table-cell>
          <table:table-cell office:value-type="string">
            <text:p>Condominio Ponte Baixa A</text:p>
          </table:table-cell>
        </table:table-row>
        <table:table-row>
          <table:table-cell office:value-type="string">
            <text:p>Rua Galvão Bueno, 782</text:p>
          </table:table-cell>
          <table:table-cell office:value-type="string">
            <text:p>30755</text:p>
          </table:table-cell>
          <table:table-cell office:value-type="string">
            <text:p>Entidade Site</text:p>
          </table:table-cell>
          <table:table-cell office:value-type="string">
            <text:p>Confederação das Mulheres do Brasil</text:p>
          </table:table-cell>
        </table:table-row>
        <table:table-row>
          <table:table-cell office:value-type="string">
            <text:p>Avenida Luis Carlos Berrine, 1877 - Brooklin</text:p>
          </table:table-cell>
          <table:table-cell/>
          <table:table-cell office:value-type="string">
            <text:p>Smads</text:p>
          </table:table-cell>
          <table:table-cell office:value-type="string">
            <text:p>Conj. Res. Jardim Edite</text:p>
          </table:table-cell>
        </table:table-row>
        <table:table-row>
          <table:table-cell office:value-type="string">
            <text:p>RUA MARGOT FONTEYN 25 CEP 08121 710</text:p>
          </table:table-cell>
          <table:table-cell office:value-type="string">
            <text:p>300024</text:p>
          </table:table-cell>
          <table:table-cell office:value-type="string">
            <text:p>Entidade</text:p>
          </table:table-cell>
          <table:table-cell office:value-type="string">
            <text:p>Conjunto Encosta Norte - Itaim Paulista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9</text:p>
          </table:table-cell>
          <table:table-cell office:value-type="string">
            <text:p>Entidade</text:p>
          </table:table-cell>
          <table:table-cell office:value-type="string">
            <text:p>Conjunto habitacional Jd São Bento</text:p>
          </table:table-cell>
        </table:table-row>
        <table:table-row>
          <table:table-cell office:value-type="string">
            <text:p>Rua Albertino Rasconi, 69</text:p>
          </table:table-cell>
          <table:table-cell office:value-type="string">
            <text:p>26489</text:p>
          </table:table-cell>
          <table:table-cell office:value-type="string">
            <text:p>Cmp</text:p>
          </table:table-cell>
          <table:table-cell office:value-type="string">
            <text:p>Conjunto Jose Bonifácio</text:p>
          </table:table-cell>
        </table:table-row>
        <table:table-row>
          <table:table-cell office:value-type="string">
            <text:p>Rua Albertino Rasconi, 69 - Conj. José Bonifácio - Itaquera</text:p>
          </table:table-cell>
          <table:table-cell office:value-type="string">
            <text:p>26488</text:p>
          </table:table-cell>
          <table:table-cell office:value-type="string">
            <text:p>Entidade</text:p>
          </table:table-cell>
          <table:table-cell office:value-type="string">
            <text:p>Conjunto Jose Bonifácio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8</text:p>
          </table:table-cell>
          <table:table-cell office:value-type="string">
            <text:p>SEHAB</text:p>
          </table:table-cell>
          <table:table-cell office:value-type="string">
            <text:p>Conjunto Morro da Esperanca e Ocupacao Cemiterio Cachoeirinha</text:p>
          </table:table-cell>
        </table:table-row>
        <table:table-row>
          <table:table-cell office:value-type="string">
            <text:p>Viela Luis Figueira s/n. Final da rua Joao Aires, Jd Bandeirantes</text:p>
          </table:table-cell>
          <table:table-cell office:value-type="string">
            <text:p>27578</text:p>
          </table:table-cell>
          <table:table-cell office:value-type="string">
            <text:p>UMM</text:p>
          </table:table-cell>
          <table:table-cell office:value-type="string">
            <text:p>Conquista - Estrela</text:p>
          </table:table-cell>
        </table:table-row>
        <table:table-row>
          <table:table-cell office:value-type="string">
            <text:p>Alameda Santos, 2313 - Cerqueira Ce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SMDHC</text:p>
          </table:table-cell>
          <table:table-cell office:value-type="string">
            <text:p>Consulado-Geral do Equador em Sao Paulo</text:p>
          </table:table-cell>
        </table:table-row>
        <table:table-row>
          <table:table-cell office:value-type="string">
            <text:p>Avenida Salim Farah Maluf, 179 - Tatuape</text:p>
          </table:table-cell>
          <table:table-cell office:value-type="string">
            <text:p>15106</text:p>
          </table:table-cell>
          <table:table-cell office:value-type="string">
            <text:p>AMLURB</text:p>
          </table:table-cell>
          <table:table-cell office:value-type="string">
            <text:p>Cooperativa CENTRAL TIETÃƒÅ  - 1A ENTREGA</text:p>
          </table:table-cell>
        </table:table-row>
        <table:table-row>
          <table:table-cell office:value-type="string">
            <text:p>Rua Sao Domingos, 224 - Bela Vista</text:p>
          </table:table-cell>
          <table:table-cell office:value-type="string">
            <text:p>301393</text:p>
          </table:table-cell>
          <table:table-cell office:value-type="string">
            <text:p>Entidade Site</text:p>
          </table:table-cell>
          <table:table-cell office:value-type="string">
            <text:p>Cooperativa de Teatro</text:p>
          </table:table-cell>
        </table:table-row>
        <table:table-row>
          <table:table-cell office:value-type="string">
            <text:p>Rua Manuel Bueno da Fonseca, 503 A - Jardim São Luiz (ZL)</text:p>
          </table:table-cell>
          <table:table-cell office:value-type="string">
            <text:p>30667</text:p>
          </table:table-cell>
          <table:table-cell office:value-type="string">
            <text:p>Entidade Site</text:p>
          </table:table-cell>
          <table:table-cell office:value-type="string">
            <text:p>cooperativa fênix ágape cooperativa de produção r</text:p>
          </table:table-cell>
        </table:table-row>
        <table:table-row>
          <table:table-cell office:value-type="string">
            <text:p>Avenida João Paulo Da Silva, 48</text:p>
          </table:table-cell>
          <table:table-cell office:value-type="string">
            <text:p>15101</text:p>
          </table:table-cell>
          <table:table-cell office:value-type="string">
            <text:p>Amlurb</text:p>
          </table:table-cell>
          <table:table-cell office:value-type="string">
            <text:p>Coopercaps - Capela Do Socorro</text:p>
          </table:table-cell>
        </table:table-row>
        <table:table-row>
          <table:table-cell office:value-type="string">
            <text:p>Av. João Paulo da Silva, 48 - Vila da Paz</text:p>
          </table:table-cell>
          <table:table-cell office:value-type="string">
            <text:p>15101</text:p>
          </table:table-cell>
          <table:table-cell office:value-type="string">
            <text:p>Amlurb</text:p>
          </table:table-cell>
          <table:table-cell office:value-type="string">
            <text:p>COOPERCAPS - CAPELA DO SOCORRO</text:p>
          </table:table-cell>
        </table:table-row>
        <table:table-row>
          <table:table-cell office:value-type="string">
            <text:p>Rua Irapará, 151 - Vila Andrade</text:p>
          </table:table-cell>
          <table:table-cell office:value-type="string">
            <text:p>15102</text:p>
          </table:table-cell>
          <table:table-cell office:value-type="string">
            <text:p>Amlurb</text:p>
          </table:table-cell>
          <table:table-cell office:value-type="string">
            <text:p>COOPERCAPS - PARAIS??POLIS</text:p>
          </table:table-cell>
        </table:table-row>
        <table:table-row>
          <table:table-cell office:value-type="string">
            <text:p>Rua Irapará, 151</text:p>
          </table:table-cell>
          <table:table-cell office:value-type="string">
            <text:p>15102</text:p>
          </table:table-cell>
          <table:table-cell office:value-type="string">
            <text:p>Amlurb</text:p>
          </table:table-cell>
          <table:table-cell office:value-type="string">
            <text:p>Coopercaps - Paraisópolis</text:p>
          </table:table-cell>
        </table:table-row>
        <table:table-row>
          <table:table-cell office:value-type="string">
            <text:p>Avenida Do Estado, 300</text:p>
          </table:table-cell>
          <table:table-cell office:value-type="string">
            <text:p>15100</text:p>
          </table:table-cell>
          <table:table-cell office:value-type="string">
            <text:p>Amlurb</text:p>
          </table:table-cell>
          <table:table-cell office:value-type="string">
            <text:p>Coopere Centro</text:p>
          </table:table-cell>
        </table:table-row>
        <table:table-row>
          <table:table-cell office:value-type="string">
            <text:p>Avenida dos Estados, 300 - Canindé</text:p>
          </table:table-cell>
          <table:table-cell office:value-type="string">
            <text:p>15100</text:p>
          </table:table-cell>
          <table:table-cell office:value-type="string">
            <text:p>Amlurb</text:p>
          </table:table-cell>
          <table:table-cell office:value-type="string">
            <text:p>COOPERE CENTRO</text:p>
          </table:table-cell>
        </table:table-row>
        <table:table-row>
          <table:table-cell office:value-type="string">
            <text:p>Rua Independencia 14 A 
(Proximo a Rua da Mina e Estrada das Lagrimas)</text:p>
          </table:table-cell>
          <table:table-cell office:value-type="string">
            <text:p>11184</text:p>
          </table:table-cell>
          <table:table-cell office:value-type="string">
            <text:p>SEHAB</text:p>
          </table:table-cell>
          <table:table-cell office:value-type="string">
            <text:p>Copa Rio e Piloto (Heliopolis)</text:p>
          </table:table-cell>
        </table:table-row>
        <table:table-row>
          <table:table-cell office:value-type="string">
            <text:p>Rua Antonio Dionizio de Souza, 45, Jd. Angela</text:p>
          </table:table-cell>
          <table:table-cell office:value-type="string">
            <text:p>29510</text:p>
          </table:table-cell>
          <table:table-cell office:value-type="string">
            <text:p>MUHAB</text:p>
          </table:table-cell>
          <table:table-cell office:value-type="string">
            <text:p>Copacabana</text:p>
          </table:table-cell>
        </table:table-row>
        <table:table-row>
          <table:table-cell/>
          <table:table-cell office:value-type="string">
            <text:p>11145</text:p>
          </table:table-cell>
          <table:table-cell office:value-type="string">
            <text:p>Sehab</text:p>
          </table:table-cell>
          <table:table-cell office:value-type="string">
            <text:p>Corruiras</text:p>
          </table:table-cell>
        </table:table-row>
        <table:table-row>
          <table:table-cell office:value-type="string">
            <text:p>Rua Silveira Martins, 131,</text:p>
          </table:table-cell>
          <table:table-cell office:value-type="string">
            <text:p>11155</text:p>
          </table:table-cell>
          <table:table-cell office:value-type="string">
            <text:p>SEHAB</text:p>
          </table:table-cell>
          <table:table-cell office:value-type="string">
            <text:p>CORTICOS – OPERACAO URBANA CENTRO</text:p>
          </table:table-cell>
        </table:table-row>
        <table:table-row>
          <table:table-cell office:value-type="string">
            <text:p>Rua avenida 9 de julho, NÂº 1163</text:p>
          </table:table-cell>
          <table:table-cell office:value-type="string">
            <text:p>23429</text:p>
          </table:table-cell>
          <table:table-cell office:value-type="string">
            <text:p>FLM</text:p>
          </table:table-cell>
          <table:table-cell office:value-type="string">
            <text:p>Cortico</text:p>
          </table:table-cell>
        </table:table-row>
        <table:table-row>
          <table:table-cell office:value-type="string">
            <text:p>Rua Jeronimo de Albuquerque 49</text:p>
          </table:table-cell>
          <table:table-cell office:value-type="string">
            <text:p>23427</text:p>
          </table:table-cell>
          <table:table-cell office:value-type="string">
            <text:p>FLM</text:p>
          </table:table-cell>
          <table:table-cell office:value-type="string">
            <text:p>Cortico</text:p>
          </table:table-cell>
        </table:table-row>
        <table:table-row>
          <table:table-cell office:value-type="string">
            <text:p>Rua Rui Barbosa, NÂº 453</text:p>
          </table:table-cell>
          <table:table-cell office:value-type="string">
            <text:p>23428</text:p>
          </table:table-cell>
          <table:table-cell office:value-type="string">
            <text:p>FLM</text:p>
          </table:table-cell>
          <table:table-cell office:value-type="string">
            <text:p>Cortico</text:p>
          </table:table-cell>
        </table:table-row>
        <table:table-row>
          <table:table-cell office:value-type="string">
            <text:p>Rua Itaguaçaba, 216</text:p>
          </table:table-cell>
          <table:table-cell office:value-type="string">
            <text:p>14103</text:p>
          </table:table-cell>
          <table:table-cell office:value-type="string">
            <text:p>Smped</text:p>
          </table:table-cell>
          <table:table-cell office:value-type="string">
            <text:p>COTIC I E II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Smads</text:p>
          </table:table-cell>
          <table:table-cell office:value-type="string">
            <text:p>Cras - Anhanguera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Smads</text:p>
          </table:table-cell>
          <table:table-cell office:value-type="string">
            <text:p>Cras - Aricanduva</text:p>
          </table:table-cell>
        </table:table-row>
        <table:table-row>
          <table:table-cell office:value-type="string">
            <text:p>R. Henrique Jacobs, 788 - Vila Santa Tereza</text:p>
          </table:table-cell>
          <table:table-cell/>
          <table:table-cell office:value-type="string">
            <text:p>Smads</text:p>
          </table:table-cell>
          <table:table-cell office:value-type="string">
            <text:p>Cras - Artur Alvim</text:p>
          </table:table-cell>
        </table:table-row>
        <table:table-row>
          <table:table-cell office:value-type="string">
            <text:p>Rua Barao De Santo Angelo, 147</text:p>
          </table:table-cell>
          <table:table-cell/>
          <table:table-cell office:value-type="string">
            <text:p>Smads</text:p>
          </table:table-cell>
          <table:table-cell office:value-type="string">
            <text:p>Cras - Brasilandia I</text:p>
          </table:table-cell>
        </table:table-row>
        <table:table-row>
          <table:table-cell office:value-type="string">
            <text:p>Av. Itaberaba, 3666, J. Elisa Maria</text:p>
          </table:table-cell>
          <table:table-cell/>
          <table:table-cell office:value-type="string">
            <text:p>Smads</text:p>
          </table:table-cell>
          <table:table-cell office:value-type="string">
            <text:p>Cras - Brasilandia Ii</text:p>
          </table:table-cell>
        </table:table-row>
        <table:table-row>
          <table:table-cell office:value-type="string">
            <text:p>R. Ibiraiaras, 372, Jd. Vista Alegre.</text:p>
          </table:table-cell>
          <table:table-cell/>
          <table:table-cell office:value-type="string">
            <text:p>Smads</text:p>
          </table:table-cell>
          <table:table-cell office:value-type="string">
            <text:p>Cras - Brasilandia Iii</text:p>
          </table:table-cell>
        </table:table-row>
        <table:table-row>
          <table:table-cell office:value-type="string">
            <text:p>R. Junta Mizumoto, 591</text:p>
          </table:table-cell>
          <table:table-cell/>
          <table:table-cell office:value-type="string">
            <text:p>Smads</text:p>
          </table:table-cell>
          <table:table-cell office:value-type="string">
            <text:p>Cras - Butanta</text:p>
          </table:table-cell>
        </table:table-row>
        <table:table-row>
          <table:table-cell office:value-type="string">
            <text:p>Av. Imirim, 4328, V. Nova Cachoeirinha.</text:p>
          </table:table-cell>
          <table:table-cell/>
          <table:table-cell office:value-type="string">
            <text:p>Smads</text:p>
          </table:table-cell>
          <table:table-cell office:value-type="string">
            <text:p>Cras - Cachoeirinha</text:p>
          </table:table-cell>
        </table:table-row>
        <table:table-row>
          <table:table-cell office:value-type="string">
            <text:p>R. Batista Crespo, 321, Jd. Pirajussara.</text:p>
          </table:table-cell>
          <table:table-cell/>
          <table:table-cell office:value-type="string">
            <text:p>Smads</text:p>
          </table:table-cell>
          <table:table-cell office:value-type="string">
            <text:p>Cras - Campo Limpo</text:p>
          </table:table-cell>
        </table:table-row>
        <table:table-row>
          <table:table-cell office:value-type="string">
            <text:p>Rua Roberto Sampaio Ferreira, 233</text:p>
          </table:table-cell>
          <table:table-cell/>
          <table:table-cell office:value-type="string">
            <text:p>Smads</text:p>
          </table:table-cell>
          <table:table-cell office:value-type="string">
            <text:p>Cras - Capao Redondo</text:p>
          </table:table-cell>
        </table:table-row>
        <table:table-row>
          <table:table-cell office:value-type="string">
            <text:p>Avenida Interlagos, 5.980 - Interlagos</text:p>
          </table:table-cell>
          <table:table-cell/>
          <table:table-cell office:value-type="string">
            <text:p>Smads</text:p>
          </table:table-cell>
          <table:table-cell office:value-type="string">
            <text:p>Cras - Capela Do Socorro</text:p>
          </table:table-cell>
        </table:table-row>
        <table:table-row>
          <table:table-cell office:value-type="string">
            <text:p>Av. Eng. Caetano Alvares, 3054, Casa Verde</text:p>
          </table:table-cell>
          <table:table-cell/>
          <table:table-cell office:value-type="string">
            <text:p>Smads</text:p>
          </table:table-cell>
          <table:table-cell office:value-type="string">
            <text:p>Cras - Casa Verde</text:p>
          </table:table-cell>
        </table:table-row>
        <table:table-row>
          <table:table-cell office:value-type="string">
            <text:p>Av. Cupece, 2278</text:p>
          </table:table-cell>
          <table:table-cell/>
          <table:table-cell office:value-type="string">
            <text:p>Smads</text:p>
          </table:table-cell>
          <table:table-cell office:value-type="string">
            <text:p>Cras - Cidade Ademar</text:p>
          </table:table-cell>
        </table:table-row>
        <table:table-row>
          <table:table-cell office:value-type="string">
            <text:p>Avenida Cupece, 5699</text:p>
          </table:table-cell>
          <table:table-cell/>
          <table:table-cell office:value-type="string">
            <text:p>Smads</text:p>
          </table:table-cell>
          <table:table-cell office:value-type="string">
            <text:p>Cras - Cidade Ademar Ii</text:p>
          </table:table-cell>
        </table:table-row>
        <table:table-row>
          <table:table-cell office:value-type="string">
            <text:p>Av.maria Luiza Americano, 2681</text:p>
          </table:table-cell>
          <table:table-cell/>
          <table:table-cell office:value-type="string">
            <text:p>Smads</text:p>
          </table:table-cell>
          <table:table-cell office:value-type="string">
            <text:p>Cras - Cidade Lider</text:p>
          </table:table-cell>
        </table:table-row>
        <table:table-row>
          <table:table-cell office:value-type="string">
            <text:p>Rua Nascer Do Sol, 529</text:p>
          </table:table-cell>
          <table:table-cell/>
          <table:table-cell office:value-type="string">
            <text:p>Smads</text:p>
          </table:table-cell>
          <table:table-cell office:value-type="string">
            <text:p>Cras - Cidade Tiradentes</text:p>
          </table:table-cell>
        </table:table-row>
        <table:table-row>
          <table:table-cell office:value-type="string">
            <text:p>Av. Paranagua, 1492-ermelino Matarazzo</text:p>
          </table:table-cell>
          <table:table-cell/>
          <table:table-cell office:value-type="string">
            <text:p>Smads</text:p>
          </table:table-cell>
          <table:table-cell office:value-type="string">
            <text:p>Cras - Ermelino Matarazzo</text:p>
          </table:table-cell>
        </table:table-row>
        <table:table-row>
          <table:table-cell office:value-type="string">
            <text:p>Av. Itaberaba, 924, Freguesia Do O</text:p>
          </table:table-cell>
          <table:table-cell/>
          <table:table-cell office:value-type="string">
            <text:p>Smads</text:p>
          </table:table-cell>
          <table:table-cell office:value-type="string">
            <text:p>Cras - Freguesia Do O</text:p>
          </table:table-cell>
        </table:table-row>
        <table:table-row>
          <table:table-cell office:value-type="string">
            <text:p>Rua Ezequiel Lopes Cardoso, 333</text:p>
          </table:table-cell>
          <table:table-cell/>
          <table:table-cell office:value-type="string">
            <text:p>Smads</text:p>
          </table:table-cell>
          <table:table-cell office:value-type="string">
            <text:p>Cras - Grajau</text:p>
          </table:table-cell>
        </table:table-row>
        <table:table-row>
          <table:table-cell office:value-type="string">
            <text:p>Rua Caranaiba, 22</text:p>
          </table:table-cell>
          <table:table-cell/>
          <table:table-cell office:value-type="string">
            <text:p>Smads</text:p>
          </table:table-cell>
          <table:table-cell office:value-type="string">
            <text:p>Cras - Guaianases</text:p>
          </table:table-cell>
        </table:table-row>
        <table:table-row>
          <table:table-cell office:value-type="string">
            <text:p>R. Jorge Barros, 88/92. Jd. Roseli</text:p>
          </table:table-cell>
          <table:table-cell/>
          <table:table-cell office:value-type="string">
            <text:p>Smads</text:p>
          </table:table-cell>
          <table:table-cell office:value-type="string">
            <text:p>Cras - Iguatemi</text:p>
          </table:table-cell>
        </table:table-row>
        <table:table-row>
          <table:table-cell office:value-type="string">
            <text:p>Rua Taquarichim, 290 - Vila Vera</text:p>
          </table:table-cell>
          <table:table-cell/>
          <table:table-cell office:value-type="string">
            <text:p>Smads</text:p>
          </table:table-cell>
          <table:table-cell office:value-type="string">
            <text:p>Cras - Ipiranga</text:p>
          </table:table-cell>
        </table:table-row>
        <table:table-row>
          <table:table-cell office:value-type="string">
            <text:p>Rua D. Joao Nery, 58 - Itaim Paulista</text:p>
          </table:table-cell>
          <table:table-cell/>
          <table:table-cell office:value-type="string">
            <text:p>Smads</text:p>
          </table:table-cell>
          <table:table-cell office:value-type="string">
            <text:p>Cras - Itaim Paulista</text:p>
          </table:table-cell>
        </table:table-row>
        <table:table-row>
          <table:table-cell office:value-type="string">
            <text:p>Rua Daniel Miller, 347</text:p>
          </table:table-cell>
          <table:table-cell/>
          <table:table-cell office:value-type="string">
            <text:p>Smads</text:p>
          </table:table-cell>
          <table:table-cell office:value-type="string">
            <text:p>Cras - Itaim Paulista Ii</text:p>
          </table:table-cell>
        </table:table-row>
        <table:table-row>
          <table:table-cell office:value-type="string">
            <text:p>Rua Fontoura Xavier, 695</text:p>
          </table:table-cell>
          <table:table-cell/>
          <table:table-cell office:value-type="string">
            <text:p>Smads</text:p>
          </table:table-cell>
          <table:table-cell office:value-type="string">
            <text:p>Cras - Itaquera</text:p>
          </table:table-cell>
        </table:table-row>
        <table:table-row>
          <table:table-cell office:value-type="string">
            <text:p>Rua Dos Jornalistas, 48, Cidade Vargas</text:p>
          </table:table-cell>
          <table:table-cell/>
          <table:table-cell office:value-type="string">
            <text:p>Smads</text:p>
          </table:table-cell>
          <table:table-cell office:value-type="string">
            <text:p>Cras - Jabaquara</text:p>
          </table:table-cell>
        </table:table-row>
        <table:table-row>
          <table:table-cell office:value-type="string">
            <text:p>Av. Guapira, 2145, Jacana</text:p>
          </table:table-cell>
          <table:table-cell/>
          <table:table-cell office:value-type="string">
            <text:p>Smads</text:p>
          </table:table-cell>
          <table:table-cell office:value-type="string">
            <text:p>Cras - Jacana</text:p>
          </table:table-cell>
        </table:table-row>
        <table:table-row>
          <table:table-cell office:value-type="string">
            <text:p>R. Barra Da Forquilha, 300, Pq. Panamericano</text:p>
          </table:table-cell>
          <table:table-cell/>
          <table:table-cell office:value-type="string">
            <text:p>Smads</text:p>
          </table:table-cell>
          <table:table-cell office:value-type="string">
            <text:p>Cras - Jaragua</text:p>
          </table:table-cell>
        </table:table-row>
        <table:table-row>
          <table:table-cell office:value-type="string">
            <text:p>Rua Luiz Baldinato, n 150</text:p>
          </table:table-cell>
          <table:table-cell/>
          <table:table-cell office:value-type="string">
            <text:p>Smads</text:p>
          </table:table-cell>
          <table:table-cell office:value-type="string">
            <text:p>Cras - Jardim Angela</text:p>
          </table:table-cell>
        </table:table-row>
        <table:table-row>
          <table:table-cell office:value-type="string">
            <text:p>Rua Jose Manoel Camisa Nova, 100</text:p>
          </table:table-cell>
          <table:table-cell/>
          <table:table-cell office:value-type="string">
            <text:p>Smads</text:p>
          </table:table-cell>
          <table:table-cell office:value-type="string">
            <text:p>Cras - Jardim Sao Luis</text:p>
          </table:table-cell>
        </table:table-row>
        <table:table-row>
          <table:table-cell office:value-type="string">
            <text:p>R. Cruz Do Espirito Santo, 1142 C</text:p>
          </table:table-cell>
          <table:table-cell/>
          <table:table-cell office:value-type="string">
            <text:p>Smads</text:p>
          </table:table-cell>
          <table:table-cell office:value-type="string">
            <text:p>Cras - Lajeado</text:p>
          </table:table-cell>
        </table:table-row>
        <table:table-row>
          <table:table-cell office:value-type="string">
            <text:p>R. Caio Gracco, 421</text:p>
          </table:table-cell>
          <table:table-cell/>
          <table:table-cell office:value-type="string">
            <text:p>Smads</text:p>
          </table:table-cell>
          <table:table-cell office:value-type="string">
            <text:p>Cras - Lapa</text:p>
          </table:table-cell>
        </table:table-row>
        <table:table-row>
          <table:table-cell office:value-type="string">
            <text:p>R. Manuel Vieira Sarmento, 26</text:p>
          </table:table-cell>
          <table:table-cell/>
          <table:table-cell office:value-type="string">
            <text:p>Smads</text:p>
          </table:table-cell>
          <table:table-cell office:value-type="string">
            <text:p>Cras - M'boi Mirim</text:p>
          </table:table-cell>
        </table:table-row>
        <table:table-row>
          <table:table-cell office:value-type="string">
            <text:p>R. Henrique Sertorio, 175, Tatuape</text:p>
          </table:table-cell>
          <table:table-cell/>
          <table:table-cell office:value-type="string">
            <text:p>Smads</text:p>
          </table:table-cell>
          <table:table-cell office:value-type="string">
            <text:p>Cras - Mooca</text:p>
          </table:table-cell>
        </table:table-row>
        <table:table-row>
          <table:table-cell office:value-type="string">
            <text:p>Rua Pedro Klein Do Nascimento, 100 - Parelheiros</text:p>
          </table:table-cell>
          <table:table-cell/>
          <table:table-cell office:value-type="string">
            <text:p>Smads</text:p>
          </table:table-cell>
          <table:table-cell office:value-type="string">
            <text:p>Cras - Parelheiros</text:p>
          </table:table-cell>
        </table:table-row>
        <table:table-row>
          <table:table-cell office:value-type="string">
            <text:p>Estrada Do Alvarenga, 3657</text:p>
          </table:table-cell>
          <table:table-cell/>
          <table:table-cell office:value-type="string">
            <text:p>Smads</text:p>
          </table:table-cell>
          <table:table-cell office:value-type="string">
            <text:p>Cras - Pedreira</text:p>
          </table:table-cell>
        </table:table-row>
        <table:table-row>
          <table:table-cell office:value-type="string">
            <text:p>R. Rodovalho Jr, 676, Penha</text:p>
          </table:table-cell>
          <table:table-cell/>
          <table:table-cell office:value-type="string">
            <text:p>Smads</text:p>
          </table:table-cell>
          <table:table-cell office:value-type="string">
            <text:p>Cras - Penha</text:p>
          </table:table-cell>
        </table:table-row>
        <table:table-row>
          <table:table-cell office:value-type="string">
            <text:p>R. Padre Manuel Campello, 40, Perus.</text:p>
          </table:table-cell>
          <table:table-cell/>
          <table:table-cell office:value-type="string">
            <text:p>Smads</text:p>
          </table:table-cell>
          <table:table-cell office:value-type="string">
            <text:p>Cras - Perus</text:p>
          </table:table-cell>
        </table:table-row>
        <table:table-row>
          <table:table-cell office:value-type="string">
            <text:p>R. Mourato Coelho,106, Pinheiros</text:p>
          </table:table-cell>
          <table:table-cell/>
          <table:table-cell office:value-type="string">
            <text:p>Smads</text:p>
          </table:table-cell>
          <table:table-cell office:value-type="string">
            <text:p>Cras - Pinheiros</text:p>
          </table:table-cell>
        </table:table-row>
        <table:table-row>
          <table:table-cell office:value-type="string">
            <text:p>R. Guerino Giovani Leardini, 290</text:p>
          </table:table-cell>
          <table:table-cell/>
          <table:table-cell office:value-type="string">
            <text:p>Smads</text:p>
          </table:table-cell>
          <table:table-cell office:value-type="string">
            <text:p>Cras - Pirituba</text:p>
          </table:table-cell>
        </table:table-row>
        <table:table-row>
          <table:table-cell office:value-type="string">
            <text:p>R Voluntarios Da Patria, 4649, Mandaqui.</text:p>
          </table:table-cell>
          <table:table-cell/>
          <table:table-cell office:value-type="string">
            <text:p>Smads</text:p>
          </table:table-cell>
          <table:table-cell office:value-type="string">
            <text:p>Cras - Santana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Smads</text:p>
          </table:table-cell>
          <table:table-cell office:value-type="string">
            <text:p>Cras - Santo Amaro</text:p>
          </table:table-cell>
        </table:table-row>
        <table:table-row>
          <table:table-cell office:value-type="string">
            <text:p>Rua Elisio Ferreira, 519</text:p>
          </table:table-cell>
          <table:table-cell/>
          <table:table-cell office:value-type="string">
            <text:p>Smads</text:p>
          </table:table-cell>
          <table:table-cell office:value-type="string">
            <text:p>Cras - Sao Mateus</text:p>
          </table:table-cell>
        </table:table-row>
        <table:table-row>
          <table:table-cell office:value-type="string">
            <text:p>Rua Dr. Jose Guilherme Eiras, 182, Sao Miguel Pta.</text:p>
          </table:table-cell>
          <table:table-cell/>
          <table:table-cell office:value-type="string">
            <text:p>Smads</text:p>
          </table:table-cell>
          <table:table-cell office:value-type="string">
            <text:p>Cras - Sao Miguel</text:p>
          </table:table-cell>
        </table:table-row>
        <table:table-row>
          <table:table-cell office:value-type="string">
            <text:p>Av. Tiradentes, 749, Bom Retiro.</text:p>
          </table:table-cell>
          <table:table-cell/>
          <table:table-cell office:value-type="string">
            <text:p>Smads</text:p>
          </table:table-cell>
          <table:table-cell office:value-type="string">
            <text:p>Cras - Se</text:p>
          </table:table-cell>
        </table:table-row>
        <table:table-row>
          <table:table-cell office:value-type="string">
            <text:p>Av. Mario Pernambuco, 43, Vila Mazzei</text:p>
          </table:table-cell>
          <table:table-cell/>
          <table:table-cell office:value-type="string">
            <text:p>Smads</text:p>
          </table:table-cell>
          <table:table-cell office:value-type="string">
            <text:p>Cras - Tremembe</text:p>
          </table:table-cell>
        </table:table-row>
        <table:table-row>
          <table:table-cell office:value-type="string">
            <text:p>Rua General Joao P. De Oliveira, 26, Jardim Morumbi</text:p>
          </table:table-cell>
          <table:table-cell/>
          <table:table-cell office:value-type="string">
            <text:p>Smads</text:p>
          </table:table-cell>
          <table:table-cell office:value-type="string">
            <text:p>Cras - Vila Andrade</text:p>
          </table:table-cell>
        </table:table-row>
        <table:table-row>
          <table:table-cell office:value-type="string">
            <text:p>Av. Coca, 341</text:p>
          </table:table-cell>
          <table:table-cell/>
          <table:table-cell office:value-type="string">
            <text:p>Smads</text:p>
          </table:table-cell>
          <table:table-cell office:value-type="string">
            <text:p>Cras - Vila Curuca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Smads</text:p>
          </table:table-cell>
          <table:table-cell office:value-type="string">
            <text:p>Cras - Vila Maria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Smads</text:p>
          </table:table-cell>
          <table:table-cell office:value-type="string">
            <text:p>Cras - Vila Mariana</text:p>
          </table:table-cell>
        </table:table-row>
        <table:table-row>
          <table:table-cell office:value-type="string">
            <text:p>Av. Gustavo Adolfo, n 2202-vila Medeiros</text:p>
          </table:table-cell>
          <table:table-cell/>
          <table:table-cell office:value-type="string">
            <text:p>Smads</text:p>
          </table:table-cell>
          <table:table-cell office:value-type="string">
            <text:p>Cras - Vila Medeiros</text:p>
          </table:table-cell>
        </table:table-row>
        <table:table-row>
          <table:table-cell office:value-type="string">
            <text:p>R. Benedito Jacinto Mendes, 54, Jd. Grimaldi.</text:p>
          </table:table-cell>
          <table:table-cell/>
          <table:table-cell office:value-type="string">
            <text:p>Smads</text:p>
          </table:table-cell>
          <table:table-cell office:value-type="string">
            <text:p>Cras - Vila Prudente /sapopemba</text:p>
          </table:table-cell>
        </table:table-row>
        <table:table-row>
          <table:table-cell office:value-type="string">
            <text:p>R.padre Damiao, 102</text:p>
          </table:table-cell>
          <table:table-cell/>
          <table:table-cell office:value-type="string">
            <text:p>Smads</text:p>
          </table:table-cell>
          <table:table-cell office:value-type="string">
            <text:p>Cras - Vila Prudente Ii</text:p>
          </table:table-cell>
        </table:table-row>
        <table:table-row>
          <table:table-cell office:value-type="string">
            <text:p>Rua Piero Tricca, 27, Jardim Santa Fe</text:p>
          </table:table-cell>
          <table:table-cell office:value-type="string">
            <text:p>13203</text:p>
          </table:table-cell>
          <table:table-cell office:value-type="string">
            <text:p>SMADS</text:p>
          </table:table-cell>
          <table:table-cell office:value-type="string">
            <text:p>CRAS ANHANGUERA</text:p>
          </table:table-cell>
        </table:table-row>
        <table:table-row>
          <table:table-cell office:value-type="string">
            <text:p>Avenida Junta Mizumoto, 591 - Jardim Peri-peri</text:p>
          </table:table-cell>
          <table:table-cell/>
          <table:table-cell office:value-type="string">
            <text:p>Smads</text:p>
          </table:table-cell>
          <table:table-cell office:value-type="string">
            <text:p>Cras Butanta</text:p>
          </table:table-cell>
        </table:table-row>
        <table:table-row>
          <table:table-cell office:value-type="string">
            <text:p>Avenida Imirim, 4328 - Imirim</text:p>
          </table:table-cell>
          <table:table-cell/>
          <table:table-cell office:value-type="string">
            <text:p>Smads</text:p>
          </table:table-cell>
          <table:table-cell office:value-type="string">
            <text:p>Cras Cachoeirinha</text:p>
          </table:table-cell>
        </table:table-row>
        <table:table-row>
          <table:table-cell office:value-type="string">
            <text:p>Avenida Eng. Caetano Alvares, 3054</text:p>
          </table:table-cell>
          <table:table-cell/>
          <table:table-cell office:value-type="string">
            <text:p>Smads</text:p>
          </table:table-cell>
          <table:table-cell office:value-type="string">
            <text:p>Cras Casa Verde</text:p>
          </table:table-cell>
        </table:table-row>
        <table:table-row>
          <table:table-cell office:value-type="string">
            <text:p>Avenida Nascer Do Sol, 529</text:p>
          </table:table-cell>
          <table:table-cell/>
          <table:table-cell office:value-type="string">
            <text:p>Smads</text:p>
          </table:table-cell>
          <table:table-cell office:value-type="string">
            <text:p>Cras Cidade Tiradentes</text:p>
          </table:table-cell>
        </table:table-row>
        <table:table-row>
          <table:table-cell office:value-type="string">
            <text:p>Rua Caio Graco, 421/423</text:p>
          </table:table-cell>
          <table:table-cell office:value-type="string">
            <text:p>13201</text:p>
          </table:table-cell>
          <table:table-cell office:value-type="string">
            <text:p>SMADS</text:p>
          </table:table-cell>
          <table:table-cell office:value-type="string">
            <text:p>CRAS LAPA</text:p>
          </table:table-cell>
        </table:table-row>
        <table:table-row>
          <table:table-cell office:value-type="string">
            <text:p>Rua Henrique Sertorio, 175</text:p>
          </table:table-cell>
          <table:table-cell/>
          <table:table-cell office:value-type="string">
            <text:p>Smads</text:p>
          </table:table-cell>
          <table:table-cell office:value-type="string">
            <text:p>Cras Mooca</text:p>
          </table:table-cell>
        </table:table-row>
        <table:table-row>
          <table:table-cell office:value-type="string">
            <text:p>Rua Henrique Sertorio, 175, Tatuape</text:p>
          </table:table-cell>
          <table:table-cell office:value-type="string">
            <text:p>13202</text:p>
          </table:table-cell>
          <table:table-cell office:value-type="string">
            <text:p>SMADS</text:p>
          </table:table-cell>
          <table:table-cell office:value-type="string">
            <text:p>CRAS MOOCA</text:p>
          </table:table-cell>
        </table:table-row>
        <table:table-row>
          <table:table-cell office:value-type="string">
            <text:p>Rua Padre Manuel Campello, 40, Perus</text:p>
          </table:table-cell>
          <table:table-cell office:value-type="string">
            <text:p>13204</text:p>
          </table:table-cell>
          <table:table-cell office:value-type="string">
            <text:p>SMADS</text:p>
          </table:table-cell>
          <table:table-cell office:value-type="string">
            <text:p>CRAS PERUS</text:p>
          </table:table-cell>
        </table:table-row>
        <table:table-row>
          <table:table-cell office:value-type="string">
            <text:p>Rua Mourato Coelho, 104 - Pinheiros</text:p>
          </table:table-cell>
          <table:table-cell/>
          <table:table-cell office:value-type="string">
            <text:p>Smads</text:p>
          </table:table-cell>
          <table:table-cell office:value-type="string">
            <text:p>Cras Pinheiros</text:p>
          </table:table-cell>
        </table:table-row>
        <table:table-row>
          <table:table-cell office:value-type="string">
            <text:p>Rua Mourato Coelho,106, Pinheiros</text:p>
          </table:table-cell>
          <table:table-cell office:value-type="string">
            <text:p>13205</text:p>
          </table:table-cell>
          <table:table-cell office:value-type="string">
            <text:p>SMADS</text:p>
          </table:table-cell>
          <table:table-cell office:value-type="string">
            <text:p>CRAS PINHEIRO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Smads</text:p>
          </table:table-cell>
          <table:table-cell office:value-type="string">
            <text:p>Cras Santana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Smads</text:p>
          </table:table-cell>
          <table:table-cell office:value-type="string">
            <text:p>Cras Santo Amaro</text:p>
          </table:table-cell>
        </table:table-row>
        <table:table-row>
          <table:table-cell office:value-type="string">
            <text:p>Rua Padre Jose de Anchieta, 802, Santo Amaro</text:p>
          </table:table-cell>
          <table:table-cell office:value-type="string">
            <text:p>13206</text:p>
          </table:table-cell>
          <table:table-cell office:value-type="string">
            <text:p>SMADS</text:p>
          </table:table-cell>
          <table:table-cell office:value-type="string">
            <text:p>CRAS SANTO AMARO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SMADS</text:p>
          </table:table-cell>
          <table:table-cell office:value-type="string">
            <text:p>CRAS VILA MARIANA</text:p>
          </table:table-cell>
        </table:table-row>
        <table:table-row>
          <table:table-cell office:value-type="string">
            <text:p>Praca Padre Damiao, 102 - Vila Prudente</text:p>
          </table:table-cell>
          <table:table-cell/>
          <table:table-cell office:value-type="string">
            <text:p>Smads</text:p>
          </table:table-cell>
          <table:table-cell office:value-type="string">
            <text:p>Cras Vila Prudente</text:p>
          </table:table-cell>
        </table:table-row>
        <table:table-row>
          <table:table-cell office:value-type="string">
            <text:p>Rua Henrique Silva, 68</text:p>
          </table:table-cell>
          <table:table-cell/>
          <table:table-cell office:value-type="string">
            <text:p>Smads</text:p>
          </table:table-cell>
          <table:table-cell office:value-type="string">
            <text:p>Cras-marsilac</text:p>
          </table:table-cell>
        </table:table-row>
        <table:table-row>
          <table:table-cell office:value-type="string">
            <text:p>Ministro Laudo Ferreira De Camargo, 230</text:p>
          </table:table-cell>
          <table:table-cell/>
          <table:table-cell office:value-type="string">
            <text:p>Smads</text:p>
          </table:table-cell>
          <table:table-cell office:value-type="string">
            <text:p>Creas Butanta</text:p>
          </table:table-cell>
        </table:table-row>
        <table:table-row>
          <table:table-cell office:value-type="string">
            <text:p>Rua Landolfo De Andrade, 200 - Parque Maria Helena</text:p>
          </table:table-cell>
          <table:table-cell/>
          <table:table-cell office:value-type="string">
            <text:p>Smads</text:p>
          </table:table-cell>
          <table:table-cell office:value-type="string">
            <text:p>Creas Campo Limpo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Smads</text:p>
          </table:table-cell>
          <table:table-cell office:value-type="string">
            <text:p>Creas Santana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Smads</text:p>
          </table:table-cell>
          <table:table-cell office:value-type="string">
            <text:p>Creas Santo Amaro</text:p>
          </table:table-cell>
        </table:table-row>
        <table:table-row>
          <table:table-cell office:value-type="string">
            <text:p>Avenida Paes De Barros, 3345</text:p>
          </table:table-cell>
          <table:table-cell/>
          <table:table-cell office:value-type="string">
            <text:p>Smads</text:p>
          </table:table-cell>
          <table:table-cell office:value-type="string">
            <text:p>Creas Vila Prudente</text:p>
          </table:table-cell>
        </table:table-row>
        <table:table-row>
          <table:table-cell office:value-type="string">
            <text:p>Rua Marina Ciufuli Zanfelice, 289</text:p>
          </table:table-cell>
          <table:table-cell office:value-type="string">
            <text:p>15104</text:p>
          </table:table-cell>
          <table:table-cell office:value-type="string">
            <text:p>Amlurb</text:p>
          </table:table-cell>
          <table:table-cell office:value-type="string">
            <text:p>Crescer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Amlurb</text:p>
          </table:table-cell>
          <table:table-cell office:value-type="string">
            <text:p>CRESCER</text:p>
          </table:table-cell>
        </table:table-row>
        <table:table-row>
          <table:table-cell office:value-type="string">
            <text:p>Rua Daniel Cerri, 560</text:p>
          </table:table-cell>
          <table:table-cell office:value-type="string">
            <text:p>24507</text:p>
          </table:table-cell>
          <table:table-cell office:value-type="string">
            <text:p>MTST</text:p>
          </table:table-cell>
          <table:table-cell office:value-type="string">
            <text:p>DAMASCENO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0</text:p>
          </table:table-cell>
          <table:table-cell office:value-type="string">
            <text:p>MSTC</text:p>
          </table:table-cell>
          <table:table-cell office:value-type="string">
            <text:p>Demanda Cambridge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1</text:p>
          </table:table-cell>
          <table:table-cell office:value-type="string">
            <text:p>MSTC</text:p>
          </table:table-cell>
          <table:table-cell office:value-type="string">
            <text:p>Demanda Maria Felipa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SMPED</text:p>
          </table:table-cell>
          <table:table-cell office:value-type="string">
            <text:p>DERDIC</text:p>
          </table:table-cell>
        </table:table-row>
        <table:table-row>
          <table:table-cell office:value-type="string">
            <text:p>Rua Conselheiro Moreira de Barros, 3161- Lauzane Paulista</text:p>
          </table:table-cell>
          <table:table-cell office:value-type="string">
            <text:p>23412</text:p>
          </table:table-cell>
          <table:table-cell office:value-type="string">
            <text:p>Entidade</text:p>
          </table:table-cell>
          <table:table-cell office:value-type="string">
            <text:p>Direitos Humanos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5</text:p>
          </table:table-cell>
          <table:table-cell office:value-type="string">
            <text:p>Entidade</text:p>
          </table:table-cell>
          <table:table-cell office:value-type="string">
            <text:p>Dom José</text:p>
          </table:table-cell>
        </table:table-row>
        <table:table-row>
          <table:table-cell office:value-type="string">
            <text:p>Rua Francisco Jose da Costa, 110,  Parque Doroteia</text:p>
          </table:table-cell>
          <table:table-cell office:value-type="string">
            <text:p>11193</text:p>
          </table:table-cell>
          <table:table-cell office:value-type="string">
            <text:p>SEHAB</text:p>
          </table:table-cell>
          <table:table-cell office:value-type="string">
            <text:p>Doroteia</text:p>
          </table:table-cell>
        </table:table-row>
        <table:table-row>
          <table:table-cell office:value-type="string">
            <text:p>Rua Manguari, 250 - Parque Novo Mundo</text:p>
          </table:table-cell>
          <table:table-cell office:value-type="string">
            <text:p>11105</text:p>
          </table:table-cell>
          <table:table-cell office:value-type="string">
            <text:p>Sehab</text:p>
          </table:table-cell>
          <table:table-cell office:value-type="string">
            <text:p>DOUGLAS RODRIGUES</text:p>
          </table:table-cell>
        </table:table-row>
        <table:table-row>
          <table:table-cell office:value-type="string">
            <text:p>rua doutor Joao alves de lima 336</text:p>
          </table:table-cell>
          <table:table-cell office:value-type="string">
            <text:p>27595</text:p>
          </table:table-cell>
          <table:table-cell office:value-type="string">
            <text:p>UMM</text:p>
          </table:table-cell>
          <table:table-cell office:value-type="string">
            <text:p>doutor  Joao  alves de lima  336</text:p>
          </table:table-cell>
        </table:table-row>
        <table:table-row>
          <table:table-cell office:value-type="string">
            <text:p>Rua Souza Lima, 295 - Barra Funda</text:p>
          </table:table-cell>
          <table:table-cell office:value-type="string">
            <text:p>302276</text:p>
          </table:table-cell>
          <table:table-cell office:value-type="string">
            <text:p>Entidade Site</text:p>
          </table:table-cell>
          <table:table-cell office:value-type="string">
            <text:p>E,C, Classe A da Barra Funda</text:p>
          </table:table-cell>
        </table:table-row>
        <table:table-row>
          <table:table-cell office:value-type="string">
            <text:p>Rua Campo das Pitangueiras, 440 - Jardim São Nicolau</text:p>
          </table:table-cell>
          <table:table-cell office:value-type="string">
            <text:p>11111</text:p>
          </table:table-cell>
          <table:table-cell office:value-type="string">
            <text:p>Sehab</text:p>
          </table:table-cell>
          <table:table-cell office:value-type="string">
            <text:p>EMPREENDIMENTO CAMPO DAS PITANGUEIRAS</text:p>
          </table:table-cell>
        </table:table-row>
        <table:table-row>
          <table:table-cell office:value-type="string">
            <text:p>Av  Osvado Valle Cordeiro, 1294- Cidade Líder</text:p>
          </table:table-cell>
          <table:table-cell office:value-type="string">
            <text:p>11112</text:p>
          </table:table-cell>
          <table:table-cell office:value-type="string">
            <text:p>Sehab</text:p>
          </table:table-cell>
          <table:table-cell office:value-type="string">
            <text:p>EMPREENDIMENTO SAFIRA I</text:p>
          </table:table-cell>
        </table:table-row>
        <table:table-row>
          <table:table-cell office:value-type="string">
            <text:p>Av  Osvado Valle Cordeiro, 1320 - Cidade Líder</text:p>
          </table:table-cell>
          <table:table-cell office:value-type="string">
            <text:p>11113</text:p>
          </table:table-cell>
          <table:table-cell office:value-type="string">
            <text:p>Sehab</text:p>
          </table:table-cell>
          <table:table-cell office:value-type="string">
            <text:p>EMPREENDIMENTO SAFIRA II</text:p>
          </table:table-cell>
        </table:table-row>
        <table:table-row>
          <table:table-cell office:value-type="string">
            <text:p>Av  Osvado Valle Cordeiro, 1340- Cidade Líder</text:p>
          </table:table-cell>
          <table:table-cell office:value-type="string">
            <text:p>11114</text:p>
          </table:table-cell>
          <table:table-cell office:value-type="string">
            <text:p>Sehab</text:p>
          </table:table-cell>
          <table:table-cell office:value-type="string">
            <text:p>EMPREENDIMENTO SAFIRA III</text:p>
          </table:table-cell>
        </table:table-row>
        <table:table-row>
          <table:table-cell office:value-type="string">
            <text:p>Avenida Massao Watanabe, 79 - Jardim Santa Cruz</text:p>
          </table:table-cell>
          <table:table-cell office:value-type="string">
            <text:p>30038</text:p>
          </table:table-cell>
          <table:table-cell office:value-type="string">
            <text:p>Entidade Site</text:p>
          </table:table-cell>
          <table:table-cell office:value-type="string">
            <text:p>Encantos Instituto Sócio Cultural e Beneficente</text:p>
          </table:table-cell>
        </table:table-row>
        <table:table-row>
          <table:table-cell office:value-type="string">
            <text:p>Rua Erico Verissimo, São Paulo</text:p>
          </table:table-cell>
          <table:table-cell office:value-type="string">
            <text:p>27198</text:p>
          </table:table-cell>
          <table:table-cell office:value-type="string">
            <text:p>UMM</text:p>
          </table:table-cell>
          <table:table-cell office:value-type="string">
            <text:p>Erico Verissimo - Motel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SEHAB</text:p>
          </table:table-cell>
          <table:table-cell office:value-type="string">
            <text:p>Erundina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SEHAB</text:p>
          </table:table-cell>
          <table:table-cell office:value-type="string">
            <text:p>Erundina 2A ENTREGA</text:p>
          </table:table-cell>
        </table:table-row>
        <table:table-row>
          <table:table-cell/>
          <table:table-cell office:value-type="string">
            <text:p>11143</text:p>
          </table:table-cell>
          <table:table-cell office:value-type="string">
            <text:p>Sehab</text:p>
          </table:table-cell>
          <table:table-cell office:value-type="string">
            <text:p>ESPANHA - PARQUE DOS BUFALOS - COND AVILA (LOTE 1)</text:p>
          </table:table-cell>
        </table:table-row>
        <table:table-row>
          <table:table-cell/>
          <table:table-cell office:value-type="string">
            <text:p>11130</text:p>
          </table:table-cell>
          <table:table-cell office:value-type="string">
            <text:p>Sehab</text:p>
          </table:table-cell>
          <table:table-cell office:value-type="string">
            <text:p>ESPANHA - PARQUE DOS BUFALOS - COND CEUTA (LOTE 4)</text:p>
          </table:table-cell>
        </table:table-row>
        <table:table-row>
          <table:table-cell/>
          <table:table-cell office:value-type="string">
            <text:p>11135</text:p>
          </table:table-cell>
          <table:table-cell office:value-type="string">
            <text:p>Sehab</text:p>
          </table:table-cell>
          <table:table-cell office:value-type="string">
            <text:p>ESPANHA - PARQUE DOS BUFALOS - COND IBIZA (LOTE 5)</text:p>
          </table:table-cell>
        </table:table-row>
        <table:table-row>
          <table:table-cell/>
          <table:table-cell office:value-type="string">
            <text:p>11142</text:p>
          </table:table-cell>
          <table:table-cell office:value-type="string">
            <text:p>Sehab</text:p>
          </table:table-cell>
          <table:table-cell office:value-type="string">
            <text:p>ESPANHA - PARQUE DOS BUFALOS - COND LEAO (LOTE 6)</text:p>
          </table:table-cell>
        </table:table-row>
        <table:table-row>
          <table:table-cell/>
          <table:table-cell office:value-type="string">
            <text:p>11127</text:p>
          </table:table-cell>
          <table:table-cell office:value-type="string">
            <text:p>Sehab</text:p>
          </table:table-cell>
          <table:table-cell office:value-type="string">
            <text:p>ESPANHA - PARQUE DOS BUFALOS - COND MELILLA (LOTE 8)</text:p>
          </table:table-cell>
        </table:table-row>
        <table:table-row>
          <table:table-cell/>
          <table:table-cell office:value-type="string">
            <text:p>11138</text:p>
          </table:table-cell>
          <table:table-cell office:value-type="string">
            <text:p>Sehab</text:p>
          </table:table-cell>
          <table:table-cell office:value-type="string">
            <text:p>ESPANHA - PARQUE DOS BUFALOS - COND PAMPLONA (LOTE 14)</text:p>
          </table:table-cell>
        </table:table-row>
        <table:table-row>
          <table:table-cell/>
          <table:table-cell office:value-type="string">
            <text:p>11136</text:p>
          </table:table-cell>
          <table:table-cell office:value-type="string">
            <text:p>Sehab</text:p>
          </table:table-cell>
          <table:table-cell office:value-type="string">
            <text:p>ESPANHA - PARQUE DOS BUFALOS - COND SALAMANCA (LOTE 13)</text:p>
          </table:table-cell>
        </table:table-row>
        <table:table-row>
          <table:table-cell/>
          <table:table-cell office:value-type="string">
            <text:p>11139</text:p>
          </table:table-cell>
          <table:table-cell office:value-type="string">
            <text:p>Sehab</text:p>
          </table:table-cell>
          <table:table-cell office:value-type="string">
            <text:p>ESPANHA - PARQUE DOS BUFALOS - COND TERUEL (LOTE 9)</text:p>
          </table:table-cell>
        </table:table-row>
        <table:table-row>
          <table:table-cell/>
          <table:table-cell office:value-type="string">
            <text:p>11131</text:p>
          </table:table-cell>
          <table:table-cell office:value-type="string">
            <text:p>Sehab</text:p>
          </table:table-cell>
          <table:table-cell office:value-type="string">
            <text:p>ESPANHA - PARQUE DOS BUFALOS - COND VALENCIA (LOTE 11)</text:p>
          </table:table-cell>
        </table:table-row>
        <table:table-row>
          <table:table-cell/>
          <table:table-cell office:value-type="string">
            <text:p>11128</text:p>
          </table:table-cell>
          <table:table-cell office:value-type="string">
            <text:p>Sehab</text:p>
          </table:table-cell>
          <table:table-cell office:value-type="string">
            <text:p>ESPANHA - PARQUE DOS BUFALOS - COND VALVERDE (LOTE 10)</text:p>
          </table:table-cell>
        </table:table-row>
        <table:table-row>
          <table:table-cell office:value-type="string">
            <text:p>Rua Jose Francisco Chaves, Viela 4, n. 4, Jardim Paulistano,  02812-020</text:p>
          </table:table-cell>
          <table:table-cell office:value-type="string">
            <text:p>12115</text:p>
          </table:table-cell>
          <table:table-cell office:value-type="string">
            <text:p>SMDHC</text:p>
          </table:table-cell>
          <table:table-cell office:value-type="string">
            <text:p>Esperanca Garcia - Educacao, Arte e Cultura -2 entrega</text:p>
          </table:table-cell>
        </table:table-row>
        <table:table-row>
          <table:table-cell office:value-type="string">
            <text:p>Rua Alessandro Melani,156 Jardim São João - SP   08370-345</text:p>
          </table:table-cell>
          <table:table-cell office:value-type="string">
            <text:p>30276</text:p>
          </table:table-cell>
          <table:table-cell office:value-type="string">
            <text:p>Entidade Site</text:p>
          </table:table-cell>
          <table:table-cell office:value-type="string">
            <text:p>ESPERANÇA SOCIEDADE DE EDUCAÇÃO E INCLUSÃO SOCIAL 3 entrega</text:p>
          </table:table-cell>
        </table:table-row>
        <table:table-row>
          <table:table-cell office:value-type="string">
            <text:p>Rua Pedro da Lomba, 139 - Pq, São Rafael</text:p>
          </table:table-cell>
          <table:table-cell office:value-type="string">
            <text:p>30272</text:p>
          </table:table-cell>
          <table:table-cell office:value-type="string">
            <text:p>Entidade Site</text:p>
          </table:table-cell>
          <table:table-cell office:value-type="string">
            <text:p>ESPERANÇA SOCIEDADE DE EDUCAÇÃO E INCLUSÃO SOCIAL – 2 entrega</text:p>
          </table:table-cell>
        </table:table-row>
        <table:table-row>
          <table:table-cell office:value-type="string">
            <text:p>Rua Estrela Azul, 75-B, 08180-200</text:p>
          </table:table-cell>
          <table:table-cell office:value-type="string">
            <text:p>28544</text:p>
          </table:table-cell>
          <table:table-cell office:value-type="string">
            <text:p>Entidade</text:p>
          </table:table-cell>
          <table:table-cell office:value-type="string">
            <text:p>Estrela Azul</text:p>
          </table:table-cell>
        </table:table-row>
        <table:table-row>
          <table:table-cell office:value-type="string">
            <text:p>Rua Luiz Parisotto, 37, PQ. Bancario, 03923-010</text:p>
          </table:table-cell>
          <table:table-cell office:value-type="string">
            <text:p>28562</text:p>
          </table:table-cell>
          <table:table-cell office:value-type="string">
            <text:p>FACESP</text:p>
          </table:table-cell>
          <table:table-cell office:value-type="string">
            <text:p>Etelvina</text:p>
          </table:table-cell>
        </table:table-row>
        <table:table-row>
          <table:table-cell/>
          <table:table-cell office:value-type="string">
            <text:p>11140</text:p>
          </table:table-cell>
          <table:table-cell office:value-type="string">
            <text:p>Sehab</text:p>
          </table:table-cell>
          <table:table-cell office:value-type="string">
            <text:p>Eucaliptos</text:p>
          </table:table-cell>
        </table:table-row>
        <table:table-row>
          <table:table-cell office:value-type="string">
            <text:p>RUA JOAO ROSA 57</text:p>
          </table:table-cell>
          <table:table-cell office:value-type="string">
            <text:p>300586</text:p>
          </table:table-cell>
          <table:table-cell office:value-type="string">
            <text:p>Entidade</text:p>
          </table:table-cell>
          <table:table-cell office:value-type="string">
            <text:p>extremo da zona leste ( jd limoeiro, 3 divisao, r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UMM</text:p>
          </table:table-cell>
          <table:table-cell office:value-type="string">
            <text:p>Favela Barra do Jacare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UMM</text:p>
          </table:table-cell>
          <table:table-cell office:value-type="string">
            <text:p>Favela Barra do Jacare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UMM</text:p>
          </table:table-cell>
          <table:table-cell office:value-type="string">
            <text:p>Favela Barra do Jacare 2a 5a ENTREGA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UMM</text:p>
          </table:table-cell>
          <table:table-cell office:value-type="string">
            <text:p>Favela Barra do Jacare 6a ENTREGA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UMM</text:p>
          </table:table-cell>
          <table:table-cell office:value-type="string">
            <text:p>Favela CDHU BrasilÃ¢ndia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UMM</text:p>
          </table:table-cell>
          <table:table-cell office:value-type="string">
            <text:p>Favela CDHU Brasilandia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UMM</text:p>
          </table:table-cell>
          <table:table-cell office:value-type="string">
            <text:p>Favela CDHU Brasilandia5A ENTREGA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UMM</text:p>
          </table:table-cell>
          <table:table-cell office:value-type="string">
            <text:p>Favela CDHU Brasilandia6A ENTREGA</text:p>
          </table:table-cell>
        </table:table-row>
        <table:table-row>
          <table:table-cell office:value-type="string">
            <text:p>Avenida Jerimanduba, 1302</text:p>
          </table:table-cell>
          <table:table-cell office:value-type="string">
            <text:p>27550</text:p>
          </table:table-cell>
          <table:table-cell office:value-type="string">
            <text:p>UMM</text:p>
          </table:table-cell>
          <table:table-cell office:value-type="string">
            <text:p>Favela Chica Luiza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UMM</text:p>
          </table:table-cell>
          <table:table-cell office:value-type="string">
            <text:p>Favela Chica Luiza 2a Entrega5a ENTREGA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UMM</text:p>
          </table:table-cell>
          <table:table-cell office:value-type="string">
            <text:p>Favela Chica Luiza.</text:p>
          </table:table-cell>
        </table:table-row>
        <table:table-row>
          <table:table-cell office:value-type="string">
            <text:p>Avenida Deputado Cantidio Sampaio n, 4595</text:p>
          </table:table-cell>
          <table:table-cell office:value-type="string">
            <text:p>27553</text:p>
          </table:table-cell>
          <table:table-cell office:value-type="string">
            <text:p>UMM</text:p>
          </table:table-cell>
          <table:table-cell office:value-type="string">
            <text:p>Favela da Capadocia</text:p>
          </table:table-cell>
        </table:table-row>
        <table:table-row>
          <table:table-cell office:value-type="string">
            <text:p>av Manoel Bandeira 145, Sao paulo</text:p>
          </table:table-cell>
          <table:table-cell office:value-type="string">
            <text:p>11150</text:p>
          </table:table-cell>
          <table:table-cell office:value-type="string">
            <text:p>SEHAB</text:p>
          </table:table-cell>
          <table:table-cell office:value-type="string">
            <text:p>Favela da Linha</text:p>
          </table:table-cell>
        </table:table-row>
        <table:table-row>
          <table:table-cell office:value-type="string">
            <text:p>Rua Francisco Dias da Silva,15 jardim santa Emília /sp</text:p>
          </table:table-cell>
          <table:table-cell office:value-type="string">
            <text:p>27203</text:p>
          </table:table-cell>
          <table:table-cell office:value-type="string">
            <text:p>Entidade</text:p>
          </table:table-cell>
          <table:table-cell office:value-type="string">
            <text:p>favela da Ze do Boné</text:p>
          </table:table-cell>
        </table:table-row>
        <table:table-row>
          <table:table-cell office:value-type="string">
            <text:p>Rua Dr Elias Chaves, 49  - Campos Eliseos</text:p>
          </table:table-cell>
          <table:table-cell office:value-type="string">
            <text:p>11156</text:p>
          </table:table-cell>
          <table:table-cell office:value-type="string">
            <text:p>SEHAB</text:p>
          </table:table-cell>
          <table:table-cell office:value-type="string">
            <text:p>FAVELA DO MOINHO</text:p>
          </table:table-cell>
        </table:table-row>
        <table:table-row>
          <table:table-cell office:value-type="string">
            <text:p>Rua Claudio Ghirelli, 559 pq Sao Luis.</text:p>
          </table:table-cell>
          <table:table-cell office:value-type="string">
            <text:p>27552</text:p>
          </table:table-cell>
          <table:table-cell office:value-type="string">
            <text:p>UMM</text:p>
          </table:table-cell>
          <table:table-cell office:value-type="string">
            <text:p>Favela do Po</text:p>
          </table:table-cell>
        </table:table-row>
        <table:table-row>
          <table:table-cell office:value-type="string">
            <text:p>rua Claudio ghirelli 559 pq Sao Luis.</text:p>
          </table:table-cell>
          <table:table-cell office:value-type="string">
            <text:p>27552</text:p>
          </table:table-cell>
          <table:table-cell office:value-type="string">
            <text:p>UMM</text:p>
          </table:table-cell>
          <table:table-cell office:value-type="string">
            <text:p>Favela do Po 2a parte</text:p>
          </table:table-cell>
        </table:table-row>
        <table:table-row>
          <table:table-cell office:value-type="string">
            <text:p>Rua Francisco Soares, 688 - Parque Regina</text:p>
          </table:table-cell>
          <table:table-cell office:value-type="string">
            <text:p>24481</text:p>
          </table:table-cell>
          <table:table-cell office:value-type="string">
            <text:p>Entidade</text:p>
          </table:table-cell>
          <table:table-cell office:value-type="string">
            <text:p>Favela do Porto</text:p>
          </table:table-cell>
        </table:table-row>
        <table:table-row>
          <table:table-cell office:value-type="string">
            <text:p>Rua Sao Gabriel de Souza Lopes, 195  -             02282-055</text:p>
          </table:table-cell>
          <table:table-cell office:value-type="string">
            <text:p>27557</text:p>
          </table:table-cell>
          <table:table-cell office:value-type="string">
            <text:p>UMM</text:p>
          </table:table-cell>
          <table:table-cell office:value-type="string">
            <text:p>Favela dos Doze</text:p>
          </table:table-cell>
        </table:table-row>
        <table:table-row>
          <table:table-cell office:value-type="string">
            <text:p>Rua Sao Jose do Divino NÂº 65
(lideranca: Andressa dos Santos/ Marcelo Junior Menezes do Nascimento)</text:p>
          </table:table-cell>
          <table:table-cell office:value-type="string">
            <text:p>11181</text:p>
          </table:table-cell>
          <table:table-cell office:value-type="string">
            <text:p>SEHAB</text:p>
          </table:table-cell>
          <table:table-cell office:value-type="string">
            <text:p>Favela Itapolis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9</text:p>
          </table:table-cell>
          <table:table-cell office:value-type="string">
            <text:p>SEHAB</text:p>
          </table:table-cell>
          <table:table-cell office:value-type="string">
            <text:p>Favela Japiacu/ Favela do Nove</text:p>
          </table:table-cell>
        </table:table-row>
        <table:table-row>
          <table:table-cell office:value-type="string">
            <text:p>Rua Aba 23 A</text:p>
          </table:table-cell>
          <table:table-cell office:value-type="string">
            <text:p>23426</text:p>
          </table:table-cell>
          <table:table-cell office:value-type="string">
            <text:p>FLM</text:p>
          </table:table-cell>
          <table:table-cell office:value-type="string">
            <text:p>Favela Jd. Moreno</text:p>
          </table:table-cell>
        </table:table-row>
        <table:table-row>
          <table:table-cell office:value-type="string">
            <text:p>Rua Quinta da Magnolia, 347, Jardim Ipanema</text:p>
          </table:table-cell>
          <table:table-cell office:value-type="string">
            <text:p>23421</text:p>
          </table:table-cell>
          <table:table-cell office:value-type="string">
            <text:p>FLM</text:p>
          </table:table-cell>
          <table:table-cell office:value-type="string">
            <text:p>FAVELA LINHAO DA ELETROPAULO</text:p>
          </table:table-cell>
        </table:table-row>
        <table:table-row>
          <table:table-cell office:value-type="string">
            <text:p>Rua Jean Albert,  251 - Vila  Praia</text:p>
          </table:table-cell>
          <table:table-cell office:value-type="string">
            <text:p>27574</text:p>
          </table:table-cell>
          <table:table-cell office:value-type="string">
            <text:p>UMM</text:p>
          </table:table-cell>
          <table:table-cell office:value-type="string">
            <text:p>FAVELA VILA PRAIA</text:p>
          </table:table-cell>
        </table:table-row>
        <table:table-row>
          <table:table-cell office:value-type="string">
            <text:p>Rua Giovanni pisano 98</text:p>
          </table:table-cell>
          <table:table-cell office:value-type="string">
            <text:p>24489</text:p>
          </table:table-cell>
          <table:table-cell office:value-type="string">
            <text:p>MTST</text:p>
          </table:table-cell>
          <table:table-cell office:value-type="string">
            <text:p>Favelinha do Leme2A ENTREGA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UMM</text:p>
          </table:table-cell>
          <table:table-cell office:value-type="string">
            <text:p>Fazenda da Juta - 2a parte</text:p>
          </table:table-cell>
        </table:table-row>
        <table:table-row>
          <table:table-cell office:value-type="string">
            <text:p>Rua do Bosque, n° 855 - Barra Funda</text:p>
          </table:table-cell>
          <table:table-cell office:value-type="string">
            <text:p>14106</text:p>
          </table:table-cell>
          <table:table-cell office:value-type="string">
            <text:p>Smped</text:p>
          </table:table-cell>
          <table:table-cell office:value-type="string">
            <text:p>FIC- CASA ABRIGO FRATERNIDADE IRM?? CLARA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6</text:p>
          </table:table-cell>
          <table:table-cell office:value-type="string">
            <text:p>SEHAB</text:p>
          </table:table-cell>
          <table:table-cell office:value-type="string">
            <text:p>Filhos da Terra</text:p>
          </table:table-cell>
        </table:table-row>
        <table:table-row>
          <table:table-cell office:value-type="string">
            <text:p>Rua Joao Teodoro, 1052, Bras</text:p>
          </table:table-cell>
          <table:table-cell office:value-type="string">
            <text:p>12135</text:p>
          </table:table-cell>
          <table:table-cell office:value-type="string">
            <text:p>SMDHC</text:p>
          </table:table-cell>
          <table:table-cell office:value-type="string">
            <text:p>FLACSO - 1a entrega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39</text:p>
          </table:table-cell>
          <table:table-cell office:value-type="string">
            <text:p>Entidad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58</text:p>
          </table:table-cell>
          <table:table-cell office:value-type="string">
            <text:p>Entidad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andido Rodrigues, 21 - Jardim Vila Formosa</text:p>
          </table:table-cell>
          <table:table-cell office:value-type="string">
            <text:p>11146</text:p>
          </table:table-cell>
          <table:table-cell office:value-type="string">
            <text:p>SEHAB</text:p>
          </table:table-cell>
          <table:table-cell office:value-type="string">
            <text:p>FLUORITA I</text:p>
          </table:table-cell>
        </table:table-row>
        <table:table-row>
          <table:table-cell office:value-type="string">
            <text:p>Rua Candido Rodrigues, 45 - Jardim Vila Fomosa</text:p>
          </table:table-cell>
          <table:table-cell office:value-type="string">
            <text:p>11147</text:p>
          </table:table-cell>
          <table:table-cell office:value-type="string">
            <text:p>SEHAB</text:p>
          </table:table-cell>
          <table:table-cell office:value-type="string">
            <text:p>FLUORITA II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2</text:p>
          </table:table-cell>
          <table:table-cell office:value-type="string">
            <text:p>Entidade</text:p>
          </table:table-cell>
          <table:table-cell office:value-type="string">
            <text:p>FRANCISCO MUNHOZ FILHO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SMPED / CMPD</text:p>
          </table:table-cell>
          <table:table-cell office:value-type="string">
            <text:p>Futebol dos Amputados - Bola pra Frente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SMPED</text:p>
          </table:table-cell>
          <table:table-cell office:value-type="string">
            <text:p>Futebol dos Amputados - Bola pra Frente -                 2a entrega</text:p>
          </table:table-cell>
        </table:table-row>
        <table:table-row>
          <table:table-cell office:value-type="string">
            <text:p>Rua Gervasio  leite  Rebelo,  1299, jd Pery  alto,  cep  02675 050</text:p>
          </table:table-cell>
          <table:table-cell office:value-type="string">
            <text:p>27214</text:p>
          </table:table-cell>
          <table:table-cell office:value-type="string">
            <text:p>UMM</text:p>
          </table:table-cell>
          <table:table-cell office:value-type="string">
            <text:p>Futuro Melhor</text:p>
          </table:table-cell>
        </table:table-row>
        <table:table-row>
          <table:table-cell office:value-type="string">
            <text:p>Rua Gervasio Leite Rebelo, 1299, Jd Pery Alto,  CEP 02675 050</text:p>
          </table:table-cell>
          <table:table-cell office:value-type="string">
            <text:p>27214</text:p>
          </table:table-cell>
          <table:table-cell office:value-type="string">
            <text:p>UMM</text:p>
          </table:table-cell>
          <table:table-cell office:value-type="string">
            <text:p>Futuro Melhor</text:p>
          </table:table-cell>
        </table:table-row>
        <table:table-row>
          <table:table-cell office:value-type="string">
            <text:p>Rua Dr, Gustavo da Veiga n, 38</text:p>
          </table:table-cell>
          <table:table-cell office:value-type="string">
            <text:p>30762</text:p>
          </table:table-cell>
          <table:table-cell office:value-type="string">
            <text:p>Entidade Site</text:p>
          </table:table-cell>
          <table:table-cell office:value-type="string">
            <text:p>G,R,E,Samba Unidos do Vale Encantado</text:p>
          </table:table-cell>
        </table:table-row>
        <table:table-row>
          <table:table-cell office:value-type="string">
            <text:p>Rua do Parque, 134, Sacoma</text:p>
          </table:table-cell>
          <table:table-cell office:value-type="string">
            <text:p>12132</text:p>
          </table:table-cell>
          <table:table-cell office:value-type="string">
            <text:p>SMDHC</text:p>
          </table:table-cell>
          <table:table-cell office:value-type="string">
            <text:p>GARMIC - Grupo de Articulacao para a Conquista da Moradia do Idoso da Capital                 1a Entrega</text:p>
          </table:table-cell>
        </table:table-row>
        <table:table-row>
          <table:table-cell office:value-type="string">
            <text:p>Rua Guaipa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SMPED</text:p>
          </table:table-cell>
          <table:table-cell office:value-type="string">
            <text:p>Gente Feliz</text:p>
          </table:table-cell>
        </table:table-row>
        <table:table-row>
          <table:table-cell office:value-type="string">
            <text:p>Rua Ricardo Macedo, 208 - Parque Sao Miguel - Grajau</text:p>
          </table:table-cell>
          <table:table-cell office:value-type="string">
            <text:p>21117</text:p>
          </table:table-cell>
          <table:table-cell office:value-type="string">
            <text:p>ACAO EDUCATIVA</text:p>
          </table:table-cell>
          <table:table-cell office:value-type="string">
            <text:p>Girassol SBA/ Rede Paulista de Futebol de Rua</text:p>
          </table:table-cell>
        </table:table-row>
        <table:table-row>
          <table:table-cell office:value-type="string">
            <text:p>AVENIDA PARAMARIBO 63 A CEP 04843 470 SAO PAULO/ SP</text:p>
          </table:table-cell>
          <table:table-cell office:value-type="string">
            <text:p>301218</text:p>
          </table:table-cell>
          <table:table-cell office:value-type="string">
            <text:p>Entidade</text:p>
          </table:table-cell>
          <table:table-cell office:value-type="string">
            <text:p>Grajau</text:p>
          </table:table-cell>
        </table:table-row>
        <table:table-row>
          <table:table-cell office:value-type="string">
            <text:p>Rua Jasmim de Porcelana 784</text:p>
          </table:table-cell>
          <table:table-cell office:value-type="string">
            <text:p>30386</text:p>
          </table:table-cell>
          <table:table-cell office:value-type="string">
            <text:p>Entidade Site</text:p>
          </table:table-cell>
          <table:table-cell office:value-type="string">
            <text:p>GRCBC Mocidade independente da zona leste</text:p>
          </table:table-cell>
        </table:table-row>
        <table:table-row>
          <table:table-cell office:value-type="string">
            <text:p>Rua Almirante Oliveira Pinto, 53, fundos</text:p>
          </table:table-cell>
          <table:table-cell office:value-type="string">
            <text:p>30676</text:p>
          </table:table-cell>
          <table:table-cell office:value-type="string">
            <text:p>Entidade Site</text:p>
          </table:table-cell>
          <table:table-cell office:value-type="string">
            <text:p>Gremio Heliopolis - 1ª Entrega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4</text:p>
          </table:table-cell>
          <table:table-cell office:value-type="string">
            <text:p>Entidade Site</text:p>
          </table:table-cell>
          <table:table-cell office:value-type="string">
            <text:p>GRÊMIO RECREATIVO FLOR DE SÃO JOÃO CLÍMACO</text:p>
          </table:table-cell>
        </table:table-row>
        <table:table-row>
          <table:table-cell office:value-type="string">
            <text:p>Rua Novo Oriente do Piaui, 160, Vila Silvia, Cangaiba</text:p>
          </table:table-cell>
          <table:table-cell office:value-type="string">
            <text:p>12124</text:p>
          </table:table-cell>
          <table:table-cell office:value-type="string">
            <text:p>SMDHC</text:p>
          </table:table-cell>
          <table:table-cell office:value-type="string">
            <text:p>Grupo da Melhor Idade do Jardim Popular - 2a entrega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SMDHC</text:p>
          </table:table-cell>
          <table:table-cell office:value-type="string">
            <text:p>Grupo Melhor Idade Razao e Emocao (2a Entrega)</text:p>
          </table:table-cell>
        </table:table-row>
        <table:table-row>
          <table:table-cell office:value-type="string">
            <text:p>Rua Guaçu, 622 - Jardim Acarati</text:p>
          </table:table-cell>
          <table:table-cell office:value-type="string">
            <text:p>26536</text:p>
          </table:table-cell>
          <table:table-cell office:value-type="string">
            <text:p>Entidade</text:p>
          </table:table-cell>
          <table:table-cell office:value-type="string">
            <text:p>Guaçu</text:p>
          </table:table-cell>
        </table:table-row>
        <table:table-row>
          <table:table-cell office:value-type="string">
            <text:p>Guaicuri I</text:p>
          </table:table-cell>
          <table:table-cell office:value-type="string">
            <text:p>11092</text:p>
          </table:table-cell>
          <table:table-cell office:value-type="string">
            <text:p>Sehab</text:p>
          </table:table-cell>
          <table:table-cell office:value-type="string">
            <text:p>Guaicuri I</text:p>
          </table:table-cell>
        </table:table-row>
        <table:table-row>
          <table:table-cell office:value-type="string">
            <text:p>Guian Corruiras</text:p>
          </table:table-cell>
          <table:table-cell office:value-type="string">
            <text:p>11050</text:p>
          </table:table-cell>
          <table:table-cell office:value-type="string">
            <text:p>Sehab</text:p>
          </table:table-cell>
          <table:table-cell office:value-type="string">
            <text:p>Guian Corruiras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1</text:p>
          </table:table-cell>
          <table:table-cell office:value-type="string">
            <text:p>Mstc</text:p>
          </table:table-cell>
          <table:table-cell office:value-type="string">
            <text:p>Haiti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2</text:p>
          </table:table-cell>
          <table:table-cell office:value-type="string">
            <text:p>Entidade</text:p>
          </table:table-cell>
          <table:table-cell office:value-type="string">
            <text:p>Haiti</text:p>
          </table:table-cell>
        </table:table-row>
        <table:table-row>
          <table:table-cell/>
          <table:table-cell office:value-type="string">
            <text:p>11043</text:p>
          </table:table-cell>
          <table:table-cell office:value-type="string">
            <text:p>Sehab</text:p>
          </table:table-cell>
          <table:table-cell office:value-type="string">
            <text:p>Heliópolis</text:p>
          </table:table-cell>
        </table:table-row>
        <table:table-row>
          <table:table-cell/>
          <table:table-cell office:value-type="string">
            <text:p>11044</text:p>
          </table:table-cell>
          <table:table-cell office:value-type="string">
            <text:p>Sehab</text:p>
          </table:table-cell>
          <table:table-cell office:value-type="string">
            <text:p>HELIOPOLIS - SABESP 1 - GAIVOTAS</text:p>
          </table:table-cell>
        </table:table-row>
        <table:table-row>
          <table:table-cell office:value-type="string">
            <text:p>Henrique Mindlin</text:p>
          </table:table-cell>
          <table:table-cell office:value-type="string">
            <text:p>11051</text:p>
          </table:table-cell>
          <table:table-cell office:value-type="string">
            <text:p>Sehab</text:p>
          </table:table-cell>
          <table:table-cell office:value-type="string">
            <text:p>Henrique Mindlin</text:p>
          </table:table-cell>
        </table:table-row>
        <table:table-row>
          <table:table-cell office:value-type="string">
            <text:p>Rua Cornelio Zelaia, Jd. São Luis</text:p>
          </table:table-cell>
          <table:table-cell office:value-type="string">
            <text:p>29504</text:p>
          </table:table-cell>
          <table:table-cell office:value-type="string">
            <text:p>Entidade</text:p>
          </table:table-cell>
          <table:table-cell office:value-type="string">
            <text:p>Ibirapuera</text:p>
          </table:table-cell>
        </table:table-row>
        <table:table-row>
          <table:table-cell office:value-type="string">
            <text:p>RUA ITAJUIBE, 2245 - JARDIM NÉLIA</text:p>
          </table:table-cell>
          <table:table-cell office:value-type="string">
            <text:p>30578</text:p>
          </table:table-cell>
          <table:table-cell office:value-type="string">
            <text:p>Entidade Site</text:p>
          </table:table-cell>
          <table:table-cell office:value-type="string">
            <text:p>IGREJA APOSTÓLICA TEMPLO DE ADORAÇÃO A YAHWEH</text:p>
          </table:table-cell>
        </table:table-row>
        <table:table-row>
          <table:table-cell office:value-type="string">
            <text:p>Avenida Engenheiro Feijó Bittencourt, 330 - Vila Primavera</text:p>
          </table:table-cell>
          <table:table-cell office:value-type="string">
            <text:p>301565</text:p>
          </table:table-cell>
          <table:table-cell office:value-type="string">
            <text:p>Entidade Site</text:p>
          </table:table-cell>
          <table:table-cell office:value-type="string">
            <text:p>IGREJA MINISTERIO DE JESUS CRISTO</text:p>
          </table:table-cell>
        </table:table-row>
        <table:table-row>
          <table:table-cell office:value-type="string">
            <text:p>Rua João Pires Monteiro 401</text:p>
          </table:table-cell>
          <table:table-cell office:value-type="string">
            <text:p>30675</text:p>
          </table:table-cell>
          <table:table-cell office:value-type="string">
            <text:p>Entidade Site</text:p>
          </table:table-cell>
          <table:table-cell office:value-type="string">
            <text:p>IGREJA MINISTÉRIO SIQUÉM - 1º Entrega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87</text:p>
          </table:table-cell>
          <table:table-cell office:value-type="string">
            <text:p>Entidade Site</text:p>
          </table:table-cell>
          <table:table-cell office:value-type="string">
            <text:p>IIS Futuro Brilhante 2A ENTREGA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3</text:p>
          </table:table-cell>
          <table:table-cell office:value-type="string">
            <text:p>Mstc</text:p>
          </table:table-cell>
          <table:table-cell office:value-type="string">
            <text:p>Ilha Das Cobras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4</text:p>
          </table:table-cell>
          <table:table-cell office:value-type="string">
            <text:p>Entidade</text:p>
          </table:table-cell>
          <table:table-cell office:value-type="string">
            <text:p>Ilha das Cobras</text:p>
          </table:table-cell>
        </table:table-row>
        <table:table-row>
          <table:table-cell office:value-type="string">
            <text:p>Avenida Satelite, 298/308</text:p>
          </table:table-cell>
          <table:table-cell office:value-type="string">
            <text:p>14159</text:p>
          </table:table-cell>
          <table:table-cell office:value-type="string">
            <text:p>SMPED</text:p>
          </table:table-cell>
          <table:table-cell office:value-type="string">
            <text:p>ILPI - Instituicao de Longa Permanencia para Idosos Sao Mateus</text:p>
          </table:table-cell>
        </table:table-row>
        <table:table-row>
          <table:table-cell office:value-type="string">
            <text:p>Avenida Doutor Decio de Toledo Leite, 143 - Jardim Das Oliveiras</text:p>
          </table:table-cell>
          <table:table-cell office:value-type="string">
            <text:p>14179</text:p>
          </table:table-cell>
          <table:table-cell office:value-type="string">
            <text:p>SMPED</text:p>
          </table:table-cell>
          <table:table-cell office:value-type="string">
            <text:p>ILPI Itaim</text:p>
          </table:table-cell>
        </table:table-row>
        <table:table-row>
          <table:table-cell office:value-type="string">
            <text:p>Rua Tenente Miguel Delia, 96 - Vila Rosaria</text:p>
          </table:table-cell>
          <table:table-cell office:value-type="string">
            <text:p>14178</text:p>
          </table:table-cell>
          <table:table-cell office:value-type="string">
            <text:p>SMPED</text:p>
          </table:table-cell>
          <table:table-cell office:value-type="string">
            <text:p>ILPI Sao Miguel</text:p>
          </table:table-cell>
        </table:table-row>
        <table:table-row>
          <table:table-cell office:value-type="string">
            <text:p>Imigrantes</text:p>
          </table:table-cell>
          <table:table-cell office:value-type="string">
            <text:p>11052</text:p>
          </table:table-cell>
          <table:table-cell office:value-type="string">
            <text:p>Sehab</text:p>
          </table:table-cell>
          <table:table-cell office:value-type="string">
            <text:p>Imigrantes</text:p>
          </table:table-cell>
        </table:table-row>
        <table:table-row>
          <table:table-cell office:value-type="string">
            <text:p>Avenida Cel Sezefredo Fagundes, 2732</text:p>
          </table:table-cell>
          <table:table-cell office:value-type="string">
            <text:p>30900</text:p>
          </table:table-cell>
          <table:table-cell office:value-type="string">
            <text:p>Entidade Site</text:p>
          </table:table-cell>
          <table:table-cell office:value-type="string">
            <text:p>Instituição Esperança para Todos (INESP)</text:p>
          </table:table-cell>
        </table:table-row>
        <table:table-row>
          <table:table-cell office:value-type="string">
            <text:p>Rua Odilon Chaves, 39  Jd. Nazaré</text:p>
          </table:table-cell>
          <table:table-cell office:value-type="string">
            <text:p>14120</text:p>
          </table:table-cell>
          <table:table-cell office:value-type="string">
            <text:p>Smped</text:p>
          </table:table-cell>
          <table:table-cell office:value-type="string">
            <text:p>INSTITUTO SEVERINO FABRIANI PARA CRIANCAS SURDAS</text:p>
          </table:table-cell>
        </table:table-row>
        <table:table-row>
          <table:table-cell office:value-type="string">
            <text:p>Rua Odilon Chaves, 39</text:p>
          </table:table-cell>
          <table:table-cell office:value-type="string">
            <text:p>14120</text:p>
          </table:table-cell>
          <table:table-cell office:value-type="string">
            <text:p>Smped</text:p>
          </table:table-cell>
          <table:table-cell office:value-type="string">
            <text:p>Instituto “severino Fabriani” Para Crianças Surdas</text:p>
          </table:table-cell>
        </table:table-row>
        <table:table-row>
          <table:table-cell office:value-type="string">
            <text:p>Avenida Leonardo da Vinci, 2650 - Vila Guarani</text:p>
          </table:table-cell>
          <table:table-cell office:value-type="string">
            <text:p>14188</text:p>
          </table:table-cell>
          <table:table-cell office:value-type="string">
            <text:p>SMPED</text:p>
          </table:table-cell>
          <table:table-cell office:value-type="string">
            <text:p>Instituto Akhanda</text:p>
          </table:table-cell>
        </table:table-row>
        <table:table-row>
          <table:table-cell office:value-type="string">
            <text:p>Rua Gaivota, 68</text:p>
          </table:table-cell>
          <table:table-cell office:value-type="string">
            <text:p>30037</text:p>
          </table:table-cell>
          <table:table-cell office:value-type="string">
            <text:p>Entidade Site</text:p>
          </table:table-cell>
          <table:table-cell office:value-type="string">
            <text:p>Instituto Alfa Omega</text:p>
          </table:table-cell>
        </table:table-row>
        <table:table-row>
          <table:table-cell office:value-type="string">
            <text:p>Rua Lavapes, 1123 - Cambuci - 01519-000</text:p>
          </table:table-cell>
          <table:table-cell office:value-type="string">
            <text:p>14147</text:p>
          </table:table-cell>
          <table:table-cell office:value-type="string">
            <text:p>SMPED</text:p>
          </table:table-cell>
          <table:table-cell office:value-type="string">
            <text:p>Instituto AMA - Amigos do Autista</text:p>
          </table:table-cell>
        </table:table-row>
        <table:table-row>
          <table:table-cell office:value-type="string">
            <text:p>Rua Julio maciel 428, Vila Nova Perus</text:p>
          </table:table-cell>
          <table:table-cell office:value-type="string">
            <text:p>30677</text:p>
          </table:table-cell>
          <table:table-cell office:value-type="string">
            <text:p>Entidade Site</text:p>
          </table:table-cell>
          <table:table-cell office:value-type="string">
            <text:p>INSTITUTO BENEFICENTE VIDA NOVA PERUS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Smped</text:p>
          </table:table-cell>
          <table:table-cell office:value-type="string">
            <text:p>Instituto Benficente Nosso Lar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Smped</text:p>
          </table:table-cell>
          <table:table-cell office:value-type="string">
            <text:p>INSTITUTO BENFICENTE NOSSO LAR</text:p>
          </table:table-cell>
        </table:table-row>
        <table:table-row>
          <table:table-cell office:value-type="string">
            <text:p>Rua Flor do Lírio, s/n - Conjunto Habitacional Brasilândia B-2</text:p>
          </table:table-cell>
          <table:table-cell office:value-type="string">
            <text:p>30293</text:p>
          </table:table-cell>
          <table:table-cell office:value-type="string">
            <text:p>Entidade Site</text:p>
          </table:table-cell>
          <table:table-cell office:value-type="string">
            <text:p>Instituto Brasileiro de Desenvolvimento Educacional, Cultural e Social INBRADECS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SMPED</text:p>
          </table:table-cell>
          <table:table-cell office:value-type="string">
            <text:p>INSTITUTO CANTO DE LUZ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Smped</text:p>
          </table:table-cell>
          <table:table-cell office:value-type="string">
            <text:p>INSTITUTO CANTO DE LUZ</text:p>
          </table:table-cell>
        </table:table-row>
        <table:table-row>
          <table:table-cell office:value-type="string">
            <text:p>Rua Catarina Mauad, 269</text:p>
          </table:table-cell>
          <table:table-cell office:value-type="string">
            <text:p>14122</text:p>
          </table:table-cell>
          <table:table-cell office:value-type="string">
            <text:p>Smped</text:p>
          </table:table-cell>
          <table:table-cell office:value-type="string">
            <text:p>Instituto Canto De Luz 
</text:p>
          </table:table-cell>
        </table:table-row>
        <table:table-row>
          <table:table-cell office:value-type="string">
            <text:p>Rua Alberto buriti 39, Jd, Carumbé</text:p>
          </table:table-cell>
          <table:table-cell office:value-type="string">
            <text:p>30701</text:p>
          </table:table-cell>
          <table:table-cell office:value-type="string">
            <text:p>Entidade Site</text:p>
          </table:table-cell>
          <table:table-cell office:value-type="string">
            <text:p>Instituto Casa Almeida</text:p>
          </table:table-cell>
        </table:table-row>
        <table:table-row>
          <table:table-cell office:value-type="string">
            <text:p>Rua Domingos SimÃµes, 90 - Vila Suzano</text:p>
          </table:table-cell>
          <table:table-cell office:value-type="string">
            <text:p>14185</text:p>
          </table:table-cell>
          <table:table-cell office:value-type="string">
            <text:p>SMPED</text:p>
          </table:table-cell>
          <table:table-cell office:value-type="string">
            <text:p>Instituto Contemplo - Educacao, Saude e Longevidade</text:p>
          </table:table-cell>
        </table:table-row>
        <table:table-row>
          <table:table-cell office:value-type="string">
            <text:p>Rua Conego Antonio Manz 43</text:p>
          </table:table-cell>
          <table:table-cell office:value-type="string">
            <text:p>30757</text:p>
          </table:table-cell>
          <table:table-cell office:value-type="string">
            <text:p>Entidade Site</text:p>
          </table:table-cell>
          <table:table-cell office:value-type="string">
            <text:p>Instituto Cristiane Camargo 1º Entrega</text:p>
          </table:table-cell>
        </table:table-row>
        <table:table-row>
          <table:table-cell office:value-type="string">
            <text:p>Rua João Joaquim Alão, 04 - Vila Inacio</text:p>
          </table:table-cell>
          <table:table-cell office:value-type="string">
            <text:p>30724</text:p>
          </table:table-cell>
          <table:table-cell office:value-type="string">
            <text:p>Entidade Site</text:p>
          </table:table-cell>
          <table:table-cell office:value-type="string">
            <text:p>INSTITUTO D,I,P,I,</text:p>
          </table:table-cell>
        </table:table-row>
        <table:table-row>
          <table:table-cell office:value-type="string">
            <text:p>Rua VenÃ¢ncio Aires, 793, casa 3, Vila Pompeia, CEP 05024-030</text:p>
          </table:table-cell>
          <table:table-cell office:value-type="string">
            <text:p>14160</text:p>
          </table:table-cell>
          <table:table-cell office:value-type="string">
            <text:p>SMPED</text:p>
          </table:table-cell>
          <table:table-cell office:value-type="string">
            <text:p>INSTITUTO DE ARTES E EDUCAÃ?Ã?O DE RODAS PARA O AR</text:p>
          </table:table-cell>
        </table:table-row>
        <table:table-row>
          <table:table-cell office:value-type="string">
            <text:p>Rua Moreira de Godoi, 456 - Ipiranga- CEP 04266-060</text:p>
          </table:table-cell>
          <table:table-cell office:value-type="string">
            <text:p>14184</text:p>
          </table:table-cell>
          <table:table-cell office:value-type="string">
            <text:p>SMPED</text:p>
          </table:table-cell>
          <table:table-cell office:value-type="string">
            <text:p>Instituto de Cegos Padre Chico</text:p>
          </table:table-cell>
        </table:table-row>
        <table:table-row>
          <table:table-cell office:value-type="string">
            <text:p>Rua Manoel Rodrigues Santiago, 88</text:p>
          </table:table-cell>
          <table:table-cell office:value-type="string">
            <text:p>30799</text:p>
          </table:table-cell>
          <table:table-cell office:value-type="string">
            <text:p>Entidade Site</text:p>
          </table:table-cell>
          <table:table-cell office:value-type="string">
            <text:p>Instituto de Olho da Saúde de Orientação e Prevenção ao Câncer e Outras Patologias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599</text:p>
          </table:table-cell>
          <table:table-cell office:value-type="string">
            <text:p>Entidade Site</text:p>
          </table:table-cell>
          <table:table-cell office:value-type="string">
            <text:p>Instituto dee Amparo Social Movimentos Salve Periférico</text:p>
          </table:table-cell>
        </table:table-row>
        <table:table-row>
          <table:table-cell office:value-type="string">
            <text:p>Rua lagoa dourada, 1, Jardim Bartira</text:p>
          </table:table-cell>
          <table:table-cell office:value-type="string">
            <text:p>30329</text:p>
          </table:table-cell>
          <table:table-cell office:value-type="string">
            <text:p>Entidade Site</text:p>
          </table:table-cell>
          <table:table-cell office:value-type="string">
            <text:p>Instituto Dias e Martins</text:p>
          </table:table-cell>
        </table:table-row>
        <table:table-row>
          <table:table-cell office:value-type="string">
            <text:p>Rua Conde de Iraja, 131</text:p>
          </table:table-cell>
          <table:table-cell office:value-type="string">
            <text:p>14157</text:p>
          </table:table-cell>
          <table:table-cell office:value-type="string">
            <text:p>SMPED</text:p>
          </table:table-cell>
          <table:table-cell office:value-type="string">
            <text:p>Instituto Escuta</text:p>
          </table:table-cell>
        </table:table-row>
        <table:table-row>
          <table:table-cell office:value-type="string">
            <text:p>Rua São Roque de Minas, 398 - Jardim Antártica</text:p>
          </table:table-cell>
          <table:table-cell office:value-type="string">
            <text:p>30625</text:p>
          </table:table-cell>
          <table:table-cell office:value-type="string">
            <text:p>Entidade Site</text:p>
          </table:table-cell>
          <table:table-cell office:value-type="string">
            <text:p>Instituto Espaço Vida</text:p>
          </table:table-cell>
        </table:table-row>
        <table:table-row>
          <table:table-cell office:value-type="string">
            <text:p>Rua Palacete Das Águias, 753</text:p>
          </table:table-cell>
          <table:table-cell office:value-type="string">
            <text:p>14491</text:p>
          </table:table-cell>
          <table:table-cell office:value-type="string">
            <text:p>Smped</text:p>
          </table:table-cell>
          <table:table-cell office:value-type="string">
            <text:p>Instituto Gabi</text:p>
          </table:table-cell>
        </table:table-row>
        <table:table-row>
          <table:table-cell office:value-type="string">
            <text:p>Rua Palacete das Águias, 753, Vila Mascote</text:p>
          </table:table-cell>
          <table:table-cell office:value-type="string">
            <text:p>14491</text:p>
          </table:table-cell>
          <table:table-cell office:value-type="string">
            <text:p>Smped</text:p>
          </table:table-cell>
          <table:table-cell office:value-type="string">
            <text:p>Instituto Gabi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437</text:p>
          </table:table-cell>
          <table:table-cell office:value-type="string">
            <text:p>Entidade Site</text:p>
          </table:table-cell>
          <table:table-cell office:value-type="string">
            <text:p>Instituto Grande Vitória</text:p>
          </table:table-cell>
        </table:table-row>
        <table:table-row>
          <table:table-cell office:value-type="string">
            <text:p>Rua Clemente Pereira, 286 Ipiranga</text:p>
          </table:table-cell>
          <table:table-cell office:value-type="string">
            <text:p>14124</text:p>
          </table:table-cell>
          <table:table-cell office:value-type="string">
            <text:p>Smped</text:p>
          </table:table-cell>
          <table:table-cell office:value-type="string">
            <text:p>INSTITUTO J?? CLEMENTE</text:p>
          </table:table-cell>
        </table:table-row>
        <table:table-row>
          <table:table-cell office:value-type="string">
            <text:p>Rua Clemente Pereira, 286</text:p>
          </table:table-cell>
          <table:table-cell office:value-type="string">
            <text:p>14124</text:p>
          </table:table-cell>
          <table:table-cell office:value-type="string">
            <text:p>Smped</text:p>
          </table:table-cell>
          <table:table-cell office:value-type="string">
            <text:p>Instituto Jô Clemente</text:p>
          </table:table-cell>
        </table:table-row>
        <table:table-row>
          <table:table-cell office:value-type="string">
            <text:p>Rua Otto Barros, 445</text:p>
          </table:table-cell>
          <table:table-cell office:value-type="string">
            <text:p>14125</text:p>
          </table:table-cell>
          <table:table-cell office:value-type="string">
            <text:p>Smped</text:p>
          </table:table-cell>
          <table:table-cell office:value-type="string">
            <text:p>Instituto Mara Gabrilli</text:p>
          </table:table-cell>
        </table:table-row>
        <table:table-row>
          <table:table-cell office:value-type="string">
            <text:p>Rua Otto Barros, 445, VI Santo Stefano,</text:p>
          </table:table-cell>
          <table:table-cell office:value-type="string">
            <text:p>14125</text:p>
          </table:table-cell>
          <table:table-cell office:value-type="string">
            <text:p>Smped</text:p>
          </table:table-cell>
          <table:table-cell office:value-type="string">
            <text:p>Instituto Mara Gabrilli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2</text:p>
          </table:table-cell>
          <table:table-cell office:value-type="string">
            <text:p>Entidade Site</text:p>
          </table:table-cell>
          <table:table-cell office:value-type="string">
            <text:p>Instituto Mário Américo salve periferico</text:p>
          </table:table-cell>
        </table:table-row>
        <table:table-row>
          <table:table-cell office:value-type="string">
            <text:p>Rua Haddock Lobo, 1307</text:p>
          </table:table-cell>
          <table:table-cell office:value-type="string">
            <text:p>14126</text:p>
          </table:table-cell>
          <table:table-cell office:value-type="string">
            <text:p>Smped</text:p>
          </table:table-cell>
          <table:table-cell office:value-type="string">
            <text:p>Instituto Olga Kos</text:p>
          </table:table-cell>
        </table:table-row>
        <table:table-row>
          <table:table-cell office:value-type="string">
            <text:p>Rua Haddock Lobo, 1.307</text:p>
          </table:table-cell>
          <table:table-cell office:value-type="string">
            <text:p>14126</text:p>
          </table:table-cell>
          <table:table-cell office:value-type="string">
            <text:p>Smped</text:p>
          </table:table-cell>
          <table:table-cell office:value-type="string">
            <text:p>INSTITUTO OLGA KOS</text:p>
          </table:table-cell>
        </table:table-row>
        <table:table-row>
          <table:table-cell office:value-type="string">
            <text:p>Rua Fernão Tavares, 123, Tatuapé </text:p>
          </table:table-cell>
          <table:table-cell office:value-type="string">
            <text:p>30520</text:p>
          </table:table-cell>
          <table:table-cell office:value-type="string">
            <text:p>Entidade Site</text:p>
          </table:table-cell>
          <table:table-cell office:value-type="string">
            <text:p>Instituto São Paulo de Ação Voluntária</text:p>
          </table:table-cell>
        </table:table-row>
        <table:table-row>
          <table:table-cell office:value-type="string">
            <text:p>Rua Cordilheira do Araripe, 381 - Jd Noemia</text:p>
          </table:table-cell>
          <table:table-cell office:value-type="string">
            <text:p>30928</text:p>
          </table:table-cell>
          <table:table-cell office:value-type="string">
            <text:p>Entidade Site</text:p>
          </table:table-cell>
          <table:table-cell office:value-type="string">
            <text:p>Instituto Semear</text:p>
          </table:table-cell>
        </table:table-row>
        <table:table-row>
          <table:table-cell office:value-type="string">
            <text:p>Alameda dos Anapurus, 1787 - Moema</text:p>
          </table:table-cell>
          <table:table-cell office:value-type="string">
            <text:p>14151</text:p>
          </table:table-cell>
          <table:table-cell office:value-type="string">
            <text:p>SMPED</text:p>
          </table:table-cell>
          <table:table-cell office:value-type="string">
            <text:p>Instituto Simbora Gente</text:p>
          </table:table-cell>
        </table:table-row>
        <table:table-row>
          <table:table-cell office:value-type="string">
            <text:p>Rua Aguinaldo Bezerra dos Santos 20 A cep 08131-070</text:p>
          </table:table-cell>
          <table:table-cell office:value-type="string">
            <text:p>302272</text:p>
          </table:table-cell>
          <table:table-cell office:value-type="string">
            <text:p>Entidade Site</text:p>
          </table:table-cell>
          <table:table-cell office:value-type="string">
            <text:p>Instituto Social Black Brasil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07</text:p>
          </table:table-cell>
          <table:table-cell office:value-type="string">
            <text:p>Entidade Site</text:p>
          </table:table-cell>
          <table:table-cell office:value-type="string">
            <text:p>Instituto social educacional Boaventura salve periferico</text:p>
          </table:table-cell>
        </table:table-row>
        <table:table-row>
          <table:table-cell office:value-type="string">
            <text:p>Rua Bartolomeu Ferrari, 432 - Conjunto Residencial José Bonifácio</text:p>
          </table:table-cell>
          <table:table-cell office:value-type="string">
            <text:p>30452</text:p>
          </table:table-cell>
          <table:table-cell office:value-type="string">
            <text:p>Entidade Site</text:p>
          </table:table-cell>
          <table:table-cell office:value-type="string">
            <text:p>Instituto Viver Melhor</text:p>
          </table:table-cell>
        </table:table-row>
        <table:table-row>
          <table:table-cell office:value-type="string">
            <text:p>Rua Osvaldo de Souza Pinto nÂº211 A - Morro Doce - Jd Anhanguera 
CEP 05267220 (Igreja Nossa Senhora das Gracas)</text:p>
          </table:table-cell>
          <table:table-cell office:value-type="string">
            <text:p>14104</text:p>
          </table:table-cell>
          <table:table-cell office:value-type="string">
            <text:p>SMPED</text:p>
          </table:table-cell>
          <table:table-cell office:value-type="string">
            <text:p>IPDA - Instituto de Pessoas com Deficiencia do Anhanguera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1</text:p>
          </table:table-cell>
          <table:table-cell office:value-type="string">
            <text:p>Entidade</text:p>
          </table:table-cell>
          <table:table-cell office:value-type="string">
            <text:p>Ipê</text:p>
          </table:table-cell>
        </table:table-row>
        <table:table-row>
          <table:table-cell office:value-type="string">
            <text:p>Rua Palmeiropolis s/n ( ao lado da EMEF Jd. Monte Belo)</text:p>
          </table:table-cell>
          <table:table-cell office:value-type="string">
            <text:p>21114</text:p>
          </table:table-cell>
          <table:table-cell office:value-type="string">
            <text:p>ACAO EDUCATIVA</text:p>
          </table:table-cell>
          <table:table-cell office:value-type="string">
            <text:p>IPJ - Instituto Paulista de Juventude</text:p>
          </table:table-cell>
        </table:table-row>
        <table:table-row>
          <table:table-cell office:value-type="string">
            <text:p>Rua Belisário Ferreira Lima,12, Jardim Bela Vista</text:p>
          </table:table-cell>
          <table:table-cell office:value-type="string">
            <text:p>24433</text:p>
          </table:table-cell>
          <table:table-cell office:value-type="string">
            <text:p>Entidade</text:p>
          </table:table-cell>
          <table:table-cell office:value-type="string">
            <text:p>Iporanga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8</text:p>
          </table:table-cell>
          <table:table-cell office:value-type="string">
            <text:p>Entidade Site</text:p>
          </table:table-cell>
          <table:table-cell office:value-type="string">
            <text:p>IS Instituto Social Nova São Paulo</text:p>
          </table:table-cell>
        </table:table-row>
        <table:table-row>
          <table:table-cell office:value-type="string">
            <text:p>RUA PADRE VIRGILIO CAMPELO 279</text:p>
          </table:table-cell>
          <table:table-cell office:value-type="string">
            <text:p>300026</text:p>
          </table:table-cell>
          <table:table-cell office:value-type="string">
            <text:p>Entidade</text:p>
          </table:table-cell>
          <table:table-cell office:value-type="string">
            <text:p>Itaim Paulista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Smped</text:p>
          </table:table-cell>
          <table:table-cell office:value-type="string">
            <text:p>JACANA PROMOVE</text:p>
          </table:table-cell>
        </table:table-row>
        <table:table-row>
          <table:table-cell office:value-type="string">
            <text:p>Travessa Noz Da Sorte, 212
</text:p>
          </table:table-cell>
          <table:table-cell office:value-type="string">
            <text:p>27509</text:p>
          </table:table-cell>
          <table:table-cell office:value-type="string">
            <text:p>Umm</text:p>
          </table:table-cell>
          <table:table-cell office:value-type="string">
            <text:p>Jaçanã</text:p>
          </table:table-cell>
        </table:table-row>
        <table:table-row>
          <table:table-cell/>
          <table:table-cell office:value-type="string">
            <text:p>27509</text:p>
          </table:table-cell>
          <table:table-cell office:value-type="string">
            <text:p>Entidade</text:p>
          </table:table-cell>
          <table:table-cell office:value-type="string">
            <text:p>Jaçanã</text:p>
          </table:table-cell>
        </table:table-row>
        <table:table-row>
          <table:table-cell office:value-type="string">
            <text:p>Rua mari Balades Correia, 08 - Jd Miriam</text:p>
          </table:table-cell>
          <table:table-cell office:value-type="string">
            <text:p>21118</text:p>
          </table:table-cell>
          <table:table-cell office:value-type="string">
            <text:p>ACAO EDUCATIVA</text:p>
          </table:table-cell>
          <table:table-cell office:value-type="string">
            <text:p>JAMAC- Jardim Miriam Arte Club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0</text:p>
          </table:table-cell>
          <table:table-cell office:value-type="string">
            <text:p>Entidade</text:p>
          </table:table-cell>
          <table:table-cell office:value-type="string">
            <text:p>JARDIM ALTO ALEGRE/SITO 2 CORREGOS</text:p>
          </table:table-cell>
        </table:table-row>
        <table:table-row>
          <table:table-cell office:value-type="string">
            <text:p>Rua Xavier dos Passaros, 39, Jd Rincao, CEP 02991-100</text:p>
          </table:table-cell>
          <table:table-cell office:value-type="string">
            <text:p>24498</text:p>
          </table:table-cell>
          <table:table-cell office:value-type="string">
            <text:p>MTST</text:p>
          </table:table-cell>
          <table:table-cell office:value-type="string">
            <text:p>Jardim Alvina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6</text:p>
          </table:table-cell>
          <table:table-cell office:value-type="string">
            <text:p>Sehab</text:p>
          </table:table-cell>
          <table:table-cell office:value-type="string">
            <text:p>JARDIM ARIZONA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3</text:p>
          </table:table-cell>
          <table:table-cell office:value-type="string">
            <text:p>Entidade</text:p>
          </table:table-cell>
          <table:table-cell office:value-type="string">
            <text:p>Jardim Asano I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2</text:p>
          </table:table-cell>
          <table:table-cell office:value-type="string">
            <text:p>SEHAB</text:p>
          </table:table-cell>
          <table:table-cell office:value-type="string">
            <text:p>Jardim Calu</text:p>
          </table:table-cell>
        </table:table-row>
        <table:table-row>
          <table:table-cell office:value-type="string">
            <text:p>Rua Maria Benedita Rodrigues, 295</text:p>
          </table:table-cell>
          <table:table-cell office:value-type="string">
            <text:p>11194</text:p>
          </table:table-cell>
          <table:table-cell office:value-type="string">
            <text:p>SEHAB</text:p>
          </table:table-cell>
          <table:table-cell office:value-type="string">
            <text:p>Jardim Campo de Fora / Santo Antonio</text:p>
          </table:table-cell>
        </table:table-row>
        <table:table-row>
          <table:table-cell office:value-type="string">
            <text:p>Rua da Fortuna, 102 CEP 04960-210</text:p>
          </table:table-cell>
          <table:table-cell office:value-type="string">
            <text:p>27571</text:p>
          </table:table-cell>
          <table:table-cell office:value-type="string">
            <text:p>UMM</text:p>
          </table:table-cell>
          <table:table-cell office:value-type="string">
            <text:p>JARDIM CAPELA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4</text:p>
          </table:table-cell>
          <table:table-cell office:value-type="string">
            <text:p>Entidade</text:p>
          </table:table-cell>
          <table:table-cell office:value-type="string">
            <text:p>Jardim Carumbé</text:p>
          </table:table-cell>
        </table:table-row>
        <table:table-row>
          <table:table-cell office:value-type="string">
            <text:p>Rua Maramores numero 36 Jd Sao Saverio</text:p>
          </table:table-cell>
          <table:table-cell office:value-type="string">
            <text:p>27224</text:p>
          </table:table-cell>
          <table:table-cell office:value-type="string">
            <text:p>UMM</text:p>
          </table:table-cell>
          <table:table-cell office:value-type="string">
            <text:p>Jardim Celeste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9</text:p>
          </table:table-cell>
          <table:table-cell office:value-type="string">
            <text:p>Entidade</text:p>
          </table:table-cell>
          <table:table-cell office:value-type="string">
            <text:p>JARDIM COLONIAL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8</text:p>
          </table:table-cell>
          <table:table-cell office:value-type="string">
            <text:p>Entidade</text:p>
          </table:table-cell>
          <table:table-cell office:value-type="string">
            <text:p>Jardim Comercial I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4</text:p>
          </table:table-cell>
          <table:table-cell office:value-type="string">
            <text:p>Entidade</text:p>
          </table:table-cell>
          <table:table-cell office:value-type="string">
            <text:p>JARDIM DAS CAMELIAS / VILA TIROL</text:p>
          </table:table-cell>
        </table:table-row>
        <table:table-row>
          <table:table-cell office:value-type="string">
            <text:p>Rua Sao Miguel dos milagres 01 A jd paulistano</text:p>
          </table:table-cell>
          <table:table-cell office:value-type="string">
            <text:p>27608</text:p>
          </table:table-cell>
          <table:table-cell office:value-type="string">
            <text:p>UMM</text:p>
          </table:table-cell>
          <table:table-cell office:value-type="string">
            <text:p>Jardim das Pedras</text:p>
          </table:table-cell>
        </table:table-row>
        <table:table-row>
          <table:table-cell office:value-type="string">
            <text:p>Rua Narciso Castelo Branco, 13 A - Jardim Rincao</text:p>
          </table:table-cell>
          <table:table-cell office:value-type="string">
            <text:p>24516</text:p>
          </table:table-cell>
          <table:table-cell office:value-type="string">
            <text:p>MTST</text:p>
          </table:table-cell>
          <table:table-cell office:value-type="string">
            <text:p>Jardim Donaria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1</text:p>
          </table:table-cell>
          <table:table-cell office:value-type="string">
            <text:p>Entidade</text:p>
          </table:table-cell>
          <table:table-cell office:value-type="string">
            <text:p>Jardim dos Manacás</text:p>
          </table:table-cell>
        </table:table-row>
        <table:table-row>
          <table:table-cell/>
          <table:table-cell office:value-type="string">
            <text:p>11133</text:p>
          </table:table-cell>
          <table:table-cell office:value-type="string">
            <text:p>Sehab</text:p>
          </table:table-cell>
          <table:table-cell office:value-type="string">
            <text:p>Jardim Edite I</text:p>
          </table:table-cell>
        </table:table-row>
        <table:table-row>
          <table:table-cell office:value-type="string">
            <text:p>Rua Charles Coloumb,120 Brooklin Novo- Cidade MoncÃµes</text:p>
          </table:table-cell>
          <table:table-cell office:value-type="string">
            <text:p>11133</text:p>
          </table:table-cell>
          <table:table-cell office:value-type="string">
            <text:p>SEHAB</text:p>
          </table:table-cell>
          <table:table-cell office:value-type="string">
            <text:p>Jardim Edite I  / DER</text:p>
          </table:table-cell>
        </table:table-row>
        <table:table-row>
          <table:table-cell/>
          <table:table-cell office:value-type="string">
            <text:p>11134</text:p>
          </table:table-cell>
          <table:table-cell office:value-type="string">
            <text:p>Sehab</text:p>
          </table:table-cell>
          <table:table-cell office:value-type="string">
            <text:p>Jardim Edite II</text:p>
          </table:table-cell>
        </table:table-row>
        <table:table-row>
          <table:table-cell office:value-type="string">
            <text:p>Rua Serra De Capivaraçu, 274</text:p>
          </table:table-cell>
          <table:table-cell office:value-type="string">
            <text:p>26488</text:p>
          </table:table-cell>
          <table:table-cell office:value-type="string">
            <text:p>Cmp</text:p>
          </table:table-cell>
          <table:table-cell office:value-type="string">
            <text:p>Jardim Elba</text:p>
          </table:table-cell>
        </table:table-row>
        <table:table-row>
          <table:table-cell office:value-type="string">
            <text:p>Rua Serra de Capivaraçu, 274 - Jardim Elba - Sapopemba</text:p>
          </table:table-cell>
          <table:table-cell office:value-type="string">
            <text:p>26487</text:p>
          </table:table-cell>
          <table:table-cell office:value-type="string">
            <text:p>Entidade</text:p>
          </table:table-cell>
          <table:table-cell office:value-type="string">
            <text:p>Jardim Elba</text:p>
          </table:table-cell>
        </table:table-row>
        <table:table-row>
          <table:table-cell office:value-type="string">
            <text:p>Rua Serra de Capivarucu, 274 -</text:p>
          </table:table-cell>
          <table:table-cell office:value-type="string">
            <text:p>26487</text:p>
          </table:table-cell>
          <table:table-cell office:value-type="string">
            <text:p>CMP</text:p>
          </table:table-cell>
          <table:table-cell office:value-type="string">
            <text:p>Jardim Elba3a ENTREGA</text:p>
          </table:table-cell>
        </table:table-row>
        <table:table-row>
          <table:table-cell office:value-type="string">
            <text:p>AVENIDA ACEDEMIA DE SAO PAULO 715 SAO DA ASSOCIA?AO</text:p>
          </table:table-cell>
          <table:table-cell office:value-type="string">
            <text:p>300019</text:p>
          </table:table-cell>
          <table:table-cell office:value-type="string">
            <text:p>Entidade</text:p>
          </table:table-cell>
          <table:table-cell office:value-type="string">
            <text:p>Jardim Elza, Jardim Mabel, Jardim Nelia, Jardim Ca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9</text:p>
          </table:table-cell>
          <table:table-cell office:value-type="string">
            <text:p>Entidade</text:p>
          </table:table-cell>
          <table:table-cell office:value-type="string">
            <text:p>JARDIM FERNANDES</text:p>
          </table:table-cell>
        </table:table-row>
        <table:table-row>
          <table:table-cell office:value-type="string">
            <text:p>Avenida São Paulo, 700</text:p>
          </table:table-cell>
          <table:table-cell office:value-type="string">
            <text:p>27411</text:p>
          </table:table-cell>
          <table:table-cell office:value-type="string">
            <text:p>Entidade</text:p>
          </table:table-cell>
          <table:table-cell office:value-type="string">
            <text:p>Jardim Gaivotas 2</text:p>
          </table:table-cell>
        </table:table-row>
        <table:table-row>
          <table:table-cell office:value-type="string">
            <text:p>Rua Nogueira do cravo, 500 - Jardim Guaruja</text:p>
          </table:table-cell>
          <table:table-cell office:value-type="string">
            <text:p>26537</text:p>
          </table:table-cell>
          <table:table-cell office:value-type="string">
            <text:p>CMP</text:p>
          </table:table-cell>
          <table:table-cell office:value-type="string">
            <text:p>Jardim Gauruja/ Jardim Sao Bento 3a ENTREGA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99</text:p>
          </table:table-cell>
          <table:table-cell office:value-type="string">
            <text:p>Mtst</text:p>
          </table:table-cell>
          <table:table-cell office:value-type="string">
            <text:p>Jardim Guanabara</text:p>
          </table:table-cell>
        </table:table-row>
        <table:table-row>
          <table:table-cell office:value-type="string">
            <text:p>Rua Luiz Supperti, 25  Jd. Guanabara</text:p>
          </table:table-cell>
          <table:table-cell office:value-type="string">
            <text:p>24499</text:p>
          </table:table-cell>
          <table:table-cell office:value-type="string">
            <text:p>Entidade</text:p>
          </table:table-cell>
          <table:table-cell office:value-type="string">
            <text:p>Jardim Guanabara</text:p>
          </table:table-cell>
        </table:table-row>
        <table:table-row>
          <table:table-cell office:value-type="string">
            <text:p>Rua Julio de Moura Lacerda, 05, Jd Guarani</text:p>
          </table:table-cell>
          <table:table-cell office:value-type="string">
            <text:p>27573</text:p>
          </table:table-cell>
          <table:table-cell office:value-type="string">
            <text:p>UMM</text:p>
          </table:table-cell>
          <table:table-cell office:value-type="string">
            <text:p>JARDIM GUARANI</text:p>
          </table:table-cell>
        </table:table-row>
        <table:table-row>
          <table:table-cell office:value-type="string">
            <text:p>Rua Nogueira do Cravo, 500 - Jardim Guarujá</text:p>
          </table:table-cell>
          <table:table-cell office:value-type="string">
            <text:p>26537</text:p>
          </table:table-cell>
          <table:table-cell office:value-type="string">
            <text:p>Entidade</text:p>
          </table:table-cell>
          <table:table-cell office:value-type="string">
            <text:p>Jardim Guarujá/Jardim São Bento</text:p>
          </table:table-cell>
        </table:table-row>
        <table:table-row>
          <table:table-cell office:value-type="string">
            <text:p>Rua John Speers, 64</text:p>
          </table:table-cell>
          <table:table-cell office:value-type="string">
            <text:p>24497</text:p>
          </table:table-cell>
          <table:table-cell office:value-type="string">
            <text:p>Mtst</text:p>
          </table:table-cell>
          <table:table-cell office:value-type="string">
            <text:p>Jardim Helian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97</text:p>
          </table:table-cell>
          <table:table-cell office:value-type="string">
            <text:p>Entidade</text:p>
          </table:table-cell>
          <table:table-cell office:value-type="string">
            <text:p>Jardim Helian</text:p>
          </table:table-cell>
        </table:table-row>
        <table:table-row>
          <table:table-cell office:value-type="string">
            <text:p>Rua Terezine, 113, Jardim Ideal, GRAJAU 04846-680</text:p>
          </table:table-cell>
          <table:table-cell office:value-type="string">
            <text:p>27575</text:p>
          </table:table-cell>
          <table:table-cell office:value-type="string">
            <text:p>UMM</text:p>
          </table:table-cell>
          <table:table-cell office:value-type="string">
            <text:p>JARDIM IDEAL -</text:p>
          </table:table-cell>
        </table:table-row>
        <table:table-row>
          <table:table-cell office:value-type="string">
            <text:p>Rua Francisco Soares, 688</text:p>
          </table:table-cell>
          <table:table-cell office:value-type="string">
            <text:p>24432</text:p>
          </table:table-cell>
          <table:table-cell office:value-type="string">
            <text:p>Entidade</text:p>
          </table:table-cell>
          <table:table-cell office:value-type="string">
            <text:p>Jardim Ingá</text:p>
          </table:table-cell>
        </table:table-row>
        <table:table-row>
          <table:table-cell office:value-type="string">
            <text:p>Rua Miguel Ribas, 249 - Jardim Ipanema</text:p>
          </table:table-cell>
          <table:table-cell office:value-type="string">
            <text:p>11195</text:p>
          </table:table-cell>
          <table:table-cell office:value-type="string">
            <text:p>SEHAB</text:p>
          </table:table-cell>
          <table:table-cell office:value-type="string">
            <text:p>Jardim Ipanema</text:p>
          </table:table-cell>
        </table:table-row>
        <table:table-row>
          <table:table-cell/>
          <table:table-cell office:value-type="string">
            <text:p>11012</text:p>
          </table:table-cell>
          <table:table-cell office:value-type="string">
            <text:p>Sehab</text:p>
          </table:table-cell>
          <table:table-cell office:value-type="string">
            <text:p>Jardim Japão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96</text:p>
          </table:table-cell>
          <table:table-cell office:value-type="string">
            <text:p>SEHAB</text:p>
          </table:table-cell>
          <table:table-cell office:value-type="string">
            <text:p>Jardim Joanizia</text:p>
          </table:table-cell>
        </table:table-row>
        <table:table-row>
          <table:table-cell office:value-type="string">
            <text:p>Rua Arilindo Betio, 242 - Jardim Keralux</text:p>
          </table:table-cell>
          <table:table-cell office:value-type="string">
            <text:p>11115</text:p>
          </table:table-cell>
          <table:table-cell office:value-type="string">
            <text:p>Sehab</text:p>
          </table:table-cell>
          <table:table-cell office:value-type="string">
            <text:p>JARDIM KERALUX</text:p>
          </table:table-cell>
        </table:table-row>
        <table:table-row>
          <table:table-cell office:value-type="string">
            <text:p>Rua Bispo e Martins, 17</text:p>
          </table:table-cell>
          <table:table-cell office:value-type="string">
            <text:p>11116</text:p>
          </table:table-cell>
          <table:table-cell office:value-type="string">
            <text:p>Sehab</text:p>
          </table:table-cell>
          <table:table-cell office:value-type="string">
            <text:p>JARDIM KERALUX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5</text:p>
          </table:table-cell>
          <table:table-cell office:value-type="string">
            <text:p>Entidade</text:p>
          </table:table-cell>
          <table:table-cell office:value-type="string">
            <text:p>Jardim Líder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CMP</text:p>
          </table:table-cell>
          <table:table-cell office:value-type="string">
            <text:p>Jardim Limoeiro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CMP</text:p>
          </table:table-cell>
          <table:table-cell office:value-type="string">
            <text:p>Jardim Limoeiro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1</text:p>
          </table:table-cell>
          <table:table-cell office:value-type="string">
            <text:p>Entidade</text:p>
          </table:table-cell>
          <table:table-cell office:value-type="string">
            <text:p>JARDIM MARABÁ</text:p>
          </table:table-cell>
        </table:table-row>
        <table:table-row>
          <table:table-cell office:value-type="string">
            <text:p>Rua Alvorada Do Porto, 54</text:p>
          </table:table-cell>
          <table:table-cell office:value-type="string">
            <text:p>24498</text:p>
          </table:table-cell>
          <table:table-cell office:value-type="string">
            <text:p>Mtst</text:p>
          </table:table-cell>
          <table:table-cell office:value-type="string">
            <text:p>Jardim Noronha Porto Velho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4</text:p>
          </table:table-cell>
          <table:table-cell office:value-type="string">
            <text:p>Entidade</text:p>
          </table:table-cell>
          <table:table-cell office:value-type="string">
            <text:p>JARDIM NOVA HARMONIA-INVASAO/VILA BELA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5</text:p>
          </table:table-cell>
          <table:table-cell office:value-type="string">
            <text:p>Entidade</text:p>
          </table:table-cell>
          <table:table-cell office:value-type="string">
            <text:p>JARDIM NOVA VITORIA</text:p>
          </table:table-cell>
        </table:table-row>
        <table:table-row>
          <table:table-cell office:value-type="string">
            <text:p>Rua Sho yoshioka, 104, Jardim da Gloria</text:p>
          </table:table-cell>
          <table:table-cell office:value-type="string">
            <text:p>24459</text:p>
          </table:table-cell>
          <table:table-cell office:value-type="string">
            <text:p>Entidade</text:p>
          </table:table-cell>
          <table:table-cell office:value-type="string">
            <text:p>Jardim Novo Horizonte II</text:p>
          </table:table-cell>
        </table:table-row>
        <table:table-row>
          <table:table-cell office:value-type="string">
            <text:p>Rua Daniel Cerri, 1078</text:p>
          </table:table-cell>
          <table:table-cell office:value-type="string">
            <text:p>11123</text:p>
          </table:table-cell>
          <table:table-cell office:value-type="string">
            <text:p>Sehab</text:p>
          </table:table-cell>
          <table:table-cell office:value-type="string">
            <text:p>Jardim Paraná</text:p>
          </table:table-cell>
        </table:table-row>
        <table:table-row>
          <table:table-cell office:value-type="string">
            <text:p>Rua Daniel Cerri, Nº 1078</text:p>
          </table:table-cell>
          <table:table-cell office:value-type="string">
            <text:p>11123</text:p>
          </table:table-cell>
          <table:table-cell office:value-type="string">
            <text:p>Sehab</text:p>
          </table:table-cell>
          <table:table-cell office:value-type="string">
            <text:p>JARDIM PARANÁ</text:p>
          </table:table-cell>
        </table:table-row>
        <table:table-row>
          <table:table-cell office:value-type="string">
            <text:p>Rua Daniel Cerri, Nº 1078</text:p>
          </table:table-cell>
          <table:table-cell office:value-type="string">
            <text:p>11118</text:p>
          </table:table-cell>
          <table:table-cell office:value-type="string">
            <text:p>Sehab</text:p>
          </table:table-cell>
          <table:table-cell office:value-type="string">
            <text:p>JARDIM PARANÁ (PAI 5)</text:p>
          </table:table-cell>
        </table:table-row>
        <table:table-row>
          <table:table-cell office:value-type="string">
            <text:p>Rua Daniel Cerri, Nº 1078</text:p>
          </table:table-cell>
          <table:table-cell office:value-type="string">
            <text:p>11117</text:p>
          </table:table-cell>
          <table:table-cell office:value-type="string">
            <text:p>Sehab</text:p>
          </table:table-cell>
          <table:table-cell office:value-type="string">
            <text:p>JARDIM PARANÁ II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0</text:p>
          </table:table-cell>
          <table:table-cell office:value-type="string">
            <text:p>Entidade</text:p>
          </table:table-cell>
          <table:table-cell office:value-type="string">
            <text:p>Jardim Piracuama !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0</text:p>
          </table:table-cell>
          <table:table-cell office:value-type="string">
            <text:p>Entidade</text:p>
          </table:table-cell>
          <table:table-cell office:value-type="string">
            <text:p>Jardim Presidente</text:p>
          </table:table-cell>
        </table:table-row>
        <table:table-row>
          <table:table-cell office:value-type="string">
            <text:p>Rua vicente Lazzari,Â  Sao Paulo</text:p>
          </table:table-cell>
          <table:table-cell office:value-type="string">
            <text:p>24509</text:p>
          </table:table-cell>
          <table:table-cell office:value-type="string">
            <text:p>MTST</text:p>
          </table:table-cell>
          <table:table-cell office:value-type="string">
            <text:p>JARDIM PRINCESA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00</text:p>
          </table:table-cell>
          <table:table-cell office:value-type="string">
            <text:p>MTST</text:p>
          </table:table-cell>
          <table:table-cell office:value-type="string">
            <text:p>Jardim Rincao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UMM</text:p>
          </table:table-cell>
          <table:table-cell office:value-type="string">
            <text:p>JARDIM ROMANO/ V. ITAIM – 2 entrega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UMM</text:p>
          </table:table-cell>
          <table:table-cell office:value-type="string">
            <text:p>Jardim Romano/ Vila Itaim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6</text:p>
          </table:table-cell>
          <table:table-cell office:value-type="string">
            <text:p>Entidade</text:p>
          </table:table-cell>
          <table:table-cell office:value-type="string">
            <text:p>Jardim São Bento</text:p>
          </table:table-cell>
        </table:table-row>
        <table:table-row>
          <table:table-cell office:value-type="string">
            <text:p>Rua Aquianes, 118 - Vila Butanta</text:p>
          </table:table-cell>
          <table:table-cell office:value-type="string">
            <text:p>26128</text:p>
          </table:table-cell>
          <table:table-cell office:value-type="string">
            <text:p>CMP</text:p>
          </table:table-cell>
          <table:table-cell office:value-type="string">
            <text:p>Jardim Sao Remo (2a entrega)</text:p>
          </table:table-cell>
        </table:table-row>
        <table:table-row>
          <table:table-cell office:value-type="string">
            <text:p>Rua Leonardo De Oliveira, 159</text:p>
          </table:table-cell>
          <table:table-cell office:value-type="string">
            <text:p>26487</text:p>
          </table:table-cell>
          <table:table-cell office:value-type="string">
            <text:p>Cmp</text:p>
          </table:table-cell>
          <table:table-cell office:value-type="string">
            <text:p>Jardim Sapopemba</text:p>
          </table:table-cell>
        </table:table-row>
        <table:table-row>
          <table:table-cell office:value-type="string">
            <text:p>Rua Leonardo de Oliveira, 159 - Jardim Sapopemba</text:p>
          </table:table-cell>
          <table:table-cell office:value-type="string">
            <text:p>26486</text:p>
          </table:table-cell>
          <table:table-cell office:value-type="string">
            <text:p>Entidade</text:p>
          </table:table-cell>
          <table:table-cell office:value-type="string">
            <text:p>Jardim Sapopemba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3</text:p>
          </table:table-cell>
          <table:table-cell office:value-type="string">
            <text:p>Entidade</text:p>
          </table:table-cell>
          <table:table-cell office:value-type="string">
            <text:p>Jardim Shangrila</text:p>
          </table:table-cell>
        </table:table-row>
        <table:table-row>
          <table:table-cell office:value-type="string">
            <text:p>Rua Barão De Suassuna, 65</text:p>
          </table:table-cell>
          <table:table-cell office:value-type="string">
            <text:p>24496</text:p>
          </table:table-cell>
          <table:table-cell office:value-type="string">
            <text:p>Mtst</text:p>
          </table:table-cell>
          <table:table-cell office:value-type="string">
            <text:p>Jardim Sidney</text:p>
          </table:table-cell>
        </table:table-row>
        <table:table-row>
          <table:table-cell office:value-type="string">
            <text:p>Rua Barão de Suassuna, 65  Jd. Sidney</text:p>
          </table:table-cell>
          <table:table-cell office:value-type="string">
            <text:p>24496</text:p>
          </table:table-cell>
          <table:table-cell office:value-type="string">
            <text:p>Entidade</text:p>
          </table:table-cell>
          <table:table-cell office:value-type="string">
            <text:p>Jardim Sidney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7</text:p>
          </table:table-cell>
          <table:table-cell office:value-type="string">
            <text:p>Sehab</text:p>
          </table:table-cell>
          <table:table-cell office:value-type="string">
            <text:p>JARDIM TANCREDO</text:p>
          </table:table-cell>
        </table:table-row>
        <table:table-row>
          <table:table-cell office:value-type="string">
            <text:p>Rua sol, 125 cid satelite/jd santa barbara</text:p>
          </table:table-cell>
          <table:table-cell office:value-type="string">
            <text:p>24511</text:p>
          </table:table-cell>
          <table:table-cell office:value-type="string">
            <text:p>MTST</text:p>
          </table:table-cell>
          <table:table-cell office:value-type="string">
            <text:p>Jardim Vila Carrao</text:p>
          </table:table-cell>
        </table:table-row>
        <table:table-row>
          <table:table-cell office:value-type="string">
            <text:p>Rua Antônio da Silva Guimarães,259, Jardim Cidade Pirituba</text:p>
          </table:table-cell>
          <table:table-cell office:value-type="string">
            <text:p>24420</text:p>
          </table:table-cell>
          <table:table-cell office:value-type="string">
            <text:p>Entidade</text:p>
          </table:table-cell>
          <table:table-cell office:value-type="string">
            <text:p>Jardim Vivian</text:p>
          </table:table-cell>
        </table:table-row>
        <table:table-row>
          <table:table-cell office:value-type="string">
            <text:p>Rua Antônio da Silva Guimarães,259, Jardim Cidade Pirituba</text:p>
          </table:table-cell>
          <table:table-cell office:value-type="string">
            <text:p>24420</text:p>
          </table:table-cell>
          <table:table-cell office:value-type="string">
            <text:p>Entidade</text:p>
          </table:table-cell>
          <table:table-cell office:value-type="string">
            <text:p>Jardim Vivian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8</text:p>
          </table:table-cell>
          <table:table-cell office:value-type="string">
            <text:p>SEHAB</text:p>
          </table:table-cell>
          <table:table-cell office:value-type="string">
            <text:p>Jardim Zaira</text:p>
          </table:table-cell>
        </table:table-row>
        <table:table-row>
          <table:table-cell office:value-type="string">
            <text:p>Ria Serra das Lages 151 jardim Amália</text:p>
          </table:table-cell>
          <table:table-cell office:value-type="string">
            <text:p>24455</text:p>
          </table:table-cell>
          <table:table-cell office:value-type="string">
            <text:p>Entidade</text:p>
          </table:table-cell>
          <table:table-cell office:value-type="string">
            <text:p>Jd Amália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3</text:p>
          </table:table-cell>
          <table:table-cell office:value-type="string">
            <text:p>Entidade</text:p>
          </table:table-cell>
          <table:table-cell office:value-type="string">
            <text:p>Jd Catanduva</text:p>
          </table:table-cell>
        </table:table-row>
        <table:table-row>
          <table:table-cell office:value-type="string">
            <text:p>Rua Jamaica, 42, Chacara Tres Meninas</text:p>
          </table:table-cell>
          <table:table-cell office:value-type="string">
            <text:p>24429</text:p>
          </table:table-cell>
          <table:table-cell office:value-type="string">
            <text:p>Entidade</text:p>
          </table:table-cell>
          <table:table-cell office:value-type="string">
            <text:p>Jd Conquista</text:p>
          </table:table-cell>
        </table:table-row>
        <table:table-row>
          <table:table-cell office:value-type="string">
            <text:p>Rua Tristeza do Jeca, 108, Jardim Conquista</text:p>
          </table:table-cell>
          <table:table-cell office:value-type="string">
            <text:p>24456</text:p>
          </table:table-cell>
          <table:table-cell office:value-type="string">
            <text:p>Entidade</text:p>
          </table:table-cell>
          <table:table-cell office:value-type="string">
            <text:p>Jd Conquista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7</text:p>
          </table:table-cell>
          <table:table-cell office:value-type="string">
            <text:p>Entidade</text:p>
          </table:table-cell>
          <table:table-cell office:value-type="string">
            <text:p>Jd Faria Lima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5</text:p>
          </table:table-cell>
          <table:table-cell office:value-type="string">
            <text:p>Cmp</text:p>
          </table:table-cell>
          <table:table-cell office:value-type="string">
            <text:p>Jd Limoeiro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8</text:p>
          </table:table-cell>
          <table:table-cell office:value-type="string">
            <text:p>Entidade</text:p>
          </table:table-cell>
          <table:table-cell office:value-type="string">
            <text:p>Jd Maria Virgina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Entidade</text:p>
          </table:table-cell>
          <table:table-cell office:value-type="string">
            <text:p>Jd Moreno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Entidade</text:p>
          </table:table-cell>
          <table:table-cell office:value-type="string">
            <text:p>Jd Moreno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6</text:p>
          </table:table-cell>
          <table:table-cell office:value-type="string">
            <text:p>Entidade</text:p>
          </table:table-cell>
          <table:table-cell office:value-type="string">
            <text:p>Jd Olinda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4</text:p>
          </table:table-cell>
          <table:table-cell office:value-type="string">
            <text:p>Entidade</text:p>
          </table:table-cell>
          <table:table-cell office:value-type="string">
            <text:p>Jd Paris</text:p>
          </table:table-cell>
        </table:table-row>
        <table:table-row>
          <table:table-cell office:value-type="string">
            <text:p>Rua Francisco Correa Vasques, 38, Jardim São Rafael</text:p>
          </table:table-cell>
          <table:table-cell office:value-type="string">
            <text:p>24434</text:p>
          </table:table-cell>
          <table:table-cell office:value-type="string">
            <text:p>Entidade</text:p>
          </table:table-cell>
          <table:table-cell office:value-type="string">
            <text:p>Jd São Rafael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2</text:p>
          </table:table-cell>
          <table:table-cell office:value-type="string">
            <text:p>Entidade</text:p>
          </table:table-cell>
          <table:table-cell office:value-type="string">
            <text:p>Jd Umuarama</text:p>
          </table:table-cell>
        </table:table-row>
        <table:table-row>
          <table:table-cell office:value-type="string">
            <text:p>RUA MARTIMPERERE 18 JD VISTA ALEGRE</text:p>
          </table:table-cell>
          <table:table-cell office:value-type="string">
            <text:p>300792</text:p>
          </table:table-cell>
          <table:table-cell office:value-type="string">
            <text:p>Entidade</text:p>
          </table:table-cell>
          <table:table-cell office:value-type="string">
            <text:p>JD VISTA ALEGRE, JD PAULISTANO,JD CARUMBE,JD DAMAS</text:p>
          </table:table-cell>
        </table:table-row>
        <table:table-row>
          <table:table-cell office:value-type="string">
            <text:p>ESTRADA DE ITAPECIRICA, 8400 - DOM JOSE II</text:p>
          </table:table-cell>
          <table:table-cell office:value-type="string">
            <text:p>27556</text:p>
          </table:table-cell>
          <table:table-cell office:value-type="string">
            <text:p>UMM</text:p>
          </table:table-cell>
          <table:table-cell office:value-type="string">
            <text:p>JD. COMERCIAL/DOM JOSE 2   2 entrega</text:p>
          </table:table-cell>
        </table:table-row>
        <table:table-row>
          <table:table-cell office:value-type="string">
            <text:p>Rua Felipe Cassiano, 151, Jd. Senice, 08150-540</text:p>
          </table:table-cell>
          <table:table-cell office:value-type="string">
            <text:p>28547</text:p>
          </table:table-cell>
          <table:table-cell office:value-type="string">
            <text:p>Entidade</text:p>
          </table:table-cell>
          <table:table-cell office:value-type="string">
            <text:p>Jd. Das Oliveiras</text:p>
          </table:table-cell>
        </table:table-row>
        <table:table-row>
          <table:table-cell office:value-type="string">
            <text:p>Rua Frei Inocencio 121 B - Jardim Sao Gabriel</text:p>
          </table:table-cell>
          <table:table-cell office:value-type="string">
            <text:p>11189</text:p>
          </table:table-cell>
          <table:table-cell office:value-type="string">
            <text:p>SEHAB</text:p>
          </table:table-cell>
          <table:table-cell office:value-type="string">
            <text:p>Jd. Elba</text:p>
          </table:table-cell>
        </table:table-row>
        <table:table-row>
          <table:table-cell office:value-type="string">
            <text:p>RUA CORDILHEIRA DO ARARIPE 142 JD NOEMIA SAO PAULO/ SP CEP 08180 120</text:p>
          </table:table-cell>
          <table:table-cell office:value-type="string">
            <text:p>301210</text:p>
          </table:table-cell>
          <table:table-cell office:value-type="string">
            <text:p>Entidade</text:p>
          </table:table-cell>
          <table:table-cell office:value-type="string">
            <text:p>Jd. Helena e regiao</text:p>
          </table:table-cell>
        </table:table-row>
        <table:table-row>
          <table:table-cell office:value-type="string">
            <text:p>Rua Bernardo Antunes Rolim,  12</text:p>
          </table:table-cell>
          <table:table-cell office:value-type="string">
            <text:p>27237</text:p>
          </table:table-cell>
          <table:table-cell office:value-type="string">
            <text:p>UMM</text:p>
          </table:table-cell>
          <table:table-cell office:value-type="string">
            <text:p>Jd. Laranjeiras</text:p>
          </table:table-cell>
        </table:table-row>
        <table:table-row>
          <table:table-cell office:value-type="string">
            <text:p>Rua Maramores, 36 - Jardim Sao Saverio</text:p>
          </table:table-cell>
          <table:table-cell office:value-type="string">
            <text:p>27207</text:p>
          </table:table-cell>
          <table:table-cell office:value-type="string">
            <text:p>UMM</text:p>
          </table:table-cell>
          <table:table-cell office:value-type="string">
            <text:p>Jose do PatrocÃƒÂ­nio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5</text:p>
          </table:table-cell>
          <table:table-cell office:value-type="string">
            <text:p>SEHAB</text:p>
          </table:table-cell>
          <table:table-cell office:value-type="string">
            <text:p>Jova Rural</text:p>
          </table:table-cell>
        </table:table-row>
        <table:table-row>
          <table:table-cell office:value-type="string">
            <text:p>Rua Professor Jose Ozi, 100 Heliopolis CEP 04230-044</text:p>
          </table:table-cell>
          <table:table-cell office:value-type="string">
            <text:p>11161</text:p>
          </table:table-cell>
          <table:table-cell office:value-type="string">
            <text:p>SEHAB</text:p>
          </table:table-cell>
          <table:table-cell office:value-type="string">
            <text:p>L2</text:p>
          </table:table-cell>
        </table:table-row>
        <table:table-row>
          <table:table-cell office:value-type="string">
            <text:p>Rua Dias Vieira, 800, Espaco Cultural</text:p>
          </table:table-cell>
          <table:table-cell office:value-type="string">
            <text:p>11167</text:p>
          </table:table-cell>
          <table:table-cell office:value-type="string">
            <text:p>SEHAB</text:p>
          </table:table-cell>
          <table:table-cell office:value-type="string">
            <text:p>Labirinto</text:p>
          </table:table-cell>
        </table:table-row>
        <table:table-row>
          <table:table-cell office:value-type="string">
            <text:p>Rua Cassiano dos Santos, 236, Jardim das Imbuias</text:p>
          </table:table-cell>
          <table:table-cell office:value-type="string">
            <text:p>30232</text:p>
          </table:table-cell>
          <table:table-cell office:value-type="string">
            <text:p>Entidade Site</text:p>
          </table:table-cell>
          <table:table-cell office:value-type="string">
            <text:p>LACE - Nucleo de ações para cidadania na diversidade</text:p>
          </table:table-cell>
        </table:table-row>
        <table:table-row>
          <table:table-cell/>
          <table:table-cell office:value-type="string">
            <text:p>11034</text:p>
          </table:table-cell>
          <table:table-cell office:value-type="string">
            <text:p>Sehab</text:p>
          </table:table-cell>
          <table:table-cell office:value-type="string">
            <text:p>LAJEADO A B C</text:p>
          </table:table-cell>
        </table:table-row>
        <table:table-row>
          <table:table-cell office:value-type="string">
            <text:p>Praça Heitor Levi, 07  Tatuapé</text:p>
          </table:table-cell>
          <table:table-cell office:value-type="string">
            <text:p>14127</text:p>
          </table:table-cell>
          <table:table-cell office:value-type="string">
            <text:p>Smped</text:p>
          </table:table-cell>
          <table:table-cell office:value-type="string">
            <text:p>LAR DA CRIAN??A NINHO DE PAZ</text:p>
          </table:table-cell>
        </table:table-row>
        <table:table-row>
          <table:table-cell office:value-type="string">
            <text:p>Praça Heitor Levi, 07</text:p>
          </table:table-cell>
          <table:table-cell office:value-type="string">
            <text:p>14127</text:p>
          </table:table-cell>
          <table:table-cell office:value-type="string">
            <text:p>Smped</text:p>
          </table:table-cell>
          <table:table-cell office:value-type="string">
            <text:p>Lar Da Criança Ninho De Paz</text:p>
          </table:table-cell>
        </table:table-row>
        <table:table-row>
          <table:table-cell office:value-type="string">
            <text:p>Rua Cassandoca, 535 - Moóca</text:p>
          </table:table-cell>
          <table:table-cell office:value-type="string">
            <text:p>14128</text:p>
          </table:table-cell>
          <table:table-cell office:value-type="string">
            <text:p>Smped</text:p>
          </table:table-cell>
          <table:table-cell office:value-type="string">
            <text:p>LAR DA REDEN?O</text:p>
          </table:table-cell>
        </table:table-row>
        <table:table-row>
          <table:table-cell office:value-type="string">
            <text:p>Rua Cassandoca, 535</text:p>
          </table:table-cell>
          <table:table-cell office:value-type="string">
            <text:p>14128</text:p>
          </table:table-cell>
          <table:table-cell office:value-type="string">
            <text:p>Smped</text:p>
          </table:table-cell>
          <table:table-cell office:value-type="string">
            <text:p>Lar Da Redenção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Smped</text:p>
          </table:table-cell>
          <table:table-cell office:value-type="string">
            <text:p>Lar Mãe Do Divino Amor (lemda)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Smped</text:p>
          </table:table-cell>
          <table:table-cell office:value-type="string">
            <text:p>Lar Mãe do Divino Amor (LEMDA)</text:p>
          </table:table-cell>
        </table:table-row>
        <table:table-row>
          <table:table-cell office:value-type="string">
            <text:p>Rua Bresser, 2701 - Mooca (nucleo)</text:p>
          </table:table-cell>
          <table:table-cell office:value-type="string">
            <text:p>14165</text:p>
          </table:table-cell>
          <table:table-cell office:value-type="string">
            <text:p>SMPED</text:p>
          </table:table-cell>
          <table:table-cell office:value-type="string">
            <text:p>LAR NOVA 4E</text:p>
          </table:table-cell>
        </table:table-row>
        <table:table-row>
          <table:table-cell office:value-type="string">
            <text:p>Rua Luiz Geraldo da Silva, 220 - Vila Reg. Feijo, Sao Paulo - SP, CEP 03345-060</text:p>
          </table:table-cell>
          <table:table-cell office:value-type="string">
            <text:p>14144</text:p>
          </table:table-cell>
          <table:table-cell office:value-type="string">
            <text:p>SMPED</text:p>
          </table:table-cell>
          <table:table-cell office:value-type="string">
            <text:p>Lar Shekina</text:p>
          </table:table-cell>
        </table:table-row>
        <table:table-row>
          <table:table-cell office:value-type="string">
            <text:p>Rua Inácio Cervantes, 630  Raposo Tavares Km 19 - Parque Ipê</text:p>
          </table:table-cell>
          <table:table-cell office:value-type="string">
            <text:p>14107</text:p>
          </table:table-cell>
          <table:table-cell office:value-type="string">
            <text:p>Smped</text:p>
          </table:table-cell>
          <table:table-cell office:value-type="string">
            <text:p>LAR TERNURA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SMPED</text:p>
          </table:table-cell>
          <table:table-cell office:value-type="string">
            <text:p>LARAMARA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Smped</text:p>
          </table:table-cell>
          <table:table-cell office:value-type="string">
            <text:p>LARAMARA - PROCEJA</text:p>
          </table:table-cell>
        </table:table-row>
        <table:table-row>
          <table:table-cell/>
          <table:table-cell office:value-type="string">
            <text:p>16101</text:p>
          </table:table-cell>
          <table:table-cell office:value-type="string">
            <text:p>SMC</text:p>
          </table:table-cell>
          <table:table-cell office:value-type="string">
            <text:p>Largo do Rosario</text:p>
          </table:table-cell>
        </table:table-row>
        <table:table-row>
          <table:table-cell office:value-type="string">
            <text:p>Largo Nossa Senhora da Conceição  37</text:p>
          </table:table-cell>
          <table:table-cell office:value-type="string">
            <text:p>27516</text:p>
          </table:table-cell>
          <table:table-cell office:value-type="string">
            <text:p>Entidade</text:p>
          </table:table-cell>
          <table:table-cell office:value-type="string">
            <text:p>Largo Nossa Senhora da Conceição  37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8</text:p>
          </table:table-cell>
          <table:table-cell office:value-type="string">
            <text:p>Umm</text:p>
          </table:table-cell>
          <table:table-cell office:value-type="string">
            <text:p>Largo Nossa Senhora Da Conceição N• 37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Smped</text:p>
          </table:table-cell>
          <table:table-cell office:value-type="string">
            <text:p>LARZINHO DAS IRM??S - LAR DA DIVINA MISERIC??RDIA</text:p>
          </table:table-cell>
        </table:table-row>
        <table:table-row>
          <table:table-cell office:value-type="string">
            <text:p>Rua Fonte Nova, 23</text:p>
          </table:table-cell>
          <table:table-cell office:value-type="string">
            <text:p>14130</text:p>
          </table:table-cell>
          <table:table-cell office:value-type="string">
            <text:p>Smped</text:p>
          </table:table-cell>
          <table:table-cell office:value-type="string">
            <text:p>Larzinho Das Irmãs - Lar Da Divina Misericórdia</text:p>
          </table:table-cell>
        </table:table-row>
        <table:table-row>
          <table:table-cell office:value-type="string">
            <text:p>Projetada I, 454</text:p>
          </table:table-cell>
          <table:table-cell office:value-type="string">
            <text:p>11119</text:p>
          </table:table-cell>
          <table:table-cell office:value-type="string">
            <text:p>Sehab</text:p>
          </table:table-cell>
          <table:table-cell office:value-type="string">
            <text:p>Leão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09</text:p>
          </table:table-cell>
          <table:table-cell office:value-type="string">
            <text:p>MUHAB</text:p>
          </table:table-cell>
          <table:table-cell office:value-type="string">
            <text:p>Leonidas Moreira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8563</text:p>
          </table:table-cell>
          <table:table-cell office:value-type="string">
            <text:p>FACESP</text:p>
          </table:table-cell>
          <table:table-cell office:value-type="string">
            <text:p>Leonidas Moreira</text:p>
          </table:table-cell>
        </table:table-row>
        <table:table-row>
          <table:table-cell office:value-type="string">
            <text:p>Lidiane</text:p>
          </table:table-cell>
          <table:table-cell office:value-type="string">
            <text:p>11017</text:p>
          </table:table-cell>
          <table:table-cell office:value-type="string">
            <text:p>Sehab</text:p>
          </table:table-cell>
          <table:table-cell office:value-type="string">
            <text:p>Lidian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0</text:p>
          </table:table-cell>
          <table:table-cell office:value-type="string">
            <text:p>Entidade</text:p>
          </table:table-cell>
          <table:table-cell office:value-type="string">
            <text:p>LOTEAMENTO PROFILURB PESSEGO/CARMO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3</text:p>
          </table:table-cell>
          <table:table-cell office:value-type="string">
            <text:p>Entidade</text:p>
          </table:table-cell>
          <table:table-cell office:value-type="string">
            <text:p>LOTEAMENTO V. CARMOSINA-SE?O COLONIAL LOTES 401/402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6</text:p>
          </table:table-cell>
          <table:table-cell office:value-type="string">
            <text:p>Entidade</text:p>
          </table:table-cell>
          <table:table-cell office:value-type="string">
            <text:p>LUP??RCIO DE SOUZA CORT??S</text:p>
          </table:table-cell>
        </table:table-row>
        <table:table-row>
          <table:table-cell office:value-type="string">
            <text:p>Rua Lupercio de Souza Cortez NÂº59A
(lideranca:  Joao Soares de Melo)</text:p>
          </table:table-cell>
          <table:table-cell office:value-type="string">
            <text:p>11176</text:p>
          </table:table-cell>
          <table:table-cell office:value-type="string">
            <text:p>SEHAB</text:p>
          </table:table-cell>
          <table:table-cell office:value-type="string">
            <text:p>Lupercio de Souza Cortes</text:p>
          </table:table-cell>
        </table:table-row>
        <table:table-row>
          <table:table-cell office:value-type="string">
            <text:p>Estrada Canal do cocaia 1481 Parque Residencial Cocaia</text:p>
          </table:table-cell>
          <table:table-cell office:value-type="string">
            <text:p>30127</text:p>
          </table:table-cell>
          <table:table-cell office:value-type="string">
            <text:p>Entidade Site</text:p>
          </table:table-cell>
          <table:table-cell office:value-type="string">
            <text:p>M, D, S, A, Paróquia Nossa Senhora dos Migrantes,</text:p>
          </table:table-cell>
        </table:table-row>
        <table:table-row>
          <table:table-cell office:value-type="string">
            <text:p>Avenida Maria Coelho Aguiar, 1211, Jardim São Luiz</text:p>
          </table:table-cell>
          <table:table-cell office:value-type="string">
            <text:p>30331</text:p>
          </table:table-cell>
          <table:table-cell office:value-type="string">
            <text:p>Entidade Site</text:p>
          </table:table-cell>
          <table:table-cell office:value-type="string">
            <text:p>MAC - Movimento Associativo Comunitário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Sehab</text:p>
          </table:table-cell>
          <table:table-cell office:value-type="string">
            <text:p>Madrid</text:p>
          </table:table-cell>
        </table:table-row>
        <table:table-row>
          <table:table-cell office:value-type="string">
            <text:p>avenida Maria Cursi, 900 - Com Sao Judas</text:p>
          </table:table-cell>
          <table:table-cell office:value-type="string">
            <text:p>27243</text:p>
          </table:table-cell>
          <table:table-cell office:value-type="string">
            <text:p>UMM</text:p>
          </table:table-cell>
          <table:table-cell office:value-type="string">
            <text:p>Maria Cursi</text:p>
          </table:table-cell>
        </table:table-row>
        <table:table-row>
          <table:table-cell office:value-type="string">
            <text:p>Rua Sebastiao Sarmento Mena, 58</text:p>
          </table:table-cell>
          <table:table-cell office:value-type="string">
            <text:p>27576</text:p>
          </table:table-cell>
          <table:table-cell office:value-type="string">
            <text:p>UMM</text:p>
          </table:table-cell>
          <table:table-cell office:value-type="string">
            <text:p>Maristela</text:p>
          </table:table-cell>
        </table:table-row>
        <table:table-row>
          <table:table-cell office:value-type="string">
            <text:p>RUA SEBASTI??O SARMENTO MENA, 58, JD. MARISTELA</text:p>
          </table:table-cell>
          <table:table-cell office:value-type="string">
            <text:p>28114</text:p>
          </table:table-cell>
          <table:table-cell office:value-type="string">
            <text:p>Entidade</text:p>
          </table:table-cell>
          <table:table-cell office:value-type="string">
            <text:p>MARISTELA</text:p>
          </table:table-cell>
        </table:table-row>
        <table:table-row>
          <table:table-cell office:value-type="string">
            <text:p>Rua Vieira de Martins, 2a</text:p>
          </table:table-cell>
          <table:table-cell office:value-type="string">
            <text:p>27244</text:p>
          </table:table-cell>
          <table:table-cell office:value-type="string">
            <text:p>UMM</text:p>
          </table:table-cell>
          <table:table-cell office:value-type="string">
            <text:p>Mariza Leticia</text:p>
          </table:table-cell>
        </table:table-row>
        <table:table-row>
          <table:table-cell office:value-type="string">
            <text:p>Rua Alexandre Kipnnis, 18A</text:p>
          </table:table-cell>
          <table:table-cell office:value-type="string">
            <text:p>11095</text:p>
          </table:table-cell>
          <table:table-cell office:value-type="string">
            <text:p>Sehab</text:p>
          </table:table-cell>
          <table:table-cell office:value-type="string">
            <text:p>MATA VIRGEM</text:p>
          </table:table-cell>
        </table:table-row>
        <table:table-row>
          <table:table-cell office:value-type="string">
            <text:p>Rua Bernardo Rolim de Moura 270, Vila Mirante</text:p>
          </table:table-cell>
          <table:table-cell office:value-type="string">
            <text:p>24499</text:p>
          </table:table-cell>
          <table:table-cell office:value-type="string">
            <text:p>MTST</text:p>
          </table:table-cell>
          <table:table-cell office:value-type="string">
            <text:p>Mirante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 office:value-type="string">
            <text:p>SMDHC</text:p>
          </table:table-cell>
          <table:table-cell office:value-type="string">
            <text:p>MisSao Paz  2a Entrega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2</text:p>
          </table:table-cell>
          <table:table-cell office:value-type="string">
            <text:p>Entidade</text:p>
          </table:table-cell>
          <table:table-cell office:value-type="string">
            <text:p>MORADA DO VERDE</text:p>
          </table:table-cell>
        </table:table-row>
        <table:table-row>
          <table:table-cell office:value-type="string">
            <text:p>Rua Alexandre benning, 19</text:p>
          </table:table-cell>
          <table:table-cell office:value-type="string">
            <text:p>24431</text:p>
          </table:table-cell>
          <table:table-cell office:value-type="string">
            <text:p>Entidade</text:p>
          </table:table-cell>
          <table:table-cell office:value-type="string">
            <text:p>Morro da Lua</text:p>
          </table:table-cell>
        </table:table-row>
        <table:table-row>
          <table:table-cell office:value-type="string">
            <text:p>RUA JOAO GOTTZFRITZ FILHO 18 JD REGIS SAO PAULO SP</text:p>
          </table:table-cell>
          <table:table-cell office:value-type="string">
            <text:p>300778</text:p>
          </table:table-cell>
          <table:table-cell office:value-type="string">
            <text:p>Entidade</text:p>
          </table:table-cell>
          <table:table-cell office:value-type="string">
            <text:p>Morro da Mandioca, Ocupacao Anchieta, Vila Cheba.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0</text:p>
          </table:table-cell>
          <table:table-cell office:value-type="string">
            <text:p>Mstc</text:p>
          </table:table-cell>
          <table:table-cell office:value-type="string">
            <text:p>Morro Do Pel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1</text:p>
          </table:table-cell>
          <table:table-cell office:value-type="string">
            <text:p>Entidade</text:p>
          </table:table-cell>
          <table:table-cell office:value-type="string">
            <text:p>Morro do Pel</text:p>
          </table:table-cell>
        </table:table-row>
        <table:table-row>
          <table:table-cell office:value-type="string">
            <text:p>avenida Coronel  Jose  Gladiador  895 Morro Doce</text:p>
          </table:table-cell>
          <table:table-cell office:value-type="string">
            <text:p>23430</text:p>
          </table:table-cell>
          <table:table-cell office:value-type="string">
            <text:p>FLM</text:p>
          </table:table-cell>
          <table:table-cell office:value-type="string">
            <text:p>Morro Doce</text:p>
          </table:table-cell>
        </table:table-row>
        <table:table-row>
          <table:table-cell office:value-type="string">
            <text:p>Rua Santa Sofia,250 Jardim Turquesa</text:p>
          </table:table-cell>
          <table:table-cell office:value-type="string">
            <text:p>30111</text:p>
          </table:table-cell>
          <table:table-cell office:value-type="string">
            <text:p>Entidade Site</text:p>
          </table:table-cell>
          <table:table-cell office:value-type="string">
            <text:p>Movimento Habitacional e Ação Social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SMPED / CMPD</text:p>
          </table:table-cell>
          <table:table-cell office:value-type="string">
            <text:p>Movimento Sao Paulo Inclui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SMPED</text:p>
          </table:table-cell>
          <table:table-cell office:value-type="string">
            <text:p>Movimento Sao Paulo Inclui</text:p>
          </table:table-cell>
        </table:table-row>
        <table:table-row>
          <table:table-cell office:value-type="string">
            <text:p>Muzambinho</text:p>
          </table:table-cell>
          <table:table-cell office:value-type="string">
            <text:p>11053</text:p>
          </table:table-cell>
          <table:table-cell office:value-type="string">
            <text:p>Sehab</text:p>
          </table:table-cell>
          <table:table-cell office:value-type="string">
            <text:p>Muzambinho</text:p>
          </table:table-cell>
        </table:table-row>
        <table:table-row>
          <table:table-cell office:value-type="string">
            <text:p>avenida Luiz Cartlos Gentille De Laet, 1736</text:p>
          </table:table-cell>
          <table:table-cell office:value-type="string">
            <text:p>14167</text:p>
          </table:table-cell>
          <table:table-cell office:value-type="string">
            <text:p>SMPED</text:p>
          </table:table-cell>
          <table:table-cell office:value-type="string">
            <text:p>NAIS - RECANTO NOSSA SENHORA DE LOURDES</text:p>
          </table:table-cell>
        </table:table-row>
        <table:table-row>
          <table:table-cell office:value-type="string">
            <text:p>Rua Francisco Sacco, 32, Jd. Herculano, 04920-020</text:p>
          </table:table-cell>
          <table:table-cell office:value-type="string">
            <text:p>28558</text:p>
          </table:table-cell>
          <table:table-cell office:value-type="string">
            <text:p>FACESP</text:p>
          </table:table-cell>
          <table:table-cell office:value-type="string">
            <text:p>Nakamura</text:p>
          </table:table-cell>
        </table:table-row>
        <table:table-row>
          <table:table-cell office:value-type="string">
            <text:p>Rua Luis Elson, 248 B , Anhanguera CEP 05267-160</text:p>
          </table:table-cell>
          <table:table-cell office:value-type="string">
            <text:p>14150</text:p>
          </table:table-cell>
          <table:table-cell office:value-type="string">
            <text:p>SMPED</text:p>
          </table:table-cell>
          <table:table-cell office:value-type="string">
            <text:p>nucleo de Apoio Ã  IncluSao Social para Pessoas com Deficiencia II e III- Criando Asas.</text:p>
          </table:table-cell>
        </table:table-row>
        <table:table-row>
          <table:table-cell office:value-type="string">
            <text:p>Rua Edalberto Dos Santos, 30 Vila Piracicaba</text:p>
          </table:table-cell>
          <table:table-cell/>
          <table:table-cell office:value-type="string">
            <text:p>Smads</text:p>
          </table:table-cell>
          <table:table-cell office:value-type="string">
            <text:p>Nci Legiao Unida Da Sabedoria</text:p>
          </table:table-cell>
        </table:table-row>
        <table:table-row>
          <table:table-cell office:value-type="string">
            <text:p>Avenida Otacilio Tomanik, 155 - Rio Pequeno</text:p>
          </table:table-cell>
          <table:table-cell/>
          <table:table-cell office:value-type="string">
            <text:p>Smads</text:p>
          </table:table-cell>
          <table:table-cell office:value-type="string">
            <text:p>Nci Sao Patricio</text:p>
          </table:table-cell>
        </table:table-row>
        <table:table-row>
          <table:table-cell office:value-type="string">
            <text:p>Rua Cabeceira de Basto, 90</text:p>
          </table:table-cell>
          <table:table-cell office:value-type="string">
            <text:p>24513</text:p>
          </table:table-cell>
          <table:table-cell office:value-type="string">
            <text:p>MTST</text:p>
          </table:table-cell>
          <table:table-cell office:value-type="string">
            <text:p>Nossa Senhora Aparecida</text:p>
          </table:table-cell>
        </table:table-row>
        <table:table-row>
          <table:table-cell/>
          <table:table-cell office:value-type="string">
            <text:p>11137</text:p>
          </table:table-cell>
          <table:table-cell office:value-type="string">
            <text:p>Sehab</text:p>
          </table:table-cell>
          <table:table-cell office:value-type="string">
            <text:p>Nova Esperança</text:p>
          </table:table-cell>
        </table:table-row>
        <table:table-row>
          <table:table-cell office:value-type="string">
            <text:p>RUA ODILON DANTAS CORTEZ 249,  02324-050</text:p>
          </table:table-cell>
          <table:table-cell office:value-type="string">
            <text:p>27253</text:p>
          </table:table-cell>
          <table:table-cell office:value-type="string">
            <text:p>UMM</text:p>
          </table:table-cell>
          <table:table-cell office:value-type="string">
            <text:p>NOVA PARIS</text:p>
          </table:table-cell>
        </table:table-row>
        <table:table-row>
          <table:table-cell office:value-type="string">
            <text:p>Final da Rua Milton Jansen de Faria</text:p>
          </table:table-cell>
          <table:table-cell office:value-type="string">
            <text:p>24430</text:p>
          </table:table-cell>
          <table:table-cell office:value-type="string">
            <text:p>Entidade</text:p>
          </table:table-cell>
          <table:table-cell office:value-type="string">
            <text:p>Nova União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MUHAB</text:p>
          </table:table-cell>
          <table:table-cell office:value-type="string">
            <text:p>Novo Grajau</text:p>
          </table:table-cell>
        </table:table-row>
        <table:table-row>
          <table:table-cell office:value-type="string">
            <text:p>Rua Cornelio Doppler, 870, Novo Grajau</text:p>
          </table:table-cell>
          <table:table-cell office:value-type="string">
            <text:p>29505</text:p>
          </table:table-cell>
          <table:table-cell office:value-type="string">
            <text:p>Entidade</text:p>
          </table:table-cell>
          <table:table-cell office:value-type="string">
            <text:p>Novo Grajaú</text:p>
          </table:table-cell>
        </table:table-row>
        <table:table-row>
          <table:table-cell office:value-type="string">
            <text:p>Rua Mário Grazini, 100 – Vila Santo Estéfano – São Paulo</text:p>
          </table:table-cell>
          <table:table-cell office:value-type="string">
            <text:p>302268</text:p>
          </table:table-cell>
          <table:table-cell office:value-type="string">
            <text:p>Entidade Site</text:p>
          </table:table-cell>
          <table:table-cell office:value-type="string">
            <text:p>Novos Herdeiros Humanísticos - 2ª ENTREGA</text:p>
          </table:table-cell>
        </table:table-row>
        <table:table-row>
          <table:table-cell office:value-type="string">
            <text:p>Rua Jose Pereira Cardoso, 183 - Sao Miguel</text:p>
          </table:table-cell>
          <table:table-cell/>
          <table:table-cell office:value-type="string">
            <text:p>Smads</text:p>
          </table:table-cell>
          <table:table-cell office:value-type="string">
            <text:p>Npj Sao Miguel</text:p>
          </table:table-cell>
        </table:table-row>
        <table:table-row>
          <table:table-cell office:value-type="string">
            <text:p>Rua Francisco Tancredi, 540, Pq, Paulistano</text:p>
          </table:table-cell>
          <table:table-cell office:value-type="string">
            <text:p>30756</text:p>
          </table:table-cell>
          <table:table-cell office:value-type="string">
            <text:p>Entidade Site</text:p>
          </table:table-cell>
          <table:table-cell office:value-type="string">
            <text:p>Oasis Organização de Assistência Social para Inclusão                    1ª entrega</text:p>
          </table:table-cell>
        </table:table-row>
        <table:table-row>
          <table:table-cell office:value-type="string">
            <text:p>Rua Antonio de Padua Dias</text:p>
          </table:table-cell>
          <table:table-cell office:value-type="string">
            <text:p>23418</text:p>
          </table:table-cell>
          <table:table-cell office:value-type="string">
            <text:p>Entidade</text:p>
          </table:table-cell>
          <table:table-cell office:value-type="string">
            <text:p>OCUPACAO DA TORRE</text:p>
          </table:table-cell>
        </table:table-row>
        <table:table-row>
          <table:table-cell office:value-type="string">
            <text:p>AVENIDA CELSO GARCIA 2117 BRAS 03015 000 SAO PAULO SP</text:p>
          </table:table-cell>
          <table:table-cell office:value-type="string">
            <text:p>300099</text:p>
          </table:table-cell>
          <table:table-cell office:value-type="string">
            <text:p>Entidade</text:p>
          </table:table-cell>
          <table:table-cell office:value-type="string">
            <text:p>OCUPACAO NELSON CRUZ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8</text:p>
          </table:table-cell>
          <table:table-cell office:value-type="string">
            <text:p>SEHAB</text:p>
          </table:table-cell>
          <table:table-cell office:value-type="string">
            <text:p>OCUPACAO MADEIRIT</text:p>
          </table:table-cell>
        </table:table-row>
        <table:table-row>
          <table:table-cell office:value-type="string">
            <text:p>Rua Santo Dias, 12 - CEP 02814-200. Em frente ao ponto final da Lotacao 1025 Jardim Carumbe/Petronio Portela.</text:p>
          </table:table-cell>
          <table:table-cell office:value-type="string">
            <text:p>23423</text:p>
          </table:table-cell>
          <table:table-cell office:value-type="string">
            <text:p>FLM</text:p>
          </table:table-cell>
          <table:table-cell office:value-type="string">
            <text:p>Ocupacao na area Verde 07 e Lote 12, Brasilandia B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TDTT</text:p>
          </table:table-cell>
          <table:table-cell office:value-type="string">
            <text:p>Ocupacao Piscinao Bento Guelfi -3a Entrega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TDTT</text:p>
          </table:table-cell>
          <table:table-cell office:value-type="string">
            <text:p>Ocupacao Piscinao Bento Guelfi -4a Etapa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TDTT</text:p>
          </table:table-cell>
          <table:table-cell office:value-type="string">
            <text:p>Ocupacao Piscinao Bento Guelfi6A ENTREGA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Tdtt</text:p>
          </table:table-cell>
          <table:table-cell office:value-type="string">
            <text:p>Ocupação Piscinão Bento Guelfi - Rua  Diogo Álvares, S/n - Jd - Iguatemi - Sp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Entidade</text:p>
          </table:table-cell>
          <table:table-cell office:value-type="string">
            <text:p>Ocupação Piscinão Bento Guelfi - Rua  Diogo Álvares, S/N - Jd - Iguatemi - SP</text:p>
          </table:table-cell>
        </table:table-row>
        <table:table-row>
          <table:table-cell office:value-type="string">
            <text:p>Rua Manuel Plá, 155, Pq, res, Cocaia</text:p>
          </table:table-cell>
          <table:table-cell office:value-type="string">
            <text:p>30405</text:p>
          </table:table-cell>
          <table:table-cell office:value-type="string">
            <text:p>Entidade Site</text:p>
          </table:table-cell>
          <table:table-cell office:value-type="string">
            <text:p>Ong equilibrio universal - 2ª entrega</text:p>
          </table:table-cell>
        </table:table-row>
        <table:table-row>
          <table:table-cell office:value-type="string">
            <text:p>Av, Agua Vermelha, Particular 7, n 2 D, Jardim Robru, CEP, 08031-080 - São Paulo</text:p>
          </table:table-cell>
          <table:table-cell office:value-type="string">
            <text:p>30696</text:p>
          </table:table-cell>
          <table:table-cell office:value-type="string">
            <text:p>Entidade Site</text:p>
          </table:table-cell>
          <table:table-cell office:value-type="string">
            <text:p>Organizaç, Não Governam, DISTRIBUINDO SORRISO</text:p>
          </table:table-cell>
        </table:table-row>
        <table:table-row>
          <table:table-cell office:value-type="string">
            <text:p>RUA FRANCISCO JORGE DA SILVA N? 777 CIDADE LIDER ITAQUERA SP</text:p>
          </table:table-cell>
          <table:table-cell office:value-type="string">
            <text:p>300969</text:p>
          </table:table-cell>
          <table:table-cell office:value-type="string">
            <text:p>Entidade</text:p>
          </table:table-cell>
          <table:table-cell office:value-type="string">
            <text:p>OSC PROJETO POVO DA PERIFERIA</text:p>
          </table:table-cell>
        </table:table-row>
        <table:table-row>
          <table:table-cell office:value-type="string">
            <text:p>Rua Dr. Mario de Campos, 405 - Americanopolis</text:p>
          </table:table-cell>
          <table:table-cell office:value-type="string">
            <text:p>11061</text:p>
          </table:table-cell>
          <table:table-cell office:value-type="string">
            <text:p>SEHAB</text:p>
          </table:table-cell>
          <table:table-cell office:value-type="string">
            <text:p>OUCAE AREA INDIRETA -  Cidade de Santos</text:p>
          </table:table-cell>
        </table:table-row>
        <table:table-row>
          <table:table-cell office:value-type="string">
            <text:p>Rua Esmeralda Monteiro, 79, Vila Campestre CEP 04332-120</text:p>
          </table:table-cell>
          <table:table-cell office:value-type="string">
            <text:p>11064</text:p>
          </table:table-cell>
          <table:table-cell office:value-type="string">
            <text:p>SEHAB</text:p>
          </table:table-cell>
          <table:table-cell office:value-type="string">
            <text:p>OUCAE AREA INDIRETA -  Esmeralda Monteiro</text:p>
          </table:table-cell>
        </table:table-row>
        <table:table-row>
          <table:table-cell office:value-type="string">
            <text:p>Rua Nilopolis, 72 - casa 02 - Jabaquara</text:p>
          </table:table-cell>
          <table:table-cell office:value-type="string">
            <text:p>11066</text:p>
          </table:table-cell>
          <table:table-cell office:value-type="string">
            <text:p>SEHAB</text:p>
          </table:table-cell>
          <table:table-cell office:value-type="string">
            <text:p>OUCAE AREA INDIRETA -  Imprensa Nilopolis</text:p>
          </table:table-cell>
        </table:table-row>
        <table:table-row>
          <table:table-cell office:value-type="string">
            <text:p>Rua Luis Augusto Pasqual 22</text:p>
          </table:table-cell>
          <table:table-cell office:value-type="string">
            <text:p>11065</text:p>
          </table:table-cell>
          <table:table-cell office:value-type="string">
            <text:p>SEHAB</text:p>
          </table:table-cell>
          <table:table-cell office:value-type="string">
            <text:p>OUCAE AREA INDIRETA - Imprensa Colonos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3</text:p>
          </table:table-cell>
          <table:table-cell office:value-type="string">
            <text:p>Entidade</text:p>
          </table:table-cell>
          <table:table-cell office:value-type="string">
            <text:p>Panamericano/ Pq Nações Unidas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7</text:p>
          </table:table-cell>
          <table:table-cell office:value-type="string">
            <text:p>SEHAB</text:p>
          </table:table-cell>
          <table:table-cell office:value-type="string">
            <text:p>Pantanal</text:p>
          </table:table-cell>
        </table:table-row>
        <table:table-row>
          <table:table-cell office:value-type="string">
            <text:p>Rua dos Irmaos Leme, 95, 04943070, Jd. Sao Lourenco</text:p>
          </table:table-cell>
          <table:table-cell office:value-type="string">
            <text:p>28559</text:p>
          </table:table-cell>
          <table:table-cell office:value-type="string">
            <text:p>FACESP</text:p>
          </table:table-cell>
          <table:table-cell office:value-type="string">
            <text:p>Papai Noel / Grajau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MUHAB</text:p>
          </table:table-cell>
          <table:table-cell office:value-type="string">
            <text:p>Papai Noel / Novo Grajau</text:p>
          </table:table-cell>
        </table:table-row>
        <table:table-row>
          <table:table-cell office:value-type="string">
            <text:p>Rua Gilda Dispa, Marsilac, 04893-058</text:p>
          </table:table-cell>
          <table:table-cell office:value-type="string">
            <text:p>28560</text:p>
          </table:table-cell>
          <table:table-cell office:value-type="string">
            <text:p>FACESP</text:p>
          </table:table-cell>
          <table:table-cell office:value-type="string">
            <text:p>Papai Noel/ Marsilac</text:p>
          </table:table-cell>
        </table:table-row>
        <table:table-row>
          <table:table-cell office:value-type="string">
            <text:p>RUA TEOFILANDIA 98 JARDIM INADIA ITAIM PAULISTA CEP 08141 135</text:p>
          </table:table-cell>
          <table:table-cell office:value-type="string">
            <text:p>300266</text:p>
          </table:table-cell>
          <table:table-cell office:value-type="string">
            <text:p>Entidade</text:p>
          </table:table-cell>
          <table:table-cell office:value-type="string">
            <text:p>Para atender as fam?lias cadastradas que s?o 250 o</text:p>
          </table:table-cell>
        </table:table-row>
        <table:table-row>
          <table:table-cell office:value-type="string">
            <text:p>Rua Dr. Mario de Campos 191 (proximo a Rua Cidade de Bagda)Â Â </text:p>
          </table:table-cell>
          <table:table-cell office:value-type="string">
            <text:p>12116</text:p>
          </table:table-cell>
          <table:table-cell office:value-type="string">
            <text:p>SMDHC</text:p>
          </table:table-cell>
          <table:table-cell office:value-type="string">
            <text:p>Paroquia Sao Bento - 2a enterga</text:p>
          </table:table-cell>
        </table:table-row>
        <table:table-row>
          <table:table-cell office:value-type="string">
            <text:p>Paraguai</text:p>
          </table:table-cell>
          <table:table-cell office:value-type="string">
            <text:p>11054</text:p>
          </table:table-cell>
          <table:table-cell office:value-type="string">
            <text:p>Sehab</text:p>
          </table:table-cell>
          <table:table-cell office:value-type="string">
            <text:p>Paraguai</text:p>
          </table:table-cell>
        </table:table-row>
        <table:table-row>
          <table:table-cell office:value-type="string">
            <text:p>Rua Luar do Sertão, 07, Valo Velho- Capão Redondo</text:p>
          </table:table-cell>
          <table:table-cell office:value-type="string">
            <text:p>29548</text:p>
          </table:table-cell>
          <table:table-cell office:value-type="string">
            <text:p>Entidade</text:p>
          </table:table-cell>
          <table:table-cell office:value-type="string">
            <text:p>Paróquia São Francisco de Assis</text:p>
          </table:table-cell>
        </table:table-row>
        <table:table-row>
          <table:table-cell office:value-type="string">
            <text:p>Rua Ilha da Queimada n-4A</text:p>
          </table:table-cell>
          <table:table-cell office:value-type="string">
            <text:p>27170</text:p>
          </table:table-cell>
          <table:table-cell office:value-type="string">
            <text:p>UMM</text:p>
          </table:table-cell>
          <table:table-cell office:value-type="string">
            <text:p>Parque Boa Esperanca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1</text:p>
          </table:table-cell>
          <table:table-cell office:value-type="string">
            <text:p>Entidade</text:p>
          </table:table-cell>
          <table:table-cell office:value-type="string">
            <text:p>PARQUE BOA ESPERANCA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8</text:p>
          </table:table-cell>
          <table:table-cell office:value-type="string">
            <text:p>Entidade</text:p>
          </table:table-cell>
          <table:table-cell office:value-type="string">
            <text:p>PARQUE BOA ESPERANCA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8</text:p>
          </table:table-cell>
          <table:table-cell office:value-type="string">
            <text:p>SEHAB</text:p>
          </table:table-cell>
          <table:table-cell office:value-type="string">
            <text:p>Parque Cavalo Branco</text:p>
          </table:table-cell>
        </table:table-row>
        <table:table-row>
          <table:table-cell office:value-type="string">
            <text:p>RUA DOS JASMINS 46</text:p>
          </table:table-cell>
          <table:table-cell office:value-type="string">
            <text:p>300439</text:p>
          </table:table-cell>
          <table:table-cell office:value-type="string">
            <text:p>Entidade</text:p>
          </table:table-cell>
          <table:table-cell office:value-type="string">
            <text:p>Parque das Flores</text:p>
          </table:table-cell>
        </table:table-row>
        <table:table-row>
          <table:table-cell office:value-type="string">
            <text:p>Rua Sempre Viva, nº 01 - Parque das Flores</text:p>
          </table:table-cell>
          <table:table-cell office:value-type="string">
            <text:p>11036</text:p>
          </table:table-cell>
          <table:table-cell office:value-type="string">
            <text:p>Sehab</text:p>
          </table:table-cell>
          <table:table-cell office:value-type="string">
            <text:p>Parque das Flores/ Jardim Continental</text:p>
          </table:table-cell>
        </table:table-row>
        <table:table-row>
          <table:table-cell office:value-type="string">
            <text:p>Parque Do Gato</text:p>
          </table:table-cell>
          <table:table-cell office:value-type="string">
            <text:p>11005</text:p>
          </table:table-cell>
          <table:table-cell office:value-type="string">
            <text:p>Sehab</text:p>
          </table:table-cell>
          <table:table-cell office:value-type="string">
            <text:p>Parque Do Gato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4</text:p>
          </table:table-cell>
          <table:table-cell office:value-type="string">
            <text:p>MTST</text:p>
          </table:table-cell>
          <table:table-cell office:value-type="string">
            <text:p>Parque do Lago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7</text:p>
          </table:table-cell>
          <table:table-cell office:value-type="string">
            <text:p>Entidade</text:p>
          </table:table-cell>
          <table:table-cell office:value-type="string">
            <text:p>Parque Fernanda II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2</text:p>
          </table:table-cell>
          <table:table-cell office:value-type="string">
            <text:p>Entidade</text:p>
          </table:table-cell>
          <table:table-cell office:value-type="string">
            <text:p>Parque Grajaú</text:p>
          </table:table-cell>
        </table:table-row>
        <table:table-row>
          <table:table-cell office:value-type="string">
            <text:p>Rua Alexandre Archipenko 251</text:p>
          </table:table-cell>
          <table:table-cell office:value-type="string">
            <text:p>24482</text:p>
          </table:table-cell>
          <table:table-cell office:value-type="string">
            <text:p>Entidade</text:p>
          </table:table-cell>
          <table:table-cell office:value-type="string">
            <text:p>Parque Rebouças</text:p>
          </table:table-cell>
        </table:table-row>
        <table:table-row>
          <table:table-cell office:value-type="string">
            <text:p>RUA FRANCISCO LOBO 10</text:p>
          </table:table-cell>
          <table:table-cell office:value-type="string">
            <text:p>300490</text:p>
          </table:table-cell>
          <table:table-cell office:value-type="string">
            <text:p>Entidade</text:p>
          </table:table-cell>
          <table:table-cell office:value-type="string">
            <text:p>Parque S?o Rafael</text:p>
          </table:table-cell>
        </table:table-row>
        <table:table-row>
          <table:table-cell office:value-type="string">
            <text:p>Rua palacio Monroe, 34 - Taipas</text:p>
          </table:table-cell>
          <table:table-cell office:value-type="string">
            <text:p>24493</text:p>
          </table:table-cell>
          <table:table-cell office:value-type="string">
            <text:p>MTST</text:p>
          </table:table-cell>
          <table:table-cell office:value-type="string">
            <text:p>Parque Taipas 3A ENTREGA</text:p>
          </table:table-cell>
        </table:table-row>
        <table:table-row>
          <table:table-cell office:value-type="string">
            <text:p>Rua Jose Pereira Cruz 81 Parque Bristol</text:p>
          </table:table-cell>
          <table:table-cell office:value-type="string">
            <text:p>27259</text:p>
          </table:table-cell>
          <table:table-cell office:value-type="string">
            <text:p>UMM</text:p>
          </table:table-cell>
          <table:table-cell office:value-type="string">
            <text:p>Passagem 1</text:p>
          </table:table-cell>
        </table:table-row>
        <table:table-row>
          <table:table-cell office:value-type="string">
            <text:p>Rua Jose Honorio da Silva, 3</text:p>
          </table:table-cell>
          <table:table-cell office:value-type="string">
            <text:p>24506</text:p>
          </table:table-cell>
          <table:table-cell office:value-type="string">
            <text:p>MTST</text:p>
          </table:table-cell>
          <table:table-cell office:value-type="string">
            <text:p>Paulistano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MTST</text:p>
          </table:table-cell>
          <table:table-cell office:value-type="string">
            <text:p>Paulistano - 2a entrega</text:p>
          </table:table-cell>
        </table:table-row>
        <table:table-row>
          <table:table-cell office:value-type="string">
            <text:p>Av, Ragueb Chohfi, 5450, Jd, Iguatemi</text:p>
          </table:table-cell>
          <table:table-cell office:value-type="string">
            <text:p>30290</text:p>
          </table:table-cell>
          <table:table-cell office:value-type="string">
            <text:p>Entidade Site</text:p>
          </table:table-cell>
          <table:table-cell office:value-type="string">
            <text:p>PAULISTANO, F,C JD IGUATEMI S, P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MTST</text:p>
          </table:table-cell>
          <table:table-cell office:value-type="string">
            <text:p>Paulistano3A ENTREGA</text:p>
          </table:table-cell>
        </table:table-row>
        <table:table-row>
          <table:table-cell/>
          <table:table-cell office:value-type="string">
            <text:p>11022</text:p>
          </table:table-cell>
          <table:table-cell office:value-type="string">
            <text:p>Sehab</text:p>
          </table:table-cell>
          <table:table-cell office:value-type="string">
            <text:p>PEDRO BRASIL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SMDHC</text:p>
          </table:table-cell>
          <table:table-cell office:value-type="string">
            <text:p>Pela Vida 1 Entrega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SMDHC</text:p>
          </table:table-cell>
          <table:table-cell office:value-type="string">
            <text:p>Pela Vida 1 Entrega</text:p>
          </table:table-cell>
        </table:table-row>
        <table:table-row>
          <table:table-cell office:value-type="string">
            <text:p>Rua Jose Pereira Crus, 81 - Parque Bristol</text:p>
          </table:table-cell>
          <table:table-cell office:value-type="string">
            <text:p>21121</text:p>
          </table:table-cell>
          <table:table-cell office:value-type="string">
            <text:p>ACAO EDUCATIVA</text:p>
          </table:table-cell>
          <table:table-cell office:value-type="string">
            <text:p>PERIFATIVIDADE</text:p>
          </table:table-cell>
        </table:table-row>
        <table:table-row>
          <table:table-cell office:value-type="string">
            <text:p>Rua Ernesto Bottoni 15 B perus.</text:p>
          </table:table-cell>
          <table:table-cell office:value-type="string">
            <text:p>27260</text:p>
          </table:table-cell>
          <table:table-cell office:value-type="string">
            <text:p>UMM</text:p>
          </table:table-cell>
          <table:table-cell office:value-type="string">
            <text:p>Perus</text:p>
          </table:table-cell>
        </table:table-row>
        <table:table-row>
          <table:table-cell office:value-type="string">
            <text:p>AVENIDA ITAJUIBE CORREGO ITAIM PAULISTA</text:p>
          </table:table-cell>
          <table:table-cell office:value-type="string">
            <text:p>300336</text:p>
          </table:table-cell>
          <table:table-cell office:value-type="string">
            <text:p>Entidade</text:p>
          </table:table-cell>
          <table:table-cell office:value-type="string">
            <text:p>Pessoas que moram Area  de extrema vulnerabilidade</text:p>
          </table:table-cell>
        </table:table-row>
        <table:table-row>
          <table:table-cell office:value-type="string">
            <text:p>Piloes Apura</text:p>
          </table:table-cell>
          <table:table-cell office:value-type="string">
            <text:p>11097</text:p>
          </table:table-cell>
          <table:table-cell office:value-type="string">
            <text:p>Sehab</text:p>
          </table:table-cell>
          <table:table-cell office:value-type="string">
            <text:p>Piloes Apura</text:p>
          </table:table-cell>
        </table:table-row>
        <table:table-row>
          <table:table-cell office:value-type="string">
            <text:p>Rua Jose Dias da Costa, 703</text:p>
          </table:table-cell>
          <table:table-cell office:value-type="string">
            <text:p>11163</text:p>
          </table:table-cell>
          <table:table-cell office:value-type="string">
            <text:p>SEHAB</text:p>
          </table:table-cell>
          <table:table-cell office:value-type="string">
            <text:p>Pinheiral</text:p>
          </table:table-cell>
        </table:table-row>
        <table:table-row>
          <table:table-cell office:value-type="string">
            <text:p>Rua Lupercio de Souza Cortez, 59A</text:p>
          </table:table-cell>
          <table:table-cell office:value-type="string">
            <text:p>11177</text:p>
          </table:table-cell>
          <table:table-cell office:value-type="string">
            <text:p>SEHAB</text:p>
          </table:table-cell>
          <table:table-cell office:value-type="string">
            <text:p>Piscinao II</text:p>
          </table:table-cell>
        </table:table-row>
        <table:table-row>
          <table:table-cell office:value-type="string">
            <text:p>avenida Escola Politecnica, 4600</text:p>
          </table:table-cell>
          <table:table-cell office:value-type="string">
            <text:p>27613</text:p>
          </table:table-cell>
          <table:table-cell office:value-type="string">
            <text:p>UMM</text:p>
          </table:table-cell>
          <table:table-cell office:value-type="string">
            <text:p>Ponta da Praia</text:p>
          </table:table-cell>
        </table:table-row>
        <table:table-row>
          <table:table-cell office:value-type="string">
            <text:p>Ponte Da Fonte Sao Bento</text:p>
          </table:table-cell>
          <table:table-cell office:value-type="string">
            <text:p>11055</text:p>
          </table:table-cell>
          <table:table-cell office:value-type="string">
            <text:p>Sehab</text:p>
          </table:table-cell>
          <table:table-cell office:value-type="string">
            <text:p>Ponte Da Fonte Sao Bento</text:p>
          </table:table-cell>
        </table:table-row>
        <table:table-row>
          <table:table-cell office:value-type="string">
            <text:p>Rua Prates, 1101 - Bom Retiro, Sao Paulo</text:p>
          </table:table-cell>
          <table:table-cell office:value-type="string">
            <text:p>12142</text:p>
          </table:table-cell>
          <table:table-cell office:value-type="string">
            <text:p>SMDHC</text:p>
          </table:table-cell>
          <table:table-cell office:value-type="string">
            <text:p>Pop. Trans de centros de acolhimento (So kit higiene) 1a entrega</text:p>
          </table:table-cell>
        </table:table-row>
        <table:table-row>
          <table:table-cell office:value-type="string">
            <text:p>avenida Olga Bernardes Jardim chacara do conde n.4 CEP 04859395 Grajau</text:p>
          </table:table-cell>
          <table:table-cell office:value-type="string">
            <text:p>12118</text:p>
          </table:table-cell>
          <table:table-cell office:value-type="string">
            <text:p>SMDHC</text:p>
          </table:table-cell>
          <table:table-cell office:value-type="string">
            <text:p>Populacao Cigana da Zona Sul  - 2a Entrega</text:p>
          </table:table-cell>
        </table:table-row>
        <table:table-row>
          <table:table-cell office:value-type="string">
            <text:p>avenida Bras da Rocha Cardoso - estacao CPTM DO ITAIM PAULISTA</text:p>
          </table:table-cell>
          <table:table-cell office:value-type="string">
            <text:p>12119</text:p>
          </table:table-cell>
          <table:table-cell office:value-type="string">
            <text:p>SMDHC</text:p>
          </table:table-cell>
          <table:table-cell office:value-type="string">
            <text:p>Populacao Cigana do Itaim Paulsta - 2a Entrega</text:p>
          </table:table-cell>
        </table:table-row>
        <table:table-row>
          <table:table-cell office:value-type="string">
            <text:p>Praça Centenário, 43</text:p>
          </table:table-cell>
          <table:table-cell office:value-type="string">
            <text:p>12120</text:p>
          </table:table-cell>
          <table:table-cell office:value-type="string">
            <text:p>Smdhc</text:p>
          </table:table-cell>
          <table:table-cell office:value-type="string">
            <text:p>População Lgbti – Centro Lgbti</text:p>
          </table:table-cell>
        </table:table-row>
        <table:table-row>
          <table:table-cell office:value-type="string">
            <text:p>Avenida Joao Maria de Almeida, 265 - Vila Campestre</text:p>
          </table:table-cell>
          <table:table-cell office:value-type="string">
            <text:p>11069</text:p>
          </table:table-cell>
          <table:table-cell office:value-type="string">
            <text:p>SEHAB</text:p>
          </table:table-cell>
          <table:table-cell office:value-type="string">
            <text:p>Porto Seguro</text:p>
          </table:table-cell>
        </table:table-row>
        <table:table-row>
          <table:table-cell office:value-type="string">
            <text:p>Rua Ernest  Renan, 364</text:p>
          </table:table-cell>
          <table:table-cell office:value-type="string">
            <text:p>11164</text:p>
          </table:table-cell>
          <table:table-cell office:value-type="string">
            <text:p>SEHAB</text:p>
          </table:table-cell>
          <table:table-cell office:value-type="string">
            <text:p>Porto Seguro</text:p>
          </table:table-cell>
        </table:table-row>
        <table:table-row>
          <table:table-cell office:value-type="string">
            <text:p>rua José Pereira Cruz 81 Parque Bristol</text:p>
          </table:table-cell>
          <table:table-cell office:value-type="string">
            <text:p>27262</text:p>
          </table:table-cell>
          <table:table-cell office:value-type="string">
            <text:p>Entidade</text:p>
          </table:table-cell>
          <table:table-cell office:value-type="string">
            <text:p>Pq Bristol</text:p>
          </table:table-cell>
        </table:table-row>
        <table:table-row>
          <table:table-cell office:value-type="string">
            <text:p>Rua Alvares Penteado, 49</text:p>
          </table:table-cell>
          <table:table-cell office:value-type="string">
            <text:p>17101</text:p>
          </table:table-cell>
          <table:table-cell office:value-type="string">
            <text:p>SUBPREFEITURA SÃ?</text:p>
          </table:table-cell>
          <table:table-cell office:value-type="string">
            <text:p>PRACA DA SE - GRUPO VULNERAVEL</text:p>
          </table:table-cell>
        </table:table-row>
        <table:table-row>
          <table:table-cell office:value-type="string">
            <text:p>Rua Corneio Zelaia, Jardim Sao Luis</text:p>
          </table:table-cell>
          <table:table-cell office:value-type="string">
            <text:p>29512</text:p>
          </table:table-cell>
          <table:table-cell office:value-type="string">
            <text:p>MUHAB</text:p>
          </table:table-cell>
          <table:table-cell office:value-type="string">
            <text:p>Pra Morar</text:p>
          </table:table-cell>
        </table:table-row>
        <table:table-row>
          <table:table-cell office:value-type="string">
            <text:p>Rua Adelino Jose da Silva, 38</text:p>
          </table:table-cell>
          <table:table-cell office:value-type="string">
            <text:p>27577</text:p>
          </table:table-cell>
          <table:table-cell office:value-type="string">
            <text:p>UMM</text:p>
          </table:table-cell>
          <table:table-cell office:value-type="string">
            <text:p>PRAIA PAULISTINHA</text:p>
          </table:table-cell>
        </table:table-row>
        <table:table-row>
          <table:table-cell office:value-type="string">
            <text:p>Rua Visc. de Parnaiba, 1316 - Mooca,</text:p>
          </table:table-cell>
          <table:table-cell office:value-type="string">
            <text:p>12123</text:p>
          </table:table-cell>
          <table:table-cell office:value-type="string">
            <text:p>SMDHC</text:p>
          </table:table-cell>
          <table:table-cell office:value-type="string">
            <text:p>Presenca da America Latina-PAL - 2 Entrega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49</text:p>
          </table:table-cell>
          <table:table-cell office:value-type="string">
            <text:p>Entidade</text:p>
          </table:table-cell>
          <table:table-cell office:value-type="string">
            <text:p>Presidente Jordanólis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2</text:p>
          </table:table-cell>
          <table:table-cell office:value-type="string">
            <text:p>Mstc</text:p>
          </table:table-cell>
          <table:table-cell office:value-type="string">
            <text:p>Presidente Wilson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Entidade</text:p>
          </table:table-cell>
          <table:table-cell office:value-type="string">
            <text:p>Presidente Wilson</text:p>
          </table:table-cell>
        </table:table-row>
        <table:table-row>
          <table:table-cell office:value-type="string">
            <text:p>Travessa Pietro Torri, 125 - Conj. Promorar Rio ClaroSao Paulo - SP, 08395-100</text:p>
          </table:table-cell>
          <table:table-cell office:value-type="string">
            <text:p>27570</text:p>
          </table:table-cell>
          <table:table-cell office:value-type="string">
            <text:p>UMM</text:p>
          </table:table-cell>
          <table:table-cell office:value-type="string">
            <text:p>Pro Morar Rio Claro</text:p>
          </table:table-cell>
        </table:table-row>
        <table:table-row>
          <table:table-cell office:value-type="string">
            <text:p>Rua yoshimara minamoto 656</text:p>
          </table:table-cell>
          <table:table-cell office:value-type="string">
            <text:p>27580</text:p>
          </table:table-cell>
          <table:table-cell office:value-type="string">
            <text:p>UMM</text:p>
          </table:table-cell>
          <table:table-cell office:value-type="string">
            <text:p>PRO MORAR SÃƒÆ’O LUIS</text:p>
          </table:table-cell>
        </table:table-row>
        <table:table-row>
          <table:table-cell office:value-type="string">
            <text:p>avenida Jardim Japao, 1029 - Jd Brasil</text:p>
          </table:table-cell>
          <table:table-cell office:value-type="string">
            <text:p>14169</text:p>
          </table:table-cell>
          <table:table-cell office:value-type="string">
            <text:p>SMPED</text:p>
          </table:table-cell>
          <table:table-cell office:value-type="string">
            <text:p>Projeto Abraca Edu Chaves</text:p>
          </table:table-cell>
        </table:table-row>
        <table:table-row>
          <table:table-cell office:value-type="string">
            <text:p>Rua Alarico Franco Caiubi 1051, Jaraguá</text:p>
          </table:table-cell>
          <table:table-cell office:value-type="string">
            <text:p>14109</text:p>
          </table:table-cell>
          <table:table-cell office:value-type="string">
            <text:p>Smped</text:p>
          </table:table-cell>
          <table:table-cell office:value-type="string">
            <text:p>Projeto Criança Feliz</text:p>
          </table:table-cell>
        </table:table-row>
        <table:table-row>
          <table:table-cell office:value-type="string">
            <text:p>Arquiteto Vila Nova Artigas 366</text:p>
          </table:table-cell>
          <table:table-cell office:value-type="string">
            <text:p>23414</text:p>
          </table:table-cell>
          <table:table-cell office:value-type="string">
            <text:p>Entidade</text:p>
          </table:table-cell>
          <table:table-cell office:value-type="string">
            <text:p>Promorar Teotônio / Sapopemba</text:p>
          </table:table-cell>
        </table:table-row>
        <table:table-row>
          <table:table-cell office:value-type="string">
            <text:p>Rua Japichaua, 596</text:p>
          </table:table-cell>
          <table:table-cell office:value-type="string">
            <text:p>15103</text:p>
          </table:table-cell>
          <table:table-cell office:value-type="string">
            <text:p>Amlurb</text:p>
          </table:table-cell>
          <table:table-cell office:value-type="string">
            <text:p>Rainha Da Reciclagem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Amlurb</text:p>
          </table:table-cell>
          <table:table-cell office:value-type="string">
            <text:p>RAINHA DA RECICLAGEM</text:p>
          </table:table-cell>
        </table:table-row>
        <table:table-row>
          <table:table-cell office:value-type="string">
            <text:p>Real Parque</text:p>
          </table:table-cell>
          <table:table-cell office:value-type="string">
            <text:p>11081</text:p>
          </table:table-cell>
          <table:table-cell office:value-type="string">
            <text:p>Sehab</text:p>
          </table:table-cell>
          <table:table-cell office:value-type="string">
            <text:p>Real Parque</text:p>
          </table:table-cell>
        </table:table-row>
        <table:table-row>
          <table:table-cell office:value-type="string">
            <text:p>Rua Leonor Alvim, 282 - Interlagos</text:p>
          </table:table-cell>
          <table:table-cell office:value-type="string">
            <text:p>30353</text:p>
          </table:table-cell>
          <table:table-cell office:value-type="string">
            <text:p>Entidade Site</text:p>
          </table:table-cell>
          <table:table-cell office:value-type="string">
            <text:p>Recanto de Interlagos</text:p>
          </table:table-cell>
        </table:table-row>
        <table:table-row>
          <table:table-cell office:value-type="string">
            <text:p>Rua Pavao, 105</text:p>
          </table:table-cell>
          <table:table-cell office:value-type="string">
            <text:p>23420</text:p>
          </table:table-cell>
          <table:table-cell office:value-type="string">
            <text:p>FLM</text:p>
          </table:table-cell>
          <table:table-cell office:value-type="string">
            <text:p>RECANTO PARAISO</text:p>
          </table:table-cell>
        </table:table-row>
        <table:table-row>
          <table:table-cell office:value-type="string">
            <text:p>Travessa Flami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MTST</text:p>
          </table:table-cell>
          <table:table-cell office:value-type="string">
            <text:p>Recanto Verde do Sol</text:p>
          </table:table-cell>
        </table:table-row>
        <table:table-row>
          <table:table-cell office:value-type="string">
            <text:p>Travessa Flami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MTST</text:p>
          </table:table-cell>
          <table:table-cell office:value-type="string">
            <text:p>Recanto Verde do Sol - 2a entrega</text:p>
          </table:table-cell>
        </table:table-row>
        <table:table-row>
          <table:table-cell office:value-type="string">
            <text:p>Rua Capitão Pacheco e Chaves, 108</text:p>
          </table:table-cell>
          <table:table-cell office:value-type="string">
            <text:p>15105</text:p>
          </table:table-cell>
          <table:table-cell office:value-type="string">
            <text:p>Amlurb</text:p>
          </table:table-cell>
          <table:table-cell office:value-type="string">
            <text:p>Recifavela</text:p>
          </table:table-cell>
        </table:table-row>
        <table:table-row>
          <table:table-cell office:value-type="string">
            <text:p>Rua Capitão Pacheco e Chaves, 108 - Vila Prudente</text:p>
          </table:table-cell>
          <table:table-cell office:value-type="string">
            <text:p>15105</text:p>
          </table:table-cell>
          <table:table-cell office:value-type="string">
            <text:p>Amlurb</text:p>
          </table:table-cell>
          <table:table-cell office:value-type="string">
            <text:p>RECIFAVELA</text:p>
          </table:table-cell>
        </table:table-row>
        <table:table-row>
          <table:table-cell office:value-type="string">
            <text:p>Rua Sao Cirilo de Alexandria , 37 Jardim Fontalis</text:p>
          </table:table-cell>
          <table:table-cell office:value-type="string">
            <text:p>21110</text:p>
          </table:table-cell>
          <table:table-cell office:value-type="string">
            <text:p>ACAO EDUCATIVA</text:p>
          </table:table-cell>
          <table:table-cell office:value-type="string">
            <text:p>Rede Geracao Solidaria</text:p>
          </table:table-cell>
        </table:table-row>
        <table:table-row>
          <table:table-cell office:value-type="string">
            <text:p>avenida Joao Maria de Almeida, 265 - Vl. Campestre</text:p>
          </table:table-cell>
          <table:table-cell office:value-type="string">
            <text:p>11070</text:p>
          </table:table-cell>
          <table:table-cell office:value-type="string">
            <text:p>SEHAB</text:p>
          </table:table-cell>
          <table:table-cell office:value-type="string">
            <text:p>Rene Fernandes</text:p>
          </table:table-cell>
        </table:table-row>
        <table:table-row>
          <table:table-cell office:value-type="string">
            <text:p>Rua Bento Freitas, 35, Republica</text:p>
          </table:table-cell>
          <table:table-cell office:value-type="string">
            <text:p>29506</text:p>
          </table:table-cell>
          <table:table-cell office:value-type="string">
            <text:p>Entidade</text:p>
          </table:table-cell>
          <table:table-cell office:value-type="string">
            <text:p>Republica</text:p>
          </table:table-cell>
        </table:table-row>
        <table:table-row>
          <table:table-cell office:value-type="string">
            <text:p>Rua Da Mooca, 4090</text:p>
          </table:table-cell>
          <table:table-cell office:value-type="string">
            <text:p>14131</text:p>
          </table:table-cell>
          <table:table-cell office:value-type="string">
            <text:p>Smped</text:p>
          </table:table-cell>
          <table:table-cell office:value-type="string">
            <text:p>Residência Inclusiva Smads - Nova 4e- Mooca - 1</text:p>
          </table:table-cell>
        </table:table-row>
        <table:table-row>
          <table:table-cell office:value-type="string">
            <text:p>Rua da Mooca, 4090 - Mooca</text:p>
          </table:table-cell>
          <table:table-cell office:value-type="string">
            <text:p>14131</text:p>
          </table:table-cell>
          <table:table-cell office:value-type="string">
            <text:p>Smped</text:p>
          </table:table-cell>
          <table:table-cell office:value-type="string">
            <text:p>Residência Inclusiva SMADS - NOVA 4E- Mooca - 1</text:p>
          </table:table-cell>
        </table:table-row>
        <table:table-row>
          <table:table-cell office:value-type="string">
            <text:p>Rua Ribeirão Branco, 319</text:p>
          </table:table-cell>
          <table:table-cell office:value-type="string">
            <text:p>14132</text:p>
          </table:table-cell>
          <table:table-cell office:value-type="string">
            <text:p>Smped</text:p>
          </table:table-cell>
          <table:table-cell office:value-type="string">
            <text:p>Residência Inclusiva Smads - Nova 4e- Mooca - 2</text:p>
          </table:table-cell>
        </table:table-row>
        <table:table-row>
          <table:table-cell office:value-type="string">
            <text:p>Rua Ribeirão Branco, 319 - Mooca</text:p>
          </table:table-cell>
          <table:table-cell office:value-type="string">
            <text:p>14132</text:p>
          </table:table-cell>
          <table:table-cell office:value-type="string">
            <text:p>Smped</text:p>
          </table:table-cell>
          <table:table-cell office:value-type="string">
            <text:p>Residência Inclusiva SMADS - NOVA 4E- Mooca - 2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Sehab</text:p>
          </table:table-cell>
          <table:table-cell office:value-type="string">
            <text:p>RESIDENCIAL ESPANHA - BARCELONA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Sehab</text:p>
          </table:table-cell>
          <table:table-cell office:value-type="string">
            <text:p>RESIDENCIAL ESPANHA - MADRID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SEHAB</text:p>
          </table:table-cell>
          <table:table-cell office:value-type="string">
            <text:p>Residencial Garagem (05 CondomÃƒÂ­nios) - 1a Parte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SEHAB</text:p>
          </table:table-cell>
          <table:table-cell office:value-type="string">
            <text:p>Residencial Garagem (05 CondomÃƒÂ­nios) - 2a Parte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Sehab</text:p>
          </table:table-cell>
          <table:table-cell office:value-type="string">
            <text:p>RESIDENCIAL ORQUIDEA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Sehab</text:p>
          </table:table-cell>
          <table:table-cell office:value-type="string">
            <text:p>Residencial Orquídea</text:p>
          </table:table-cell>
        </table:table-row>
        <table:table-row>
          <table:table-cell office:value-type="string">
            <text:p>Rocinha Paulistana</text:p>
          </table:table-cell>
          <table:table-cell office:value-type="string">
            <text:p>11056</text:p>
          </table:table-cell>
          <table:table-cell office:value-type="string">
            <text:p>Sehab</text:p>
          </table:table-cell>
          <table:table-cell office:value-type="string">
            <text:p>Rocinha Paulistana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SEHAB</text:p>
          </table:table-cell>
          <table:table-cell office:value-type="string">
            <text:p>Rodolfo Pirani - 1a Parte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SEHAB</text:p>
          </table:table-cell>
          <table:table-cell office:value-type="string">
            <text:p>Rodolfo Pirani - 2a Parte</text:p>
          </table:table-cell>
        </table:table-row>
        <table:table-row>
          <table:table-cell office:value-type="string">
            <text:p>Rua   Cezario Alvim  288</text:p>
          </table:table-cell>
          <table:table-cell office:value-type="string">
            <text:p>27596</text:p>
          </table:table-cell>
          <table:table-cell office:value-type="string">
            <text:p>UMM</text:p>
          </table:table-cell>
          <table:table-cell office:value-type="string">
            <text:p>Rua   Cezario Alvim  288</text:p>
          </table:table-cell>
        </table:table-row>
        <table:table-row>
          <table:table-cell office:value-type="string">
            <text:p>Rua  Sao Domingos 211</text:p>
          </table:table-cell>
          <table:table-cell office:value-type="string">
            <text:p>22495</text:p>
          </table:table-cell>
          <table:table-cell office:value-type="string">
            <text:p>MSTC</text:p>
          </table:table-cell>
          <table:table-cell office:value-type="string">
            <text:p>Rua  Sao Domingos 211 e outros proximos</text:p>
          </table:table-cell>
        </table:table-row>
        <table:table-row>
          <table:table-cell office:value-type="string">
            <text:p>Rua 21 de abril 352</text:p>
          </table:table-cell>
          <table:table-cell office:value-type="string">
            <text:p>27590</text:p>
          </table:table-cell>
          <table:table-cell office:value-type="string">
            <text:p>UMM</text:p>
          </table:table-cell>
          <table:table-cell office:value-type="string">
            <text:p>Rua 21 de abril 352</text:p>
          </table:table-cell>
        </table:table-row>
        <table:table-row>
          <table:table-cell office:value-type="string">
            <text:p>rua almeida lima 933</text:p>
          </table:table-cell>
          <table:table-cell office:value-type="string">
            <text:p>27600</text:p>
          </table:table-cell>
          <table:table-cell office:value-type="string">
            <text:p>UMM</text:p>
          </table:table-cell>
          <table:table-cell office:value-type="string">
            <text:p>rua almeida lima 933</text:p>
          </table:table-cell>
        </table:table-row>
        <table:table-row>
          <table:table-cell office:value-type="string">
            <text:p>Rua Almirante Marques de Leao, NÂº 227</text:p>
          </table:table-cell>
          <table:table-cell office:value-type="string">
            <text:p>23432</text:p>
          </table:table-cell>
          <table:table-cell office:value-type="string">
            <text:p>FLM</text:p>
          </table:table-cell>
          <table:table-cell office:value-type="string">
            <text:p>Rua Almirante Marques de Leao, No 227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24</text:p>
          </table:table-cell>
          <table:table-cell office:value-type="string">
            <text:p>FLM</text:p>
          </table:table-cell>
          <table:table-cell office:value-type="string">
            <text:p>Rua Ana Aslan 9999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8</text:p>
          </table:table-cell>
          <table:table-cell office:value-type="string">
            <text:p>Umm</text:p>
          </table:table-cell>
          <table:table-cell office:value-type="string">
            <text:p>Rua Arnaldo Cintra 217</text:p>
          </table:table-cell>
        </table:table-row>
        <table:table-row>
          <table:table-cell office:value-type="string">
            <text:p>rua arnaldo cintra 217</text:p>
          </table:table-cell>
          <table:table-cell office:value-type="string">
            <text:p>27526</text:p>
          </table:table-cell>
          <table:table-cell office:value-type="string">
            <text:p>Entidade</text:p>
          </table:table-cell>
          <table:table-cell office:value-type="string">
            <text:p>rua arnaldo cintra 217</text:p>
          </table:table-cell>
        </table:table-row>
        <table:table-row>
          <table:table-cell office:value-type="string">
            <text:p>rua belo horizonte  96</text:p>
          </table:table-cell>
          <table:table-cell office:value-type="string">
            <text:p>27592</text:p>
          </table:table-cell>
          <table:table-cell office:value-type="string">
            <text:p>UMM</text:p>
          </table:table-cell>
          <table:table-cell office:value-type="string">
            <text:p>rua belo horizonte  96</text:p>
          </table:table-cell>
        </table:table-row>
        <table:table-row>
          <table:table-cell office:value-type="string">
            <text:p>rua belo horizonte 107</text:p>
          </table:table-cell>
          <table:table-cell office:value-type="string">
            <text:p>27593</text:p>
          </table:table-cell>
          <table:table-cell office:value-type="string">
            <text:p>UMM</text:p>
          </table:table-cell>
          <table:table-cell office:value-type="string">
            <text:p>rua belo horizonte 107</text:p>
          </table:table-cell>
        </table:table-row>
        <table:table-row>
          <table:table-cell office:value-type="string">
            <text:p>rua belo horizonte 117</text:p>
          </table:table-cell>
          <table:table-cell office:value-type="string">
            <text:p>27594</text:p>
          </table:table-cell>
          <table:table-cell office:value-type="string">
            <text:p>UMM</text:p>
          </table:table-cell>
          <table:table-cell office:value-type="string">
            <text:p>rua belo horizonte 117</text:p>
          </table:table-cell>
        </table:table-row>
        <table:table-row>
          <table:table-cell office:value-type="string">
            <text:p>rua brigadeiro machado 288</text:p>
          </table:table-cell>
          <table:table-cell office:value-type="string">
            <text:p>27598</text:p>
          </table:table-cell>
          <table:table-cell office:value-type="string">
            <text:p>UMM</text:p>
          </table:table-cell>
          <table:table-cell office:value-type="string">
            <text:p>rua brigadeiro   machado   288</text:p>
          </table:table-cell>
        </table:table-row>
        <table:table-row>
          <table:table-cell office:value-type="string">
            <text:p>rua brigadeiro machado 393</text:p>
          </table:table-cell>
          <table:table-cell office:value-type="string">
            <text:p>27609</text:p>
          </table:table-cell>
          <table:table-cell office:value-type="string">
            <text:p>UMM</text:p>
          </table:table-cell>
          <table:table-cell office:value-type="string">
            <text:p>rua brigadeiro   machado   393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1</text:p>
          </table:table-cell>
          <table:table-cell office:value-type="string">
            <text:p>Umm</text:p>
          </table:table-cell>
          <table:table-cell office:value-type="string">
            <text:p>Rua Brigadeiro Machado 416</text:p>
          </table:table-cell>
        </table:table-row>
        <table:table-row>
          <table:table-cell office:value-type="string">
            <text:p>Rua Brigadeiro machado 416</text:p>
          </table:table-cell>
          <table:table-cell office:value-type="string">
            <text:p>27519</text:p>
          </table:table-cell>
          <table:table-cell office:value-type="string">
            <text:p>Entidade</text:p>
          </table:table-cell>
          <table:table-cell office:value-type="string">
            <text:p>Rua Brigadeiro machado 416</text:p>
          </table:table-cell>
        </table:table-row>
        <table:table-row>
          <table:table-cell office:value-type="string">
            <text:p>rua brigadeiro machado 95</text:p>
          </table:table-cell>
          <table:table-cell office:value-type="string">
            <text:p>27610</text:p>
          </table:table-cell>
          <table:table-cell office:value-type="string">
            <text:p>UMM</text:p>
          </table:table-cell>
          <table:table-cell office:value-type="string">
            <text:p>rua brigadeiro machado 95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7</text:p>
          </table:table-cell>
          <table:table-cell office:value-type="string">
            <text:p>Umm</text:p>
          </table:table-cell>
          <table:table-cell office:value-type="string">
            <text:p>Rua Catumbi 107</text:p>
          </table:table-cell>
        </table:table-row>
        <table:table-row>
          <table:table-cell office:value-type="string">
            <text:p>Rua Catumbi 107</text:p>
          </table:table-cell>
          <table:table-cell office:value-type="string">
            <text:p>27525</text:p>
          </table:table-cell>
          <table:table-cell office:value-type="string">
            <text:p>Entidade</text:p>
          </table:table-cell>
          <table:table-cell office:value-type="string">
            <text:p>Rua Catumbi 107</text:p>
          </table:table-cell>
        </table:table-row>
        <table:table-row>
          <table:table-cell office:value-type="string">
            <text:p>rua celso garcia 1448</text:p>
          </table:table-cell>
          <table:table-cell office:value-type="string">
            <text:p>27601</text:p>
          </table:table-cell>
          <table:table-cell office:value-type="string">
            <text:p>UMM</text:p>
          </table:table-cell>
          <table:table-cell office:value-type="string">
            <text:p>rua celso garcia 1448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3</text:p>
          </table:table-cell>
          <table:table-cell office:value-type="string">
            <text:p>Umm</text:p>
          </table:table-cell>
          <table:table-cell office:value-type="string">
            <text:p>Rua Coimbra 413</text:p>
          </table:table-cell>
        </table:table-row>
        <table:table-row>
          <table:table-cell office:value-type="string">
            <text:p>rua Coimbra 413</text:p>
          </table:table-cell>
          <table:table-cell office:value-type="string">
            <text:p>27521</text:p>
          </table:table-cell>
          <table:table-cell office:value-type="string">
            <text:p>Entidade</text:p>
          </table:table-cell>
          <table:table-cell office:value-type="string">
            <text:p>rua Coimbra 413</text:p>
          </table:table-cell>
        </table:table-row>
        <table:table-row>
          <table:table-cell office:value-type="string">
            <text:p>Rua Condessa de Sao Joaquim, 182- Bela Vista</text:p>
          </table:table-cell>
          <table:table-cell office:value-type="string">
            <text:p>23431</text:p>
          </table:table-cell>
          <table:table-cell office:value-type="string">
            <text:p>FLM</text:p>
          </table:table-cell>
          <table:table-cell office:value-type="string">
            <text:p>Rua Condessa de Sao Joaquim, 182- Bela Vista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0</text:p>
          </table:table-cell>
          <table:table-cell office:value-type="string">
            <text:p>Umm</text:p>
          </table:table-cell>
          <table:table-cell office:value-type="string">
            <text:p>Rua Do Hipodromo</text:p>
          </table:table-cell>
        </table:table-row>
        <table:table-row>
          <table:table-cell office:value-type="string">
            <text:p>Rua do hipodromo</text:p>
          </table:table-cell>
          <table:table-cell office:value-type="string">
            <text:p>27518</text:p>
          </table:table-cell>
          <table:table-cell office:value-type="string">
            <text:p>Entidade</text:p>
          </table:table-cell>
          <table:table-cell office:value-type="string">
            <text:p>Rua do hipodromo</text:p>
          </table:table-cell>
        </table:table-row>
        <table:table-row>
          <table:table-cell office:value-type="string">
            <text:p>rua do hipodromo  521</text:p>
          </table:table-cell>
          <table:table-cell office:value-type="string">
            <text:p>27605</text:p>
          </table:table-cell>
          <table:table-cell office:value-type="string">
            <text:p>UMM</text:p>
          </table:table-cell>
          <table:table-cell office:value-type="string">
            <text:p>rua do hipodromo  521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0</text:p>
          </table:table-cell>
          <table:table-cell office:value-type="string">
            <text:p>Umm</text:p>
          </table:table-cell>
          <table:table-cell office:value-type="string">
            <text:p>Rua Dr Benedito Estavam 72</text:p>
          </table:table-cell>
        </table:table-row>
        <table:table-row>
          <table:table-cell office:value-type="string">
            <text:p>Rua Dr benedito estavam 72</text:p>
          </table:table-cell>
          <table:table-cell office:value-type="string">
            <text:p>27512</text:p>
          </table:table-cell>
          <table:table-cell office:value-type="string">
            <text:p>Entidade</text:p>
          </table:table-cell>
          <table:table-cell office:value-type="string">
            <text:p>Rua Dr benedito estavam 72</text:p>
          </table:table-cell>
        </table:table-row>
        <table:table-row>
          <table:table-cell office:value-type="string">
            <text:p>rua Dr Clementino 576</text:p>
          </table:table-cell>
          <table:table-cell office:value-type="string">
            <text:p>27606</text:p>
          </table:table-cell>
          <table:table-cell office:value-type="string">
            <text:p>UMM</text:p>
          </table:table-cell>
          <table:table-cell office:value-type="string">
            <text:p>rua Dr Clementino 576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7</text:p>
          </table:table-cell>
          <table:table-cell office:value-type="string">
            <text:p>Umm</text:p>
          </table:table-cell>
          <table:table-cell office:value-type="string">
            <text:p>Rua Francisco José De Azevedo Número 53</text:p>
          </table:table-cell>
        </table:table-row>
        <table:table-row>
          <table:table-cell office:value-type="string">
            <text:p>rua guarapuava  346</text:p>
          </table:table-cell>
          <table:table-cell office:value-type="string">
            <text:p>27597</text:p>
          </table:table-cell>
          <table:table-cell office:value-type="string">
            <text:p>UMM</text:p>
          </table:table-cell>
          <table:table-cell office:value-type="string">
            <text:p>rua guarapuava  346</text:p>
          </table:table-cell>
        </table:table-row>
        <table:table-row>
          <table:table-cell office:value-type="string">
            <text:p>rua Inacio de Araujo 53</text:p>
          </table:table-cell>
          <table:table-cell office:value-type="string">
            <text:p>27607</text:p>
          </table:table-cell>
          <table:table-cell office:value-type="string">
            <text:p>UMM</text:p>
          </table:table-cell>
          <table:table-cell office:value-type="string">
            <text:p>rua Inacio de Araujo 53</text:p>
          </table:table-cell>
        </table:table-row>
        <table:table-row>
          <table:table-cell office:value-type="string">
            <text:p>Rua Das Jangadas, 125</text:p>
          </table:table-cell>
          <table:table-cell office:value-type="string">
            <text:p>27511</text:p>
          </table:table-cell>
          <table:table-cell office:value-type="string">
            <text:p>Umm</text:p>
          </table:table-cell>
          <table:table-cell office:value-type="string">
            <text:p>Rua Jangadas</text:p>
          </table:table-cell>
        </table:table-row>
        <table:table-row>
          <table:table-cell office:value-type="string">
            <text:p>Rua Jangadas</text:p>
          </table:table-cell>
          <table:table-cell office:value-type="string">
            <text:p>27511</text:p>
          </table:table-cell>
          <table:table-cell office:value-type="string">
            <text:p>Entidade</text:p>
          </table:table-cell>
          <table:table-cell office:value-type="string">
            <text:p>Rua Jangadas</text:p>
          </table:table-cell>
        </table:table-row>
        <table:table-row>
          <table:table-cell office:value-type="string">
            <text:p>rua joaquina paiva 41</text:p>
          </table:table-cell>
          <table:table-cell office:value-type="string">
            <text:p>27612</text:p>
          </table:table-cell>
          <table:table-cell office:value-type="string">
            <text:p>UMM</text:p>
          </table:table-cell>
          <table:table-cell office:value-type="string">
            <text:p>rua joaquina paiva 41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9</text:p>
          </table:table-cell>
          <table:table-cell office:value-type="string">
            <text:p>Umm</text:p>
          </table:table-cell>
          <table:table-cell office:value-type="string">
            <text:p>Rua Jose Kauer 138</text:p>
          </table:table-cell>
        </table:table-row>
        <table:table-row>
          <table:table-cell office:value-type="string">
            <text:p>Rua jose kauer 138</text:p>
          </table:table-cell>
          <table:table-cell office:value-type="string">
            <text:p>27517</text:p>
          </table:table-cell>
          <table:table-cell office:value-type="string">
            <text:p>Entidade</text:p>
          </table:table-cell>
          <table:table-cell office:value-type="string">
            <text:p>Rua jose kauer 138</text:p>
          </table:table-cell>
        </table:table-row>
        <table:table-row>
          <table:table-cell office:value-type="string">
            <text:p>Rua Marechal Marques Porto, 76</text:p>
          </table:table-cell>
          <table:table-cell office:value-type="string">
            <text:p>27482</text:p>
          </table:table-cell>
          <table:table-cell office:value-type="string">
            <text:p>Umm</text:p>
          </table:table-cell>
          <table:table-cell office:value-type="string">
            <text:p>Rua Marechal Marques Porto 76</text:p>
          </table:table-cell>
        </table:table-row>
        <table:table-row>
          <table:table-cell office:value-type="string">
            <text:p>Rua Marechal Marques porto 76</text:p>
          </table:table-cell>
          <table:table-cell office:value-type="string">
            <text:p>27530</text:p>
          </table:table-cell>
          <table:table-cell office:value-type="string">
            <text:p>Entidade</text:p>
          </table:table-cell>
          <table:table-cell office:value-type="string">
            <text:p>Rua Marechal Marques porto 76</text:p>
          </table:table-cell>
        </table:table-row>
        <table:table-row>
          <table:table-cell office:value-type="string">
            <text:p>Rua Maria Jose, N 410- Bela Vista</text:p>
          </table:table-cell>
          <table:table-cell office:value-type="string">
            <text:p>23433</text:p>
          </table:table-cell>
          <table:table-cell office:value-type="string">
            <text:p>FLM</text:p>
          </table:table-cell>
          <table:table-cell office:value-type="string">
            <text:p>Rua Maria Jose, No 410- Bela Vista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4</text:p>
          </table:table-cell>
          <table:table-cell office:value-type="string">
            <text:p>Umm</text:p>
          </table:table-cell>
          <table:table-cell office:value-type="string">
            <text:p>Rua Marques De Abrantes 58</text:p>
          </table:table-cell>
        </table:table-row>
        <table:table-row>
          <table:table-cell office:value-type="string">
            <text:p>rua marques de abrantes 58</text:p>
          </table:table-cell>
          <table:table-cell office:value-type="string">
            <text:p>27522</text:p>
          </table:table-cell>
          <table:table-cell office:value-type="string">
            <text:p>Entidade</text:p>
          </table:table-cell>
          <table:table-cell office:value-type="string">
            <text:p>rua marques de abrantes 58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1</text:p>
          </table:table-cell>
          <table:table-cell office:value-type="string">
            <text:p>Umm</text:p>
          </table:table-cell>
          <table:table-cell office:value-type="string">
            <text:p>Rua Nelso Cruz</text:p>
          </table:table-cell>
        </table:table-row>
        <table:table-row>
          <table:table-cell office:value-type="string">
            <text:p>Rua nelso Cruz</text:p>
          </table:table-cell>
          <table:table-cell office:value-type="string">
            <text:p>27529</text:p>
          </table:table-cell>
          <table:table-cell office:value-type="string">
            <text:p>Entidade</text:p>
          </table:table-cell>
          <table:table-cell office:value-type="string">
            <text:p>Rua nelso Cruz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Umm</text:p>
          </table:table-cell>
          <table:table-cell office:value-type="string">
            <text:p>Rua Nioac e Adjacenias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Entidade</text:p>
          </table:table-cell>
          <table:table-cell office:value-type="string">
            <text:p>Rua Nioac e adjacenias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5</text:p>
          </table:table-cell>
          <table:table-cell office:value-type="string">
            <text:p>Umm</text:p>
          </table:table-cell>
          <table:table-cell office:value-type="string">
            <text:p>Rua Porto Seguro 63</text:p>
          </table:table-cell>
        </table:table-row>
        <table:table-row>
          <table:table-cell office:value-type="string">
            <text:p>Rua porto Seguro 63</text:p>
          </table:table-cell>
          <table:table-cell office:value-type="string">
            <text:p>27511</text:p>
          </table:table-cell>
          <table:table-cell office:value-type="string">
            <text:p>Entidade</text:p>
          </table:table-cell>
          <table:table-cell office:value-type="string">
            <text:p>Rua porto Seguro 63</text:p>
          </table:table-cell>
        </table:table-row>
        <table:table-row>
          <table:table-cell office:value-type="string">
            <text:p>Rua Rui Barbosa, NÂº 543 - Bela vista</text:p>
          </table:table-cell>
          <table:table-cell office:value-type="string">
            <text:p>23434</text:p>
          </table:table-cell>
          <table:table-cell office:value-type="string">
            <text:p>FLM</text:p>
          </table:table-cell>
          <table:table-cell office:value-type="string">
            <text:p>Rua Rui Barbosa, No 543 - Bela vista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5</text:p>
          </table:table-cell>
          <table:table-cell office:value-type="string">
            <text:p>Umm</text:p>
          </table:table-cell>
          <table:table-cell office:value-type="string">
            <text:p>Rua São Leopoldo 490</text:p>
          </table:table-cell>
        </table:table-row>
        <table:table-row>
          <table:table-cell office:value-type="string">
            <text:p>Rua são Leopoldo 490</text:p>
          </table:table-cell>
          <table:table-cell office:value-type="string">
            <text:p>27523</text:p>
          </table:table-cell>
          <table:table-cell office:value-type="string">
            <text:p>Entidade</text:p>
          </table:table-cell>
          <table:table-cell office:value-type="string">
            <text:p>Rua são Leopoldo 490</text:p>
          </table:table-cell>
        </table:table-row>
        <table:table-row>
          <table:table-cell office:value-type="string">
            <text:p>rua Uruguaiana 109</text:p>
          </table:table-cell>
          <table:table-cell office:value-type="string">
            <text:p>27599</text:p>
          </table:table-cell>
          <table:table-cell office:value-type="string">
            <text:p>UMM</text:p>
          </table:table-cell>
          <table:table-cell office:value-type="string">
            <text:p>rua Uruguaiana 109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0</text:p>
          </table:table-cell>
          <table:table-cell office:value-type="string">
            <text:p>Umm</text:p>
          </table:table-cell>
          <table:table-cell office:value-type="string">
            <text:p>Rua Valdemar Doria 210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Entidade</text:p>
          </table:table-cell>
          <table:table-cell office:value-type="string">
            <text:p>rua valdemar doria 210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UMM</text:p>
          </table:table-cell>
          <table:table-cell office:value-type="string">
            <text:p>Rua Valdemar Doria 210
2A ENTREGA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1</text:p>
          </table:table-cell>
          <table:table-cell office:value-type="string">
            <text:p>Umm</text:p>
          </table:table-cell>
          <table:table-cell office:value-type="string">
            <text:p>Rua Vigário João Alvares 77</text:p>
          </table:table-cell>
        </table:table-row>
        <table:table-row>
          <table:table-cell office:value-type="string">
            <text:p>rua vigário joão alvares 77</text:p>
          </table:table-cell>
          <table:table-cell office:value-type="string">
            <text:p>27513</text:p>
          </table:table-cell>
          <table:table-cell office:value-type="string">
            <text:p>Entidade</text:p>
          </table:table-cell>
          <table:table-cell office:value-type="string">
            <text:p>rua vigário joão alvares 77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2</text:p>
          </table:table-cell>
          <table:table-cell office:value-type="string">
            <text:p>Umm</text:p>
          </table:table-cell>
          <table:table-cell office:value-type="string">
            <text:p>Rua Vinte De Abril 837</text:p>
          </table:table-cell>
        </table:table-row>
        <table:table-row>
          <table:table-cell office:value-type="string">
            <text:p>rua vinte de abril 837</text:p>
          </table:table-cell>
          <table:table-cell office:value-type="string">
            <text:p>27520</text:p>
          </table:table-cell>
          <table:table-cell office:value-type="string">
            <text:p>Entidade</text:p>
          </table:table-cell>
          <table:table-cell office:value-type="string">
            <text:p>rua vinte de abril 837</text:p>
          </table:table-cell>
        </table:table-row>
        <table:table-row>
          <table:table-cell office:value-type="string">
            <text:p>rua vinte um de abril 448</text:p>
          </table:table-cell>
          <table:table-cell office:value-type="string">
            <text:p>27591</text:p>
          </table:table-cell>
          <table:table-cell office:value-type="string">
            <text:p>UMM</text:p>
          </table:table-cell>
          <table:table-cell office:value-type="string">
            <text:p>rua vinte um de abril 448</text:p>
          </table:table-cell>
        </table:table-row>
        <table:table-row>
          <table:table-cell office:value-type="string">
            <text:p>RUA CONFLUENCIA DA FORQUILHA 1103 BAIRRO VILA ITAIM CEP 08190 400</text:p>
          </table:table-cell>
          <table:table-cell office:value-type="string">
            <text:p>300891</text:p>
          </table:table-cell>
          <table:table-cell office:value-type="string">
            <text:p>Entidade</text:p>
          </table:table-cell>
          <table:table-cell office:value-type="string">
            <text:p>rubbensfilho23@Vila Itaim, JardimFavela</text:p>
          </table:table-cell>
        </table:table-row>
        <table:table-row>
          <table:table-cell office:value-type="string">
            <text:p>Rua Rubens Porta Nova s/n com Rua Quirinino dos Santos -Barra Funda</text:p>
          </table:table-cell>
          <table:table-cell office:value-type="string">
            <text:p>11166</text:p>
          </table:table-cell>
          <table:table-cell office:value-type="string">
            <text:p>SEHAB</text:p>
          </table:table-cell>
          <table:table-cell office:value-type="string">
            <text:p>Rubens Porta Nova (Favela do Quirino)</text:p>
          </table:table-cell>
        </table:table-row>
        <table:table-row>
          <table:table-cell office:value-type="string">
            <text:p>08370-530</text:p>
          </table:table-cell>
          <table:table-cell office:value-type="string">
            <text:p>27296</text:p>
          </table:table-cell>
          <table:table-cell office:value-type="string">
            <text:p>UMM</text:p>
          </table:table-cell>
          <table:table-cell office:value-type="string">
            <text:p>SAO JOÃO / ORIENTE</text:p>
          </table:table-cell>
        </table:table-row>
        <table:table-row>
          <table:table-cell office:value-type="string">
            <text:p>Rua João Lanhoso, Jardim Patente, Vila Heliópolis, Sacomã, São Paulo, Southeast Region, 04240-110, Brazil</text:p>
          </table:table-cell>
          <table:table-cell office:value-type="string">
            <text:p>11151</text:p>
          </table:table-cell>
          <table:table-cell office:value-type="string">
            <text:p>Sehab</text:p>
          </table:table-cell>
          <table:table-cell office:value-type="string">
            <text:p>Sabesp I - Condominio 1</text:p>
          </table:table-cell>
        </table:table-row>
        <table:table-row>
          <table:table-cell office:value-type="string">
            <text:p>Rua João Lanhoso, Jardim Patente, Vila Heliópolis, Sacomã, São Paulo, Southeast Region, 04240-110, Brazil</text:p>
          </table:table-cell>
          <table:table-cell office:value-type="string">
            <text:p>11152</text:p>
          </table:table-cell>
          <table:table-cell office:value-type="string">
            <text:p>Sehab</text:p>
          </table:table-cell>
          <table:table-cell office:value-type="string">
            <text:p>Sabesp I - Condominio 2</text:p>
          </table:table-cell>
        </table:table-row>
        <table:table-row>
          <table:table-cell office:value-type="string">
            <text:p>Rua João Lanhoso, Jardim Patente, Vila Heliópolis, Sacomã, São Paulo, Southeast Region, 04240-110, Brazil</text:p>
          </table:table-cell>
          <table:table-cell office:value-type="string">
            <text:p>11153</text:p>
          </table:table-cell>
          <table:table-cell office:value-type="string">
            <text:p>Sehab</text:p>
          </table:table-cell>
          <table:table-cell office:value-type="string">
            <text:p>Sabesp I - Condominio 3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9</text:p>
          </table:table-cell>
          <table:table-cell office:value-type="string">
            <text:p>SEHAB</text:p>
          </table:table-cell>
          <table:table-cell office:value-type="string">
            <text:p>SABESP II - IMPERIO DELAMARE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8</text:p>
          </table:table-cell>
          <table:table-cell office:value-type="string">
            <text:p>SEHAB</text:p>
          </table:table-cell>
          <table:table-cell office:value-type="string">
            <text:p>SABESP II - NASCER DO SOL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60</text:p>
          </table:table-cell>
          <table:table-cell office:value-type="string">
            <text:p>SEHAB</text:p>
          </table:table-cell>
          <table:table-cell office:value-type="string">
            <text:p>SABESP II - RESIDENCIAL GIRASSOL</text:p>
          </table:table-cell>
        </table:table-row>
        <table:table-row>
          <table:table-cell office:value-type="string">
            <text:p>Safira Iv</text:p>
          </table:table-cell>
          <table:table-cell office:value-type="string">
            <text:p>11040</text:p>
          </table:table-cell>
          <table:table-cell office:value-type="string">
            <text:p>Sehab</text:p>
          </table:table-cell>
          <table:table-cell office:value-type="string">
            <text:p>Safira Iv</text:p>
          </table:table-cell>
        </table:table-row>
        <table:table-row>
          <table:table-cell office:value-type="string">
            <text:p>Rua da Safra, Cohab Adventista</text:p>
          </table:table-cell>
          <table:table-cell office:value-type="string">
            <text:p>29500</text:p>
          </table:table-cell>
          <table:table-cell office:value-type="string">
            <text:p>Entidade</text:p>
          </table:table-cell>
          <table:table-cell office:value-type="string">
            <text:p>Safra</text:p>
          </table:table-cell>
        </table:table-row>
        <table:table-row>
          <table:table-cell office:value-type="string">
            <text:p>Rua Gutemberg, S/N - Campo Belo</text:p>
          </table:table-cell>
          <table:table-cell office:value-type="string">
            <text:p>11170</text:p>
          </table:table-cell>
          <table:table-cell office:value-type="string">
            <text:p>SEHAB</text:p>
          </table:table-cell>
          <table:table-cell office:value-type="string">
            <text:p>Sonia Ribeiro (Favela do Piolho)</text:p>
          </table:table-cell>
        </table:table-row>
        <table:table-row>
          <table:table-cell office:value-type="string">
            <text:p>Rua Barra da Areia, 60, Jd. Brasil, 02223-120</text:p>
          </table:table-cell>
          <table:table-cell office:value-type="string">
            <text:p>28561</text:p>
          </table:table-cell>
          <table:table-cell office:value-type="string">
            <text:p>FACESP</text:p>
          </table:table-cell>
          <table:table-cell office:value-type="string">
            <text:p>Sallus</text:p>
          </table:table-cell>
        </table:table-row>
        <table:table-row>
          <table:table-cell office:value-type="string">
            <text:p>Santa Amelia</text:p>
          </table:table-cell>
          <table:table-cell office:value-type="string">
            <text:p>11098</text:p>
          </table:table-cell>
          <table:table-cell office:value-type="string">
            <text:p>Sehab</text:p>
          </table:table-cell>
          <table:table-cell office:value-type="string">
            <text:p>Santa Amelia</text:p>
          </table:table-cell>
        </table:table-row>
        <table:table-row>
          <table:table-cell office:value-type="string">
            <text:p>Rua Santa Davina - Jardim Helena</text:p>
          </table:table-cell>
          <table:table-cell office:value-type="string">
            <text:p>28555</text:p>
          </table:table-cell>
          <table:table-cell office:value-type="string">
            <text:p>FACESP</text:p>
          </table:table-cell>
          <table:table-cell office:value-type="string">
            <text:p>Santa Davina</text:p>
          </table:table-cell>
        </table:table-row>
        <table:table-row>
          <table:table-cell office:value-type="string">
            <text:p>Rua Itanhomi, 657- Vila Formosa</text:p>
          </table:table-cell>
          <table:table-cell office:value-type="string">
            <text:p>23417</text:p>
          </table:table-cell>
          <table:table-cell office:value-type="string">
            <text:p>Entidade</text:p>
          </table:table-cell>
          <table:table-cell office:value-type="string">
            <text:p>Santo Eduardo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MTST</text:p>
          </table:table-cell>
          <table:table-cell office:value-type="string">
            <text:p>Santo Elias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MTST</text:p>
          </table:table-cell>
          <table:table-cell office:value-type="string">
            <text:p>Santo Elias - 2a entrega</text:p>
          </table:table-cell>
        </table:table-row>
        <table:table-row>
          <table:table-cell office:value-type="string">
            <text:p>Rua Sao Francisco, 81, Sao Paulo</text:p>
          </table:table-cell>
          <table:table-cell office:value-type="string">
            <text:p>22367</text:p>
          </table:table-cell>
          <table:table-cell office:value-type="string">
            <text:p>MSTC</text:p>
          </table:table-cell>
          <table:table-cell office:value-type="string">
            <text:p>Sao Francisco</text:p>
          </table:table-cell>
        </table:table-row>
        <table:table-row>
          <table:table-cell office:value-type="string">
            <text:p>Rua Morro das Pedras, 206</text:p>
          </table:table-cell>
          <table:table-cell office:value-type="string">
            <text:p>11041</text:p>
          </table:table-cell>
          <table:table-cell office:value-type="string">
            <text:p>Sehab</text:p>
          </table:table-cell>
          <table:table-cell office:value-type="string">
            <text:p>São Francisco</text:p>
          </table:table-cell>
        </table:table-row>
        <table:table-row>
          <table:table-cell office:value-type="string">
            <text:p>Rua Estrada da Colonia NÂº 110</text:p>
          </table:table-cell>
          <table:table-cell office:value-type="string">
            <text:p>11174</text:p>
          </table:table-cell>
          <table:table-cell office:value-type="string">
            <text:p>SEHAB</text:p>
          </table:table-cell>
          <table:table-cell office:value-type="string">
            <text:p>Sao Goncalo</text:p>
          </table:table-cell>
        </table:table-row>
        <table:table-row>
          <table:table-cell office:value-type="string">
            <text:p>Rua Antonio Bastos, 15, São João</text:p>
          </table:table-cell>
          <table:table-cell office:value-type="string">
            <text:p>24458</text:p>
          </table:table-cell>
          <table:table-cell office:value-type="string">
            <text:p>Entidade</text:p>
          </table:table-cell>
          <table:table-cell office:value-type="string">
            <text:p>São João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MTST</text:p>
          </table:table-cell>
          <table:table-cell office:value-type="string">
            <text:p>Sao Luiz</text:p>
          </table:table-cell>
        </table:table-row>
        <table:table-row>
          <table:table-cell office:value-type="string">
            <text:p>Rua ArchÃ¢ngelo Archina, 587 - Cidade Sao Mateus</text:p>
          </table:table-cell>
          <table:table-cell office:value-type="string">
            <text:p>21109</text:p>
          </table:table-cell>
          <table:table-cell office:value-type="string">
            <text:p>ACAO EDUCATIVA</text:p>
          </table:table-cell>
          <table:table-cell office:value-type="string">
            <text:p>Sao Mateus em Movimento</text:p>
          </table:table-cell>
        </table:table-row>
        <table:table-row>
          <table:table-cell office:value-type="string">
            <text:p>Rua Maramores, 36, Jd Sao Saverio</text:p>
          </table:table-cell>
          <table:table-cell office:value-type="string">
            <text:p>27300</text:p>
          </table:table-cell>
          <table:table-cell office:value-type="string">
            <text:p>UMM</text:p>
          </table:table-cell>
          <table:table-cell office:value-type="string">
            <text:p>Sao pedro2A ENTREGA</text:p>
          </table:table-cell>
        </table:table-row>
        <table:table-row>
          <table:table-cell office:value-type="string">
            <text:p>Rua Frei Antonio Faggiano, 720 - 08255-140</text:p>
          </table:table-cell>
          <table:table-cell office:value-type="string">
            <text:p>11183</text:p>
          </table:table-cell>
          <table:table-cell office:value-type="string">
            <text:p>SEHAB</text:p>
          </table:table-cell>
          <table:table-cell office:value-type="string">
            <text:p>Sao Sebastiao</text:p>
          </table:table-cell>
        </table:table-row>
        <table:table-row>
          <table:table-cell office:value-type="string">
            <text:p>Sape</text:p>
          </table:table-cell>
          <table:table-cell office:value-type="string">
            <text:p>11103</text:p>
          </table:table-cell>
          <table:table-cell office:value-type="string">
            <text:p>Sehab</text:p>
          </table:table-cell>
          <table:table-cell office:value-type="string">
            <text:p>Sape</text:p>
          </table:table-cell>
        </table:table-row>
        <table:table-row>
          <table:table-cell office:value-type="string">
            <text:p>Rua Bento Barroso Pereira, 2 - Jd Ibirapuera/ Jd Sao Luiz</text:p>
          </table:table-cell>
          <table:table-cell office:value-type="string">
            <text:p>21115</text:p>
          </table:table-cell>
          <table:table-cell office:value-type="string">
            <text:p>ACAO EDUCATIVA</text:p>
          </table:table-cell>
          <table:table-cell office:value-type="string">
            <text:p>Sarau da Coopperifa/Bloco do Beco 2Âª etapa</text:p>
          </table:table-cell>
        </table:table-row>
        <table:table-row>
          <table:table-cell office:value-type="string">
            <text:p>Rua Vitorio, 77, Vila Prel</text:p>
          </table:table-cell>
          <table:table-cell office:value-type="string">
            <text:p>21106</text:p>
          </table:table-cell>
          <table:table-cell office:value-type="string">
            <text:p>ACAO EDUCATIVA</text:p>
          </table:table-cell>
          <table:table-cell office:value-type="string">
            <text:p>Sarau do Binho / Cia Brava de Teatro</text:p>
          </table:table-cell>
        </table:table-row>
        <table:table-row>
          <table:table-cell office:value-type="string">
            <text:p>Avenida Serafim Goncalves Pereira, 177 - Pq Novo Mundo</text:p>
          </table:table-cell>
          <table:table-cell office:value-type="string">
            <text:p>13318</text:p>
          </table:table-cell>
          <table:table-cell office:value-type="string">
            <text:p>SMADS</text:p>
          </table:table-cell>
          <table:table-cell office:value-type="string">
            <text:p>SAS MG - VILA MARIA / VILA GUILHERME</text:p>
          </table:table-cell>
        </table:table-row>
        <table:table-row>
          <table:table-cell office:value-type="string">
            <text:p>Rua Francisco Justino Azevedo, 79, Cambuci</text:p>
          </table:table-cell>
          <table:table-cell office:value-type="string">
            <text:p>13156</text:p>
          </table:table-cell>
          <table:table-cell office:value-type="string">
            <text:p>SMADS</text:p>
          </table:table-cell>
          <table:table-cell office:value-type="string">
            <text:p>SASF (SAS SÃ? / CAMBUCI)</text:p>
          </table:table-cell>
        </table:table-row>
        <table:table-row>
          <table:table-cell office:value-type="string">
            <text:p>Rua Tapuirana, 63 - Jardim Sao Luis</text:p>
          </table:table-cell>
          <table:table-cell/>
          <table:table-cell office:value-type="string">
            <text:p>Smads</text:p>
          </table:table-cell>
          <table:table-cell office:value-type="string">
            <text:p>Sasf 2</text:p>
          </table:table-cell>
        </table:table-row>
        <table:table-row>
          <table:table-cell office:value-type="string">
            <text:p>Avenida Eulalia, 278 - Vila Fachinni</text:p>
          </table:table-cell>
          <table:table-cell office:value-type="string">
            <text:p>13132</text:p>
          </table:table-cell>
          <table:table-cell office:value-type="string">
            <text:p>SMADS</text:p>
          </table:table-cell>
          <table:table-cell office:value-type="string">
            <text:p>SASF AME</text:p>
          </table:table-cell>
        </table:table-row>
        <table:table-row>
          <table:table-cell office:value-type="string">
            <text:p>Rua Bras Machado Lima, 50 - Jd. Piqueroby</text:p>
          </table:table-cell>
          <table:table-cell office:value-type="string">
            <text:p>13104</text:p>
          </table:table-cell>
          <table:table-cell office:value-type="string">
            <text:p>SMADS</text:p>
          </table:table-cell>
          <table:table-cell office:value-type="string">
            <text:p>SASF ARICANDUVA – ESPACO DA COMUNIDADE I</text:p>
          </table:table-cell>
        </table:table-row>
        <table:table-row>
          <table:table-cell office:value-type="string">
            <text:p>Rua Ernesto Gould, 406</text:p>
          </table:table-cell>
          <table:table-cell/>
          <table:table-cell office:value-type="string">
            <text:p>Smads</text:p>
          </table:table-cell>
          <table:table-cell office:value-type="string">
            <text:p>Sasf Autonomia</text:p>
          </table:table-cell>
        </table:table-row>
        <table:table-row>
          <table:table-cell office:value-type="string">
            <text:p>Rua Treze De Maio, 361</text:p>
          </table:table-cell>
          <table:table-cell/>
          <table:table-cell office:value-type="string">
            <text:p>Smads</text:p>
          </table:table-cell>
          <table:table-cell office:value-type="string">
            <text:p>Sasf Bela Vista</text:p>
          </table:table-cell>
        </table:table-row>
        <table:table-row>
          <table:table-cell office:value-type="string">
            <text:p>Rua Treze de Maio, 53, Bela Vista</text:p>
          </table:table-cell>
          <table:table-cell office:value-type="string">
            <text:p>13154</text:p>
          </table:table-cell>
          <table:table-cell office:value-type="string">
            <text:p>SMADS</text:p>
          </table:table-cell>
          <table:table-cell office:value-type="string">
            <text:p>SASF BELA VISTA</text:p>
          </table:table-cell>
        </table:table-row>
        <table:table-row>
          <table:table-cell office:value-type="string">
            <text:p>Rua Cristina Tomas, 160</text:p>
          </table:table-cell>
          <table:table-cell/>
          <table:table-cell office:value-type="string">
            <text:p>Smads</text:p>
          </table:table-cell>
          <table:table-cell office:value-type="string">
            <text:p>Sasf Bom Retiro</text:p>
          </table:table-cell>
        </table:table-row>
        <table:table-row>
          <table:table-cell office:value-type="string">
            <text:p>Rua Cristina Tomas, 160, Bom Retiro</text:p>
          </table:table-cell>
          <table:table-cell office:value-type="string">
            <text:p>13155</text:p>
          </table:table-cell>
          <table:table-cell office:value-type="string">
            <text:p>SMADS</text:p>
          </table:table-cell>
          <table:table-cell office:value-type="string">
            <text:p>SASF BOM RETIRO</text:p>
          </table:table-cell>
        </table:table-row>
        <table:table-row>
          <table:table-cell office:value-type="string">
            <text:p>Rua Brasiluso Lopes, 25- Jardim Peri</text:p>
          </table:table-cell>
          <table:table-cell/>
          <table:table-cell office:value-type="string">
            <text:p>Smads</text:p>
          </table:table-cell>
          <table:table-cell office:value-type="string">
            <text:p>Sasf Cachoeirinha</text:p>
          </table:table-cell>
        </table:table-row>
        <table:table-row>
          <table:table-cell office:value-type="string">
            <text:p>Rua Francisco Justino De Azevedo, 79</text:p>
          </table:table-cell>
          <table:table-cell/>
          <table:table-cell office:value-type="string">
            <text:p>Smads</text:p>
          </table:table-cell>
          <table:table-cell office:value-type="string">
            <text:p>Sasf Cambuci</text:p>
          </table:table-cell>
        </table:table-row>
        <table:table-row>
          <table:table-cell office:value-type="string">
            <text:p>Rua Andrea Appiani, 182 - Parque Regina</text:p>
          </table:table-cell>
          <table:table-cell/>
          <table:table-cell office:value-type="string">
            <text:p>Smads</text:p>
          </table:table-cell>
          <table:table-cell office:value-type="string">
            <text:p>Sasf Campo Limpo</text:p>
          </table:table-cell>
        </table:table-row>
        <table:table-row>
          <table:table-cell office:value-type="string">
            <text:p>Avenida Miguel Garcia, 134 - Cangaiba</text:p>
          </table:table-cell>
          <table:table-cell office:value-type="string">
            <text:p>13149</text:p>
          </table:table-cell>
          <table:table-cell office:value-type="string">
            <text:p>SMADS</text:p>
          </table:table-cell>
          <table:table-cell office:value-type="string">
            <text:p>SASF CANGAIBA</text:p>
          </table:table-cell>
        </table:table-row>
        <table:table-row>
          <table:table-cell office:value-type="string">
            <text:p>Rua Domingos Elias De Almeida 161 - Pq. Residencial Bandeira</text:p>
          </table:table-cell>
          <table:table-cell/>
          <table:table-cell office:value-type="string">
            <text:p>Smads</text:p>
          </table:table-cell>
          <table:table-cell office:value-type="string">
            <text:p>Sasf Capao Redondo</text:p>
          </table:table-cell>
        </table:table-row>
        <table:table-row>
          <table:table-cell office:value-type="string">
            <text:p>Rua Professora Eunice Bechara De Oliveira 860 - Vila Fazzeon</text:p>
          </table:table-cell>
          <table:table-cell/>
          <table:table-cell office:value-type="string">
            <text:p>Smads</text:p>
          </table:table-cell>
          <table:table-cell office:value-type="string">
            <text:p>Sasf Capao Redondo Iii</text:p>
          </table:table-cell>
        </table:table-row>
        <table:table-row>
          <table:table-cell office:value-type="string">
            <text:p>Rua Anisio Da Silveira Machado, 441 - Jd. Robru</text:p>
          </table:table-cell>
          <table:table-cell/>
          <table:table-cell office:value-type="string">
            <text:p>Smads</text:p>
          </table:table-cell>
          <table:table-cell office:value-type="string">
            <text:p>Sasf Casa Da Familia</text:p>
          </table:table-cell>
        </table:table-row>
        <table:table-row>
          <table:table-cell office:value-type="string">
            <text:p>Rua Antonio Febraio Filho, 53 - Pque Das Arvores</text:p>
          </table:table-cell>
          <table:table-cell/>
          <table:table-cell office:value-type="string">
            <text:p>Smads</text:p>
          </table:table-cell>
          <table:table-cell office:value-type="string">
            <text:p>Sasf Cidade Dutra I</text:p>
          </table:table-cell>
        </table:table-row>
        <table:table-row>
          <table:table-cell office:value-type="string">
            <text:p>Rua Aquilino Goncalves Da Silva, 196 X</text:p>
          </table:table-cell>
          <table:table-cell/>
          <table:table-cell office:value-type="string">
            <text:p>Smads</text:p>
          </table:table-cell>
          <table:table-cell office:value-type="string">
            <text:p>Sasf Cidade Dutra Ii</text:p>
          </table:table-cell>
        </table:table-row>
        <table:table-row>
          <table:table-cell office:value-type="string">
            <text:p>Rua Palanque, 40 - Vila Curuca Velha</text:p>
          </table:table-cell>
          <table:table-cell/>
          <table:table-cell office:value-type="string">
            <text:p>Smads</text:p>
          </table:table-cell>
          <table:table-cell office:value-type="string">
            <text:p>Sasf Curuca</text:p>
          </table:table-cell>
        </table:table-row>
        <table:table-row>
          <table:table-cell office:value-type="string">
            <text:p>Avenida Direitos Humanos, 701 - Lauzane Paulista, Mandaqui</text:p>
          </table:table-cell>
          <table:table-cell office:value-type="string">
            <text:p>13158</text:p>
          </table:table-cell>
          <table:table-cell office:value-type="string">
            <text:p>SMADS</text:p>
          </table:table-cell>
          <table:table-cell office:value-type="string">
            <text:p>SASF DOM MÃRIO GURGEL</text:p>
          </table:table-cell>
        </table:table-row>
        <table:table-row>
          <table:table-cell office:value-type="string">
            <text:p>Rua Arribenhos, 38 - Jardim Varginha</text:p>
          </table:table-cell>
          <table:table-cell/>
          <table:table-cell office:value-type="string">
            <text:p>Smads</text:p>
          </table:table-cell>
          <table:table-cell office:value-type="string">
            <text:p>Sasf Grajau I</text:p>
          </table:table-cell>
        </table:table-row>
        <table:table-row>
          <table:table-cell office:value-type="string">
            <text:p>Rua Francisco Montesuma, 95 - Pque Residencial Cocaia</text:p>
          </table:table-cell>
          <table:table-cell/>
          <table:table-cell office:value-type="string">
            <text:p>Smads</text:p>
          </table:table-cell>
          <table:table-cell office:value-type="string">
            <text:p>Sasf Grajau Ii</text:p>
          </table:table-cell>
        </table:table-row>
        <table:table-row>
          <table:table-cell office:value-type="string">
            <text:p>Rua Alziro Pinheiro Magalhaes, 578 - Pque Sao Miguel</text:p>
          </table:table-cell>
          <table:table-cell/>
          <table:table-cell office:value-type="string">
            <text:p>Smads</text:p>
          </table:table-cell>
          <table:table-cell office:value-type="string">
            <text:p>Sasf Grajau Iii</text:p>
          </table:table-cell>
        </table:table-row>
        <table:table-row>
          <table:table-cell office:value-type="string">
            <text:p>Rua Joao Amos Comenius, 1109 - Jd. Sao Bernardo</text:p>
          </table:table-cell>
          <table:table-cell/>
          <table:table-cell office:value-type="string">
            <text:p>Smads</text:p>
          </table:table-cell>
          <table:table-cell office:value-type="string">
            <text:p>Sasf Grajau Iv</text:p>
          </table:table-cell>
        </table:table-row>
        <table:table-row>
          <table:table-cell office:value-type="string">
            <text:p>Rua Saturnino Lopes De Morais, 13, Jd. Zilda</text:p>
          </table:table-cell>
          <table:table-cell/>
          <table:table-cell office:value-type="string">
            <text:p>Smads</text:p>
          </table:table-cell>
          <table:table-cell office:value-type="string">
            <text:p>Sasf Grajau V</text:p>
          </table:table-cell>
        </table:table-row>
        <table:table-row>
          <table:table-cell office:value-type="string">
            <text:p>Estrada De Poa, 1740</text:p>
          </table:table-cell>
          <table:table-cell/>
          <table:table-cell office:value-type="string">
            <text:p>Smads</text:p>
          </table:table-cell>
          <table:table-cell office:value-type="string">
            <text:p>Sasf Guaianases / Projesp</text:p>
          </table:table-cell>
        </table:table-row>
        <table:table-row>
          <table:table-cell office:value-type="string">
            <text:p>Rua Nicolau Borboni 215 - Jardim Vera Cruz</text:p>
          </table:table-cell>
          <table:table-cell/>
          <table:table-cell office:value-type="string">
            <text:p>Smads</text:p>
          </table:table-cell>
          <table:table-cell office:value-type="string">
            <text:p>Sasf I - Mboi Mirim</text:p>
          </table:table-cell>
        </table:table-row>
        <table:table-row>
          <table:table-cell office:value-type="string">
            <text:p>Rua Fanfula, 195</text:p>
          </table:table-cell>
          <table:table-cell/>
          <table:table-cell office:value-type="string">
            <text:p>Smads</text:p>
          </table:table-cell>
          <table:table-cell office:value-type="string">
            <text:p>Sasf I Cidade Ademar</text:p>
          </table:table-cell>
        </table:table-row>
        <table:table-row>
          <table:table-cell office:value-type="string">
            <text:p>Rua Jose Maria Homem De Montes, 26</text:p>
          </table:table-cell>
          <table:table-cell/>
          <table:table-cell office:value-type="string">
            <text:p>Smads</text:p>
          </table:table-cell>
          <table:table-cell office:value-type="string">
            <text:p>Sasf Ii  - Cidade Ademar</text:p>
          </table:table-cell>
        </table:table-row>
        <table:table-row>
          <table:table-cell office:value-type="string">
            <text:p>Rua Doutor Almiro Leal Da Costa, 22 - Jd. Das Oliveiras</text:p>
          </table:table-cell>
          <table:table-cell/>
          <table:table-cell office:value-type="string">
            <text:p>Smads</text:p>
          </table:table-cell>
          <table:table-cell office:value-type="string">
            <text:p>Sasf Ii - Itaim Paulista</text:p>
          </table:table-cell>
        </table:table-row>
        <table:table-row>
          <table:table-cell office:value-type="string">
            <text:p>Avenida Taquandava 17 Cidade Ipava</text:p>
          </table:table-cell>
          <table:table-cell/>
          <table:table-cell office:value-type="string">
            <text:p>Smads</text:p>
          </table:table-cell>
          <table:table-cell office:value-type="string">
            <text:p>Sasf Ii - Mboi Mirim</text:p>
          </table:table-cell>
        </table:table-row>
        <table:table-row>
          <table:table-cell office:value-type="string">
            <text:p>Rua Rio Grande Do Norte, 315</text:p>
          </table:table-cell>
          <table:table-cell/>
          <table:table-cell office:value-type="string">
            <text:p>Smads</text:p>
          </table:table-cell>
          <table:table-cell office:value-type="string">
            <text:p>Sasf Iii - Cidade Ademar</text:p>
          </table:table-cell>
        </table:table-row>
        <table:table-row>
          <table:table-cell office:value-type="string">
            <text:p>Rua Marcelino Coelho, N 284 Jardim Angela</text:p>
          </table:table-cell>
          <table:table-cell/>
          <table:table-cell office:value-type="string">
            <text:p>Smads</text:p>
          </table:table-cell>
          <table:table-cell office:value-type="string">
            <text:p>Sasf Iii - Mboi Mirim</text:p>
          </table:table-cell>
        </table:table-row>
        <table:table-row>
          <table:table-cell office:value-type="string">
            <text:p>Rua Catarina Lopes, 345 Itaquera</text:p>
          </table:table-cell>
          <table:table-cell/>
          <table:table-cell office:value-type="string">
            <text:p>Smads</text:p>
          </table:table-cell>
          <table:table-cell office:value-type="string">
            <text:p>Sasf Itaquera</text:p>
          </table:table-cell>
        </table:table-row>
        <table:table-row>
          <table:table-cell office:value-type="string">
            <text:p>Avenida Comendador Santana, 1932 Jardim Sao Jose</text:p>
          </table:table-cell>
          <table:table-cell/>
          <table:table-cell office:value-type="string">
            <text:p>Smads</text:p>
          </table:table-cell>
          <table:table-cell office:value-type="string">
            <text:p>Sasf Iv - Mboi Mirim</text:p>
          </table:table-cell>
        </table:table-row>
        <table:table-row>
          <table:table-cell office:value-type="string">
            <text:p>Rua Anibal Augusto Sardinha, 88, Jacana</text:p>
          </table:table-cell>
          <table:table-cell office:value-type="string">
            <text:p>13133</text:p>
          </table:table-cell>
          <table:table-cell office:value-type="string">
            <text:p>SMADS</text:p>
          </table:table-cell>
          <table:table-cell office:value-type="string">
            <text:p>SASF JACANA</text:p>
          </table:table-cell>
        </table:table-row>
        <table:table-row>
          <table:table-cell office:value-type="string">
            <text:p>Rua Barao De Calera, 8-a - Vila Santa Ines</text:p>
          </table:table-cell>
          <table:table-cell/>
          <table:table-cell office:value-type="string">
            <text:p>Smads</text:p>
          </table:table-cell>
          <table:table-cell office:value-type="string">
            <text:p>Sasf Jacui I - Neuza Avelino</text:p>
          </table:table-cell>
        </table:table-row>
        <table:table-row>
          <table:table-cell office:value-type="string">
            <text:p>Rua Sao Francisco Do Humaita, 107 - Pque Tiete</text:p>
          </table:table-cell>
          <table:table-cell/>
          <table:table-cell office:value-type="string">
            <text:p>Smads</text:p>
          </table:table-cell>
          <table:table-cell office:value-type="string">
            <text:p>Sasf Jardim Elisa Maria</text:p>
          </table:table-cell>
        </table:table-row>
        <table:table-row>
          <table:table-cell office:value-type="string">
            <text:p>Rua Tujumirim, 29 Jardim Helena</text:p>
          </table:table-cell>
          <table:table-cell/>
          <table:table-cell office:value-type="string">
            <text:p>Smads</text:p>
          </table:table-cell>
          <table:table-cell office:value-type="string">
            <text:p>Sasf Jardim Helena</text:p>
          </table:table-cell>
        </table:table-row>
        <table:table-row>
          <table:table-cell office:value-type="string">
            <text:p>Rua Ascenso Fernandes, 976 - Parque Paulistno</text:p>
          </table:table-cell>
          <table:table-cell/>
          <table:table-cell office:value-type="string">
            <text:p>Smads</text:p>
          </table:table-cell>
          <table:table-cell office:value-type="string">
            <text:p>Sasf Jardim Helena Ii</text:p>
          </table:table-cell>
        </table:table-row>
        <table:table-row>
          <table:table-cell office:value-type="string">
            <text:p>Rua Gal. Porfirio da Paz, 1616, Vila Cunha Bueno, Sapopemba, São Paulo, Southeast Region, 03988-000, Brazil</text:p>
          </table:table-cell>
          <table:table-cell office:value-type="string">
            <text:p>13153</text:p>
          </table:table-cell>
          <table:table-cell office:value-type="string">
            <text:p>Smads</text:p>
          </table:table-cell>
          <table:table-cell office:value-type="string">
            <text:p>SASF JARDIM SINHA</text:p>
          </table:table-cell>
        </table:table-row>
        <table:table-row>
          <table:table-cell office:value-type="string">
            <text:p>Rua Alayde De Souza Costa, 276 Cj Jose Bonifacio</text:p>
          </table:table-cell>
          <table:table-cell/>
          <table:table-cell office:value-type="string">
            <text:p>Smads</text:p>
          </table:table-cell>
          <table:table-cell office:value-type="string">
            <text:p>Sasf Jose Bonifacio</text:p>
          </table:table-cell>
        </table:table-row>
        <table:table-row>
          <table:table-cell office:value-type="string">
            <text:p>Rua Serra Das Araras, 410</text:p>
          </table:table-cell>
          <table:table-cell/>
          <table:table-cell office:value-type="string">
            <text:p>Smads</text:p>
          </table:table-cell>
          <table:table-cell office:value-type="string">
            <text:p>Sasf Lajeado / Avib</text:p>
          </table:table-cell>
        </table:table-row>
        <table:table-row>
          <table:table-cell office:value-type="string">
            <text:p>Rua Canhoneira Iguatemi, 20</text:p>
          </table:table-cell>
          <table:table-cell/>
          <table:table-cell office:value-type="string">
            <text:p>Smads</text:p>
          </table:table-cell>
          <table:table-cell office:value-type="string">
            <text:p>Sasf Maria Paola</text:p>
          </table:table-cell>
        </table:table-row>
        <table:table-row>
          <table:table-cell office:value-type="string">
            <text:p>Avenida Francisco Tranchesi, 483 Pq Do Carmo</text:p>
          </table:table-cell>
          <table:table-cell/>
          <table:table-cell office:value-type="string">
            <text:p>Smads</text:p>
          </table:table-cell>
          <table:table-cell office:value-type="string">
            <text:p>Sasf Parque Do Carmo</text:p>
          </table:table-cell>
        </table:table-row>
        <table:table-row>
          <table:table-cell office:value-type="string">
            <text:p>Rua Conde Monterone, 269</text:p>
          </table:table-cell>
          <table:table-cell/>
          <table:table-cell office:value-type="string">
            <text:p>Smads</text:p>
          </table:table-cell>
          <table:table-cell office:value-type="string">
            <text:p>Sasf Pirituba</text:p>
          </table:table-cell>
        </table:table-row>
        <table:table-row>
          <table:table-cell office:value-type="string">
            <text:p>Avenida Eng. Heitor Antonio Eiras Garcia, 5985 - Cep 05568-0</text:p>
          </table:table-cell>
          <table:table-cell/>
          <table:table-cell office:value-type="string">
            <text:p>Smads</text:p>
          </table:table-cell>
          <table:table-cell office:value-type="string">
            <text:p>Sasf Raposo</text:p>
          </table:table-cell>
        </table:table-row>
        <table:table-row>
          <table:table-cell office:value-type="string">
            <text:p>Rua Jacaranda Preto, 233 - Jd. Panorama, Sao Lucas</text:p>
          </table:table-cell>
          <table:table-cell office:value-type="string">
            <text:p>13159</text:p>
          </table:table-cell>
          <table:table-cell office:value-type="string">
            <text:p>SMADS</text:p>
          </table:table-cell>
          <table:table-cell office:value-type="string">
            <text:p>SASF SAO LUCAS</text:p>
          </table:table-cell>
        </table:table-row>
        <table:table-row>
          <table:table-cell office:value-type="string">
            <text:p>Rua Cinira Polonio, 371 - Conjunto Promorar Rio Claro, Sao Rafael</text:p>
          </table:table-cell>
          <table:table-cell office:value-type="string">
            <text:p>13157</text:p>
          </table:table-cell>
          <table:table-cell office:value-type="string">
            <text:p>SMADS</text:p>
          </table:table-cell>
          <table:table-cell office:value-type="string">
            <text:p>SASF SAO RAFAEL</text:p>
          </table:table-cell>
        </table:table-row>
        <table:table-row>
          <table:table-cell office:value-type="string">
            <text:p>Avenida Direitos Humanos, 701</text:p>
          </table:table-cell>
          <table:table-cell/>
          <table:table-cell office:value-type="string">
            <text:p>Smads</text:p>
          </table:table-cell>
          <table:table-cell office:value-type="string">
            <text:p>Sasf Santana/tucuruvi</text:p>
          </table:table-cell>
        </table:table-row>
        <table:table-row>
          <table:table-cell office:value-type="string">
            <text:p>Rua Jacaranda Preto, 233 - Jd. Panorama</text:p>
          </table:table-cell>
          <table:table-cell/>
          <table:table-cell office:value-type="string">
            <text:p>Smads</text:p>
          </table:table-cell>
          <table:table-cell office:value-type="string">
            <text:p>Sasf Sao Lucas</text:p>
          </table:table-cell>
        </table:table-row>
        <table:table-row>
          <table:table-cell office:value-type="string">
            <text:p>Rua Durval Guerra De Azevedo, 531, Parque Santo Antonio</text:p>
          </table:table-cell>
          <table:table-cell/>
          <table:table-cell office:value-type="string">
            <text:p>Smads</text:p>
          </table:table-cell>
          <table:table-cell office:value-type="string">
            <text:p>Sasf Sao Luis I</text:p>
          </table:table-cell>
        </table:table-row>
        <table:table-row>
          <table:table-cell office:value-type="string">
            <text:p>Rua Professor Antonio De Franco, 22</text:p>
          </table:table-cell>
          <table:table-cell/>
          <table:table-cell office:value-type="string">
            <text:p>Smads</text:p>
          </table:table-cell>
          <table:table-cell office:value-type="string">
            <text:p>Sasf Sao Luis Ii</text:p>
          </table:table-cell>
        </table:table-row>
        <table:table-row>
          <table:table-cell office:value-type="string">
            <text:p>Rua Cinira Polonio,371 /conjunto Promorar Rio Claro - Sao Ma</text:p>
          </table:table-cell>
          <table:table-cell/>
          <table:table-cell office:value-type="string">
            <text:p>Smads</text:p>
          </table:table-cell>
          <table:table-cell office:value-type="string">
            <text:p>Sasf Sao Rafael</text:p>
          </table:table-cell>
        </table:table-row>
        <table:table-row>
          <table:table-cell office:value-type="string">
            <text:p>Rua General Porfirio Da Paz, 1616 - Jd. Sinha</text:p>
          </table:table-cell>
          <table:table-cell/>
          <table:table-cell office:value-type="string">
            <text:p>Smads</text:p>
          </table:table-cell>
          <table:table-cell office:value-type="string">
            <text:p>Sasf Sapopemba Ii (jd Sinha)</text:p>
          </table:table-cell>
        </table:table-row>
        <table:table-row>
          <table:table-cell office:value-type="string">
            <text:p>Rua Clenio Wanderley, 160 - Fazenda da Juta</text:p>
          </table:table-cell>
          <table:table-cell office:value-type="string">
            <text:p>13152</text:p>
          </table:table-cell>
          <table:table-cell office:value-type="string">
            <text:p>SMADS</text:p>
          </table:table-cell>
          <table:table-cell office:value-type="string">
            <text:p>SASF SAPOPEMBA III</text:p>
          </table:table-cell>
        </table:table-row>
        <table:table-row>
          <table:table-cell office:value-type="string">
            <text:p>Rua Clenio Wanderley, 160 - Fazenda Da Juta</text:p>
          </table:table-cell>
          <table:table-cell/>
          <table:table-cell office:value-type="string">
            <text:p>Smads</text:p>
          </table:table-cell>
          <table:table-cell office:value-type="string">
            <text:p>Sasf Sapopemba Iii (juta)</text:p>
          </table:table-cell>
        </table:table-row>
        <table:table-row>
          <table:table-cell office:value-type="string">
            <text:p>Rua Montenegro, 18 - Jd. Felicidade, Tremembe</text:p>
          </table:table-cell>
          <table:table-cell office:value-type="string">
            <text:p>13134</text:p>
          </table:table-cell>
          <table:table-cell office:value-type="string">
            <text:p>SMADS</text:p>
          </table:table-cell>
          <table:table-cell office:value-type="string">
            <text:p>SASF TREMEMBE</text:p>
          </table:table-cell>
        </table:table-row>
        <table:table-row>
          <table:table-cell office:value-type="string">
            <text:p>Rua Berilo Da Fonseca Neves, 87</text:p>
          </table:table-cell>
          <table:table-cell/>
          <table:table-cell office:value-type="string">
            <text:p>Smads</text:p>
          </table:table-cell>
          <table:table-cell office:value-type="string">
            <text:p>Sasf Ubuntu</text:p>
          </table:table-cell>
        </table:table-row>
        <table:table-row>
          <table:table-cell office:value-type="string">
            <text:p>Rua Da Independencia, 564 - Paraisopolis</text:p>
          </table:table-cell>
          <table:table-cell/>
          <table:table-cell office:value-type="string">
            <text:p>Smads</text:p>
          </table:table-cell>
          <table:table-cell office:value-type="string">
            <text:p>Sasf Vila Andrade</text:p>
          </table:table-cell>
        </table:table-row>
        <table:table-row>
          <table:table-cell office:value-type="string">
            <text:p>AVENIDA JARDIM JAPAO 1587</text:p>
          </table:table-cell>
          <table:table-cell office:value-type="string">
            <text:p>300980</text:p>
          </table:table-cell>
          <table:table-cell office:value-type="string">
            <text:p>Entidade</text:p>
          </table:table-cell>
          <table:table-cell office:value-type="string">
            <text:p>SAVIC</text:p>
          </table:table-cell>
        </table:table-row>
        <table:table-row>
          <table:table-cell office:value-type="string">
            <text:p>RUA DO CAMPINHO 39 BAIRRO ENGENHEIRO GOULART CEP 03726 055</text:p>
          </table:table-cell>
          <table:table-cell office:value-type="string">
            <text:p>300558</text:p>
          </table:table-cell>
          <table:table-cell office:value-type="string">
            <text:p>Entidade</text:p>
          </table:table-cell>
          <table:table-cell office:value-type="string">
            <text:p>Sede de Atividades da Miss?o Pescadores de Almas</text:p>
          </table:table-cell>
        </table:table-row>
        <table:table-row>
          <table:table-cell office:value-type="string">
            <text:p>Rua Moe, 438 - Vila Re</text:p>
          </table:table-cell>
          <table:table-cell office:value-type="string">
            <text:p>21122</text:p>
          </table:table-cell>
          <table:table-cell office:value-type="string">
            <text:p>ACAO EDUCATIVA</text:p>
          </table:table-cell>
          <table:table-cell office:value-type="string">
            <text:p>SLAM DA GUILHERMINA / COLETIVO ACAÃ?A AXÃ? ODO</text:p>
          </table:table-cell>
        </table:table-row>
        <table:table-row>
          <table:table-cell office:value-type="string">
            <text:p>Rua Marcio da Silva n° 86 Vila Guiomar SP</text:p>
          </table:table-cell>
          <table:table-cell office:value-type="string">
            <text:p>30460</text:p>
          </table:table-cell>
          <table:table-cell office:value-type="string">
            <text:p>Entidade Site</text:p>
          </table:table-cell>
          <table:table-cell office:value-type="string">
            <text:p>Soc, Amigos de Vila Guiomar e Adjacencias</text:p>
          </table:table-cell>
        </table:table-row>
        <table:table-row>
          <table:table-cell office:value-type="string">
            <text:p>RUA MARIA JOSE DA CONCEICAO NUMERO 700 VILA ANDRADE</text:p>
          </table:table-cell>
          <table:table-cell office:value-type="string">
            <text:p>300126</text:p>
          </table:table-cell>
          <table:table-cell office:value-type="string">
            <text:p>Entidade</text:p>
          </table:table-cell>
          <table:table-cell office:value-type="string">
            <text:p>sociedade amigos de vila andrade</text:p>
          </table:table-cell>
        </table:table-row>
        <table:table-row>
          <table:table-cell office:value-type="string">
            <text:p>Av, Bento Guelfi, 2217 - Recanto Verde Sol</text:p>
          </table:table-cell>
          <table:table-cell office:value-type="string">
            <text:p>30511</text:p>
          </table:table-cell>
          <table:table-cell office:value-type="string">
            <text:p>Entidade Site</text:p>
          </table:table-cell>
          <table:table-cell office:value-type="string">
            <text:p>Sociedade Amigos do Bairro de vila Leme e Jardim 2º Entrega  4A ENTREGA</text:p>
          </table:table-cell>
        </table:table-row>
        <table:table-row>
          <table:table-cell office:value-type="string">
            <text:p>Rua Joaquim Gouveia Franco, 388 - sala 1</text:p>
          </table:table-cell>
          <table:table-cell office:value-type="string">
            <text:p>30498</text:p>
          </table:table-cell>
          <table:table-cell office:value-type="string">
            <text:p>Entidade Site</text:p>
          </table:table-cell>
          <table:table-cell office:value-type="string">
            <text:p>Sociedade Amigos do Jardim Sapopemba e Adjacências</text:p>
          </table:table-cell>
        </table:table-row>
        <table:table-row>
          <table:table-cell office:value-type="string">
            <text:p>Souza Dantas</text:p>
          </table:table-cell>
          <table:table-cell office:value-type="string">
            <text:p>11057</text:p>
          </table:table-cell>
          <table:table-cell office:value-type="string">
            <text:p>Sehab</text:p>
          </table:table-cell>
          <table:table-cell office:value-type="string">
            <text:p>Souza Dantas</text:p>
          </table:table-cell>
        </table:table-row>
        <table:table-row>
          <table:table-cell office:value-type="string">
            <text:p>Rua Nossa Senhora Do Bom Conselho, 59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Campo Limpo</text:p>
          </table:table-cell>
        </table:table-row>
        <table:table-row>
          <table:table-cell office:value-type="string">
            <text:p>Avenida Yervant Kissajikian,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Cidade Ademar</text:p>
          </table:table-cell>
        </table:table-row>
        <table:table-row>
          <table:table-cell office:value-type="string">
            <text:p>Rua Lino Coutinho, 444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Ipiranga</text:p>
          </table:table-cell>
        </table:table-row>
        <table:table-row>
          <table:table-cell office:value-type="string">
            <text:p>Avenida Marechal Tito, 3012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Itaim Paulista</text:p>
          </table:table-cell>
        </table:table-row>
        <table:table-row>
          <table:table-cell office:value-type="string">
            <text:p>Rua Guaicurus, 1000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Lapa</text:p>
          </table:table-cell>
        </table:table-row>
        <table:table-row>
          <table:table-cell office:value-type="string">
            <text:p>Rua Taquari, 549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Mooca</text:p>
          </table:table-cell>
        </table:table-row>
        <table:table-row>
          <table:table-cell office:value-type="string">
            <text:p>Rua Luis Carneiro, 193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Pirituba/jaragua</text:p>
          </table:table-cell>
        </table:table-row>
        <table:table-row>
          <table:table-cell office:value-type="string">
            <text:p>Praca Floriano Peixoto, 54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Santo Amaro</text:p>
          </table:table-cell>
        </table:table-row>
        <table:table-row>
          <table:table-cell office:value-type="string">
            <text:p>Avenida Do Oratorio, 172 - Vila Prudente</text:p>
          </table:table-cell>
          <table:table-cell/>
          <table:table-cell office:value-type="string">
            <text:p>Smads</text:p>
          </table:table-cell>
          <table:table-cell office:value-type="string">
            <text:p>Subprefeitura Vila Prudente</text:p>
          </table:table-cell>
        </table:table-row>
        <table:table-row>
          <table:table-cell office:value-type="string">
            <text:p>Rua Campante nÂº 100, Vila Independencia - Balneario Princesa Isabel</text:p>
          </table:table-cell>
          <table:table-cell office:value-type="string">
            <text:p>14136</text:p>
          </table:table-cell>
          <table:table-cell office:value-type="string">
            <text:p>SMPED</text:p>
          </table:table-cell>
          <table:table-cell office:value-type="string">
            <text:p>Super Maes Especiais</text:p>
          </table:table-cell>
        </table:table-row>
        <table:table-row>
          <table:table-cell office:value-type="string">
            <text:p>Avenida Corifeu De Azevedo Marques, 3596 - Cep: 05340-000</text:p>
          </table:table-cell>
          <table:table-cell/>
          <table:table-cell office:value-type="string">
            <text:p>Smads</text:p>
          </table:table-cell>
          <table:table-cell office:value-type="string">
            <text:p>Supervisao De Saude Do Butanta</text:p>
          </table:table-cell>
        </table:table-row>
        <table:table-row>
          <table:table-cell office:value-type="string">
            <text:p>Estrada da Colonia 110</text:p>
          </table:table-cell>
          <table:table-cell office:value-type="string">
            <text:p>11175</text:p>
          </table:table-cell>
          <table:table-cell office:value-type="string">
            <text:p>SEHAB</text:p>
          </table:table-cell>
          <table:table-cell office:value-type="string">
            <text:p>Tabor</text:p>
          </table:table-cell>
        </table:table-row>
        <table:table-row>
          <table:table-cell office:value-type="string">
            <text:p>Rua EMbitiba, Sao Paulo</text:p>
          </table:table-cell>
          <table:table-cell office:value-type="string">
            <text:p>27307</text:p>
          </table:table-cell>
          <table:table-cell office:value-type="string">
            <text:p>UMM</text:p>
          </table:table-cell>
          <table:table-cell office:value-type="string">
            <text:p>tABOR</text:p>
          </table:table-cell>
        </table:table-row>
        <table:table-row>
          <table:table-cell office:value-type="string">
            <text:p>Rua Sao Jose do Divino NÂº 65
(lideranca: Andressa dos Santos/ Marcelo Junior Menezes do Nascimento )</text:p>
          </table:table-cell>
          <table:table-cell office:value-type="string">
            <text:p>11180</text:p>
          </table:table-cell>
          <table:table-cell office:value-type="string">
            <text:p>SEHAB</text:p>
          </table:table-cell>
          <table:table-cell office:value-type="string">
            <text:p>Tanque  Itapolis</text:p>
          </table:table-cell>
        </table:table-row>
        <table:table-row>
          <table:table-cell office:value-type="string">
            <text:p>Taquaritiba</text:p>
          </table:table-cell>
          <table:table-cell office:value-type="string">
            <text:p>11058</text:p>
          </table:table-cell>
          <table:table-cell office:value-type="string">
            <text:p>Sehab</text:p>
          </table:table-cell>
          <table:table-cell office:value-type="string">
            <text:p>Taquaritib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 office:value-type="string">
            <text:p>ACAO EDUCATIVA</text:p>
          </table:table-cell>
          <table:table-cell office:value-type="string">
            <text:p>Teatro do Pessoal do faroeste</text:p>
          </table:table-cell>
        </table:table-row>
        <table:table-row>
          <table:table-cell office:value-type="string">
            <text:p>Rua Felice Tosi, 6
CEP 03928-180
Conjunto Habitacional Teotonio Vilela</text:p>
          </table:table-cell>
          <table:table-cell office:value-type="string">
            <text:p>11182</text:p>
          </table:table-cell>
          <table:table-cell office:value-type="string">
            <text:p>SEHAB</text:p>
          </table:table-cell>
          <table:table-cell office:value-type="string">
            <text:p>Teotonio Vilela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9</text:p>
          </table:table-cell>
          <table:table-cell office:value-type="string">
            <text:p>Sehab</text:p>
          </table:table-cell>
          <table:table-cell office:value-type="string">
            <text:p>TERRA PROMETIDA</text:p>
          </table:table-cell>
        </table:table-row>
        <table:table-row>
          <table:table-cell office:value-type="string">
            <text:p>Rua Manhufe, 94 - Vila Tolstoi</text:p>
          </table:table-cell>
          <table:table-cell office:value-type="string">
            <text:p>27309</text:p>
          </table:table-cell>
          <table:table-cell office:value-type="string">
            <text:p>UMM</text:p>
          </table:table-cell>
          <table:table-cell office:value-type="string">
            <text:p>Tolstoi</text:p>
          </table:table-cell>
        </table:table-row>
        <table:table-row>
          <table:table-cell office:value-type="string">
            <text:p>Rua Boaina de Minas, 407, Jd. Tupi</text:p>
          </table:table-cell>
          <table:table-cell office:value-type="string">
            <text:p>29503</text:p>
          </table:table-cell>
          <table:table-cell office:value-type="string">
            <text:p>Entidade</text:p>
          </table:table-cell>
          <table:table-cell office:value-type="string">
            <text:p>Tupi</text:p>
          </table:table-cell>
        </table:table-row>
        <table:table-row>
          <table:table-cell office:value-type="string">
            <text:p>avenida Roland Garros, 1065 A - Sala 2 - Vila Medeiros	</text:p>
          </table:table-cell>
          <table:table-cell office:value-type="string">
            <text:p>12125</text:p>
          </table:table-cell>
          <table:table-cell office:value-type="string">
            <text:p>SMDHC</text:p>
          </table:table-cell>
          <table:table-cell office:value-type="string">
            <text:p>UBM - Uniao Brasileira das Mulheres - 2a entrega</text:p>
          </table:table-cell>
        </table:table-row>
        <table:table-row>
          <table:table-cell office:value-type="string">
            <text:p>Avenida Taquandava, 827, Cidade Ipava</text:p>
          </table:table-cell>
          <table:table-cell office:value-type="string">
            <text:p>21116</text:p>
          </table:table-cell>
          <table:table-cell office:value-type="string">
            <text:p>ACAO EDUCATIVA</text:p>
          </table:table-cell>
          <table:table-cell office:value-type="string">
            <text:p>Ubuntu - Rede de cursinhos</text:p>
          </table:table-cell>
        </table:table-row>
        <table:table-row>
          <table:table-cell office:value-type="string">
            <text:p>Rua vieira martins  2  Bresser</text:p>
          </table:table-cell>
          <table:table-cell office:value-type="string">
            <text:p>27480</text:p>
          </table:table-cell>
          <table:table-cell office:value-type="string">
            <text:p>Entidade</text:p>
          </table:table-cell>
          <table:table-cell office:value-type="string">
            <text:p>ULCM_ rua vieira de martins 2a</text:p>
          </table:table-cell>
        </table:table-row>
        <table:table-row>
          <table:table-cell office:value-type="string">
            <text:p>Rua Capitao Salomao, 27</text:p>
          </table:table-cell>
          <table:table-cell office:value-type="string">
            <text:p>14133</text:p>
          </table:table-cell>
          <table:table-cell office:value-type="string">
            <text:p>SMPED</text:p>
          </table:table-cell>
          <table:table-cell office:value-type="string">
            <text:p>UNADEF - Uniao Nacional de Deficientes Fisicos</text:p>
          </table:table-cell>
        </table:table-row>
        <table:table-row>
          <table:table-cell office:value-type="string">
            <text:p>Avenida Prestes Maia, 241</text:p>
          </table:table-cell>
          <table:table-cell office:value-type="string">
            <text:p>14133</text:p>
          </table:table-cell>
          <table:table-cell office:value-type="string">
            <text:p>Smped</text:p>
          </table:table-cell>
          <table:table-cell office:value-type="string">
            <text:p>Unadef - União Nacional De Deficientes Físicos</text:p>
          </table:table-cell>
        </table:table-row>
        <table:table-row>
          <table:table-cell office:value-type="string">
            <text:p>Av. Prestes Maia, 241 - República,</text:p>
          </table:table-cell>
          <table:table-cell office:value-type="string">
            <text:p>14133</text:p>
          </table:table-cell>
          <table:table-cell office:value-type="string">
            <text:p>Smped</text:p>
          </table:table-cell>
          <table:table-cell office:value-type="string">
            <text:p>UNADEF - União Nacional de Deficientes Físicos</text:p>
          </table:table-cell>
        </table:table-row>
        <table:table-row>
          <table:table-cell office:value-type="string">
            <text:p>Rua Conde de Itau, 673 - Santo Amaro</text:p>
          </table:table-cell>
          <table:table-cell office:value-type="string">
            <text:p>12137</text:p>
          </table:table-cell>
          <table:table-cell office:value-type="string">
            <text:p>SMDHC</text:p>
          </table:table-cell>
          <table:table-cell office:value-type="string">
            <text:p>Unas – 2 entrega</text:p>
          </table:table-cell>
        </table:table-row>
        <table:table-row>
          <table:table-cell office:value-type="string">
            <text:p>Rua São Felipe, 68, Vila Maria na associaç, dos moradores - Cláudia Soares</text:p>
          </table:table-cell>
          <table:table-cell office:value-type="string">
            <text:p>30242</text:p>
          </table:table-cell>
          <table:table-cell office:value-type="string">
            <text:p>Entidade Site</text:p>
          </table:table-cell>
          <table:table-cell office:value-type="string">
            <text:p>União de Moradores Vila Nova Tietê - Vila Maria - 1ª entrega</text:p>
          </table:table-cell>
        </table:table-row>
        <table:table-row>
          <table:table-cell office:value-type="string">
            <text:p>Avenida Rodolfo Pirani, 616</text:p>
          </table:table-cell>
          <table:table-cell office:value-type="string">
            <text:p>30494</text:p>
          </table:table-cell>
          <table:table-cell office:value-type="string">
            <text:p>Entidade Site</text:p>
          </table:table-cell>
          <table:table-cell office:value-type="string">
            <text:p>União Geral dos Trabalhadores Desempregados do Brasil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MTST</text:p>
          </table:table-cell>
          <table:table-cell office:value-type="string">
            <text:p>Vale das Virtudes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8</text:p>
          </table:table-cell>
          <table:table-cell office:value-type="string">
            <text:p>Sehab</text:p>
          </table:table-cell>
          <table:table-cell office:value-type="string">
            <text:p>VERA CRUZ</text:p>
          </table:table-cell>
        </table:table-row>
        <table:table-row>
          <table:table-cell office:value-type="string">
            <text:p>avenida Rudge Ramos / Viaduto Rudge Ramos</text:p>
          </table:table-cell>
          <table:table-cell office:value-type="string">
            <text:p>11169</text:p>
          </table:table-cell>
          <table:table-cell office:value-type="string">
            <text:p>SEHAB</text:p>
          </table:table-cell>
          <table:table-cell office:value-type="string">
            <text:p>Viaduto Rudge Ramos</text:p>
          </table:table-cell>
        </table:table-row>
        <table:table-row>
          <table:table-cell office:value-type="string">
            <text:p>Rua Higino Angles, 86 - Jardim Vazani - Vila Sonia</text:p>
          </table:table-cell>
          <table:table-cell office:value-type="string">
            <text:p>27314</text:p>
          </table:table-cell>
          <table:table-cell office:value-type="string">
            <text:p>UMM</text:p>
          </table:table-cell>
          <table:table-cell office:value-type="string">
            <text:p>VIELA DA PAZ</text:p>
          </table:table-cell>
        </table:table-row>
        <table:table-row>
          <table:table-cell office:value-type="string">
            <text:p>Viela Da Paz</text:p>
          </table:table-cell>
          <table:table-cell office:value-type="string">
            <text:p>11104</text:p>
          </table:table-cell>
          <table:table-cell office:value-type="string">
            <text:p>Sehab</text:p>
          </table:table-cell>
          <table:table-cell office:value-type="string">
            <text:p>Viela Da Paz</text:p>
          </table:table-cell>
        </table:table-row>
        <table:table-row>
          <table:table-cell office:value-type="string">
            <text:p>Rua João Lanhoso, Jardim Patente, Vila Heliópolis, Sacomã, São Paulo, Southeast Region, 04240-110, Brazil</text:p>
          </table:table-cell>
          <table:table-cell office:value-type="string">
            <text:p>11154</text:p>
          </table:table-cell>
          <table:table-cell office:value-type="string">
            <text:p>Sehab</text:p>
          </table:table-cell>
          <table:table-cell office:value-type="string">
            <text:p>Viela das Gaivotas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4</text:p>
          </table:table-cell>
          <table:table-cell office:value-type="string">
            <text:p>Mstc</text:p>
          </table:table-cell>
          <table:table-cell office:value-type="string">
            <text:p>Viela Santa Terezinha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Entidade</text:p>
          </table:table-cell>
          <table:table-cell office:value-type="string">
            <text:p>Viela Santa Terezinha</text:p>
          </table:table-cell>
        </table:table-row>
        <table:table-row>
          <table:table-cell office:value-type="string">
            <text:p>Vietna</text:p>
          </table:table-cell>
          <table:table-cell office:value-type="string">
            <text:p>11059</text:p>
          </table:table-cell>
          <table:table-cell office:value-type="string">
            <text:p>Sehab</text:p>
          </table:table-cell>
          <table:table-cell office:value-type="string">
            <text:p>Vietna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5</text:p>
          </table:table-cell>
          <table:table-cell office:value-type="string">
            <text:p>Entidade</text:p>
          </table:table-cell>
          <table:table-cell office:value-type="string">
            <text:p>Vila Andrade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CMP</text:p>
          </table:table-cell>
          <table:table-cell office:value-type="string">
            <text:p>VILA BELA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Entidade</text:p>
          </table:table-cell>
          <table:table-cell office:value-type="string">
            <text:p>Vila Bela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CMP</text:p>
          </table:table-cell>
          <table:table-cell office:value-type="string">
            <text:p>Vila Bela3a ENTREGA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CMP</text:p>
          </table:table-cell>
          <table:table-cell office:value-type="string">
            <text:p>Vila Bela6A ENTREGA</text:p>
          </table:table-cell>
        </table:table-row>
        <table:table-row>
          <table:table-cell office:value-type="string">
            <text:p>R. Ten. Sotomano, 1209 - Jardim Brasil,</text:p>
          </table:table-cell>
          <table:table-cell office:value-type="string">
            <text:p>28543</text:p>
          </table:table-cell>
          <table:table-cell office:value-type="string">
            <text:p>Entidade</text:p>
          </table:table-cell>
          <table:table-cell office:value-type="string">
            <text:p>Vila Brasil</text:p>
          </table:table-cell>
        </table:table-row>
        <table:table-row>
          <table:table-cell office:value-type="string">
            <text:p>Rua vieira martins  2  Bresser</text:p>
          </table:table-cell>
          <table:table-cell office:value-type="string">
            <text:p>27194</text:p>
          </table:table-cell>
          <table:table-cell office:value-type="string">
            <text:p>Entidade</text:p>
          </table:table-cell>
          <table:table-cell office:value-type="string">
            <text:p>Vila Califórnia / vila Alpina</text:p>
          </table:table-cell>
        </table:table-row>
        <table:table-row>
          <table:table-cell office:value-type="string">
            <text:p>Rua Maria Rosa Falcao, 39 - Vila Chuca</text:p>
          </table:table-cell>
          <table:table-cell office:value-type="string">
            <text:p>24487</text:p>
          </table:table-cell>
          <table:table-cell office:value-type="string">
            <text:p>MTST</text:p>
          </table:table-cell>
          <table:table-cell office:value-type="string">
            <text:p>Vila Chuca - 2a entrega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8</text:p>
          </table:table-cell>
          <table:table-cell office:value-type="string">
            <text:p>Entidade</text:p>
          </table:table-cell>
          <table:table-cell office:value-type="string">
            <text:p>VILA COSMOPOLITA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7</text:p>
          </table:table-cell>
          <table:table-cell office:value-type="string">
            <text:p>Entidade</text:p>
          </table:table-cell>
          <table:table-cell office:value-type="string">
            <text:p>VILA IRACEMA-SEC.COLONIAL-LOTE 412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8</text:p>
          </table:table-cell>
          <table:table-cell office:value-type="string">
            <text:p>Entidade</text:p>
          </table:table-cell>
          <table:table-cell office:value-type="string">
            <text:p>Vila Jaraguá</text:p>
          </table:table-cell>
        </table:table-row>
        <table:table-row>
          <table:table-cell office:value-type="string">
            <text:p>Rua Manuel Rodrigues Santiago, Jardim Laura, 08142-235</text:p>
          </table:table-cell>
          <table:table-cell office:value-type="string">
            <text:p>28545</text:p>
          </table:table-cell>
          <table:table-cell office:value-type="string">
            <text:p>Entidade</text:p>
          </table:table-cell>
          <table:table-cell office:value-type="string">
            <text:p>Vila Laura</text:p>
          </table:table-cell>
        </table:table-row>
        <table:table-row>
          <table:table-cell office:value-type="string">
            <text:p>Rua Joaquim Faustino 96  Pq Vila Maria</text:p>
          </table:table-cell>
          <table:table-cell office:value-type="string">
            <text:p>11157</text:p>
          </table:table-cell>
          <table:table-cell office:value-type="string">
            <text:p>SEHAB</text:p>
          </table:table-cell>
          <table:table-cell office:value-type="string">
            <text:p>VILA MARIA</text:p>
          </table:table-cell>
        </table:table-row>
        <table:table-row>
          <table:table-cell office:value-type="string">
            <text:p>Rua Barão de Suassuna, 65 - Jd Sidney</text:p>
          </table:table-cell>
          <table:table-cell office:value-type="string">
            <text:p>24418</text:p>
          </table:table-cell>
          <table:table-cell office:value-type="string">
            <text:p>Entidade</text:p>
          </table:table-cell>
          <table:table-cell office:value-type="string">
            <text:p>Vila Mirante</text:p>
          </table:table-cell>
        </table:table-row>
        <table:table-row>
          <table:table-cell office:value-type="string">
            <text:p>Rua Flores De Nilo, 07</text:p>
          </table:table-cell>
          <table:table-cell office:value-type="string">
            <text:p>11124</text:p>
          </table:table-cell>
          <table:table-cell office:value-type="string">
            <text:p>Sehab</text:p>
          </table:table-cell>
          <table:table-cell office:value-type="string">
            <text:p>Vila Nilo</text:p>
          </table:table-cell>
        </table:table-row>
        <table:table-row>
          <table:table-cell office:value-type="string">
            <text:p>Rua Flores de Nilo, Nº 07</text:p>
          </table:table-cell>
          <table:table-cell office:value-type="string">
            <text:p>11124</text:p>
          </table:table-cell>
          <table:table-cell office:value-type="string">
            <text:p>Sehab</text:p>
          </table:table-cell>
          <table:table-cell office:value-type="string">
            <text:p>VILA NILO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7</text:p>
          </table:table-cell>
          <table:table-cell office:value-type="string">
            <text:p>Entidade</text:p>
          </table:table-cell>
          <table:table-cell office:value-type="string">
            <text:p>Vila Nossa Senhora do Retiro</text:p>
          </table:table-cell>
        </table:table-row>
        <table:table-row>
          <table:table-cell office:value-type="string">
            <text:p>Rua Franz Vonach, 122,  CEP 02280-060</text:p>
          </table:table-cell>
          <table:table-cell office:value-type="string">
            <text:p>27572</text:p>
          </table:table-cell>
          <table:table-cell office:value-type="string">
            <text:p>UMM</text:p>
          </table:table-cell>
          <table:table-cell office:value-type="string">
            <text:p>VILA NOVA GALVÃ?O</text:p>
          </table:table-cell>
        </table:table-row>
        <table:table-row>
          <table:table-cell office:value-type="string">
            <text:p>Vila Nova Galvao Ii</text:p>
          </table:table-cell>
          <table:table-cell office:value-type="string">
            <text:p>11008</text:p>
          </table:table-cell>
          <table:table-cell office:value-type="string">
            <text:p>Sehab</text:p>
          </table:table-cell>
          <table:table-cell office:value-type="string">
            <text:p>Vila Nova Galvao Ii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3</text:p>
          </table:table-cell>
          <table:table-cell office:value-type="string">
            <text:p>Entidade</text:p>
          </table:table-cell>
          <table:table-cell office:value-type="string">
            <text:p>VILA NOVA YORK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UMM</text:p>
          </table:table-cell>
          <table:table-cell office:value-type="string">
            <text:p>Vila Paulista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CMP</text:p>
          </table:table-cell>
          <table:table-cell office:value-type="string">
            <text:p>Vila Progresso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CMP</text:p>
          </table:table-cell>
          <table:table-cell office:value-type="string">
            <text:p>Vila Progresso</text:p>
          </table:table-cell>
        </table:table-row>
        <table:table-row>
          <table:table-cell office:value-type="string">
            <text:p>Rua Albertina De Medeiros, 1287</text:p>
          </table:table-cell>
          <table:table-cell office:value-type="string">
            <text:p>26486</text:p>
          </table:table-cell>
          <table:table-cell office:value-type="string">
            <text:p>Cmp</text:p>
          </table:table-cell>
          <table:table-cell office:value-type="string">
            <text:p>Vila Progresso</text:p>
          </table:table-cell>
        </table:table-row>
        <table:table-row>
          <table:table-cell office:value-type="string">
            <text:p>Rua Albertina de Medeiros, 1287-A</text:p>
          </table:table-cell>
          <table:table-cell office:value-type="string">
            <text:p>26485</text:p>
          </table:table-cell>
          <table:table-cell office:value-type="string">
            <text:p>Entidade</text:p>
          </table:table-cell>
          <table:table-cell office:value-type="string">
            <text:p>Vila Progresso</text:p>
          </table:table-cell>
        </table:table-row>
        <table:table-row>
          <table:table-cell office:value-type="string">
            <text:p>Rua Antonio Camacho, 287, São Miguel Paulista</text:p>
          </table:table-cell>
          <table:table-cell office:value-type="string">
            <text:p>28546</text:p>
          </table:table-cell>
          <table:table-cell office:value-type="string">
            <text:p>Entidade</text:p>
          </table:table-cell>
          <table:table-cell office:value-type="string">
            <text:p>Vila Progresso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CMP</text:p>
          </table:table-cell>
          <table:table-cell office:value-type="string">
            <text:p>Vila Progresso 5a ENTREGA</text:p>
          </table:table-cell>
        </table:table-row>
        <table:table-row>
          <table:table-cell office:value-type="string">
            <text:p>Rua Dianopolis, 4100 (Travessa da Rua Pacheco Chaves)</text:p>
          </table:table-cell>
          <table:table-cell office:value-type="string">
            <text:p>11162</text:p>
          </table:table-cell>
          <table:table-cell office:value-type="string">
            <text:p>SEHAB</text:p>
          </table:table-cell>
          <table:table-cell office:value-type="string">
            <text:p>Vila Prudente</text:p>
          </table:table-cell>
        </table:table-row>
        <table:table-row>
          <table:table-cell office:value-type="string">
            <text:p>RUA DR.  AMÃ‚NCIO DOMINGUES BUENO, 18 A</text:p>
          </table:table-cell>
          <table:table-cell office:value-type="string">
            <text:p>27567</text:p>
          </table:table-cell>
          <table:table-cell office:value-type="string">
            <text:p>UMM</text:p>
          </table:table-cell>
          <table:table-cell office:value-type="string">
            <text:p>VILA RUBI 2A ENTREGA</text:p>
          </table:table-cell>
        </table:table-row>
        <table:table-row>
          <table:table-cell office:value-type="string">
            <text:p>Rua Georgina Mongruel, 49</text:p>
          </table:table-cell>
          <table:table-cell office:value-type="string">
            <text:p>26484</text:p>
          </table:table-cell>
          <table:table-cell office:value-type="string">
            <text:p>Cmp</text:p>
          </table:table-cell>
          <table:table-cell office:value-type="string">
            <text:p>Vila São João</text:p>
          </table:table-cell>
        </table:table-row>
        <table:table-row>
          <table:table-cell office:value-type="string">
            <text:p>Rua georgina Mongruel, 49 - Jardim Iaguatemir - Saão Mateus</text:p>
          </table:table-cell>
          <table:table-cell office:value-type="string">
            <text:p>26483</text:p>
          </table:table-cell>
          <table:table-cell office:value-type="string">
            <text:p>Entidade</text:p>
          </table:table-cell>
          <table:table-cell office:value-type="string">
            <text:p>Vila São João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7</text:p>
          </table:table-cell>
          <table:table-cell office:value-type="string">
            <text:p>Entidade</text:p>
          </table:table-cell>
          <table:table-cell office:value-type="string">
            <text:p>VILMA FLOR</text:p>
          </table:table-cell>
        </table:table-row>
        <table:table-row>
          <table:table-cell office:value-type="string">
            <text:p>Rua Silvio Cassiano, 171</text:p>
          </table:table-cell>
          <table:table-cell office:value-type="string">
            <text:p>24492</text:p>
          </table:table-cell>
          <table:table-cell office:value-type="string">
            <text:p>MTST</text:p>
          </table:table-cell>
          <table:table-cell office:value-type="string">
            <text:p>Vista Alegre 2A ENTREGA</text:p>
          </table:table-cell>
        </table:table-row>
        <table:table-row>
          <table:table-cell office:value-type="string">
            <text:p>Rua Anercy Rocha, altura do 1500</text:p>
          </table:table-cell>
          <table:table-cell office:value-type="string">
            <text:p>24457</text:p>
          </table:table-cell>
          <table:table-cell office:value-type="string">
            <text:p>Entidade</text:p>
          </table:table-cell>
          <table:table-cell office:value-type="string">
            <text:p>Vitória</text:p>
          </table:table-cell>
        </table:table-row>
        <table:table-row>
          <table:table-cell office:value-type="string">
            <text:p>Zaki Narchi</text:p>
          </table:table-cell>
          <table:table-cell office:value-type="string">
            <text:p>11027</text:p>
          </table:table-cell>
          <table:table-cell office:value-type="string">
            <text:p>Sehab</text:p>
          </table:table-cell>
          <table:table-cell office:value-type="string">
            <text:p>Zaki Narchi</text:p>
          </table:table-cell>
        </table:table-row>
        <table:table-row>
          <table:table-cell office:value-type="string">
            <text:p>Rua Manoel Guilherme Dos Reis, 483</text:p>
          </table:table-cell>
          <table:table-cell office:value-type="string">
            <text:p>21107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Avenida Paranagua, 1633</text:p>
          </table:table-cell>
          <table:table-cell office:value-type="string">
            <text:p>21100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Rua Manoel De Souza Azevedo, 48</text:p>
          </table:table-cell>
          <table:table-cell office:value-type="string">
            <text:p>21103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Rua Baldomero Carqueja, 214</text:p>
          </table:table-cell>
          <table:table-cell office:value-type="string">
            <text:p>21106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Rua Bento Barroso Pererira, 2</text:p>
          </table:table-cell>
          <table:table-cell office:value-type="string">
            <text:p>21105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Rua Periguari, 31</text:p>
          </table:table-cell>
          <table:table-cell office:value-type="string">
            <text:p>21102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Travessa Cambaratiba, 5</text:p>
          </table:table-cell>
          <table:table-cell office:value-type="string">
            <text:p>21104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Rua Vicente Franco Toletino, 45</text:p>
          </table:table-cell>
          <table:table-cell office:value-type="string">
            <text:p>21101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 office:value-type="string">
            <text:p>Cultura</text:p>
          </table:table-cell>
          <table:table-cell/>
        </table:table-row>
        <table:table-row>
          <table:table-cell office:value-type="string">
            <text:p>Rua Amaro Alves Rosario 3313</text:p>
          </table:table-cell>
          <table:table-cell office:value-type="string">
            <text:p>2810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uzambinho 221</text:p>
          </table:table-cell>
          <table:table-cell office:value-type="string">
            <text:p>2810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Travessa Andreas Clamear 38</text:p>
          </table:table-cell>
          <table:table-cell office:value-type="string">
            <text:p>2810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Pires Do Rio 3185</text:p>
          </table:table-cell>
          <table:table-cell office:value-type="string">
            <text:p>2810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Rodriges Montemor</text:p>
          </table:table-cell>
          <table:table-cell office:value-type="string">
            <text:p>2810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Inacio Monteiro 2131</text:p>
          </table:table-cell>
          <table:table-cell office:value-type="string">
            <text:p>2811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Guarapiranga 3658</text:p>
          </table:table-cell>
          <table:table-cell office:value-type="string">
            <text:p>2811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anoel Guilherme Reis 491</text:p>
          </table:table-cell>
          <table:table-cell office:value-type="string">
            <text:p>2612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Condessa De Sao Joaquim</text:p>
          </table:table-cell>
          <table:table-cell office:value-type="string">
            <text:p>2612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Conde De Sao Joaquim 100</text:p>
          </table:table-cell>
          <table:table-cell office:value-type="string">
            <text:p>2612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Nova Delhi, 333</text:p>
          </table:table-cell>
          <table:table-cell office:value-type="string">
            <text:p>2612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quianes 109</text:p>
          </table:table-cell>
          <table:table-cell office:value-type="string">
            <text:p>2612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 Sezefredo Fagundes 6775</text:p>
          </table:table-cell>
          <table:table-cell office:value-type="string">
            <text:p>2613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Paulo Bourroul 120</text:p>
          </table:table-cell>
          <table:table-cell office:value-type="string">
            <text:p>2613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 Sezefredo Fagundes 7440</text:p>
          </table:table-cell>
          <table:table-cell office:value-type="string">
            <text:p>2613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Victor Urban 52</text:p>
          </table:table-cell>
          <table:table-cell office:value-type="string">
            <text:p>2613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Est Dos Limas, 08</text:p>
          </table:table-cell>
          <table:table-cell office:value-type="string">
            <text:p>2613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Dr Dante Costa</text:p>
          </table:table-cell>
          <table:table-cell office:value-type="string">
            <text:p>2613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Nossa Sra De Nazare 51</text:p>
          </table:table-cell>
          <table:table-cell office:value-type="string">
            <text:p>2614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Joao Ferreira De Freitas 55</text:p>
          </table:table-cell>
          <table:table-cell office:value-type="string">
            <text:p>2614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Travessa Rio Dos Touros, Sn, Cohab Raposo Tavares</text:p>
          </table:table-cell>
          <table:table-cell office:value-type="string">
            <text:p>2614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Conde De Sao Joaquim 80</text:p>
          </table:table-cell>
          <table:table-cell office:value-type="string">
            <text:p>2614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Nova Paulista 900</text:p>
          </table:table-cell>
          <table:table-cell office:value-type="string">
            <text:p>2614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otinda 1434</text:p>
          </table:table-cell>
          <table:table-cell office:value-type="string">
            <text:p>2615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nercy Rocha 1502</text:p>
          </table:table-cell>
          <table:table-cell office:value-type="string">
            <text:p>2615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Pena Forte Mendes 30</text:p>
          </table:table-cell>
          <table:table-cell office:value-type="string">
            <text:p>2615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Ilha Da Vitoria 88 Jardim Da Paz</text:p>
          </table:table-cell>
          <table:table-cell office:value-type="string">
            <text:p>2615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lameda Eduardo Prado 276</text:p>
          </table:table-cell>
          <table:table-cell office:value-type="string">
            <text:p>2715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Jose Castro Lima Filho</text:p>
          </table:table-cell>
          <table:table-cell office:value-type="string">
            <text:p>2716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Ferreira Viana 1b</text:p>
          </table:table-cell>
          <table:table-cell office:value-type="string">
            <text:p>2721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Capmor Pero De Gois 28</text:p>
          </table:table-cell>
          <table:table-cell office:value-type="string">
            <text:p>2716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Penha</text:p>
          </table:table-cell>
          <table:table-cell office:value-type="string">
            <text:p>2717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Travessa Das Tres Marias 16</text:p>
          </table:table-cell>
          <table:table-cell office:value-type="string">
            <text:p>2717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ida Carlos De Campos 233</text:p>
          </table:table-cell>
          <table:table-cell office:value-type="string">
            <text:p>2717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Paulo Arentino 900</text:p>
          </table:table-cell>
          <table:table-cell office:value-type="string">
            <text:p>2718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melia Cordelli Cardenuto 40</text:p>
          </table:table-cell>
          <table:table-cell office:value-type="string">
            <text:p>2718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aria Pinto Zili, Sao Paulo</text:p>
          </table:table-cell>
          <table:table-cell office:value-type="string">
            <text:p>2718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Estrada Canal Do Cocaia 4400</text:p>
          </table:table-cell>
          <table:table-cell office:value-type="string">
            <text:p>2718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Jardim Das Taboas Palmas Sao Paulo</text:p>
          </table:table-cell>
          <table:table-cell office:value-type="string">
            <text:p>2718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Parque Residencial Cocaia</text:p>
          </table:table-cell>
          <table:table-cell office:value-type="string">
            <text:p>2718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Engenheiro Armando Arruda Pereira 5275</text:p>
          </table:table-cell>
          <table:table-cell office:value-type="string">
            <text:p>2719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Professora Nicia De Paula</text:p>
          </table:table-cell>
          <table:table-cell office:value-type="string">
            <text:p>2720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Augustin Luberti 1053</text:p>
          </table:table-cell>
          <table:table-cell office:value-type="string">
            <text:p>2721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Ferminopolis</text:p>
          </table:table-cell>
          <table:table-cell office:value-type="string">
            <text:p>2721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Taquaracu De Minas</text:p>
          </table:table-cell>
          <table:table-cell office:value-type="string">
            <text:p>2721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Forte De Sao Bartolomeu</text:p>
          </table:table-cell>
          <table:table-cell office:value-type="string">
            <text:p>2721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Do Oratorio 6556</text:p>
          </table:table-cell>
          <table:table-cell office:value-type="string">
            <text:p>2721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emorial De Aires</text:p>
          </table:table-cell>
          <table:table-cell office:value-type="string">
            <text:p>2722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Prof Hermogenes De Freitas Leitao Filho 3213</text:p>
          </table:table-cell>
          <table:table-cell office:value-type="string">
            <text:p>2722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Travessa Jovina 11</text:p>
          </table:table-cell>
          <table:table-cell office:value-type="string">
            <text:p>2722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delina Linhares</text:p>
          </table:table-cell>
          <table:table-cell office:value-type="string">
            <text:p>2723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dalto Fernandes</text:p>
          </table:table-cell>
          <table:table-cell office:value-type="string">
            <text:p>2723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rrastao</text:p>
          </table:table-cell>
          <table:table-cell office:value-type="string">
            <text:p>2723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el Euclides Machado</text:p>
          </table:table-cell>
          <table:table-cell office:value-type="string">
            <text:p>2724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Joao Antunes Maciel 301</text:p>
          </table:table-cell>
          <table:table-cell office:value-type="string">
            <text:p>2726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7 De Abril 176</text:p>
          </table:table-cell>
          <table:table-cell office:value-type="string">
            <text:p>2726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lexandre Gusmao, 572</text:p>
          </table:table-cell>
          <table:table-cell office:value-type="string">
            <text:p>2726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omendador Nestor Pereira 169</text:p>
          </table:table-cell>
          <table:table-cell office:value-type="string">
            <text:p>2726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Rubens Luccats 240</text:p>
          </table:table-cell>
          <table:table-cell office:value-type="string">
            <text:p>2727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arcos Arruda, 203</text:p>
          </table:table-cell>
          <table:table-cell office:value-type="string">
            <text:p>2727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Barretos 153</text:p>
          </table:table-cell>
          <table:table-cell office:value-type="string">
            <text:p>2727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Belizario De Souza 39</text:p>
          </table:table-cell>
          <table:table-cell office:value-type="string">
            <text:p>2727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Belisario De Souza 29</text:p>
          </table:table-cell>
          <table:table-cell office:value-type="string">
            <text:p>2727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Dr Ubaldino 145</text:p>
          </table:table-cell>
          <table:table-cell office:value-type="string">
            <text:p>2727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Bresser 1602</text:p>
          </table:table-cell>
          <table:table-cell office:value-type="string">
            <text:p>2727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ajor Marcelino 344</text:p>
          </table:table-cell>
          <table:table-cell office:value-type="string">
            <text:p>2727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Bueno De Andrade 208</text:p>
          </table:table-cell>
          <table:table-cell office:value-type="string">
            <text:p>2728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Tiradentes 1346</text:p>
          </table:table-cell>
          <table:table-cell office:value-type="string">
            <text:p>2728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Itariri 29</text:p>
          </table:table-cell>
          <table:table-cell office:value-type="string">
            <text:p>2728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Vitor Airosa 184</text:p>
          </table:table-cell>
          <table:table-cell office:value-type="string">
            <text:p>2728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Dr Rodrigo De Barros 339</text:p>
          </table:table-cell>
          <table:table-cell office:value-type="string">
            <text:p>2728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Glicerio 533</text:p>
          </table:table-cell>
          <table:table-cell office:value-type="string">
            <text:p>2728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Sinimbu 13</text:p>
          </table:table-cell>
          <table:table-cell office:value-type="string">
            <text:p>2728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Teixeira Leite 467</text:p>
          </table:table-cell>
          <table:table-cell office:value-type="string">
            <text:p>2728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Lavapes 781</text:p>
          </table:table-cell>
          <table:table-cell office:value-type="string">
            <text:p>2729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Sao Paulo</text:p>
          </table:table-cell>
          <table:table-cell office:value-type="string">
            <text:p>2729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Voluntarios Da Patria 349</text:p>
          </table:table-cell>
          <table:table-cell office:value-type="string">
            <text:p>2729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Quatinga 41</text:p>
          </table:table-cell>
          <table:table-cell office:value-type="string">
            <text:p>2729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enino Do Engenho 269</text:p>
          </table:table-cell>
          <table:table-cell office:value-type="string">
            <text:p>2730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Estrada De Itaquaquecetuba 7142</text:p>
          </table:table-cell>
          <table:table-cell office:value-type="string">
            <text:p>2730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Custodia De Sa e Faria</text:p>
          </table:table-cell>
          <table:table-cell office:value-type="string">
            <text:p>2730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Joao Henrique Da Silva 550</text:p>
          </table:table-cell>
          <table:table-cell office:value-type="string">
            <text:p>2731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Geovanni Da Conegliano</text:p>
          </table:table-cell>
          <table:table-cell office:value-type="string">
            <text:p>2732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Vila Ema</text:p>
          </table:table-cell>
          <table:table-cell office:value-type="string">
            <text:p>2732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Brigadeiro Luiz Antonio 1625</text:p>
          </table:table-cell>
          <table:table-cell office:value-type="string">
            <text:p>2333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onselheiro Carrao 396</text:p>
          </table:table-cell>
          <table:table-cell office:value-type="string">
            <text:p>2334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onselheiro Carrao 611605</text:p>
          </table:table-cell>
          <table:table-cell office:value-type="string">
            <text:p>2334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Vicente 52</text:p>
          </table:table-cell>
          <table:table-cell office:value-type="string">
            <text:p>2335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Inacio Monteiro 6100</text:p>
          </table:table-cell>
          <table:table-cell office:value-type="string">
            <text:p>2435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lamecy</text:p>
          </table:table-cell>
          <table:table-cell office:value-type="string">
            <text:p>2436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omendador Jose De Matos 386</text:p>
          </table:table-cell>
          <table:table-cell office:value-type="string">
            <text:p>2436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lvaro De Carvalho 427</text:p>
          </table:table-cell>
          <table:table-cell office:value-type="string">
            <text:p>2436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Rio Branco 47</text:p>
          </table:table-cell>
          <table:table-cell office:value-type="string">
            <text:p>2236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Jose Bonifacio 137</text:p>
          </table:table-cell>
          <table:table-cell office:value-type="string">
            <text:p>2236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Voluntarios Da Patria 663</text:p>
          </table:table-cell>
          <table:table-cell office:value-type="string">
            <text:p>2436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Benjamim Constant</text:p>
          </table:table-cell>
          <table:table-cell office:value-type="string">
            <text:p>2237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azzini 11</text:p>
          </table:table-cell>
          <table:table-cell office:value-type="string">
            <text:p>2437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Bras Melo 20</text:p>
          </table:table-cell>
          <table:table-cell office:value-type="string">
            <text:p>2437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Franklin Magalhaes 10</text:p>
          </table:table-cell>
          <table:table-cell office:value-type="string">
            <text:p>2237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Sao Vicente 181182</text:p>
          </table:table-cell>
          <table:table-cell office:value-type="string">
            <text:p>2437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Treze De Maio 342</text:p>
          </table:table-cell>
          <table:table-cell office:value-type="string">
            <text:p>2437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Sao Domingos 247</text:p>
          </table:table-cell>
          <table:table-cell office:value-type="string">
            <text:p>2437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Sao Vicente 386</text:p>
          </table:table-cell>
          <table:table-cell office:value-type="string">
            <text:p>2437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Treze De Maio 131</text:p>
          </table:table-cell>
          <table:table-cell office:value-type="string">
            <text:p>2437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Santos Dias 12</text:p>
          </table:table-cell>
          <table:table-cell office:value-type="string">
            <text:p>2339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Gregorio Pomar 213</text:p>
          </table:table-cell>
          <table:table-cell office:value-type="string">
            <text:p>2339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aria Jose, 311</text:p>
          </table:table-cell>
          <table:table-cell office:value-type="string">
            <text:p>2438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Luis Do Couto, 132</text:p>
          </table:table-cell>
          <table:table-cell office:value-type="string">
            <text:p>2538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Vicente Aprigio Da Silva, 59</text:p>
          </table:table-cell>
          <table:table-cell office:value-type="string">
            <text:p>2338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George Bekesy 07</text:p>
          </table:table-cell>
          <table:table-cell office:value-type="string">
            <text:p>2339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Ana Felicia  01</text:p>
          </table:table-cell>
          <table:table-cell office:value-type="string">
            <text:p>2339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Amor De Indio  102</text:p>
          </table:table-cell>
          <table:table-cell office:value-type="string">
            <text:p>2438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Um - Jardim Sao Luis</text:p>
          </table:table-cell>
          <table:table-cell office:value-type="string">
            <text:p>2811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Vicente Amato Sobrinho 828</text:p>
          </table:table-cell>
          <table:table-cell office:value-type="string">
            <text:p>2720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Francisco Nunes Rodrigues 152</text:p>
          </table:table-cell>
          <table:table-cell office:value-type="string">
            <text:p>2436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Sao Francisco 81</text:p>
          </table:table-cell>
          <table:table-cell office:value-type="string">
            <text:p>2728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onselheiro Ramalho 365</text:p>
          </table:table-cell>
          <table:table-cell office:value-type="string">
            <text:p>2728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enida Fernando Figueiredo Lins, 1600</text:p>
          </table:table-cell>
          <table:table-cell office:value-type="string">
            <text:p>2538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onselheiro Ramalho 576</text:p>
          </table:table-cell>
          <table:table-cell office:value-type="string">
            <text:p>2334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Vivan I</text:p>
          </table:table-cell>
          <table:table-cell office:value-type="string">
            <text:p>2726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Sebastiao Afonso</text:p>
          </table:table-cell>
          <table:table-cell office:value-type="string">
            <text:p>2727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Passagem Ii</text:p>
          </table:table-cell>
          <table:table-cell office:value-type="string">
            <text:p>2725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Sebastiao Sarmento Mena, 58, Jd. Maristela</text:p>
          </table:table-cell>
          <table:table-cell office:value-type="string">
            <text:p>2811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Forte Da Trindade 41 Casa 6</text:p>
          </table:table-cell>
          <table:table-cell office:value-type="string">
            <text:p>2236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Vicente Franco Tolentino,45</text:p>
          </table:table-cell>
          <table:table-cell office:value-type="string">
            <text:p>2339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Estrada De Itaquaquecetuba, 7142</text:p>
          </table:table-cell>
          <table:table-cell office:value-type="string">
            <text:p>2339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Estrada Saturnino Pereira,2200 - Conj. Hab.santa Hetelvina I</text:p>
          </table:table-cell>
          <table:table-cell office:value-type="string">
            <text:p>2339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 Atlantico Meridional,82</text:p>
          </table:table-cell>
          <table:table-cell office:value-type="string">
            <text:p>2339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 Aurelio Neves, 01</text:p>
          </table:table-cell>
          <table:table-cell office:value-type="string">
            <text:p>2339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 Elza Guimaraes, 276</text:p>
          </table:table-cell>
          <table:table-cell office:value-type="string">
            <text:p>2340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 Joao Da Paia, 88</text:p>
          </table:table-cell>
          <table:table-cell office:value-type="string">
            <text:p>23401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Cabaxi, 618</text:p>
          </table:table-cell>
          <table:table-cell office:value-type="string">
            <text:p>23402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Edmundo Abreu,359</text:p>
          </table:table-cell>
          <table:table-cell office:value-type="string">
            <text:p>23403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Henrique Farias,524</text:p>
          </table:table-cell>
          <table:table-cell office:value-type="string">
            <text:p>2340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oreira Neto, 456a</text:p>
          </table:table-cell>
          <table:table-cell office:value-type="string">
            <text:p>23405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Morubixaba</text:p>
          </table:table-cell>
          <table:table-cell office:value-type="string">
            <text:p>23406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Profhassegawa, 2020</text:p>
          </table:table-cell>
          <table:table-cell office:value-type="string">
            <text:p>23407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Travessa Suburbano Coracao, 53</text:p>
          </table:table-cell>
          <table:table-cell office:value-type="string">
            <text:p>23408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Travessa Abares,59</text:p>
          </table:table-cell>
          <table:table-cell office:value-type="string">
            <text:p>23409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Travessa Angelandia,16</text:p>
          </table:table-cell>
          <table:table-cell office:value-type="string">
            <text:p>23410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Av. Parada Pinto,1770</text:p>
          </table:table-cell>
          <table:table-cell office:value-type="string">
            <text:p>23394</text:p>
          </table:table-cell>
          <table:table-cell office:value-type="string">
            <text:p>Entidade</text:p>
          </table:table-cell>
          <table:table-cell/>
        </table:table-row>
        <table:table-row>
          <table:table-cell office:value-type="string">
            <text:p>Rua Ruiva, 90</text:p>
          </table:table-cell>
          <table:table-cell office:value-type="string">
            <text:p>12102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Itaqui, 513</text:p>
          </table:table-cell>
          <table:table-cell office:value-type="string">
            <text:p>12104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Terra Brasileira, 265</text:p>
          </table:table-cell>
          <table:table-cell office:value-type="string">
            <text:p>12105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Avenida Gen. Olimpio Da Silveira, 427</text:p>
          </table:table-cell>
          <table:table-cell office:value-type="string">
            <text:p>12107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Alameda Nothmann, 485</text:p>
          </table:table-cell>
          <table:table-cell office:value-type="string">
            <text:p>12108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Avenida Mendonca e Vasconcelos, 690</text:p>
          </table:table-cell>
          <table:table-cell office:value-type="string">
            <text:p>12109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Farajala Namur, 54</text:p>
          </table:table-cell>
          <table:table-cell office:value-type="string">
            <text:p>12110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Jose Dias Da Costa</text:p>
          </table:table-cell>
          <table:table-cell office:value-type="string">
            <text:p>12111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Conde De Sao Joaquim, 179</text:p>
          </table:table-cell>
          <table:table-cell office:value-type="string">
            <text:p>12113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Barra Do Sirinhaen, 289</text:p>
          </table:table-cell>
          <table:table-cell office:value-type="string">
            <text:p>12114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Travessa Aurelio Linhares, 113</text:p>
          </table:table-cell>
          <table:table-cell office:value-type="string">
            <text:p>12115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Dr. Mario De Campos, 191</text:p>
          </table:table-cell>
          <table:table-cell office:value-type="string">
            <text:p>12116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Avenida Olga Bernardes</text:p>
          </table:table-cell>
          <table:table-cell office:value-type="string">
            <text:p>12118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Avenida Bras Da Rocha Cardoso</text:p>
          </table:table-cell>
          <table:table-cell office:value-type="string">
            <text:p>12119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Conde De Itu, 673</text:p>
          </table:table-cell>
          <table:table-cell office:value-type="string">
            <text:p>12121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Avenida Nordestina, 496</text:p>
          </table:table-cell>
          <table:table-cell office:value-type="string">
            <text:p>12122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Visc. De Parnaiba, 1316</text:p>
          </table:table-cell>
          <table:table-cell office:value-type="string">
            <text:p>12123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Novo Oriente Do Piaui, 160</text:p>
          </table:table-cell>
          <table:table-cell office:value-type="string">
            <text:p>12124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Avenida Roland Garros, 1065</text:p>
          </table:table-cell>
          <table:table-cell office:value-type="string">
            <text:p>12125</text:p>
          </table:table-cell>
          <table:table-cell office:value-type="string">
            <text:p>Smdhc</text:p>
          </table:table-cell>
          <table:table-cell/>
        </table:table-row>
        <table:table-row>
          <table:table-cell office:value-type="string">
            <text:p>Rua Ovídio Lopes, 253  Ermelino Matarazzo</text:p>
          </table:table-cell>
          <table:table-cell office:value-type="string">
            <text:p>30100</text:p>
          </table:table-cell>
          <table:table-cell office:value-type="string">
            <text:p>Entidad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